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31.49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0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4pt" style:language-asian="nb" style:country-asian="NO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000000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4pt" style:font-size-asian="14pt" style:font-size-complex="14pt"/>
    </style:style>
    <style:style style:name="ce31" style:family="table-cell" style:parent-style-name="Default">
      <style:text-properties style:font-name="Liberation Sans" fo:font-size="26pt" fo:font-weight="bold" style:font-size-asian="26pt" style:font-weight-asian="bold" style:font-size-complex="26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style:font-name="Liberation Sans"/>
    </style:style>
    <style:style style:name="ce33" style:family="table-cell" style:parent-style-name="Default" style:data-style-name="N121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end"/>
      <style:text-properties fo:color="#000000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6" style:family="table-cell" style:parent-style-name="Default" style:data-style-name="N0">
      <style:text-properties style:font-name="Liberation Sans" fo:font-size="14pt" style:font-size-asian="14pt" style:font-size-complex="14pt"/>
    </style:style>
    <style:style style:name="ce37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24" style:family="table-cell" style:parent-style-name="Default">
      <style:text-properties style:font-name="Liberation Sans" fo:font-size="14pt" style:font-size-asian="14pt" style:font-size-complex="14pt"/>
    </style:style>
    <style:style style:name="ce27" style:family="table-cell" style:parent-style-name="Default">
      <style:text-properties style:font-name="Liberation Sans" fo:font-size="14pt" style:font-size-asian="14pt" style:font-size-complex="14pt"/>
    </style:style>
    <style:style style:name="ce28" style:family="table-cell" style:parent-style-name="Default"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/>
      <style:text-properties fo:color="#ffffff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4pt" style:language-asian="nb" style:country-asian="NO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end"/>
      <style:text-properties fo:color="#ffffff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ffffff" style:font-name="Liberation Sans" fo:font-size="14pt" style:font-size-asian="14pt" style:font-size-complex="14pt"/>
    </style:style>
    <style:style style:name="ce44" style:family="table-cell" style:parent-style-name="Default" style:data-style-name="N121">
      <style:table-cell-properties style:text-align-source="fix" style:repeat-content="false" fo:border="none"/>
      <style:paragraph-properties fo:text-align="end"/>
      <style:text-properties fo:color="#ffffff" style:text-outline="false" style:text-line-through-style="none" style:text-line-through-type="none" style:font-name="Liberation Sans" fo:font-size="14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4pt" style:language-asian="nb" style:country-asian="NO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none"/>
      <style:text-properties fo:color="#ffffff" style:text-outline="false" style:text-line-through-style="none" style:text-line-through-type="none" style:font-name="Liberation Sans" fo:font-size="12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2pt" style:language-asian="nb" style:country-asian="NO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shapes>
          <draw:frame draw:z-index="0" draw:style-name="gr1" draw:text-style-name="P1" svg:width="1085.75pt" svg:height="587.59pt" svg:x="256.76pt" svg:y="0pt">
            <draw:object draw:notify-on-update-of-ranges="Sheet.W16:Sheet.W26 Sheet.X16:Sheet.X26 Sheet.W2:Sheet.W15 Sheet.X2:Sheet.X15 Sheet.W27:Sheet.W34 Sheet.X27:Sheet.X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954.43pt" svg:height="516.53pt" svg:x="386.08pt" svg:y="1161.07pt">
            <draw:object draw:notify-on-update-of-ranges="Sheet.W16:Sheet.W26 Sheet.X16:Sheet.X26 Sheet.W2:Sheet.W15 Sheet.X2:Sheet.X15 Sheet.W27:Sheet.W34 Sheet.X27:Sheet.X34 Sheet.AA2:Sheet.AA18 Sheet.AB2:Sheet.AB18 Sheet.AA20:Sheet.AA36 Sheet.AB20:Sheet.AB36 Sheet.AA38:Sheet.AA54 Sheet.AB38:Sheet.AB54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828.54pt" svg:height="628.7pt" svg:x="512.14pt" svg:y="5176.74pt">
            <draw:object draw:notify-on-update-of-ranges="Sheet.C284:Sheet.C316 Sheet.D284:Sheet.D316 Sheet.C318:Sheet.C318 Sheet.D318:Sheet.D318 Sheet.E284:Sheet.E316 Sheet.F284:Sheet.F316 Sheet.E318:Sheet.E318 Sheet.F318:Sheet.F318 Sheet.G284:Sheet.G316 Sheet.H284:Sheet.H316 Sheet.G318:Sheet.G318 Sheet.H318:Sheet.H3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828.54pt" svg:height="628.7pt" svg:x="512.14pt" svg:y="6599.54pt">
            <draw:object draw:notify-on-update-of-ranges="Sheet.C363:Sheet.C395 Sheet.D363:Sheet.D395 Sheet.C397:Sheet.C397 Sheet.D397:Sheet.D397 Sheet.E363:Sheet.E395 Sheet.F363:Sheet.F395 Sheet.E397:Sheet.E397 Sheet.F397:Sheet.F397 Sheet.G363:Sheet.G395 Sheet.H363:Sheet.H395 Sheet.G397:Sheet.G397 Sheet.H397:Sheet.H39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828.54pt" svg:height="628.7pt" svg:x="512.14pt" svg:y="8256.27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828.54pt" svg:height="628.7pt" svg:x="512.14pt" svg:y="9679.01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ce16"/>
        <table:table-column table:style-name="co2" table:number-columns-repeated="1020" table:default-cell-style-name="ce16"/>
        <table:table-row table:style-name="ro1"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X1</text:p>
          </table:table-cell>
          <table:table-cell table:style-name="ce29" office:value-type="string" calcext:value-type="string">
            <text:p>X2</text:p>
          </table:table-cell>
          <table:table-cell table:style-name="ce29" office:value-type="string" calcext:value-type="string">
            <text:p>State</text:p>
          </table:table-cell>
          <table:table-cell table:number-columns-repeated="17"/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X1</text:p>
          </table:table-cell>
          <table:table-cell table:style-name="ce41" office:value-type="string" calcext:value-type="string">
            <text:p>X2</text:p>
          </table:table-cell>
          <table:table-cell table:style-name="ce41" office:value-type="string" calcext:value-type="string">
            <text:p>State</text:p>
          </table:table-cell>
          <table:table-cell table:style-name="ce43" table:number-columns-repeated="3"/>
          <table:table-cell table:number-columns-repeated="996"/>
        </table:table-row>
        <table:table-row table:style-name="ro1">
          <table:table-cell table:style-name="ce30" office:value-type="float" office:value="1" calcext:value-type="float">
            <text:p>1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8.5" calcext:value-type="float">
            <text:p>8.5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9" calcext:value-type="float">
            <text:p>9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office:value-type="float" office:value="8.9" calcext:value-type="float">
            <text:p>8.9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formula="of:=[.B48]+[.$B$47]" office:value-type="float" office:value="4.36181467936178" calcext:value-type="float">
            <text:p>4.36181467936178</text:p>
          </table:table-cell>
          <table:table-cell table:number-columns-repeated="996"/>
        </table:table-row>
        <table:table-row table:style-name="ro1">
          <table:table-cell table:style-name="ce30" office:value-type="float" office:value="2" calcext:value-type="float">
            <text:p>2</text:p>
          </table:table-cell>
          <table:table-cell table:style-name="ce33" office:value-type="float" office:value="2.2" calcext:value-type="float">
            <text:p>2.2</text:p>
          </table:table-cell>
          <table:table-cell table:style-name="ce33" office:value-type="float" office:value="7.3" calcext:value-type="float">
            <text:p>7.3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13" calcext:value-type="float">
            <text:p>13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office:value-type="float" office:value="12.2" calcext:value-type="float">
            <text:p>12.2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table:formula="of:=[.AB2]+[.$B$47]" office:value-type="float" office:value="4.99054073613169" calcext:value-type="float">
            <text:p>4.99054073613169</text:p>
          </table:table-cell>
          <table:table-cell table:number-columns-repeated="996"/>
        </table:table-row>
        <table:table-row table:style-name="ro1">
          <table:table-cell table:style-name="ce30" office:value-type="float" office:value="3" calcext:value-type="float">
            <text:p>3</text:p>
          </table:table-cell>
          <table:table-cell table:style-name="ce33" office:value-type="float" office:value="3.2" calcext:value-type="float">
            <text:p>3.2</text:p>
          </table:table-cell>
          <table:table-cell table:style-name="ce33" office:value-type="float" office:value="4.3" calcext:value-type="float">
            <text:p>4.3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14" calcext:value-type="float">
            <text:p>14</text:p>
          </table:table-cell>
          <table:table-cell table:style-name="ce44" office:value-type="float" office:value="4" calcext:value-type="float">
            <text:p>4.0</text:p>
          </table:table-cell>
          <table:table-cell table:style-name="ce44" office:value-type="float" office:value="13.5" calcext:value-type="float">
            <text:p>13.5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 table:formula="of:=[.AB3]+[.$B$47]" office:value-type="float" office:value="5.6192667929016" calcext:value-type="float">
            <text:p>5.6192667929016</text:p>
          </table:table-cell>
          <table:table-cell table:number-columns-repeated="996"/>
        </table:table-row>
        <table:table-row table:style-name="ro1">
          <table:table-cell table:style-name="ce30" office:value-type="float" office:value="4" calcext:value-type="float">
            <text:p>4</text:p>
          </table:table-cell>
          <table:table-cell table:style-name="ce33" office:value-type="float" office:value="4.2" calcext:value-type="float">
            <text:p>4.2</text:p>
          </table:table-cell>
          <table:table-cell table:style-name="ce33" office:value-type="float" office:value="6.7" calcext:value-type="float">
            <text:p>6.7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15" calcext:value-type="float">
            <text:p>15</text:p>
          </table:table-cell>
          <table:table-cell table:style-name="ce44" office:value-type="float" office:value="8.6" calcext:value-type="float">
            <text:p>8.6</text:p>
          </table:table-cell>
          <table:table-cell table:style-name="ce44" office:value-type="float" office:value="13.2" calcext:value-type="float">
            <text:p>13.2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4" calcext:value-type="float">
            <text:p>4</text:p>
          </table:table-cell>
          <table:table-cell table:style-name="ce43" table:formula="of:=[.AB4]+[.$B$47]" office:value-type="float" office:value="6.24799284967151" calcext:value-type="float">
            <text:p>6.24799284967151</text:p>
          </table:table-cell>
          <table:table-cell table:number-columns-repeated="996"/>
        </table:table-row>
        <table:table-row table:style-name="ro1">
          <table:table-cell table:style-name="ce30" office:value-type="float" office:value="5" calcext:value-type="float">
            <text:p>5</text:p>
          </table:table-cell>
          <table:table-cell table:style-name="ce33" office:value-type="float" office:value="4.3" calcext:value-type="float">
            <text:p>4.3</text:p>
          </table:table-cell>
          <table:table-cell table:style-name="ce33" office:value-type="float" office:value="5.8" calcext:value-type="float">
            <text:p>5.8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16" calcext:value-type="float">
            <text:p>16</text:p>
          </table:table-cell>
          <table:table-cell table:style-name="ce44" office:value-type="float" office:value="10.2" calcext:value-type="float">
            <text:p>10.2</text:p>
          </table:table-cell>
          <table:table-cell table:style-name="ce44" office:value-type="float" office:value="12.8" calcext:value-type="float">
            <text:p>12.8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5" calcext:value-type="float">
            <text:p>5</text:p>
          </table:table-cell>
          <table:table-cell table:style-name="ce43" table:formula="of:=[.AB5]+[.$B$47]" office:value-type="float" office:value="6.87671890644142" calcext:value-type="float">
            <text:p>6.87671890644142</text:p>
          </table:table-cell>
          <table:table-cell table:number-columns-repeated="996"/>
        </table:table-row>
        <table:table-row table:style-name="ro1">
          <table:table-cell table:style-name="ce30" office:value-type="float" office:value="6" calcext:value-type="float">
            <text:p>6</text:p>
          </table:table-cell>
          <table:table-cell table:style-name="ce33" office:value-type="float" office:value="4.5" calcext:value-type="float">
            <text:p>4.5</text:p>
          </table:table-cell>
          <table:table-cell table:style-name="ce33" office:value-type="float" office:value="3.5" calcext:value-type="float">
            <text:p>3.5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17" calcext:value-type="float">
            <text:p>17</text:p>
          </table:table-cell>
          <table:table-cell table:style-name="ce44" office:value-type="float" office:value="12.2" calcext:value-type="float">
            <text:p>12.2</text:p>
          </table:table-cell>
          <table:table-cell table:style-name="ce44" office:value-type="float" office:value="17.8" calcext:value-type="float">
            <text:p>17.8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6" calcext:value-type="float">
            <text:p>6</text:p>
          </table:table-cell>
          <table:table-cell table:style-name="ce43" table:formula="of:=[.AB6]+[.$B$47]" office:value-type="float" office:value="7.50544496321133" calcext:value-type="float">
            <text:p>7.50544496321133</text:p>
          </table:table-cell>
          <table:table-cell table:number-columns-repeated="996"/>
        </table:table-row>
        <table:table-row table:style-name="ro1">
          <table:table-cell table:style-name="ce30" office:value-type="float" office:value="7" calcext:value-type="float">
            <text:p>7</text:p>
          </table:table-cell>
          <table:table-cell table:style-name="ce33" office:value-type="float" office:value="2.2" calcext:value-type="float">
            <text:p>2.2</text:p>
          </table:table-cell>
          <table:table-cell table:style-name="ce33" office:value-type="float" office:value="2.5" calcext:value-type="float">
            <text:p>2.5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18" calcext:value-type="float">
            <text:p>18</text:p>
          </table:table-cell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16.4" calcext:value-type="float">
            <text:p>16.4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7" calcext:value-type="float">
            <text:p>7</text:p>
          </table:table-cell>
          <table:table-cell table:style-name="ce43" table:formula="of:=[.AB7]+[.$B$47]" office:value-type="float" office:value="8.13417101998123" calcext:value-type="float">
            <text:p>8.13417101998123</text:p>
          </table:table-cell>
          <table:table-cell table:number-columns-repeated="996"/>
        </table:table-row>
        <table:table-row table:style-name="ro1">
          <table:table-cell table:style-name="ce30" office:value-type="float" office:value="8" calcext:value-type="float">
            <text:p>8</text:p>
          </table:table-cell>
          <table:table-cell table:style-name="ce33" office:value-type="float" office:value="2.7" calcext:value-type="float">
            <text:p>2.7</text:p>
          </table:table-cell>
          <table:table-cell table:style-name="ce33" office:value-type="float" office:value="3.7" calcext:value-type="float">
            <text:p>3.7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19" calcext:value-type="float">
            <text:p>19</text:p>
          </table:table-cell>
          <table:table-cell table:style-name="ce44" office:value-type="float" office:value="15.6" calcext:value-type="float">
            <text:p>15.6</text:p>
          </table:table-cell>
          <table:table-cell table:style-name="ce44" office:value-type="float" office:value="12.2" calcext:value-type="float">
            <text:p>12.2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8" calcext:value-type="float">
            <text:p>8</text:p>
          </table:table-cell>
          <table:table-cell table:style-name="ce43" table:formula="of:=[.AB8]+[.$B$47]" office:value-type="float" office:value="8.76289707675114" calcext:value-type="float">
            <text:p>8.76289707675114</text:p>
          </table:table-cell>
          <table:table-cell table:number-columns-repeated="996"/>
        </table:table-row>
        <table:table-row table:style-name="ro1">
          <table:table-cell table:style-name="ce30" office:value-type="float" office:value="9" calcext:value-type="float">
            <text:p>9</text:p>
          </table:table-cell>
          <table:table-cell table:style-name="ce33" office:value-type="float" office:value="4.5" calcext:value-type="float">
            <text:p>4.5</text:p>
          </table:table-cell>
          <table:table-cell table:style-name="ce33" office:value-type="float" office:value="8.9" calcext:value-type="float">
            <text:p>8.9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21" calcext:value-type="float">
            <text:p>21</text:p>
          </table:table-cell>
          <table:table-cell table:style-name="ce44" office:value-type="float" office:value="9.8" calcext:value-type="float">
            <text:p>9.8</text:p>
          </table:table-cell>
          <table:table-cell table:style-name="ce44" office:value-type="float" office:value="10.4" calcext:value-type="float">
            <text:p>10.4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9" calcext:value-type="float">
            <text:p>9</text:p>
          </table:table-cell>
          <table:table-cell table:style-name="ce43" table:formula="of:=[.AB9]+[.$B$47]" office:value-type="float" office:value="9.39162313352105" calcext:value-type="float">
            <text:p>9.39162313352105</text:p>
          </table:table-cell>
          <table:table-cell table:number-columns-repeated="996"/>
        </table:table-row>
        <table:table-row table:style-name="ro1">
          <table:table-cell table:style-name="ce30" office:value-type="float" office:value="10" calcext:value-type="float">
            <text:p>10</text:p>
          </table:table-cell>
          <table:table-cell table:style-name="ce33" office:value-type="float" office:value="8.5" calcext:value-type="float">
            <text:p>8.5</text:p>
          </table:table-cell>
          <table:table-cell table:style-name="ce33" office:value-type="float" office:value="5.6" calcext:value-type="float">
            <text:p>5.6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22" calcext:value-type="float">
            <text:p>22</text:p>
          </table:table-cell>
          <table:table-cell table:style-name="ce44" office:value-type="float" office:value="8.3" calcext:value-type="float">
            <text:p>8.3</text:p>
          </table:table-cell>
          <table:table-cell table:style-name="ce44" office:value-type="float" office:value="11.3" calcext:value-type="float">
            <text:p>11.3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10" calcext:value-type="float">
            <text:p>10</text:p>
          </table:table-cell>
          <table:table-cell table:style-name="ce43" table:formula="of:=[.AB10]+[.$B$47]" office:value-type="float" office:value="10.020349190291" calcext:value-type="float">
            <text:p>10.020349190291</text:p>
          </table:table-cell>
          <table:table-cell table:number-columns-repeated="996"/>
        </table:table-row>
        <table:table-row table:style-name="ro1">
          <table:table-cell table:style-name="ce30" office:value-type="float" office:value="11" calcext:value-type="float">
            <text:p>11</text:p>
          </table:table-cell>
          <table:table-cell table:style-name="ce33" office:value-type="float" office:value="9.6" calcext:value-type="float">
            <text:p>9.6</text:p>
          </table:table-cell>
          <table:table-cell table:style-name="ce33" office:value-type="float" office:value="4.6" calcext:value-type="float">
            <text:p>4.6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23" calcext:value-type="float">
            <text:p>23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7.8" calcext:value-type="float">
            <text:p>7.8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11" calcext:value-type="float">
            <text:p>11</text:p>
          </table:table-cell>
          <table:table-cell table:style-name="ce43" table:formula="of:=[.AB11]+[.$B$47]" office:value-type="float" office:value="10.6490752470609" calcext:value-type="float">
            <text:p>10.6490752470609</text:p>
          </table:table-cell>
          <table:table-cell table:number-columns-repeated="996"/>
        </table:table-row>
        <table:table-row table:style-name="ro1">
          <table:table-cell table:style-name="ce30" office:value-type="float" office:value="12" calcext:value-type="float">
            <text:p>12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4.9" calcext:value-type="float">
            <text:p>4.9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24" calcext:value-type="float">
            <text:p>24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5.6" calcext:value-type="float">
            <text:p>5.6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12" calcext:value-type="float">
            <text:p>12</text:p>
          </table:table-cell>
          <table:table-cell table:style-name="ce43" table:formula="of:=[.AB12]+[.$B$47]" office:value-type="float" office:value="11.2778013038308" calcext:value-type="float">
            <text:p>11.2778013038308</text:p>
          </table:table-cell>
          <table:table-cell table:number-columns-repeated="996"/>
        </table:table-row>
        <table:table-row table:style-name="ro1">
          <table:table-cell table:style-name="ce30" office:value-type="float" office:value="13" calcext:value-type="float">
            <text:p>13</text:p>
          </table:table-cell>
          <table:table-cell table:style-name="ce33" office:value-type="float" office:value="4.5" calcext:value-type="float">
            <text:p>4.5</text:p>
          </table:table-cell>
          <table:table-cell table:style-name="ce33" office:value-type="float" office:value="12.2" calcext:value-type="float">
            <text:p>12.2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27" calcext:value-type="float">
            <text:p>27</text:p>
          </table:table-cell>
          <table:table-cell table:style-name="ce44" office:value-type="float" office:value="13.3" calcext:value-type="float">
            <text:p>13.3</text:p>
          </table:table-cell>
          <table:table-cell table:style-name="ce44" office:value-type="float" office:value="8.9" calcext:value-type="float">
            <text:p>8.9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13" calcext:value-type="float">
            <text:p>13</text:p>
          </table:table-cell>
          <table:table-cell table:style-name="ce43" table:formula="of:=[.AB13]+[.$B$47]" office:value-type="float" office:value="11.9065273606007" calcext:value-type="float">
            <text:p>11.9065273606007</text:p>
          </table:table-cell>
          <table:table-cell table:number-columns-repeated="996"/>
        </table:table-row>
        <table:table-row table:style-name="ro1">
          <table:table-cell table:style-name="ce30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.0</text:p>
          </table:table-cell>
          <table:table-cell table:style-name="ce33" office:value-type="float" office:value="13.5" calcext:value-type="float">
            <text:p>13.5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33" calcext:value-type="float">
            <text:p>33</text:p>
          </table:table-cell>
          <table:table-cell table:style-name="ce44" office:value-type="float" office:value="12.4" calcext:value-type="float">
            <text:p>12.4</text:p>
          </table:table-cell>
          <table:table-cell table:style-name="ce44" office:value-type="float" office:value="9.1" calcext:value-type="float">
            <text:p>9.1</text:p>
          </table:table-cell>
          <table:table-cell table:style-name="ce45" office:value-type="string" calcext:value-type="string">
            <text:p>Imminent</text:p>
          </table:table-cell>
          <table:table-cell table:style-name="ce43"/>
          <table:table-cell table:style-name="ce43" office:value-type="float" office:value="14" calcext:value-type="float">
            <text:p>14</text:p>
          </table:table-cell>
          <table:table-cell table:style-name="ce43" table:formula="of:=[.AB14]+[.$B$47]" office:value-type="float" office:value="12.5352534173706" calcext:value-type="float">
            <text:p>12.5352534173706</text:p>
          </table:table-cell>
          <table:table-cell table:number-columns-repeated="996"/>
        </table:table-row>
        <table:table-row table:style-name="ro1">
          <table:table-cell table:style-name="ce30" office:value-type="float" office:value="15" calcext:value-type="float">
            <text:p>15</text:p>
          </table:table-cell>
          <table:table-cell table:style-name="ce33" office:value-type="float" office:value="8.6" calcext:value-type="float">
            <text:p>8.6</text:p>
          </table:table-cell>
          <table:table-cell table:style-name="ce33" office:value-type="float" office:value="13.2" calcext:value-type="float">
            <text:p>13.2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1" calcext:value-type="float">
            <text:p>1</text:p>
          </table:table-cell>
          <table:table-cell table:style-name="ce44" office:value-type="float" office:value="7.5" calcext:value-type="float">
            <text:p>7.5</text:p>
          </table:table-cell>
          <table:table-cell table:style-name="ce44" office:value-type="float" office:value="8.5" calcext:value-type="float">
            <text:p>8.5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15" calcext:value-type="float">
            <text:p>15</text:p>
          </table:table-cell>
          <table:table-cell table:style-name="ce43" table:formula="of:=[.AB15]+[.$B$47]" office:value-type="float" office:value="13.1639794741405" calcext:value-type="float">
            <text:p>13.1639794741405</text:p>
          </table:table-cell>
          <table:table-cell table:number-columns-repeated="996"/>
        </table:table-row>
        <table:table-row table:style-name="ro1">
          <table:table-cell table:style-name="ce30" office:value-type="float" office:value="16" calcext:value-type="float">
            <text:p>16</text:p>
          </table:table-cell>
          <table:table-cell table:style-name="ce33" office:value-type="float" office:value="10.2" calcext:value-type="float">
            <text:p>10.2</text:p>
          </table:table-cell>
          <table:table-cell table:style-name="ce33" office:value-type="float" office:value="12.8" calcext:value-type="float">
            <text:p>12.8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2" calcext:value-type="float">
            <text:p>2</text:p>
          </table:table-cell>
          <table:table-cell table:style-name="ce44" office:value-type="float" office:value="2.2" calcext:value-type="float">
            <text:p>2.2</text:p>
          </table:table-cell>
          <table:table-cell table:style-name="ce44" office:value-type="float" office:value="7.3" calcext:value-type="float">
            <text:p>7.3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16" calcext:value-type="float">
            <text:p>16</text:p>
          </table:table-cell>
          <table:table-cell table:style-name="ce43" table:formula="of:=[.AB16]+[.$B$47]" office:value-type="float" office:value="13.7927055309104" calcext:value-type="float">
            <text:p>13.7927055309104</text:p>
          </table:table-cell>
          <table:table-cell table:number-columns-repeated="996"/>
        </table:table-row>
        <table:table-row table:style-name="ro1">
          <table:table-cell table:style-name="ce30" office:value-type="float" office:value="17" calcext:value-type="float">
            <text:p>17</text:p>
          </table:table-cell>
          <table:table-cell table:style-name="ce33" office:value-type="float" office:value="12.2" calcext:value-type="float">
            <text:p>12.2</text:p>
          </table:table-cell>
          <table:table-cell table:style-name="ce33" office:value-type="float" office:value="17.8" calcext:value-type="float">
            <text:p>17.8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4" calcext:value-type="float">
            <text:p>4</text:p>
          </table:table-cell>
          <table:table-cell table:style-name="ce44" office:value-type="float" office:value="4.2" calcext:value-type="float">
            <text:p>4.2</text:p>
          </table:table-cell>
          <table:table-cell table:style-name="ce44" office:value-type="float" office:value="6.7" calcext:value-type="float">
            <text:p>6.7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17" calcext:value-type="float">
            <text:p>17</text:p>
          </table:table-cell>
          <table:table-cell table:style-name="ce43" table:formula="of:=[.AB17]+[.$B$47]" office:value-type="float" office:value="14.4214315876803" calcext:value-type="float">
            <text:p>14.4214315876803</text:p>
          </table:table-cell>
          <table:table-cell table:number-columns-repeated="996"/>
        </table:table-row>
        <table:table-row table:style-name="ro1">
          <table:table-cell table:style-name="ce30" office:value-type="float" office:value="18" calcext:value-type="float">
            <text:p>18</text:p>
          </table:table-cell>
          <table:table-cell table:style-name="ce33" office:value-type="float" office:value="13.5" calcext:value-type="float">
            <text:p>13.5</text:p>
          </table:table-cell>
          <table:table-cell table:style-name="ce33" office:value-type="float" office:value="16.4" calcext:value-type="float">
            <text:p>16.4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10" calcext:value-type="float">
            <text:p>10</text:p>
          </table:table-cell>
          <table:table-cell table:style-name="ce44" office:value-type="float" office:value="8.5" calcext:value-type="float">
            <text:p>8.5</text:p>
          </table:table-cell>
          <table:table-cell table:style-name="ce44" office:value-type="float" office:value="5.6" calcext:value-type="float">
            <text:p>5.6</text:p>
          </table:table-cell>
          <table:table-cell table:style-name="ce45" office:value-type="string" calcext:value-type="string">
            <text:p>Pending</text:p>
          </table:table-cell>
          <table:table-cell table:style-name="ce43" table:number-columns-repeated="3"/>
          <table:table-cell table:number-columns-repeated="996"/>
        </table:table-row>
        <table:table-row table:style-name="ro1">
          <table:table-cell table:style-name="ce30" office:value-type="float" office:value="19" calcext:value-type="float">
            <text:p>19</text:p>
          </table:table-cell>
          <table:table-cell table:style-name="ce33" office:value-type="float" office:value="15.6" calcext:value-type="float">
            <text:p>15.6</text:p>
          </table:table-cell>
          <table:table-cell table:style-name="ce33" office:value-type="float" office:value="12.2" calcext:value-type="float">
            <text:p>12.2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11" calcext:value-type="float">
            <text:p>11</text:p>
          </table:table-cell>
          <table:table-cell table:style-name="ce44" office:value-type="float" office:value="9.6" calcext:value-type="float">
            <text:p>9.6</text:p>
          </table:table-cell>
          <table:table-cell table:style-name="ce44" office:value-type="float" office:value="4.6" calcext:value-type="float">
            <text:p>4.6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43" table:formula="of:=[.E67]+[.$E$66]" office:value-type="float" office:value="2.7053851027033" calcext:value-type="float">
            <text:p>2.7053851027033</text:p>
          </table:table-cell>
          <table:table-cell table:number-columns-repeated="996"/>
        </table:table-row>
        <table:table-row table:style-name="ro1">
          <table:table-cell table:style-name="ce30" office:value-type="float" office:value="20" calcext:value-type="float">
            <text:p>20</text:p>
          </table:table-cell>
          <table:table-cell table:style-name="ce33" office:value-type="float" office:value="10.3" calcext:value-type="float">
            <text:p>10.3</text:p>
          </table:table-cell>
          <table:table-cell table:style-name="ce33" office:value-type="float" office:value="10.4" calcext:value-type="float">
            <text:p>10.4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12" calcext:value-type="float">
            <text:p>12</text:p>
          </table:table-cell>
          <table:table-cell table:style-name="ce44" office:value-type="float" office:value="7.5" calcext:value-type="float">
            <text:p>7.5</text:p>
          </table:table-cell>
          <table:table-cell table:style-name="ce44" office:value-type="float" office:value="4.9" calcext:value-type="float">
            <text:p>4.9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table:formula="of:=[.AB20]+[.$E$66]" office:value-type="float" office:value="3.60209236014132" calcext:value-type="float">
            <text:p>3.60209236014132</text:p>
          </table:table-cell>
          <table:table-cell table:number-columns-repeated="996"/>
        </table:table-row>
        <table:table-row table:style-name="ro1">
          <table:table-cell table:style-name="ce30" office:value-type="float" office:value="21" calcext:value-type="float">
            <text:p>21</text:p>
          </table:table-cell>
          <table:table-cell table:style-name="ce33" office:value-type="float" office:value="9.8" calcext:value-type="float">
            <text:p>9.8</text:p>
          </table:table-cell>
          <table:table-cell table:style-name="ce33" office:value-type="float" office:value="10.4" calcext:value-type="float">
            <text:p>10.4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20" calcext:value-type="float">
            <text:p>20</text:p>
          </table:table-cell>
          <table:table-cell table:style-name="ce44" office:value-type="float" office:value="10.3" calcext:value-type="float">
            <text:p>10.3</text:p>
          </table:table-cell>
          <table:table-cell table:style-name="ce44" office:value-type="float" office:value="10.4" calcext:value-type="float">
            <text:p>10.4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 table:formula="of:=[.AB21]+[.$E$66]" office:value-type="float" office:value="4.49879961757933" calcext:value-type="float">
            <text:p>4.49879961757933</text:p>
          </table:table-cell>
          <table:table-cell table:number-columns-repeated="996"/>
        </table:table-row>
        <table:table-row table:style-name="ro1">
          <table:table-cell table:style-name="ce30" office:value-type="float" office:value="22" calcext:value-type="float">
            <text:p>22</text:p>
          </table:table-cell>
          <table:table-cell table:style-name="ce33" office:value-type="float" office:value="8.3" calcext:value-type="float">
            <text:p>8.3</text:p>
          </table:table-cell>
          <table:table-cell table:style-name="ce33" office:value-type="float" office:value="11.3" calcext:value-type="float">
            <text:p>11.3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26" calcext:value-type="float">
            <text:p>26</text:p>
          </table:table-cell>
          <table:table-cell table:style-name="ce44" office:value-type="float" office:value="7.8" calcext:value-type="float">
            <text:p>7.8</text:p>
          </table:table-cell>
          <table:table-cell table:style-name="ce44" office:value-type="float" office:value="4.6" calcext:value-type="float">
            <text:p>4.6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4" calcext:value-type="float">
            <text:p>4</text:p>
          </table:table-cell>
          <table:table-cell table:style-name="ce43" table:formula="of:=[.AB22]+[.$E$66]" office:value-type="float" office:value="5.39550687501734" calcext:value-type="float">
            <text:p>5.39550687501734</text:p>
          </table:table-cell>
          <table:table-cell table:number-columns-repeated="996"/>
        </table:table-row>
        <table:table-row table:style-name="ro1">
          <table:table-cell table:style-name="ce30" office:value-type="float" office:value="23" calcext:value-type="float">
            <text:p>23</text:p>
          </table:table-cell>
          <table:table-cell table:style-name="ce33" office:value-type="float" office:value="5.6" calcext:value-type="float">
            <text:p>5.6</text:p>
          </table:table-cell>
          <table:table-cell table:style-name="ce33" office:value-type="float" office:value="7.8" calcext:value-type="float">
            <text:p>7.8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30" calcext:value-type="float">
            <text:p>30</text:p>
          </table:table-cell>
          <table:table-cell table:style-name="ce44" office:value-type="float" office:value="7.9" calcext:value-type="float">
            <text:p>7.9</text:p>
          </table:table-cell>
          <table:table-cell table:style-name="ce44" office:value-type="float" office:value="9.5" calcext:value-type="float">
            <text:p>9.5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5" calcext:value-type="float">
            <text:p>5</text:p>
          </table:table-cell>
          <table:table-cell table:style-name="ce43" table:formula="of:=[.AB23]+[.$E$66]" office:value-type="float" office:value="6.29221413245535" calcext:value-type="float">
            <text:p>6.29221413245535</text:p>
          </table:table-cell>
          <table:table-cell table:number-columns-repeated="996"/>
        </table:table-row>
        <table:table-row table:style-name="ro1">
          <table:table-cell table:style-name="ce30" office:value-type="float" office:value="24" calcext:value-type="float">
            <text:p>24</text:p>
          </table:table-cell>
          <table:table-cell table:style-name="ce33" office:value-type="float" office:value="7.8" calcext:value-type="float">
            <text:p>7.8</text:p>
          </table:table-cell>
          <table:table-cell table:style-name="ce33" office:value-type="float" office:value="5.6" calcext:value-type="float">
            <text:p>5.6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31" calcext:value-type="float">
            <text:p>31</text:p>
          </table:table-cell>
          <table:table-cell table:style-name="ce44" office:value-type="float" office:value="5.8" calcext:value-type="float">
            <text:p>5.8</text:p>
          </table:table-cell>
          <table:table-cell table:style-name="ce44" office:value-type="float" office:value="6.6" calcext:value-type="float">
            <text:p>6.6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6" calcext:value-type="float">
            <text:p>6</text:p>
          </table:table-cell>
          <table:table-cell table:style-name="ce43" table:formula="of:=[.AB24]+[.$E$66]" office:value-type="float" office:value="7.18892138989337" calcext:value-type="float">
            <text:p>7.18892138989337</text:p>
          </table:table-cell>
          <table:table-cell table:number-columns-repeated="996"/>
        </table:table-row>
        <table:table-row table:style-name="ro1">
          <table:table-cell table:style-name="ce30" office:value-type="float" office:value="25" calcext:value-type="float">
            <text:p>25</text:p>
          </table:table-cell>
          <table:table-cell table:style-name="ce33" office:value-type="float" office:value="4.7" calcext:value-type="float">
            <text:p>4.7</text:p>
          </table:table-cell>
          <table:table-cell table:style-name="ce33" office:value-type="float" office:value="7.8" calcext:value-type="float">
            <text:p>7.8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32" calcext:value-type="float">
            <text:p>32</text:p>
          </table:table-cell>
          <table:table-cell table:style-name="ce44" office:value-type="float" office:value="4.8" calcext:value-type="float">
            <text:p>4.8</text:p>
          </table:table-cell>
          <table:table-cell table:style-name="ce44" office:value-type="float" office:value="4.6" calcext:value-type="float">
            <text:p>4.6</text:p>
          </table:table-cell>
          <table:table-cell table:style-name="ce45" office:value-type="string" calcext:value-type="string">
            <text:p>Pending</text:p>
          </table:table-cell>
          <table:table-cell table:style-name="ce43"/>
          <table:table-cell table:style-name="ce43" office:value-type="float" office:value="7" calcext:value-type="float">
            <text:p>7</text:p>
          </table:table-cell>
          <table:table-cell table:style-name="ce43" table:formula="of:=[.AB25]+[.$E$66]" office:value-type="float" office:value="8.08562864733138" calcext:value-type="float">
            <text:p>8.08562864733138</text:p>
          </table:table-cell>
          <table:table-cell table:number-columns-repeated="996"/>
        </table:table-row>
        <table:table-row table:style-name="ro1">
          <table:table-cell table:style-name="ce30" office:value-type="float" office:value="26" calcext:value-type="float">
            <text:p>26</text:p>
          </table:table-cell>
          <table:table-cell table:style-name="ce33" office:value-type="float" office:value="7.8" calcext:value-type="float">
            <text:p>7.8</text:p>
          </table:table-cell>
          <table:table-cell table:style-name="ce33" office:value-type="float" office:value="4.6" calcext:value-type="float">
            <text:p>4.6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3" calcext:value-type="float">
            <text:p>3</text:p>
          </table:table-cell>
          <table:table-cell table:style-name="ce44" office:value-type="float" office:value="3.2" calcext:value-type="float">
            <text:p>3.2</text:p>
          </table:table-cell>
          <table:table-cell table:style-name="ce44" office:value-type="float" office:value="4.3" calcext:value-type="float">
            <text:p>4.3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8" calcext:value-type="float">
            <text:p>8</text:p>
          </table:table-cell>
          <table:table-cell table:style-name="ce43" table:formula="of:=[.AB26]+[.$E$66]" office:value-type="float" office:value="8.98233590476939" calcext:value-type="float">
            <text:p>8.98233590476939</text:p>
          </table:table-cell>
          <table:table-cell table:number-columns-repeated="996"/>
        </table:table-row>
        <table:table-row table:style-name="ro1">
          <table:table-cell table:style-name="ce30" office:value-type="float" office:value="27" calcext:value-type="float">
            <text:p>27</text:p>
          </table:table-cell>
          <table:table-cell table:style-name="ce33" office:value-type="float" office:value="13.3" calcext:value-type="float">
            <text:p>13.3</text:p>
          </table:table-cell>
          <table:table-cell table:style-name="ce33" office:value-type="float" office:value="8.9" calcext:value-type="float">
            <text:p>8.9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5" calcext:value-type="float">
            <text:p>5</text:p>
          </table:table-cell>
          <table:table-cell table:style-name="ce44" office:value-type="float" office:value="4.3" calcext:value-type="float">
            <text:p>4.3</text:p>
          </table:table-cell>
          <table:table-cell table:style-name="ce44" office:value-type="float" office:value="5.8" calcext:value-type="float">
            <text:p>5.8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9" calcext:value-type="float">
            <text:p>9</text:p>
          </table:table-cell>
          <table:table-cell table:style-name="ce43" table:formula="of:=[.AB27]+[.$E$66]" office:value-type="float" office:value="9.8790431622074" calcext:value-type="float">
            <text:p>9.8790431622074</text:p>
          </table:table-cell>
          <table:table-cell table:number-columns-repeated="996"/>
        </table:table-row>
        <table:table-row table:style-name="ro1">
          <table:table-cell table:style-name="ce30" office:value-type="float" office:value="28" calcext:value-type="float">
            <text:p>28</text:p>
          </table:table-cell>
          <table:table-cell table:style-name="ce33" office:value-type="float" office:value="3.4" calcext:value-type="float">
            <text:p>3.4</text:p>
          </table:table-cell>
          <table:table-cell table:style-name="ce33" office:value-type="float" office:value="4.6" calcext:value-type="float">
            <text:p>4.6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6" calcext:value-type="float">
            <text:p>6</text:p>
          </table:table-cell>
          <table:table-cell table:style-name="ce44" office:value-type="float" office:value="4.5" calcext:value-type="float">
            <text:p>4.5</text:p>
          </table:table-cell>
          <table:table-cell table:style-name="ce44" office:value-type="float" office:value="3.5" calcext:value-type="float">
            <text:p>3.5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10" calcext:value-type="float">
            <text:p>10</text:p>
          </table:table-cell>
          <table:table-cell table:style-name="ce43" table:formula="of:=[.AB28]+[.$E$66]" office:value-type="float" office:value="10.7757504196454" calcext:value-type="float">
            <text:p>10.7757504196454</text:p>
          </table:table-cell>
          <table:table-cell table:number-columns-repeated="996"/>
        </table:table-row>
        <table:table-row table:style-name="ro1">
          <table:table-cell table:style-name="ce30" office:value-type="float" office:value="29" calcext:value-type="float">
            <text:p>29</text:p>
          </table:table-cell>
          <table:table-cell table:style-name="ce33" office:value-type="float" office:value="5.6" calcext:value-type="float">
            <text:p>5.6</text:p>
          </table:table-cell>
          <table:table-cell table:style-name="ce33" office:value-type="float" office:value="6.6" calcext:value-type="float">
            <text:p>6.6</text:p>
          </table:table-cell>
          <table:table-cell table:style-name="ce37" office:value-type="string" calcext:value-type="string">
            <text:p>Small</text:p>
          </table:table-cell>
          <table:table-cell table:number-columns-repeated="17"/>
          <table:table-cell table:style-name="ce42" office:value-type="float" office:value="7" calcext:value-type="float">
            <text:p>7</text:p>
          </table:table-cell>
          <table:table-cell table:style-name="ce44" office:value-type="float" office:value="2.2" calcext:value-type="float">
            <text:p>2.2</text:p>
          </table:table-cell>
          <table:table-cell table:style-name="ce44" office:value-type="float" office:value="2.5" calcext:value-type="float">
            <text:p>2.5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11" calcext:value-type="float">
            <text:p>11</text:p>
          </table:table-cell>
          <table:table-cell table:style-name="ce43" table:formula="of:=[.AB29]+[.$E$66]" office:value-type="float" office:value="11.6724576770834" calcext:value-type="float">
            <text:p>11.6724576770834</text:p>
          </table:table-cell>
          <table:table-cell table:number-columns-repeated="996"/>
        </table:table-row>
        <table:table-row table:style-name="ro1">
          <table:table-cell table:style-name="ce30" office:value-type="float" office:value="30" calcext:value-type="float">
            <text:p>30</text:p>
          </table:table-cell>
          <table:table-cell table:style-name="ce33" office:value-type="float" office:value="7.9" calcext:value-type="float">
            <text:p>7.9</text:p>
          </table:table-cell>
          <table:table-cell table:style-name="ce33" office:value-type="float" office:value="9.5" calcext:value-type="float">
            <text:p>9.5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8" calcext:value-type="float">
            <text:p>8</text:p>
          </table:table-cell>
          <table:table-cell table:style-name="ce44" office:value-type="float" office:value="2.7" calcext:value-type="float">
            <text:p>2.7</text:p>
          </table:table-cell>
          <table:table-cell table:style-name="ce44" office:value-type="float" office:value="3.7" calcext:value-type="float">
            <text:p>3.7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12" calcext:value-type="float">
            <text:p>12</text:p>
          </table:table-cell>
          <table:table-cell table:style-name="ce43" table:formula="of:=[.AB30]+[.$E$66]" office:value-type="float" office:value="12.5691649345214" calcext:value-type="float">
            <text:p>12.5691649345214</text:p>
          </table:table-cell>
          <table:table-cell table:number-columns-repeated="996"/>
        </table:table-row>
        <table:table-row table:style-name="ro1">
          <table:table-cell table:style-name="ce30" office:value-type="float" office:value="31" calcext:value-type="float">
            <text:p>31</text:p>
          </table:table-cell>
          <table:table-cell table:style-name="ce33" office:value-type="float" office:value="5.8" calcext:value-type="float">
            <text:p>5.8</text:p>
          </table:table-cell>
          <table:table-cell table:style-name="ce33" office:value-type="float" office:value="6.6" calcext:value-type="float">
            <text:p>6.6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25" calcext:value-type="float">
            <text:p>25</text:p>
          </table:table-cell>
          <table:table-cell table:style-name="ce44" office:value-type="float" office:value="4.7" calcext:value-type="float">
            <text:p>4.7</text:p>
          </table:table-cell>
          <table:table-cell table:style-name="ce44" office:value-type="float" office:value="7.8" calcext:value-type="float">
            <text:p>7.8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13" calcext:value-type="float">
            <text:p>13</text:p>
          </table:table-cell>
          <table:table-cell table:style-name="ce43" table:formula="of:=[.AB31]+[.$E$66]" office:value-type="float" office:value="13.4658721919595" calcext:value-type="float">
            <text:p>13.4658721919595</text:p>
          </table:table-cell>
          <table:table-cell table:number-columns-repeated="996"/>
        </table:table-row>
        <table:table-row table:style-name="ro1">
          <table:table-cell table:style-name="ce30" office:value-type="float" office:value="32" calcext:value-type="float">
            <text:p>32</text:p>
          </table:table-cell>
          <table:table-cell table:style-name="ce33" office:value-type="float" office:value="4.8" calcext:value-type="float">
            <text:p>4.8</text:p>
          </table:table-cell>
          <table:table-cell table:style-name="ce33" office:value-type="float" office:value="4.6" calcext:value-type="float">
            <text:p>4.6</text:p>
          </table:table-cell>
          <table:table-cell table:style-name="ce37" office:value-type="string" calcext:value-type="string">
            <text:p>Pending</text:p>
          </table:table-cell>
          <table:table-cell table:number-columns-repeated="17"/>
          <table:table-cell table:style-name="ce42" office:value-type="float" office:value="28" calcext:value-type="float">
            <text:p>28</text:p>
          </table:table-cell>
          <table:table-cell table:style-name="ce44" office:value-type="float" office:value="3.4" calcext:value-type="float">
            <text:p>3.4</text:p>
          </table:table-cell>
          <table:table-cell table:style-name="ce44" office:value-type="float" office:value="4.6" calcext:value-type="float">
            <text:p>4.6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14" calcext:value-type="float">
            <text:p>14</text:p>
          </table:table-cell>
          <table:table-cell table:style-name="ce43" table:formula="of:=[.AB32]+[.$E$66]" office:value-type="float" office:value="14.3625794493975" calcext:value-type="float">
            <text:p>14.3625794493975</text:p>
          </table:table-cell>
          <table:table-cell table:number-columns-repeated="996"/>
        </table:table-row>
        <table:table-row table:style-name="ro1">
          <table:table-cell table:style-name="ce30" office:value-type="float" office:value="33" calcext:value-type="float">
            <text:p>33</text:p>
          </table:table-cell>
          <table:table-cell table:style-name="ce33" office:value-type="float" office:value="12.4" calcext:value-type="float">
            <text:p>12.4</text:p>
          </table:table-cell>
          <table:table-cell table:style-name="ce33" office:value-type="float" office:value="9.1" calcext:value-type="float">
            <text:p>9.1</text:p>
          </table:table-cell>
          <table:table-cell table:style-name="ce37" office:value-type="string" calcext:value-type="string">
            <text:p>Imminent</text:p>
          </table:table-cell>
          <table:table-cell table:number-columns-repeated="17"/>
          <table:table-cell table:style-name="ce42" office:value-type="float" office:value="29" calcext:value-type="float">
            <text:p>29</text:p>
          </table:table-cell>
          <table:table-cell table:style-name="ce44" office:value-type="float" office:value="5.6" calcext:value-type="float">
            <text:p>5.6</text:p>
          </table:table-cell>
          <table:table-cell table:style-name="ce44" office:value-type="float" office:value="6.6" calcext:value-type="float">
            <text:p>6.6</text:p>
          </table:table-cell>
          <table:table-cell table:style-name="ce45" office:value-type="string" calcext:value-type="string">
            <text:p>Small</text:p>
          </table:table-cell>
          <table:table-cell table:style-name="ce43"/>
          <table:table-cell table:style-name="ce43" office:value-type="float" office:value="15" calcext:value-type="float">
            <text:p>15</text:p>
          </table:table-cell>
          <table:table-cell table:style-name="ce43" table:formula="of:=[.AB33]+[.$E$66]" office:value-type="float" office:value="15.2592867068355" calcext:value-type="float">
            <text:p>15.2592867068355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3" table:number-columns-repeated="5"/>
          <table:table-cell table:style-name="ce43" office:value-type="float" office:value="16" calcext:value-type="float">
            <text:p>16</text:p>
          </table:table-cell>
          <table:table-cell table:style-name="ce43" table:formula="of:=[.AB34]+[.$E$66]" office:value-type="float" office:value="16.1559939642735" calcext:value-type="float">
            <text:p>16.1559939642735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3" table:number-columns-repeated="5"/>
          <table:table-cell table:style-name="ce43" office:value-type="float" office:value="17" calcext:value-type="float">
            <text:p>17</text:p>
          </table:table-cell>
          <table:table-cell table:style-name="ce43" table:formula="of:=[.AB35]+[.$E$66]" office:value-type="float" office:value="17.0527012217115" calcext:value-type="float">
            <text:p>17.0527012217115</text:p>
          </table:table-cell>
          <table:table-cell table:number-columns-repeated="996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1">
          <table:table-cell office:value-type="string" calcext:value-type="string">
            <text:p>Averages</text:p>
          </table:table-cell>
          <table:table-cell table:formula="of:=AVERAGE([.B2:.B34])" office:value-type="float" office:value="7.18181818181818" calcext:value-type="float">
            <text:p>7.18181818181818</text:p>
          </table:table-cell>
          <table:table-cell table:formula="of:=AVERAGE([.C2:.C34])" office:value-type="float" office:value="8.24848484848485" calcext:value-type="float">
            <text:p>8.24848484848485</text:p>
          </table:table-cell>
          <table:table-cell table:number-columns-repeated="18"/>
          <table:table-cell table:style-name="ce43" table:number-columns-repeated="5"/>
          <table:table-cell table:style-name="ce43" office:value-type="float" office:value="1" calcext:value-type="float">
            <text:p>1</text:p>
          </table:table-cell>
          <table:table-cell table:style-name="ce43" table:formula="of:=[.F67]+[.$F$66]" office:value-type="float" office:value="0.664790731862652" calcext:value-type="float">
            <text:p>0.664790731862652</text:p>
          </table:table-cell>
          <table:table-cell table:number-columns-repeated="996"/>
        </table:table-row>
        <table:table-row table:style-name="ro1">
          <table:table-cell/>
          <table:table-cell table:style-name="ce6"/>
          <table:table-cell table:number-columns-repeated="19"/>
          <table:table-cell table:style-name="ce43" table:number-columns-repeated="5"/>
          <table:table-cell table:style-name="ce43" office:value-type="float" office:value="2" calcext:value-type="float">
            <text:p>2</text:p>
          </table:table-cell>
          <table:table-cell table:style-name="ce43" table:formula="of:=[.AB38]+[.$F$66]" office:value-type="float" office:value="1.9025560378952" calcext:value-type="float">
            <text:p>1.9025560378952</text:p>
          </table:table-cell>
          <table:table-cell table:number-columns-repeated="996"/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number-columns-repeated="20"/>
          <table:table-cell table:style-name="ce43" table:number-columns-repeated="5"/>
          <table:table-cell table:style-name="ce43" office:value-type="float" office:value="3" calcext:value-type="float">
            <text:p>3</text:p>
          </table:table-cell>
          <table:table-cell table:style-name="ce43" table:formula="of:=[.AB39]+[.$F$66]" office:value-type="float" office:value="3.14032134392774" calcext:value-type="float">
            <text:p>3.14032134392774</text:p>
          </table:table-cell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X1</text:p>
          </table:table-cell>
          <table:table-cell table:style-name="ce32" office:value-type="string" calcext:value-type="string">
            <text:p>X2</text:p>
          </table:table-cell>
          <table:table-cell table:number-columns-repeated="18"/>
          <table:table-cell table:style-name="ce43" table:number-columns-repeated="5"/>
          <table:table-cell table:style-name="ce43" office:value-type="float" office:value="4" calcext:value-type="float">
            <text:p>4</text:p>
          </table:table-cell>
          <table:table-cell table:style-name="ce43" table:formula="of:=[.AB40]+[.$F$66]" office:value-type="float" office:value="4.37808664996029" calcext:value-type="float">
            <text:p>4.37808664996029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X1</text:p>
          </table:table-cell>
          <table:table-cell table:formula="of:=CORREL([$Sheet.$B$2:$Sheet.$B$34]; [$Sheet.$B$2:$Sheet.$B$34])" office:value-type="float" office:value="1" calcext:value-type="float">
            <text:p>1</text:p>
          </table:table-cell>
          <table:table-cell table:number-columns-repeated="19"/>
          <table:table-cell table:style-name="ce43" table:number-columns-repeated="5"/>
          <table:table-cell table:style-name="ce43" office:value-type="float" office:value="5" calcext:value-type="float">
            <text:p>5</text:p>
          </table:table-cell>
          <table:table-cell table:style-name="ce43" table:formula="of:=[.AB41]+[.$F$66]" office:value-type="float" office:value="5.61585195599283" calcext:value-type="float">
            <text:p>5.61585195599283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X2</text:p>
          </table:table-cell>
          <table:table-cell table:formula="of:=CORREL([$Sheet.$B$2:$Sheet.$B$34]; [$Sheet.$C$2:$Sheet.$C$34])" office:value-type="float" office:value="0.585108774988857" calcext:value-type="float">
            <text:p>0.585108774988857</text:p>
          </table:table-cell>
          <table:table-cell table:formula="of:=CORREL([$Sheet.$C$2:$Sheet.$C$34]; [$Sheet.$C$2:$Sheet.$C$34])" office:value-type="float" office:value="1" calcext:value-type="float">
            <text:p>1</text:p>
          </table:table-cell>
          <table:table-cell table:number-columns-repeated="18"/>
          <table:table-cell table:style-name="ce43" table:number-columns-repeated="5"/>
          <table:table-cell table:style-name="ce43" office:value-type="float" office:value="6" calcext:value-type="float">
            <text:p>6</text:p>
          </table:table-cell>
          <table:table-cell table:style-name="ce43" table:formula="of:=[.AB42]+[.$F$66]" office:value-type="float" office:value="6.85361726202538" calcext:value-type="float">
            <text:p>6.85361726202538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3" table:number-columns-repeated="5"/>
          <table:table-cell table:style-name="ce43" office:value-type="float" office:value="7" calcext:value-type="float">
            <text:p>7</text:p>
          </table:table-cell>
          <table:table-cell table:style-name="ce43" table:formula="of:=[.AB43]+[.$F$66]" office:value-type="float" office:value="8.09138256805793" calcext:value-type="float">
            <text:p>8.09138256805793</text:p>
          </table:table-cell>
          <table:table-cell table:number-columns-repeated="996"/>
        </table:table-row>
        <table:table-row table:style-name="ro2">
          <table:table-cell table:style-name="ce31" office:value-type="float" office:value="3" calcext:value-type="float">
            <text:p>3</text:p>
          </table:table-cell>
          <table:table-cell table:number-columns-repeated="20"/>
          <table:table-cell table:style-name="ce43" table:number-columns-repeated="5"/>
          <table:table-cell table:style-name="ce43" office:value-type="float" office:value="8" calcext:value-type="float">
            <text:p>8</text:p>
          </table:table-cell>
          <table:table-cell table:style-name="ce43" table:formula="of:=[.AB44]+[.$F$66]" office:value-type="float" office:value="9.32914787409047" calcext:value-type="float">
            <text:p>9.3291478740904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C$2:.$C$34] ; [.$B$2:.$B$34])" office:value-type="float" office:value="0.342352278568961" calcext:value-type="float">
            <text:p>0.342352278568961</text:p>
          </table:table-cell>
          <table:table-cell table:number-columns-repeated="19"/>
          <table:table-cell table:style-name="ce43" table:number-columns-repeated="5"/>
          <table:table-cell table:style-name="ce43" office:value-type="float" office:value="9" calcext:value-type="float">
            <text:p>9</text:p>
          </table:table-cell>
          <table:table-cell table:style-name="ce43" table:formula="of:=[.AB45]+[.$F$66]" office:value-type="float" office:value="10.566913180123" calcext:value-type="float">
            <text:p>10.566913180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C$2:.$C$34] ; [.$B$2:.$B$34])" office:value-type="float" office:value="0.628726056769908" calcext:value-type="float">
            <text:p>0.628726056769908</text:p>
          </table:table-cell>
          <table:table-cell table:number-columns-repeated="19"/>
          <table:table-cell table:style-name="ce43" table:number-columns-repeated="5"/>
          <table:table-cell table:style-name="ce43" office:value-type="float" office:value="10" calcext:value-type="float">
            <text:p>10</text:p>
          </table:table-cell>
          <table:table-cell table:style-name="ce43" table:formula="of:=[.AB46]+[.$F$66]" office:value-type="float" office:value="11.8046784861556" calcext:value-type="float">
            <text:p>11.80467848615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C$2:.$C$34] ; [.$B$2:.$B$34])" office:value-type="float" office:value="3.73308862259188" calcext:value-type="float">
            <text:p>3.73308862259188</text:p>
          </table:table-cell>
          <table:table-cell table:number-columns-repeated="19"/>
          <table:table-cell table:style-name="ce43" table:number-columns-repeated="5"/>
          <table:table-cell table:style-name="ce43" office:value-type="float" office:value="11" calcext:value-type="float">
            <text:p>11</text:p>
          </table:table-cell>
          <table:table-cell table:style-name="ce43" table:formula="of:=[.AB47]+[.$F$66]" office:value-type="float" office:value="13.0424437921881" calcext:value-type="float">
            <text:p>13.0424437921881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3" table:number-columns-repeated="5"/>
          <table:table-cell table:style-name="ce43" office:value-type="float" office:value="12" calcext:value-type="float">
            <text:p>12</text:p>
          </table:table-cell>
          <table:table-cell table:style-name="ce43" table:formula="of:=[.AB48]+[.$F$66]" office:value-type="float" office:value="14.2802090982207" calcext:value-type="float">
            <text:p>14.2802090982207</text:p>
          </table:table-cell>
          <table:table-cell table:number-columns-repeated="996"/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number-columns-repeated="20"/>
          <table:table-cell table:style-name="ce43" table:number-columns-repeated="5"/>
          <table:table-cell table:style-name="ce43" office:value-type="float" office:value="13" calcext:value-type="float">
            <text:p>13</text:p>
          </table:table-cell>
          <table:table-cell table:style-name="ce43" table:formula="of:=[.AB49]+[.$F$66]" office:value-type="float" office:value="15.5179744042532" calcext:value-type="float">
            <text:p>15.5179744042532</text:p>
          </table:table-cell>
          <table:table-cell table:number-columns-repeated="996"/>
        </table:table-row>
        <table:table-row table:style-name="ro1">
          <table:table-cell/>
          <table:table-cell table:style-name="ce32" office:value-type="string" calcext:value-type="string">
            <text:p>X1</text:p>
          </table:table-cell>
          <table:table-cell table:style-name="ce32" office:value-type="string" calcext:value-type="string">
            <text:p>X2</text:p>
          </table:table-cell>
          <table:table-cell table:number-columns-repeated="18"/>
          <table:table-cell table:style-name="ce43" table:number-columns-repeated="5"/>
          <table:table-cell table:style-name="ce43" office:value-type="float" office:value="14" calcext:value-type="float">
            <text:p>14</text:p>
          </table:table-cell>
          <table:table-cell table:style-name="ce43" table:formula="of:=[.AB50]+[.$F$66]" office:value-type="float" office:value="16.7557397102858" calcext:value-type="float">
            <text:p>16.7557397102858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X1</text:p>
          </table:table-cell>
          <table:table-cell table:formula="of:=COVAR([$Sheet.$B$2:$Sheet.$B$34]; [$Sheet.$B$2:$Sheet.$B$34])" office:value-type="float" office:value="12.3081542699725" calcext:value-type="float">
            <text:p>12.3081542699725</text:p>
          </table:table-cell>
          <table:table-cell table:number-columns-repeated="19"/>
          <table:table-cell table:style-name="ce43" table:number-columns-repeated="5"/>
          <table:table-cell table:style-name="ce43" office:value-type="float" office:value="15" calcext:value-type="float">
            <text:p>15</text:p>
          </table:table-cell>
          <table:table-cell table:style-name="ce43" table:formula="of:=[.AB51]+[.$F$66]" office:value-type="float" office:value="17.9935050163183" calcext:value-type="float">
            <text:p>17.9935050163183</text:p>
          </table:table-cell>
          <table:table-cell table:number-columns-repeated="996"/>
        </table:table-row>
        <table:table-row table:style-name="ro1">
          <table:table-cell table:style-name="ce32" office:value-type="string" calcext:value-type="string">
            <text:p>X2</text:p>
          </table:table-cell>
          <table:table-cell table:formula="of:=COVAR([$Sheet.$B$2:$Sheet.$B$34]; [$Sheet.$C$2:$Sheet.$C$34])" office:value-type="float" office:value="7.73845730027548" calcext:value-type="float">
            <text:p>7.73845730027548</text:p>
          </table:table-cell>
          <table:table-cell table:formula="of:=COVAR([$Sheet.$C$2:$Sheet.$C$34]; [$Sheet.$C$2:$Sheet.$C$34])" office:value-type="float" office:value="14.2115886134068" calcext:value-type="float">
            <text:p>14.2115886134068</text:p>
          </table:table-cell>
          <table:table-cell table:number-columns-repeated="18"/>
          <table:table-cell table:style-name="ce43" table:number-columns-repeated="5"/>
          <table:table-cell table:style-name="ce43" office:value-type="float" office:value="16" calcext:value-type="float">
            <text:p>16</text:p>
          </table:table-cell>
          <table:table-cell table:style-name="ce43" table:formula="of:=[.AB52]+[.$F$66]" office:value-type="float" office:value="19.2312703223508" calcext:value-type="float">
            <text:p>19.2312703223508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3" table:number-columns-repeated="5"/>
          <table:table-cell table:style-name="ce43" office:value-type="float" office:value="17" calcext:value-type="float">
            <text:p>17</text:p>
          </table:table-cell>
          <table:table-cell table:style-name="ce43" table:formula="of:=[.AB53]+[.$F$66]" office:value-type="float" office:value="20.4690356283834" calcext:value-type="float">
            <text:p>20.4690356283834</text:p>
          </table:table-cell>
          <table:table-cell table:number-columns-repeated="996"/>
        </table:table-row>
        <table:table-row table:style-name="ro2">
          <table:table-cell table:style-name="ce31" office:value-type="float" office:value="5" calcext:value-type="float">
            <text:p>5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1">
          <table:table-cell office:value-type="string" calcext:value-type="string">
            <text:p>R^2 Given by linear regression is 0.34, that means that about 32% of X2 results are determined by X1, whereas 68% is up to pure chance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relation factor between X1 &amp; X2 is 58%, which means that about 58% of measurements correlate with eachoth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efore I would say that X1 is very bad predictor for X2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1" office:value-type="float" office:value="6" calcext:value-type="float">
            <text:p>6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1">
          <table:table-cell office:value-type="string" calcext:value-type="string">
            <text:p>Avg s=3</text:p>
          </table:table-cell>
          <table:table-cell office:value-type="string" calcext:value-type="string">
            <text:p>Avg s=6</text:p>
          </table:table-cell>
          <table:table-cell table:style-name="ce6"/>
          <table:table-cell/>
          <table:table-cell office:value-type="string" calcext:value-type="string">
            <text:p>Corr s=3</text:p>
          </table:table-cell>
          <table:table-cell office:value-type="string" calcext:value-type="string">
            <text:p>Corr s=6</text:p>
          </table:table-cell>
          <table:table-cell table:number-columns-repeated="1018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6"/>
          <table:table-cell/>
          <table:table-cell table:formula="of:=CORREL([.A63:.A93];[.C3:.C33])" office:value-type="float" office:value="0.652695905998325" calcext:value-type="float">
            <text:p>0.652695905998325</text:p>
          </table:table-cell>
          <table:table-cell table:formula="of:=CORREL([.B65:.B92];[.C5:.C32])" office:value-type="float" office:value="0.743913469025972" calcext:value-type="float">
            <text:p>0.743913469025972</text:p>
          </table:table-cell>
          <table:table-cell table:number-columns-repeated="1018"/>
        </table:table-row>
        <table:table-row table:style-name="ro1">
          <table:table-cell table:formula="of:=AVERAGE([$Sheet.$B$2:$Sheet.$B$4])" office:value-type="float" office:value="4.3" calcext:value-type="float">
            <text:p>4.3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6"/>
          <table:table-cell table:number-columns-repeated="1021"/>
        </table:table-row>
        <table:table-row table:style-name="ro1">
          <table:table-cell table:formula="of:=AVERAGE([$Sheet.$B$3:$Sheet.$B$5])" office:value-type="float" office:value="3.2" calcext:value-type="float">
            <text:p>3.2</text:p>
          </table:table-cell>
          <table:table-cell table:formula="of:=#N/A" office:value-type="string" office:string-value="" calcext:value-type="error">
            <text:p>#N/A</text:p>
          </table:table-cell>
          <table:table-cell table:style-name="ce6"/>
          <table:table-cell/>
          <table:table-cell office:value-type="string" calcext:value-type="string">
            <text:p>Reg s=3</text:p>
          </table:table-cell>
          <table:table-cell office:value-type="string" calcext:value-type="string">
            <text:p>Reg s=6</text:p>
          </table:table-cell>
          <table:table-cell table:number-columns-repeated="1018"/>
        </table:table-row>
        <table:table-row table:style-name="ro1">
          <table:table-cell table:formula="of:=AVERAGE([$Sheet.$B$4:$Sheet.$B$6])" office:value-type="float" office:value="3.9" calcext:value-type="float">
            <text:p>3.9</text:p>
          </table:table-cell>
          <table:table-cell table:formula="of:=AVERAGE([$Sheet.$B$2:$Sheet.$B$7])" office:value-type="float" office:value="4.31666666666667" calcext:value-type="float">
            <text:p>4.31666666666667</text:p>
          </table:table-cell>
          <table:table-cell table:style-name="ce6"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C$3:.$C$33] ; [.$A$63:.$A$93])" office:value-type="float" office:value="0.426011945706975" calcext:value-type="float">
            <text:p>0.426011945706975</text:p>
          </table:table-cell>
          <table:table-cell table:number-matrix-columns-spanned="1" table:number-matrix-rows-spanned="1" table:formula="of:=RSQ([.$C$5:.$C$32] ; [.$B$65:.$B$92])" office:value-type="float" office:value="0.553407249398255" calcext:value-type="float">
            <text:p>0.553407249398255</text:p>
          </table:table-cell>
          <table:table-cell table:number-columns-repeated="1018"/>
        </table:table-row>
        <table:table-row table:style-name="ro1">
          <table:table-cell table:formula="of:=AVERAGE([$Sheet.$B$5:$Sheet.$B$7])" office:value-type="float" office:value="4.33333333333333" calcext:value-type="float">
            <text:p>4.33333333333333</text:p>
          </table:table-cell>
          <table:table-cell table:formula="of:=AVERAGE([$Sheet.$B$3:$Sheet.$B$8])" office:value-type="float" office:value="3.43333333333333" calcext:value-type="float">
            <text:p>3.43333333333333</text:p>
          </table:table-cell>
          <table:table-cell table:style-name="ce6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C$3:.$C$33] ; [.$A$63:.$A$93])" office:value-type="float" office:value="0.896707257438013" calcext:value-type="float">
            <text:p>0.896707257438013</text:p>
          </table:table-cell>
          <table:table-cell table:number-matrix-columns-spanned="1" table:number-matrix-rows-spanned="1" table:formula="of:=SLOPE([.$C$5:.$C$32] ; [.$B$65:.$B$92])" office:value-type="float" office:value="1.23776530603255" calcext:value-type="float">
            <text:p>1.23776530603255</text:p>
          </table:table-cell>
          <table:table-cell table:number-columns-repeated="1018"/>
        </table:table-row>
        <table:table-row table:style-name="ro1">
          <table:table-cell table:formula="of:=AVERAGE([$Sheet.$B$6:$Sheet.$B$8])" office:value-type="float" office:value="3.66666666666667" calcext:value-type="float">
            <text:p>3.66666666666667</text:p>
          </table:table-cell>
          <table:table-cell table:formula="of:=AVERAGE([$Sheet.$B$4:$Sheet.$B$9])" office:value-type="float" office:value="3.51666666666667" calcext:value-type="float">
            <text:p>3.51666666666667</text:p>
          </table:table-cell>
          <table:table-cell table:style-name="ce6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C$3:.$C$33] ; [.$A$63:.$A$93])" office:value-type="float" office:value="1.80867784526529" calcext:value-type="float">
            <text:p>1.80867784526529</text:p>
          </table:table-cell>
          <table:table-cell table:number-matrix-columns-spanned="1" table:number-matrix-rows-spanned="1" table:formula="of:=INTERCEPT([.$C$5:.$C$32] ; [.$B$65:.$B$92])" office:value-type="float" office:value="-0.572974574169894" calcext:value-type="float">
            <text:p>-0.572974574169894</text:p>
          </table:table-cell>
          <table:table-cell table:number-columns-repeated="1018"/>
        </table:table-row>
        <table:table-row table:style-name="ro1">
          <table:table-cell table:formula="of:=AVERAGE([$Sheet.$B$7:$Sheet.$B$9])" office:value-type="float" office:value="3.13333333333333" calcext:value-type="float">
            <text:p>3.13333333333333</text:p>
          </table:table-cell>
          <table:table-cell table:formula="of:=AVERAGE([$Sheet.$B$5:$Sheet.$B$10])" office:value-type="float" office:value="3.73333333333333" calcext:value-type="float">
            <text:p>3.73333333333333</text:p>
          </table:table-cell>
          <table:table-cell table:style-name="ce6" table:number-columns-repeated="3"/>
          <table:table-cell/>
          <table:table-cell table:style-name="ce6"/>
          <table:table-cell table:number-columns-repeated="1017"/>
        </table:table-row>
        <table:table-row table:style-name="ro1">
          <table:table-cell table:formula="of:=AVERAGE([$Sheet.$B$8:$Sheet.$B$10])" office:value-type="float" office:value="3.13333333333333" calcext:value-type="float">
            <text:p>3.13333333333333</text:p>
          </table:table-cell>
          <table:table-cell table:formula="of:=AVERAGE([$Sheet.$B$6:$Sheet.$B$11])" office:value-type="float" office:value="4.45" calcext:value-type="float">
            <text:p>4.45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formula="of:=AVERAGE([$Sheet.$B$9:$Sheet.$B$11])" office:value-type="float" office:value="5.23333333333333" calcext:value-type="float">
            <text:p>5.23333333333333</text:p>
          </table:table-cell>
          <table:table-cell table:formula="of:=AVERAGE([$Sheet.$B$7:$Sheet.$B$12])" office:value-type="float" office:value="5.33333333333333" calcext:value-type="float">
            <text:p>5.33333333333333</text:p>
          </table:table-cell>
          <table:table-cell/>
          <table:table-cell table:style-name="ce6" table:number-columns-repeated="2"/>
          <table:table-cell table:number-columns-repeated="1019"/>
        </table:table-row>
        <table:table-row table:style-name="ro1">
          <table:table-cell table:formula="of:=AVERAGE([$Sheet.$B$10:$Sheet.$B$12])" office:value-type="float" office:value="7.53333333333333" calcext:value-type="float">
            <text:p>7.53333333333333</text:p>
          </table:table-cell>
          <table:table-cell table:formula="of:=AVERAGE([$Sheet.$B$8:$Sheet.$B$13])" office:value-type="float" office:value="5.83333333333333" calcext:value-type="float">
            <text:p>5.83333333333333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1017"/>
        </table:table-row>
        <table:table-row table:style-name="ro1">
          <table:table-cell table:formula="of:=AVERAGE([$Sheet.$B$11:$Sheet.$B$13])" office:value-type="float" office:value="8.53333333333333" calcext:value-type="float">
            <text:p>8.53333333333333</text:p>
          </table:table-cell>
          <table:table-cell table:formula="of:=AVERAGE([$Sheet.$B$9:$Sheet.$B$14])" office:value-type="float" office:value="6.21666666666667" calcext:value-type="float">
            <text:p>6.21666666666667</text:p>
          </table:table-cell>
          <table:table-cell/>
          <table:table-cell table:style-name="ce6" table:number-columns-repeated="2"/>
          <table:table-cell/>
          <table:table-cell table:style-name="ce6"/>
          <table:table-cell table:number-columns-repeated="1017"/>
        </table:table-row>
        <table:table-row table:style-name="ro1">
          <table:table-cell table:formula="of:=AVERAGE([$Sheet.$B$12:$Sheet.$B$14])" office:value-type="float" office:value="7.2" calcext:value-type="float">
            <text:p>7.2</text:p>
          </table:table-cell>
          <table:table-cell table:formula="of:=AVERAGE([$Sheet.$B$10:$Sheet.$B$15])" office:value-type="float" office:value="6.43333333333333" calcext:value-type="float">
            <text:p>6.43333333333333</text:p>
          </table:table-cell>
          <table:table-cell table:number-columns-repeated="1022"/>
        </table:table-row>
        <table:table-row table:style-name="ro1">
          <table:table-cell table:formula="of:=AVERAGE([$Sheet.$B$13:$Sheet.$B$15])" office:value-type="float" office:value="5.33333333333333" calcext:value-type="float">
            <text:p>5.33333333333333</text:p>
          </table:table-cell>
          <table:table-cell table:formula="of:=AVERAGE([$Sheet.$B$11:$Sheet.$B$16])" office:value-type="float" office:value="7.11666666666667" calcext:value-type="float">
            <text:p>7.11666666666667</text:p>
          </table:table-cell>
          <table:table-cell table:number-columns-repeated="1022"/>
        </table:table-row>
        <table:table-row table:style-name="ro1">
          <table:table-cell table:formula="of:=AVERAGE([$Sheet.$B$14:$Sheet.$B$16])" office:value-type="float" office:value="5.7" calcext:value-type="float">
            <text:p>5.7</text:p>
          </table:table-cell>
          <table:table-cell table:formula="of:=AVERAGE([$Sheet.$B$12:$Sheet.$B$17])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formula="of:=AVERAGE([$Sheet.$B$15:$Sheet.$B$17])" office:value-type="float" office:value="7.6" calcext:value-type="float">
            <text:p>7.6</text:p>
          </table:table-cell>
          <table:table-cell table:formula="of:=AVERAGE([$Sheet.$B$13:$Sheet.$B$18])" office:value-type="float" office:value="7.83333333333333" calcext:value-type="float">
            <text:p>7.83333333333333</text:p>
          </table:table-cell>
          <table:table-cell table:number-columns-repeated="1022"/>
        </table:table-row>
        <table:table-row table:style-name="ro1">
          <table:table-cell table:formula="of:=AVERAGE([$Sheet.$B$16:$Sheet.$B$18])" office:value-type="float" office:value="10.3333333333333" calcext:value-type="float">
            <text:p>10.3333333333333</text:p>
          </table:table-cell>
          <table:table-cell table:formula="of:=AVERAGE([$Sheet.$B$14:$Sheet.$B$19])" office:value-type="float" office:value="8.83333333333333" calcext:value-type="float">
            <text:p>8.83333333333333</text:p>
          </table:table-cell>
          <table:table-cell table:number-columns-repeated="1022"/>
        </table:table-row>
        <table:table-row table:style-name="ro1">
          <table:table-cell table:formula="of:=AVERAGE([$Sheet.$B$17:$Sheet.$B$19])" office:value-type="float" office:value="11.9666666666667" calcext:value-type="float">
            <text:p>11.9666666666667</text:p>
          </table:table-cell>
          <table:table-cell table:formula="of:=AVERAGE([$Sheet.$B$15:$Sheet.$B$20])" office:value-type="float" office:value="10.6833333333333" calcext:value-type="float">
            <text:p>10.6833333333333</text:p>
          </table:table-cell>
          <table:table-cell table:number-columns-repeated="1022"/>
        </table:table-row>
        <table:table-row table:style-name="ro1">
          <table:table-cell table:formula="of:=AVERAGE([$Sheet.$B$18:$Sheet.$B$20])" office:value-type="float" office:value="13.7666666666667" calcext:value-type="float">
            <text:p>13.7666666666667</text:p>
          </table:table-cell>
          <table:table-cell table:formula="of:=AVERAGE([$Sheet.$B$16:$Sheet.$B$21])" office:value-type="float" office:value="11.7333333333333" calcext:value-type="float">
            <text:p>11.7333333333333</text:p>
          </table:table-cell>
          <table:table-cell table:number-columns-repeated="1022"/>
        </table:table-row>
        <table:table-row table:style-name="ro1">
          <table:table-cell table:formula="of:=AVERAGE([$Sheet.$B$19:$Sheet.$B$21])" office:value-type="float" office:value="13.1333333333333" calcext:value-type="float">
            <text:p>13.1333333333333</text:p>
          </table:table-cell>
          <table:table-cell table:formula="of:=AVERAGE([$Sheet.$B$17:$Sheet.$B$22])" office:value-type="float" office:value="11.9333333333333" calcext:value-type="float">
            <text:p>11.9333333333333</text:p>
          </table:table-cell>
          <table:table-cell table:number-columns-repeated="1022"/>
        </table:table-row>
        <table:table-row table:style-name="ro1">
          <table:table-cell table:formula="of:=AVERAGE([$Sheet.$B$20:$Sheet.$B$22])" office:value-type="float" office:value="11.9" calcext:value-type="float">
            <text:p>11.9</text:p>
          </table:table-cell>
          <table:table-cell table:formula="of:=AVERAGE([$Sheet.$B$18:$Sheet.$B$23])" office:value-type="float" office:value="11.6166666666667" calcext:value-type="float">
            <text:p>11.6166666666667</text:p>
          </table:table-cell>
          <table:table-cell table:number-columns-repeated="1022"/>
        </table:table-row>
        <table:table-row table:style-name="ro1">
          <table:table-cell table:formula="of:=AVERAGE([$Sheet.$B$21:$Sheet.$B$23])" office:value-type="float" office:value="9.46666666666667" calcext:value-type="float">
            <text:p>9.46666666666667</text:p>
          </table:table-cell>
          <table:table-cell table:formula="of:=AVERAGE([$Sheet.$B$19:$Sheet.$B$24])" office:value-type="float" office:value="10.5166666666667" calcext:value-type="float">
            <text:p>10.5166666666667</text:p>
          </table:table-cell>
          <table:table-cell table:number-columns-repeated="1022"/>
        </table:table-row>
        <table:table-row table:style-name="ro1">
          <table:table-cell table:formula="of:=AVERAGE([$Sheet.$B$22:$Sheet.$B$24])" office:value-type="float" office:value="7.9" calcext:value-type="float">
            <text:p>7.9</text:p>
          </table:table-cell>
          <table:table-cell table:formula="of:=AVERAGE([$Sheet.$B$20:$Sheet.$B$25])" office:value-type="float" office:value="9.56666666666667" calcext:value-type="float">
            <text:p>9.56666666666667</text:p>
          </table:table-cell>
          <table:table-cell table:number-columns-repeated="1022"/>
        </table:table-row>
        <table:table-row table:style-name="ro1">
          <table:table-cell table:formula="of:=AVERAGE([$Sheet.$B$23:$Sheet.$B$25])" office:value-type="float" office:value="7.23333333333333" calcext:value-type="float">
            <text:p>7.23333333333333</text:p>
          </table:table-cell>
          <table:table-cell table:formula="of:=AVERAGE([$Sheet.$B$21:$Sheet.$B$26])" office:value-type="float" office:value="7.75" calcext:value-type="float">
            <text:p>7.75</text:p>
          </table:table-cell>
          <table:table-cell table:number-columns-repeated="1022"/>
        </table:table-row>
        <table:table-row table:style-name="ro1">
          <table:table-cell table:formula="of:=AVERAGE([$Sheet.$B$24:$Sheet.$B$26])" office:value-type="float" office:value="6.03333333333333" calcext:value-type="float">
            <text:p>6.03333333333333</text:p>
          </table:table-cell>
          <table:table-cell table:formula="of:=AVERAGE([$Sheet.$B$22:$Sheet.$B$27])" office:value-type="float" office:value="7.33333333333333" calcext:value-type="float">
            <text:p>7.33333333333333</text:p>
          </table:table-cell>
          <table:table-cell table:number-columns-repeated="1022"/>
        </table:table-row>
        <table:table-row table:style-name="ro1">
          <table:table-cell table:formula="of:=AVERAGE([$Sheet.$B$25:$Sheet.$B$27])" office:value-type="float" office:value="6.76666666666667" calcext:value-type="float">
            <text:p>6.76666666666667</text:p>
          </table:table-cell>
          <table:table-cell table:formula="of:=AVERAGE([$Sheet.$B$23:$Sheet.$B$28])" office:value-type="float" office:value="7.91666666666667" calcext:value-type="float">
            <text:p>7.91666666666667</text:p>
          </table:table-cell>
          <table:table-cell table:number-columns-repeated="1022"/>
        </table:table-row>
        <table:table-row table:style-name="ro1">
          <table:table-cell table:formula="of:=AVERAGE([$Sheet.$B$26:$Sheet.$B$28])" office:value-type="float" office:value="8.6" calcext:value-type="float">
            <text:p>8.6</text:p>
          </table:table-cell>
          <table:table-cell table:formula="of:=AVERAGE([$Sheet.$B$24:$Sheet.$B$29])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formula="of:=AVERAGE([$Sheet.$B$27:$Sheet.$B$29])" office:value-type="float" office:value="8.16666666666667" calcext:value-type="float">
            <text:p>8.16666666666667</text:p>
          </table:table-cell>
          <table:table-cell table:formula="of:=AVERAGE([$Sheet.$B$25:$Sheet.$B$30])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formula="of:=AVERAGE([$Sheet.$B$28:$Sheet.$B$30])" office:value-type="float" office:value="7.43333333333333" calcext:value-type="float">
            <text:p>7.43333333333333</text:p>
          </table:table-cell>
          <table:table-cell table:formula="of:=AVERAGE([$Sheet.$B$26:$Sheet.$B$31])" office:value-type="float" office:value="7.11666666666667" calcext:value-type="float">
            <text:p>7.11666666666667</text:p>
          </table:table-cell>
          <table:table-cell table:number-columns-repeated="1022"/>
        </table:table-row>
        <table:table-row table:style-name="ro1">
          <table:table-cell table:formula="of:=AVERAGE([$Sheet.$B$29:$Sheet.$B$31])" office:value-type="float" office:value="5.63333333333333" calcext:value-type="float">
            <text:p>5.63333333333333</text:p>
          </table:table-cell>
          <table:table-cell table:formula="of:=AVERAGE([$Sheet.$B$27:$Sheet.$B$32])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formula="of:=AVERAGE([$Sheet.$B$30:$Sheet.$B$32])" office:value-type="float" office:value="6.43333333333333" calcext:value-type="float">
            <text:p>6.43333333333333</text:p>
          </table:table-cell>
          <table:table-cell table:formula="of:=AVERAGE([$Sheet.$B$28:$Sheet.$B$33])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formula="of:=AVERAGE([$Sheet.$B$31:$Sheet.$B$33])" office:value-type="float" office:value="6.16666666666667" calcext:value-type="float">
            <text:p>6.16666666666667</text:p>
          </table:table-cell>
          <table:table-cell table:formula="of:=AVERAGE([$Sheet.$B$29:$Sheet.$B$34])" office:value-type="float" office:value="6.65" calcext:value-type="float">
            <text:p>6.65</text:p>
          </table:table-cell>
          <table:table-cell table:number-columns-repeated="1022"/>
        </table:table-row>
        <table:table-row table:style-name="ro1">
          <table:table-cell table:formula="of:=AVERAGE([$Sheet.$B$32:$Sheet.$B$34])" office:value-type="float" office:value="7.66666666666667" calcext:value-type="float">
            <text:p>7.66666666666667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table:formula="of:=#N/A" office:value-type="string" office:string-value="" calcext:value-type="error">
            <text:p>#N/A</text:p>
          </table:table-cell>
          <table:table-cell table:formula="of:=#N/A" office:value-type="string" office:string-value="" calcext:value-type="error">
            <text:p>#N/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ving Average with a span of 6 gives a much better correlation, 74% and R^2 equals 55%. Span of 3 gives worse results, but better than X1 by itself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efore I would say that moving average of X1 with s=6 is a good, but not perfect predicator for X2. This pretty much depends on accuracy you desi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5% correlation is good in some cases, bad in others. Given it’s alarm system I would require at least 95% correlation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1" office:value-type="float" office:value="7" calcext:value-type="float">
            <text:p>7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1">
          <table:table-cell office:value-type="string" calcext:value-type="string">
            <text:p>T=0</text:p>
          </table:table-cell>
          <table:table-cell office:value-type="string" calcext:value-type="string">
            <text:p>T=1</text:p>
          </table:table-cell>
          <table:table-cell office:value-type="string" calcext:value-type="string">
            <text:p>T=2</text:p>
          </table:table-cell>
          <table:table-cell office:value-type="string" calcext:value-type="string">
            <text:p>T=3</text:p>
          </table:table-cell>
          <table:table-cell office:value-type="string" calcext:value-type="string">
            <text:p>T=4</text:p>
          </table:table-cell>
          <table:table-cell office:value-type="string" calcext:value-type="string">
            <text:p>T=5</text:p>
          </table:table-cell>
          <table:table-cell office:value-type="string" calcext:value-type="string">
            <text:p>T=6</text:p>
          </table:table-cell>
          <table:table-cell office:value-type="string" calcext:value-type="string">
            <text:p>T=7</text:p>
          </table:table-cell>
          <table:table-cell office:value-type="string" calcext:value-type="string">
            <text:p>T=8</text:p>
          </table:table-cell>
          <table:table-cell office:value-type="string" calcext:value-type="string">
            <text:p>T=9</text:p>
          </table:table-cell>
          <table:table-cell office:value-type="string" calcext:value-type="string">
            <text:p>T=10</text:p>
          </table:table-cell>
          <table:table-cell table:number-columns-repeated="1013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102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21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9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8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7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5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101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table:number-columns-repeated="101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table:number-columns-repeated="101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table:number-columns-repeated="101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table:number-columns-repeated="1013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2.7" calcext:value-type="float">
            <text:p>2.7</text:p>
          </table:table-cell>
          <table:table-cell table:number-columns-repeated="1013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table:number-columns-repeated="1013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8.5" calcext:value-type="float">
            <text:p>8.5</text:p>
          </table:table-cell>
          <table:table-cell table:number-columns-repeated="101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table:number-columns-repeated="1013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7.5" calcext:value-type="float">
            <text:p>7.5</text:p>
          </table:table-cell>
          <table:table-cell table:number-columns-repeated="101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101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office:value-type="float" office:value="8.6" calcext:value-type="float">
            <text:p>8.6</text:p>
          </table:table-cell>
          <table:table-cell table:number-columns-repeated="101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office:value-type="float" office:value="10.2" calcext:value-type="float">
            <text:p>10.2</text:p>
          </table:table-cell>
          <table:table-cell table:number-columns-repeated="1013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office:value-type="float" office:value="12.2" calcext:value-type="float">
            <text:p>12.2</text:p>
          </table:table-cell>
          <table:table-cell table:number-columns-repeated="101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3.5" calcext:value-type="float">
            <text:p>13.5</text:p>
          </table:table-cell>
          <table:table-cell table:number-columns-repeated="101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table:number-columns-repeated="101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office:value-type="float" office:value="10.3" calcext:value-type="float">
            <text:p>10.3</text:p>
          </table:table-cell>
          <table:table-cell table:number-columns-repeated="101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office:value-type="float" office:value="9.8" calcext:value-type="float">
            <text:p>9.8</text:p>
          </table:table-cell>
          <table:table-cell table:number-columns-repeated="101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office:value-type="float" office:value="8.3" calcext:value-type="float">
            <text:p>8.3</text:p>
          </table:table-cell>
          <table:table-cell table:number-columns-repeated="101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office:value-type="float" office:value="4.7" calcext:value-type="float">
            <text:p>4.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office:value-type="float" office:value="7.8" calcext:value-type="float">
            <text:p>7.8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office:value-type="float" office:value="13.3" calcext:value-type="float">
            <text:p>13.3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office:value-type="float" office:value="3.4" calcext:value-type="float">
            <text:p>3.4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office:value-type="float" office:value="5.6" calcext:value-type="float">
            <text:p>5.6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office:value-type="float" office:value="7.9" calcext:value-type="float">
            <text:p>7.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office:value-type="float" office:value="5.8" calcext:value-type="float">
            <text:p>5.8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.4" calcext:value-type="float">
            <text:p>12.4</text:p>
          </table:table-cell>
          <table:table-cell office:value-type="float" office:value="4.8" calcext:value-type="float">
            <text:p>4.8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2.4" calcext:value-type="float">
            <text:p>12.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toCorr</text:p>
          </table:table-cell>
          <table:table-cell table:formula="of:=CORREL([.$A$102:.$A$144];[.B102:.B144])" office:value-type="float" office:value="0.533135318095381" calcext:value-type="float">
            <text:p>0.533135318095381</text:p>
          </table:table-cell>
          <table:table-cell table:formula="of:=CORREL([.$A$102:.$A$144];[.C102:.C144])" office:value-type="float" office:value="0.313754461581465" calcext:value-type="float">
            <text:p>0.313754461581465</text:p>
          </table:table-cell>
          <table:table-cell table:formula="of:=CORREL([.$A$102:.$A$144];[.D102:.D144])" office:value-type="float" office:value="0.28495857385659" calcext:value-type="float">
            <text:p>0.28495857385659</text:p>
          </table:table-cell>
          <table:table-cell table:formula="of:=CORREL([.$A$102:.$A$144];[.E102:.E144])" office:value-type="float" office:value="0.055583994888659" calcext:value-type="float">
            <text:p>0.055583994888659</text:p>
          </table:table-cell>
          <table:table-cell table:formula="of:=CORREL([.$A$102:.$A$144];[.F102:.F144])" office:value-type="float" office:value="0.0219064371768633" calcext:value-type="float">
            <text:p>0.021906437176863</text:p>
          </table:table-cell>
          <table:table-cell table:formula="of:=CORREL([.$A$102:.$A$144];[.G102:.G144])" office:value-type="float" office:value="0.175000241141615" calcext:value-type="float">
            <text:p>0.175000241141615</text:p>
          </table:table-cell>
          <table:table-cell table:formula="of:=CORREL([.$A$102:.$A$144];[.H102:.H144])" office:value-type="float" office:value="0.0701747692775363" calcext:value-type="float">
            <text:p>0.070174769277536</text:p>
          </table:table-cell>
          <table:table-cell table:formula="of:=CORREL([.$A$102:.$A$144];[.I102:.I144])" office:value-type="float" office:value="0.00791852630013936" calcext:value-type="float">
            <text:p>0.007918526300139</text:p>
          </table:table-cell>
          <table:table-cell table:formula="of:=CORREL([.$A$102:.$A$144];[.J102:.J144])" office:value-type="float" office:value="-0.0910203874918168" calcext:value-type="float">
            <text:p>-0.091020387491817</text:p>
          </table:table-cell>
          <table:table-cell table:formula="of:=CORREL([.$A$102:.$A$144];[.K102:.K144])" office:value-type="float" office:value="-0.264617108300705" calcext:value-type="float">
            <text:p>-0.264617108300705</text:p>
          </table:table-cell>
          <table:table-cell table:number-columns-repeated="1013"/>
        </table:table-row>
        <table:table-row table:style-name="ro1">
          <table:table-cell/>
          <table:table-cell table:style-name="ce6" table:number-columns-repeated="10"/>
          <table:table-cell table:number-columns-repeated="1013"/>
        </table:table-row>
        <table:table-row table:style-name="ro2">
          <table:table-cell table:style-name="ce31" office:value-type="float" office:value="8" calcext:value-type="float">
            <text:p>8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istance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"/>
          <table:table-cell table:number-columns-repeated="5"/>
          <table:table-cell table:style-name="ce6"/>
          <table:table-cell table:number-columns-repeated="5"/>
          <table:table-cell table:style-name="ce6"/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2]-[.B$150])^2" office:value-type="float" office:value="6.25" calcext:value-type="float">
            <text:p>6.25</text:p>
          </table:table-cell>
          <table:table-cell table:formula="of:=([.$C2]-[.C$150])^2" office:value-type="float" office:value="0.25" calcext:value-type="float">
            <text:p>0.25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52]+[.C152]" office:value-type="float" office:value="6.5" calcext:value-type="float">
            <text:p>6.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$B2]-[.H$150])^2" office:value-type="float" office:value="6.25" calcext:value-type="float">
            <text:p>6.25</text:p>
          </table:table-cell>
          <table:table-cell table:formula="of:=([.$C2]-[.I$150])^2" office:value-type="float" office:value="2.25" calcext:value-type="float">
            <text:p>2.25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52]+[.I152]" office:value-type="float" office:value="8.5" calcext:value-type="float">
            <text:p>8.5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$B2]-[.N$150])^2" office:value-type="float" office:value="156.25" calcext:value-type="float">
            <text:p>156.25</text:p>
          </table:table-cell>
          <table:table-cell table:formula="of:=([.$C2]-[.O$150])^2" office:value-type="float" office:value="56.25" calcext:value-type="float">
            <text:p>56.25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52]+[.O152]" office:value-type="float" office:value="212.5" calcext:value-type="float">
            <text:p>212.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3]-[.B$150])^2" office:value-type="float" office:value="7.84" calcext:value-type="float">
            <text:p>7.84</text:p>
          </table:table-cell>
          <table:table-cell table:formula="of:=([.$C3]-[.C$150])^2" office:value-type="float" office:value="0.49" calcext:value-type="float">
            <text:p>0.49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53]+[.C153]" office:value-type="float" office:value="8.33" calcext:value-type="float">
            <text:p>8.33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$B3]-[.H$150])^2" office:value-type="float" office:value="60.84" calcext:value-type="float">
            <text:p>60.84</text:p>
          </table:table-cell>
          <table:table-cell table:formula="of:=([.$C3]-[.I$150])^2" office:value-type="float" office:value="0.0899999999999999" calcext:value-type="float">
            <text:p>0.09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53]+[.I153]" office:value-type="float" office:value="60.93" calcext:value-type="float">
            <text:p>60.93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$B3]-[.N$150])^2" office:value-type="float" office:value="316.84" calcext:value-type="float">
            <text:p>316.84</text:p>
          </table:table-cell>
          <table:table-cell table:formula="of:=([.$C3]-[.O$150])^2" office:value-type="float" office:value="39.69" calcext:value-type="float">
            <text:p>39.69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53]+[.O153]" office:value-type="float" office:value="356.53" calcext:value-type="float">
            <text:p>356.53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4]-[.B$150])^2" office:value-type="float" office:value="3.24" calcext:value-type="float">
            <text:p>3.24</text:p>
          </table:table-cell>
          <table:table-cell table:formula="of:=([.$C4]-[.C$150])^2" office:value-type="float" office:value="13.69" calcext:value-type="float">
            <text:p>13.69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54]+[.C154]" office:value-type="float" office:value="16.93" calcext:value-type="float">
            <text:p>16.9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$B4]-[.H$150])^2" office:value-type="float" office:value="46.24" calcext:value-type="float">
            <text:p>46.24</text:p>
          </table:table-cell>
          <table:table-cell table:formula="of:=([.$C4]-[.I$150])^2" office:value-type="float" office:value="7.29" calcext:value-type="float">
            <text:p>7.29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54]+[.I154]" office:value-type="float" office:value="53.53" calcext:value-type="float">
            <text:p>53.53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$B4]-[.N$150])^2" office:value-type="float" office:value="282.24" calcext:value-type="float">
            <text:p>282.24</text:p>
          </table:table-cell>
          <table:table-cell table:formula="of:=([.$C4]-[.O$150])^2" office:value-type="float" office:value="10.89" calcext:value-type="float">
            <text:p>10.89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54]+[.O154]" office:value-type="float" office:value="293.13" calcext:value-type="float">
            <text:p>293.1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5]-[.B$150])^2" office:value-type="float" office:value="0.64" calcext:value-type="float">
            <text:p>0.64</text:p>
          </table:table-cell>
          <table:table-cell table:formula="of:=([.$C5]-[.C$150])^2" office:value-type="float" office:value="1.69" calcext:value-type="float">
            <text:p>1.69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55]+[.C155]" office:value-type="float" office:value="2.33" calcext:value-type="float">
            <text:p>2.33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$B5]-[.H$150])^2" office:value-type="float" office:value="33.64" calcext:value-type="float">
            <text:p>33.64</text:p>
          </table:table-cell>
          <table:table-cell table:formula="of:=([.$C5]-[.I$150])^2" office:value-type="float" office:value="0.0899999999999999" calcext:value-type="float">
            <text:p>0.09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55]+[.I155]" office:value-type="float" office:value="33.73" calcext:value-type="float">
            <text:p>33.73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$B5]-[.N$150])^2" office:value-type="float" office:value="249.64" calcext:value-type="float">
            <text:p>249.64</text:p>
          </table:table-cell>
          <table:table-cell table:formula="of:=([.$C5]-[.O$150])^2" office:value-type="float" office:value="32.49" calcext:value-type="float">
            <text:p>32.49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55]+[.O155]" office:value-type="float" office:value="282.13" calcext:value-type="float">
            <text:p>282.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6]-[.B$150])^2" office:value-type="float" office:value="0.49" calcext:value-type="float">
            <text:p>0.49</text:p>
          </table:table-cell>
          <table:table-cell table:formula="of:=([.$C6]-[.C$150])^2" office:value-type="float" office:value="4.84" calcext:value-type="float">
            <text:p>4.84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56]+[.C156]" office:value-type="float" office:value="5.33" calcext:value-type="float">
            <text:p>5.33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$B6]-[.H$150])^2" office:value-type="float" office:value="32.49" calcext:value-type="float">
            <text:p>32.49</text:p>
          </table:table-cell>
          <table:table-cell table:formula="of:=([.$C6]-[.I$150])^2" office:value-type="float" office:value="1.44" calcext:value-type="float">
            <text:p>1.44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56]+[.I156]" office:value-type="float" office:value="33.93" calcext:value-type="float">
            <text:p>33.93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$B6]-[.N$150])^2" office:value-type="float" office:value="246.49" calcext:value-type="float">
            <text:p>246.49</text:p>
          </table:table-cell>
          <table:table-cell table:formula="of:=([.$C6]-[.O$150])^2" office:value-type="float" office:value="23.04" calcext:value-type="float">
            <text:p>23.04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56]+[.O156]" office:value-type="float" office:value="269.53" calcext:value-type="float">
            <text:p>269.53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7]-[.B$150])^2" office:value-type="float" office:value="0.25" calcext:value-type="float">
            <text:p>0.25</text:p>
          </table:table-cell>
          <table:table-cell table:formula="of:=([.$C7]-[.C$150])^2" office:value-type="float" office:value="20.25" calcext:value-type="float">
            <text:p>20.25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57]+[.C157]" office:value-type="float" office:value="20.5" calcext:value-type="float">
            <text:p>20.5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$B7]-[.H$150])^2" office:value-type="float" office:value="30.25" calcext:value-type="float">
            <text:p>30.25</text:p>
          </table:table-cell>
          <table:table-cell table:formula="of:=([.$C7]-[.I$150])^2" office:value-type="float" office:value="12.25" calcext:value-type="float">
            <text:p>12.25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57]+[.I157]" office:value-type="float" office:value="42.5" calcext:value-type="float">
            <text:p>42.5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$B7]-[.N$150])^2" office:value-type="float" office:value="240.25" calcext:value-type="float">
            <text:p>240.25</text:p>
          </table:table-cell>
          <table:table-cell table:formula="of:=([.$C7]-[.O$150])^2" office:value-type="float" office:value="6.25" calcext:value-type="float">
            <text:p>6.25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57]+[.O157]" office:value-type="float" office:value="246.5" calcext:value-type="float">
            <text:p>246.5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8]-[.B$150])^2" office:value-type="float" office:value="7.84" calcext:value-type="float">
            <text:p>7.84</text:p>
          </table:table-cell>
          <table:table-cell table:formula="of:=([.$C8]-[.C$150])^2" office:value-type="float" office:value="30.25" calcext:value-type="float">
            <text:p>30.25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58]+[.C158]" office:value-type="float" office:value="38.09" calcext:value-type="float">
            <text:p>38.09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$B8]-[.H$150])^2" office:value-type="float" office:value="60.84" calcext:value-type="float">
            <text:p>60.84</text:p>
          </table:table-cell>
          <table:table-cell table:formula="of:=([.$C8]-[.I$150])^2" office:value-type="float" office:value="20.25" calcext:value-type="float">
            <text:p>20.25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58]+[.I158]" office:value-type="float" office:value="81.09" calcext:value-type="float">
            <text:p>81.09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$B8]-[.N$150])^2" office:value-type="float" office:value="316.84" calcext:value-type="float">
            <text:p>316.84</text:p>
          </table:table-cell>
          <table:table-cell table:formula="of:=([.$C8]-[.O$150])^2" office:value-type="float" office:value="2.25" calcext:value-type="float">
            <text:p>2.25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58]+[.O158]" office:value-type="float" office:value="319.09" calcext:value-type="float">
            <text:p>319.09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9]-[.B$150])^2" office:value-type="float" office:value="5.29" calcext:value-type="float">
            <text:p>5.29</text:p>
          </table:table-cell>
          <table:table-cell table:formula="of:=([.$C9]-[.C$150])^2" office:value-type="float" office:value="18.49" calcext:value-type="float">
            <text:p>18.49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59]+[.C159]" office:value-type="float" office:value="23.78" calcext:value-type="float">
            <text:p>23.78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$B9]-[.H$150])^2" office:value-type="float" office:value="53.29" calcext:value-type="float">
            <text:p>53.29</text:p>
          </table:table-cell>
          <table:table-cell table:formula="of:=([.$C9]-[.I$150])^2" office:value-type="float" office:value="10.89" calcext:value-type="float">
            <text:p>10.89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59]+[.I159]" office:value-type="float" office:value="64.18" calcext:value-type="float">
            <text:p>64.18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$B9]-[.N$150])^2" office:value-type="float" office:value="299.29" calcext:value-type="float">
            <text:p>299.29</text:p>
          </table:table-cell>
          <table:table-cell table:formula="of:=([.$C9]-[.O$150])^2" office:value-type="float" office:value="7.29" calcext:value-type="float">
            <text:p>7.29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59]+[.O159]" office:value-type="float" office:value="306.58" calcext:value-type="float">
            <text:p>306.5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10]-[.B$150])^2" office:value-type="float" office:value="0.25" calcext:value-type="float">
            <text:p>0.25</text:p>
          </table:table-cell>
          <table:table-cell table:formula="of:=([.$C10]-[.C$150])^2" office:value-type="float" office:value="0.810000000000001" calcext:value-type="float">
            <text:p>0.810000000000001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0]+[.C160]" office:value-type="float" office:value="1.06" calcext:value-type="float">
            <text:p>1.06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$B10]-[.H$150])^2" office:value-type="float" office:value="30.25" calcext:value-type="float">
            <text:p>30.25</text:p>
          </table:table-cell>
          <table:table-cell table:formula="of:=([.$C10]-[.I$150])^2" office:value-type="float" office:value="3.61" calcext:value-type="float">
            <text:p>3.61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0]+[.I160]" office:value-type="float" office:value="33.86" calcext:value-type="float">
            <text:p>33.86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$B10]-[.N$150])^2" office:value-type="float" office:value="240.25" calcext:value-type="float">
            <text:p>240.25</text:p>
          </table:table-cell>
          <table:table-cell table:formula="of:=([.$C10]-[.O$150])^2" office:value-type="float" office:value="62.41" calcext:value-type="float">
            <text:p>62.41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0]+[.O160]" office:value-type="float" office:value="302.66" calcext:value-type="float">
            <text:p>302.66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11]-[.B$150])^2" office:value-type="float" office:value="12.25" calcext:value-type="float">
            <text:p>12.25</text:p>
          </table:table-cell>
          <table:table-cell table:formula="of:=([.$C11]-[.C$150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61]+[.C161]" office:value-type="float" office:value="18.01" calcext:value-type="float">
            <text:p>18.0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$B11]-[.H$150])^2" office:value-type="float" office:value="2.25" calcext:value-type="float">
            <text:p>2.25</text:p>
          </table:table-cell>
          <table:table-cell table:formula="of:=([.$C11]-[.I$150])^2" office:value-type="float" office:value="1.96" calcext:value-type="float">
            <text:p>1.9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61]+[.I161]" office:value-type="float" office:value="4.21" calcext:value-type="float">
            <text:p>4.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$B11]-[.N$150])^2" office:value-type="float" office:value="132.25" calcext:value-type="float">
            <text:p>132.25</text:p>
          </table:table-cell>
          <table:table-cell table:formula="of:=([.$C11]-[.O$150])^2" office:value-type="float" office:value="21.16" calcext:value-type="float">
            <text:p>21.1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61]+[.O161]" office:value-type="float" office:value="153.41" calcext:value-type="float">
            <text:p>153.4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12]-[.B$150])^2" office:value-type="float" office:value="21.16" calcext:value-type="float">
            <text:p>21.16</text:p>
          </table:table-cell>
          <table:table-cell table:formula="of:=([.$C12]-[.C$150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62]+[.C162]" office:value-type="float" office:value="32.72" calcext:value-type="float">
            <text:p>32.7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$B12]-[.H$150])^2" office:value-type="float" office:value="0.16" calcext:value-type="float">
            <text:p>0.16</text:p>
          </table:table-cell>
          <table:table-cell table:formula="of:=([.$C12]-[.I$150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62]+[.I162]" office:value-type="float" office:value="5.92" calcext:value-type="float">
            <text:p>5.9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$B12]-[.N$150])^2" office:value-type="float" office:value="108.16" calcext:value-type="float">
            <text:p>108.16</text:p>
          </table:table-cell>
          <table:table-cell table:formula="of:=([.$C12]-[.O$150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62]+[.O162]" office:value-type="float" office:value="121.12" calcext:value-type="float">
            <text:p>121.12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13]-[.B$150])^2" office:value-type="float" office:value="6.25" calcext:value-type="float">
            <text:p>6.25</text:p>
          </table:table-cell>
          <table:table-cell table:formula="of:=([.$C13]-[.C$150])^2" office:value-type="float" office:value="9.61" calcext:value-type="float">
            <text:p>9.61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63]+[.C163]" office:value-type="float" office:value="15.86" calcext:value-type="float">
            <text:p>15.8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$B13]-[.H$150])^2" office:value-type="float" office:value="6.25" calcext:value-type="float">
            <text:p>6.25</text:p>
          </table:table-cell>
          <table:table-cell table:formula="of:=([.$C13]-[.I$150])^2" office:value-type="float" office:value="4.41" calcext:value-type="float">
            <text:p>4.41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63]+[.I163]" office:value-type="float" office:value="10.66" calcext:value-type="float">
            <text:p>10.6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$B13]-[.N$150])^2" office:value-type="float" office:value="156.25" calcext:value-type="float">
            <text:p>156.25</text:p>
          </table:table-cell>
          <table:table-cell table:formula="of:=([.$C13]-[.O$150])^2" office:value-type="float" office:value="15.21" calcext:value-type="float">
            <text:p>15.21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63]+[.O163]" office:value-type="float" office:value="171.46" calcext:value-type="float">
            <text:p>171.46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14]-[.B$150])^2" office:value-type="float" office:value="0.25" calcext:value-type="float">
            <text:p>0.25</text:p>
          </table:table-cell>
          <table:table-cell table:formula="of:=([.$C14]-[.C$150])^2" office:value-type="float" office:value="17.64" calcext:value-type="float">
            <text:p>17.6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4]+[.C164]" office:value-type="float" office:value="17.89" calcext:value-type="float">
            <text:p>17.8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$B14]-[.H$150])^2" office:value-type="float" office:value="30.25" calcext:value-type="float">
            <text:p>30.25</text:p>
          </table:table-cell>
          <table:table-cell table:formula="of:=([.$C14]-[.I$150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4]+[.I164]" office:value-type="float" office:value="57.29" calcext:value-type="float">
            <text:p>57.2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$B14]-[.N$150])^2" office:value-type="float" office:value="240.25" calcext:value-type="float">
            <text:p>240.25</text:p>
          </table:table-cell>
          <table:table-cell table:formula="of:=([.$C14]-[.O$150])^2" office:value-type="float" office:value="125.44" calcext:value-type="float">
            <text:p>125.4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4]+[.O164]" office:value-type="float" office:value="365.69" calcext:value-type="float">
            <text:p>365.69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15]-[.B$150])^2" office:value-type="float" office:value="1" calcext:value-type="float">
            <text:p>1</text:p>
          </table:table-cell>
          <table:table-cell table:formula="of:=([.$C15]-[.C$150])^2" office:value-type="float" office:value="30.25" calcext:value-type="float">
            <text:p>30.25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5]+[.C165]" office:value-type="float" office:value="31.25" calcext:value-type="float">
            <text:p>31.2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$B15]-[.H$150])^2" office:value-type="float" office:value="36" calcext:value-type="float">
            <text:p>36</text:p>
          </table:table-cell>
          <table:table-cell table:formula="of:=([.$C15]-[.I$150])^2" office:value-type="float" office:value="42.25" calcext:value-type="float">
            <text:p>42.25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5]+[.I165]" office:value-type="float" office:value="78.25" calcext:value-type="float">
            <text:p>78.2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$B15]-[.N$150])^2" office:value-type="float" office:value="256" calcext:value-type="float">
            <text:p>256</text:p>
          </table:table-cell>
          <table:table-cell table:formula="of:=([.$C15]-[.O$150])^2" office:value-type="float" office:value="156.25" calcext:value-type="float">
            <text:p>156.25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5]+[.O165]" office:value-type="float" office:value="412.25" calcext:value-type="float">
            <text:p>412.25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16]-[.B$150])^2" office:value-type="float" office:value="12.96" calcext:value-type="float">
            <text:p>12.96</text:p>
          </table:table-cell>
          <table:table-cell table:formula="of:=([.$C16]-[.C$150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6]+[.C166]"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$B16]-[.H$150])^2" office:value-type="float" office:value="1.96" calcext:value-type="float">
            <text:p>1.96</text:p>
          </table:table-cell>
          <table:table-cell table:formula="of:=([.$C16]-[.I$150])^2" office:value-type="float" office:value="38.44" calcext:value-type="float">
            <text:p>38.4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6]+[.I166]" office:value-type="float" office:value="40.4" calcext:value-type="float">
            <text:p>40.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$B16]-[.N$150])^2" office:value-type="float" office:value="129.96" calcext:value-type="float">
            <text:p>129.96</text:p>
          </table:table-cell>
          <table:table-cell table:formula="of:=([.$C16]-[.O$150])^2" office:value-type="float" office:value="148.84" calcext:value-type="float">
            <text:p>148.8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6]+[.O166]" office:value-type="float" office:value="278.8" calcext:value-type="float">
            <text:p>278.8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17]-[.B$150])^2" office:value-type="float" office:value="27.04" calcext:value-type="float">
            <text:p>27.04</text:p>
          </table:table-cell>
          <table:table-cell table:formula="of:=([.$C17]-[.C$150])^2" office:value-type="float" office:value="23.04" calcext:value-type="float">
            <text:p>23.0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7]+[.C167]" office:value-type="float" office:value="50.08" calcext:value-type="float">
            <text:p>50.0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$B17]-[.H$150])^2" office:value-type="float" office:value="0.0399999999999997" calcext:value-type="float">
            <text:p>0.04</text:p>
          </table:table-cell>
          <table:table-cell table:formula="of:=([.$C17]-[.I$150])^2" office:value-type="float" office:value="33.64" calcext:value-type="float">
            <text:p>33.6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7]+[.I167]" office:value-type="float" office:value="33.68" calcext:value-type="float">
            <text:p>33.6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$B17]-[.N$150])^2" office:value-type="float" office:value="96.04" calcext:value-type="float">
            <text:p>96.04</text:p>
          </table:table-cell>
          <table:table-cell table:formula="of:=([.$C17]-[.O$150])^2" office:value-type="float" office:value="139.24" calcext:value-type="float">
            <text:p>139.2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7]+[.O167]" office:value-type="float" office:value="235.28" calcext:value-type="float">
            <text:p>235.28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18]-[.B$150])^2" office:value-type="float" office:value="51.84" calcext:value-type="float">
            <text:p>51.84</text:p>
          </table:table-cell>
          <table:table-cell table:formula="of:=([.$C18]-[.C$150])^2" office:value-type="float" office:value="96.04" calcext:value-type="float">
            <text:p>96.0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8]+[.C168]" office:value-type="float" office:value="147.88" calcext:value-type="float">
            <text:p>147.8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$B18]-[.H$150])^2" office:value-type="float" office:value="4.84" calcext:value-type="float">
            <text:p>4.84</text:p>
          </table:table-cell>
          <table:table-cell table:formula="of:=([.$C18]-[.I$150])^2" office:value-type="float" office:value="116.64" calcext:value-type="float">
            <text:p>116.6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8]+[.I168]" office:value-type="float" office:value="121.48" calcext:value-type="float">
            <text:p>121.4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$B18]-[.N$150])^2" office:value-type="float" office:value="60.84" calcext:value-type="float">
            <text:p>60.84</text:p>
          </table:table-cell>
          <table:table-cell table:formula="of:=([.$C18]-[.O$150])^2" office:value-type="float" office:value="282.24" calcext:value-type="float">
            <text:p>282.2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8]+[.O168]" office:value-type="float" office:value="343.08" calcext:value-type="float">
            <text:p>343.08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19]-[.B$150])^2" office:value-type="float" office:value="72.25" calcext:value-type="float">
            <text:p>72.25</text:p>
          </table:table-cell>
          <table:table-cell table:formula="of:=([.$C19]-[.C$150])^2" office:value-type="float" office:value="70.56" calcext:value-type="float">
            <text:p>70.56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69]+[.C169]" office:value-type="float" office:value="142.81" calcext:value-type="float">
            <text:p>142.8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$B19]-[.H$150])^2" office:value-type="float" office:value="12.25" calcext:value-type="float">
            <text:p>12.25</text:p>
          </table:table-cell>
          <table:table-cell table:formula="of:=([.$C19]-[.I$150])^2" office:value-type="float" office:value="88.36" calcext:value-type="float">
            <text:p>88.36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69]+[.I169]" office:value-type="float" office:value="100.61" calcext:value-type="float">
            <text:p>100.6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$B19]-[.N$150])^2" office:value-type="float" office:value="42.25" calcext:value-type="float">
            <text:p>42.25</text:p>
          </table:table-cell>
          <table:table-cell table:formula="of:=([.$C19]-[.O$150])^2" office:value-type="float" office:value="237.16" calcext:value-type="float">
            <text:p>237.16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69]+[.O169]" office:value-type="float" office:value="279.41" calcext:value-type="float">
            <text:p>279.4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20]-[.B$150])^2" office:value-type="float" office:value="112.36" calcext:value-type="float">
            <text:p>112.36</text:p>
          </table:table-cell>
          <table:table-cell table:formula="of:=([.$C20]-[.C$150])^2" office:value-type="float" office:value="17.64" calcext:value-type="float">
            <text:p>17.6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0]+[.C170]" office:value-type="float" office:value="130" calcext:value-type="float">
            <text:p>13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$B20]-[.H$150])^2" office:value-type="float" office:value="31.36" calcext:value-type="float">
            <text:p>31.36</text:p>
          </table:table-cell>
          <table:table-cell table:formula="of:=([.$C20]-[.I$150])^2" office:value-type="float" office:value="27.04" calcext:value-type="float">
            <text:p>27.0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0]+[.I170]" office:value-type="float" office:value="58.4" calcext:value-type="float">
            <text:p>58.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[.$B20]-[.N$150])^2" office:value-type="float" office:value="19.36" calcext:value-type="float">
            <text:p>19.36</text:p>
          </table:table-cell>
          <table:table-cell table:formula="of:=([.$C20]-[.O$150])^2" office:value-type="float" office:value="125.44" calcext:value-type="float">
            <text:p>125.4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0]+[.O170]" office:value-type="float" office:value="144.8" calcext:value-type="float">
            <text:p>144.8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21]-[.B$150])^2" office:value-type="float" office:value="28.09" calcext:value-type="float">
            <text:p>28.09</text:p>
          </table:table-cell>
          <table:table-cell table:formula="of:=([.$C21]-[.C$150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71]+[.C171]" office:value-type="float" office:value="33.85" calcext:value-type="float">
            <text:p>33.8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$B21]-[.H$150])^2" office:value-type="float" office:value="0.0900000000000004" calcext:value-type="float">
            <text:p>0.090000000000001</text:p>
          </table:table-cell>
          <table:table-cell table:formula="of:=([.$C21]-[.I$150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71]+[.I171]" office:value-type="float" office:value="11.65" calcext:value-type="float">
            <text:p>11.6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[.$B21]-[.N$150])^2" office:value-type="float" office:value="94.09" calcext:value-type="float">
            <text:p>94.09</text:p>
          </table:table-cell>
          <table:table-cell table:formula="of:=([.$C21]-[.O$150])^2" office:value-type="float" office:value="88.36" calcext:value-type="float">
            <text:p>88.3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71]+[.O171]" office:value-type="float" office:value="182.45" calcext:value-type="float">
            <text:p>182.45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22]-[.B$150])^2" office:value-type="float" office:value="23.04" calcext:value-type="float">
            <text:p>23.04</text:p>
          </table:table-cell>
          <table:table-cell table:formula="of:=([.$C22]-[.C$150])^2" office:value-type="float" office:value="5.76" calcext:value-type="float">
            <text:p>5.76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2]+[.C172]" office:value-type="float" office:value="28.8" calcext:value-type="float">
            <text:p>28.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$B22]-[.H$150])^2" office:value-type="float" office:value="0.0399999999999997" calcext:value-type="float">
            <text:p>0.04</text:p>
          </table:table-cell>
          <table:table-cell table:formula="of:=([.$C22]-[.I$150])^2" office:value-type="float" office:value="11.56" calcext:value-type="float">
            <text:p>11.56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2]+[.I172]" office:value-type="float" office:value="11.6" calcext:value-type="float">
            <text:p>11.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[.$B22]-[.N$150])^2" office:value-type="float" office:value="104.04" calcext:value-type="float">
            <text:p>104.04</text:p>
          </table:table-cell>
          <table:table-cell table:formula="of:=([.$C22]-[.O$150])^2" office:value-type="float" office:value="88.36" calcext:value-type="float">
            <text:p>88.36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2]+[.O172]" office:value-type="float" office:value="192.4" calcext:value-type="float">
            <text:p>192.4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23]-[.B$150])^2" office:value-type="float" office:value="10.89" calcext:value-type="float">
            <text:p>10.89</text:p>
          </table:table-cell>
          <table:table-cell table:formula="of:=([.$C23]-[.C$150])^2" office:value-type="float" office:value="10.89" calcext:value-type="float">
            <text:p>10.89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3]+[.C173]" office:value-type="float" office:value="21.78" calcext:value-type="float">
            <text:p>21.7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$B23]-[.H$150])^2" office:value-type="float" office:value="2.89" calcext:value-type="float">
            <text:p>2.89</text:p>
          </table:table-cell>
          <table:table-cell table:formula="of:=([.$C23]-[.I$150])^2" office:value-type="float" office:value="18.49" calcext:value-type="float">
            <text:p>18.49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3]+[.I173]" office:value-type="float" office:value="21.38" calcext:value-type="float">
            <text:p>21.3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$B23]-[.N$150])^2" office:value-type="float" office:value="136.89" calcext:value-type="float">
            <text:p>136.89</text:p>
          </table:table-cell>
          <table:table-cell table:formula="of:=([.$C23]-[.O$150])^2" office:value-type="float" office:value="106.09" calcext:value-type="float">
            <text:p>106.09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3]+[.O173]" office:value-type="float" office:value="242.98" calcext:value-type="float">
            <text:p>242.98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24]-[.B$150])^2" office:value-type="float" office:value="0.36" calcext:value-type="float">
            <text:p>0.36</text:p>
          </table:table-cell>
          <table:table-cell table:formula="of:=([.$C24]-[.C$150])^2" office:value-type="float" office:value="0.0400000000000001" calcext:value-type="float">
            <text:p>0.04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4]+[.C174]" office:value-type="float" office:value="0.4" calcext:value-type="float">
            <text:p>0.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$B24]-[.H$150])^2" office:value-type="float" office:value="19.36" calcext:value-type="float">
            <text:p>19.36</text:p>
          </table:table-cell>
          <table:table-cell table:formula="of:=([.$C24]-[.I$150])^2" office:value-type="float" office:value="0.64" calcext:value-type="float">
            <text:p>0.64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4]+[.I174]"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$B24]-[.N$150])^2" office:value-type="float" office:value="207.36" calcext:value-type="float">
            <text:p>207.36</text:p>
          </table:table-cell>
          <table:table-cell table:formula="of:=([.$C24]-[.O$150])^2" office:value-type="float" office:value="46.24" calcext:value-type="float">
            <text:p>46.24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4]+[.O174]" office:value-type="float" office:value="253.6" calcext:value-type="float">
            <text:p>253.6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25]-[.B$150])^2" office:value-type="float" office:value="7.84" calcext:value-type="float">
            <text:p>7.84</text:p>
          </table:table-cell>
          <table:table-cell table:formula="of:=([.$C25]-[.C$150])^2" office:value-type="float" office:value="5.76" calcext:value-type="float">
            <text:p>5.76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5]+[.C175]" office:value-type="float" office:value="13.6" calcext:value-type="float">
            <text:p>13.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$B25]-[.H$150])^2" office:value-type="float" office:value="4.84" calcext:value-type="float">
            <text:p>4.84</text:p>
          </table:table-cell>
          <table:table-cell table:formula="of:=([.$C25]-[.I$150])^2" office:value-type="float" office:value="1.96" calcext:value-type="float">
            <text:p>1.96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5]+[.I175]" office:value-type="float" office:value="6.8" calcext:value-type="float">
            <text:p>6.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[.$B25]-[.N$150])^2" office:value-type="float" office:value="148.84" calcext:value-type="float">
            <text:p>148.84</text:p>
          </table:table-cell>
          <table:table-cell table:formula="of:=([.$C25]-[.O$150])^2" office:value-type="float" office:value="21.16" calcext:value-type="float">
            <text:p>21.16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5]+[.O175]" office:value-type="float" office:value="170" calcext:value-type="float">
            <text:p>170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26]-[.B$150])^2" office:value-type="float" office:value="0.0899999999999999" calcext:value-type="float">
            <text:p>0.09</text:p>
          </table:table-cell>
          <table:table-cell table:formula="of:=([.$C26]-[.C$150])^2" office:value-type="float" office:value="0.0400000000000001" calcext:value-type="float">
            <text:p>0.04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76]+[.C176]" office:value-type="float" office:value="0.13" calcext:value-type="float">
            <text:p>0.1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$B26]-[.H$150])^2" office:value-type="float" office:value="28.09" calcext:value-type="float">
            <text:p>28.09</text:p>
          </table:table-cell>
          <table:table-cell table:formula="of:=([.$C26]-[.I$150])^2" office:value-type="float" office:value="0.64" calcext:value-type="float">
            <text:p>0.64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76]+[.I176]" office:value-type="float" office:value="28.73" calcext:value-type="float">
            <text:p>28.7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$B26]-[.N$150])^2" office:value-type="float" office:value="234.09" calcext:value-type="float">
            <text:p>234.09</text:p>
          </table:table-cell>
          <table:table-cell table:formula="of:=([.$C26]-[.O$150])^2" office:value-type="float" office:value="46.24" calcext:value-type="float">
            <text:p>46.24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76]+[.O176]" office:value-type="float" office:value="280.33" calcext:value-type="float">
            <text:p>280.33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27]-[.B$150])^2" office:value-type="float" office:value="7.84" calcext:value-type="float">
            <text:p>7.84</text:p>
          </table:table-cell>
          <table:table-cell table:formula="of:=([.$C27]-[.C$150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77]+[.C177]" office:value-type="float" office:value="19.4" calcext:value-type="float">
            <text:p>19.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[.$B27]-[.H$150])^2" office:value-type="float" office:value="4.84" calcext:value-type="float">
            <text:p>4.84</text:p>
          </table:table-cell>
          <table:table-cell table:formula="of:=([.$C27]-[.I$150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77]+[.I177]" office:value-type="float" office:value="10.6" calcext:value-type="float">
            <text:p>10.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[.$B27]-[.N$150])^2" office:value-type="float" office:value="148.84" calcext:value-type="float">
            <text:p>148.84</text:p>
          </table:table-cell>
          <table:table-cell table:formula="of:=([.$C27]-[.O$150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77]+[.O177]" office:value-type="float" office:value="161.8" calcext:value-type="float">
            <text:p>161.8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28]-[.B$150])^2" office:value-type="float" office:value="68.89" calcext:value-type="float">
            <text:p>68.89</text:p>
          </table:table-cell>
          <table:table-cell table:formula="of:=([.$C28]-[.C$150])^2" office:value-type="float" office:value="0.810000000000001" calcext:value-type="float">
            <text:p>0.810000000000001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78]+[.C178]" office:value-type="float" office:value="69.7" calcext:value-type="float">
            <text:p>69.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$B28]-[.H$150])^2" office:value-type="float" office:value="10.89" calcext:value-type="float">
            <text:p>10.89</text:p>
          </table:table-cell>
          <table:table-cell table:formula="of:=([.$C28]-[.I$150])^2" office:value-type="float" office:value="3.61" calcext:value-type="float">
            <text:p>3.61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78]+[.I178]" office:value-type="float" office:value="14.5" calcext:value-type="float">
            <text:p>14.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$B28]-[.N$150])^2" office:value-type="float" office:value="44.89" calcext:value-type="float">
            <text:p>44.89</text:p>
          </table:table-cell>
          <table:table-cell table:formula="of:=([.$C28]-[.O$150])^2" office:value-type="float" office:value="62.41" calcext:value-type="float">
            <text:p>62.41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78]+[.O178]" office:value-type="float" office:value="107.3" calcext:value-type="float">
            <text:p>107.3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29]-[.B$150])^2" office:value-type="float" office:value="2.56" calcext:value-type="float">
            <text:p>2.56</text:p>
          </table:table-cell>
          <table:table-cell table:formula="of:=([.$C29]-[.C$150])^2" office:value-type="float" office:value="11.56" calcext:value-type="float">
            <text:p>11.56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79]+[.C179]" office:value-type="float" office:value="14.12" calcext:value-type="float">
            <text:p>14.1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$B29]-[.H$150])^2" office:value-type="float" office:value="43.56" calcext:value-type="float">
            <text:p>43.56</text:p>
          </table:table-cell>
          <table:table-cell table:formula="of:=([.$C29]-[.I$150])^2" office:value-type="float" office:value="5.76" calcext:value-type="float">
            <text:p>5.76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79]+[.I179]" office:value-type="float" office:value="49.32" calcext:value-type="float">
            <text:p>49.32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$B29]-[.N$150])^2" office:value-type="float" office:value="275.56" calcext:value-type="float">
            <text:p>275.56</text:p>
          </table:table-cell>
          <table:table-cell table:formula="of:=([.$C29]-[.O$150])^2" office:value-type="float" office:value="12.96" calcext:value-type="float">
            <text:p>12.96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79]+[.O179]" office:value-type="float" office:value="288.52" calcext:value-type="float">
            <text:p>288.52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30]-[.B$150])^2" office:value-type="float" office:value="0.36" calcext:value-type="float">
            <text:p>0.36</text:p>
          </table:table-cell>
          <table:table-cell table:formula="of:=([.$C30]-[.C$150])^2" office:value-type="float" office:value="1.96" calcext:value-type="float">
            <text:p>1.96</text:p>
          </table:table-cell>
          <table:table-cell table:style-name="ce19" office:value-type="string" calcext:value-type="string">
            <text:p>Small</text:p>
          </table:table-cell>
          <table:table-cell table:style-name="ce24" table:formula="of:=[.B180]+[.C180]" office:value-type="float" office:value="2.32" calcext:value-type="float">
            <text:p>2.3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$B30]-[.H$150])^2" office:value-type="float" office:value="19.36" calcext:value-type="float">
            <text:p>19.36</text:p>
          </table:table-cell>
          <table:table-cell table:formula="of:=([.$C30]-[.I$150])^2" office:value-type="float" office:value="0.16" calcext:value-type="float">
            <text:p>0.16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80]+[.I180]" office:value-type="float" office:value="19.52" calcext:value-type="float">
            <text:p>19.5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$B30]-[.N$150])^2" office:value-type="float" office:value="207.36" calcext:value-type="float">
            <text:p>207.36</text:p>
          </table:table-cell>
          <table:table-cell table:formula="of:=([.$C30]-[.O$150])^2" office:value-type="float" office:value="31.36" calcext:value-type="float">
            <text:p>31.36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80]+[.O180]" office:value-type="float" office:value="238.72" calcext:value-type="float">
            <text:p>238.72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31]-[.B$150])^2" office:value-type="float" office:value="8.41" calcext:value-type="float">
            <text:p>8.41</text:p>
          </table:table-cell>
          <table:table-cell table:formula="of:=([.$C31]-[.C$150])^2" office:value-type="float" office:value="2.25" calcext:value-type="float">
            <text:p>2.25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81]+[.C181]" office:value-type="float" office:value="10.66" calcext:value-type="float">
            <text:p>10.6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$B31]-[.H$150])^2" office:value-type="float" office:value="4.41" calcext:value-type="float">
            <text:p>4.41</text:p>
          </table:table-cell>
          <table:table-cell table:formula="of:=([.$C31]-[.I$150])^2" office:value-type="float" office:value="6.25" calcext:value-type="float">
            <text:p>6.25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81]+[.I181]" office:value-type="float" office:value="10.66" calcext:value-type="float">
            <text:p>10.66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[.$B31]-[.N$150])^2" office:value-type="float" office:value="146.41" calcext:value-type="float">
            <text:p>146.41</text:p>
          </table:table-cell>
          <table:table-cell table:formula="of:=([.$C31]-[.O$150])^2" office:value-type="float" office:value="72.25" calcext:value-type="float">
            <text:p>72.25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81]+[.O181]" office:value-type="float" office:value="218.66" calcext:value-type="float">
            <text:p>218.66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B32]-[.B$150])^2" office:value-type="float" office:value="0.64" calcext:value-type="float">
            <text:p>0.64</text:p>
          </table:table-cell>
          <table:table-cell table:formula="of:=([.$C32]-[.C$150])^2" office:value-type="float" office:value="1.96" calcext:value-type="float">
            <text:p>1.9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82]+[.C182]" office:value-type="float" office:value="2.6" calcext:value-type="float">
            <text:p>2.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[.$B32]-[.H$150])^2" office:value-type="float" office:value="17.64" calcext:value-type="float">
            <text:p>17.64</text:p>
          </table:table-cell>
          <table:table-cell table:formula="of:=([.$C32]-[.I$150])^2" office:value-type="float" office:value="0.16" calcext:value-type="float">
            <text:p>0.1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82]+[.I182]" office:value-type="float" office:value="17.8" calcext:value-type="float">
            <text:p>17.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[.$B32]-[.N$150])^2" office:value-type="float" office:value="201.64" calcext:value-type="float">
            <text:p>201.64</text:p>
          </table:table-cell>
          <table:table-cell table:formula="of:=([.$C32]-[.O$150])^2" office:value-type="float" office:value="31.36" calcext:value-type="float">
            <text:p>31.3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82]+[.O182]" office:value-type="float" office:value="233" calcext:value-type="float">
            <text:p>233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B33]-[.B$150])^2" office:value-type="float" office:value="0.0400000000000001" calcext:value-type="float">
            <text:p>0.04</text:p>
          </table:table-cell>
          <table:table-cell table:formula="of:=([.$C33]-[.C$150])^2" office:value-type="float" office:value="11.56" calcext:value-type="float">
            <text:p>11.56</text:p>
          </table:table-cell>
          <table:table-cell table:style-name="ce19" office:value-type="string" calcext:value-type="string">
            <text:p>Pending</text:p>
          </table:table-cell>
          <table:table-cell table:style-name="ce24" table:formula="of:=[.B183]+[.C183]" office:value-type="float" office:value="11.6" calcext:value-type="float">
            <text:p>11.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[.$B33]-[.H$150])^2" office:value-type="float" office:value="27.04" calcext:value-type="float">
            <text:p>27.04</text:p>
          </table:table-cell>
          <table:table-cell table:formula="of:=([.$C33]-[.I$150])^2" office:value-type="float" office:value="5.76" calcext:value-type="float">
            <text:p>5.76</text:p>
          </table:table-cell>
          <table:table-cell table:style-name="ce19" office:value-type="string" calcext:value-type="string">
            <text:p>Pending</text:p>
          </table:table-cell>
          <table:table-cell table:style-name="ce27" table:formula="of:=[.H183]+[.I183]" office:value-type="float" office:value="32.8" calcext:value-type="float">
            <text:p>32.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[.$B33]-[.N$150])^2" office:value-type="float" office:value="231.04" calcext:value-type="float">
            <text:p>231.04</text:p>
          </table:table-cell>
          <table:table-cell table:formula="of:=([.$C33]-[.O$150])^2" office:value-type="float" office:value="12.96" calcext:value-type="float">
            <text:p>12.9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83]+[.O183]" office:value-type="float" office:value="244" calcext:value-type="float">
            <text:p>244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B34]-[.B$150])^2" office:value-type="float" office:value="54.76" calcext:value-type="float">
            <text:p>54.76</text:p>
          </table:table-cell>
          <table:table-cell table:formula="of:=([.$C34]-[.C$150])^2" office:value-type="float" office:value="1.21" calcext:value-type="float">
            <text:p>1.21</text:p>
          </table:table-cell>
          <table:table-cell table:style-name="ce19" office:value-type="string" calcext:value-type="string">
            <text:p>Imminent</text:p>
          </table:table-cell>
          <table:table-cell table:style-name="ce24" table:formula="of:=[.B184]+[.C184]" office:value-type="float" office:value="55.97" calcext:value-type="float">
            <text:p>55.9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[.$B34]-[.H$150])^2" office:value-type="float" office:value="5.76" calcext:value-type="float">
            <text:p>5.76</text:p>
          </table:table-cell>
          <table:table-cell table:formula="of:=([.$C34]-[.I$150])^2" office:value-type="float" office:value="4.41" calcext:value-type="float">
            <text:p>4.41</text:p>
          </table:table-cell>
          <table:table-cell table:style-name="ce19" office:value-type="string" calcext:value-type="string">
            <text:p>Imminent</text:p>
          </table:table-cell>
          <table:table-cell table:style-name="ce27" table:formula="of:=[.H184]+[.I184]" office:value-type="float" office:value="10.17" calcext:value-type="float">
            <text:p>10.1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([.$B34]-[.N$150])^2" office:value-type="float" office:value="57.76" calcext:value-type="float">
            <text:p>57.76</text:p>
          </table:table-cell>
          <table:table-cell table:formula="of:=([.$C34]-[.O$150])^2" office:value-type="float" office:value="65.61" calcext:value-type="float">
            <text:p>65.61</text:p>
          </table:table-cell>
          <table:table-cell table:style-name="ce19" office:value-type="string" calcext:value-type="string">
            <text:p>Imminent</text:p>
          </table:table-cell>
          <table:table-cell table:style-name="ce28" table:formula="of:=[.N184]+[.O184]" office:value-type="float" office:value="123.37" calcext:value-type="float">
            <text:p>123.3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([.$B$150]-[.H$150])^2" office:value-type="float" office:value="25" calcext:value-type="float">
            <text:p>25</text:p>
          </table:table-cell>
          <table:table-cell table:formula="of:=([.$C$150]-[.I$150])^2" office:value-type="float" office:value="1" calcext:value-type="float">
            <text:p>1</text:p>
          </table:table-cell>
          <table:table-cell table:style-name="ce19" office:value-type="string" calcext:value-type="string">
            <text:p>Small</text:p>
          </table:table-cell>
          <table:table-cell table:style-name="ce27" table:formula="of:=[.H185]+[.I185]" office:value-type="float" office:value="26" calcext:value-type="float">
            <text:p>26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[.$B$150]-[.N$150])^2" office:value-type="float" office:value="225" calcext:value-type="float">
            <text:p>225</text:p>
          </table:table-cell>
          <table:table-cell table:formula="of:=([.$C$150]-[.O$150])^2" office:value-type="float" office:value="49" calcext:value-type="float">
            <text:p>49</text:p>
          </table:table-cell>
          <table:table-cell table:style-name="ce19" office:value-type="string" calcext:value-type="string">
            <text:p>Small</text:p>
          </table:table-cell>
          <table:table-cell table:style-name="ce28" table:formula="of:=[.N185]+[.O185]" office:value-type="float" office:value="274" calcext:value-type="float">
            <text:p>274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formula="of:=([.$H$150]-[.N$150])^2" office:value-type="float" office:value="100" calcext:value-type="float">
            <text:p>100</text:p>
          </table:table-cell>
          <table:table-cell table:formula="of:=([.$I$150]-[.O$150])^2" office:value-type="float" office:value="36" calcext:value-type="float">
            <text:p>36</text:p>
          </table:table-cell>
          <table:table-cell table:style-name="ce19" office:value-type="string" calcext:value-type="string">
            <text:p>Pending</text:p>
          </table:table-cell>
          <table:table-cell table:style-name="ce28" table:formula="of:=[.N186]+[.O186]" office:value-type="float" office:value="136" calcext:value-type="float">
            <text:p>13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number-columns-repeated="3"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number-columns-repeated="3"/>
          <table:table-cell table:style-name="ce19" office:value-type="string" calcext:value-type="string">
            <text:p>Imminent</text:p>
          </table:table-cell>
          <table:table-cell table:style-name="ce19" office:value-type="string" calcext:value-type="string">
            <text:p>Pending</text:p>
          </table:table-cell>
          <table:table-cell table:style-name="ce19" office:value-type="string" calcext:value-type="string">
            <text:p>Smal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-N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mall</text:p>
          </table:table-cell>
          <table:table-cell/>
          <table:table-cell office:value-type="string" calcext:value-type="string">
            <text:p>1-N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1-N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-N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I/S</text:p>
          </table:table-cell>
          <table:table-cell/>
          <table:table-cell office:value-type="string" calcext:value-type="string">
            <text:p>2-N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2-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-N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Imminent</text:p>
          </table:table-cell>
          <table:table-cell/>
          <table:table-cell office:value-type="string" calcext:value-type="string">
            <text:p>3-N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3-N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4-N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Imminent</text:p>
          </table:table-cell>
          <table:table-cell/>
          <table:table-cell office:value-type="string" calcext:value-type="string">
            <text:p>4-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4-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5-N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I/S</text:p>
          </table:table-cell>
          <table:table-cell/>
          <table:table-cell office:value-type="string" calcext:value-type="string">
            <text:p>5-N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5-N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mmine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-NN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9" office:value-type="string" calcext:value-type="string">
            <text:p>I/P/S</text:p>
          </table:table-cell>
          <table:table-cell/>
          <table:table-cell office:value-type="string" calcext:value-type="string">
            <text:p>6-N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6-N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-N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Small</text:p>
          </table:table-cell>
          <table:table-cell/>
          <table:table-cell office:value-type="string" calcext:value-type="string">
            <text:p>7-N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7-N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-N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office:value-type="string" calcext:value-type="string">
            <text:p>P/S</text:p>
          </table:table-cell>
          <table:table-cell table:style-name="ce6"/>
          <table:table-cell office:value-type="string" calcext:value-type="string">
            <text:p>8-N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8-N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I/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-N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Pending</text:p>
          </table:table-cell>
          <table:table-cell table:style-name="ce6"/>
          <table:table-cell office:value-type="string" calcext:value-type="string">
            <text:p>9-N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9-N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-N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Pending</text:p>
          </table:table-cell>
          <table:table-cell table:style-name="ce6"/>
          <table:table-cell office:value-type="string" calcext:value-type="string">
            <text:p>10-N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/>
          <table:table-cell office:value-type="string" calcext:value-type="string">
            <text:p>10-N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Pending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es count as win for every tied state.</text:p>
          </table:table-cell>
          <table:table-cell table:number-columns-repeated="5"/>
          <table:table-cell office:value-type="string" calcext:value-type="string">
            <text:p>Ties count as win for every tied state.</text:p>
          </table:table-cell>
          <table:table-cell table:number-columns-repeated="5"/>
          <table:table-cell office:value-type="string" calcext:value-type="string">
            <text:p>Ties count as win for every tied state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mall won in six cases, Therefore Small state</text:p>
          </table:table-cell>
          <table:table-cell table:number-columns-repeated="5"/>
          <table:table-cell office:value-type="string" calcext:value-type="string">
            <text:p>Pending won all cases, Therefore Pending state</text:p>
          </table:table-cell>
          <table:table-cell table:number-columns-repeated="5"/>
          <table:table-cell office:value-type="string" calcext:value-type="string">
            <text:p>Tie, Choose randomly, Flipped a coin and got imminen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number-columns-repeated="20"/>
          <table:table-cell table:style-name="ce43" table:number-columns-repeated="7"/>
          <table:table-cell table:number-columns-repeated="996"/>
        </table:table-row>
        <table:table-row table:style-name="ro1">
          <table:table-cell office:value-type="string" calcext:value-type="string">
            <text:p>Step 1: Pick out starting points for each clu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tat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7.3" calcext:value-type="float">
            <text:p>7.3</text:p>
          </table:table-cell>
          <table:table-cell table:style-name="ce19" office:value-type="string" calcext:value-type="string">
            <text:p>Pending</text:p>
          </table:table-cell>
          <table:table-cell office:value-type="string" calcext:value-type="string">
            <text:p>Start 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4.3" calcext:value-type="float">
            <text:p>4.3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6.7" calcext:value-type="float">
            <text:p>6.7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8.9" calcext:value-type="float">
            <text:p>8.9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5.6" calcext:value-type="float">
            <text:p>5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6" calcext:value-type="float">
            <text:p>9.6</text:p>
          </table:table-cell>
          <table:table-cell office:value-type="float" office:value="4.6" calcext:value-type="float">
            <text:p>4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office:value-type="float" office:value="4.9" calcext:value-type="float">
            <text:p>4.9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.5" calcext:value-type="float">
            <text:p>13.5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6" calcext:value-type="float">
            <text:p>8.6</text:p>
          </table:table-cell>
          <table:table-cell office:value-type="float" office:value="13.2" calcext:value-type="float">
            <text:p>13.2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2" calcext:value-type="float">
            <text:p>10.2</text:p>
          </table:table-cell>
          <table:table-cell office:value-type="float" office:value="12.8" calcext:value-type="float">
            <text:p>12.8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2" calcext:value-type="float">
            <text:p>12.2</text:p>
          </table:table-cell>
          <table:table-cell office:value-type="float" office:value="17.8" calcext:value-type="float">
            <text:p>17.8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5" calcext:value-type="float">
            <text:p>13.5</text:p>
          </table:table-cell>
          <table:table-cell office:value-type="float" office:value="16.4" calcext:value-type="float">
            <text:p>16.4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6" calcext:value-type="float">
            <text:p>15.6</text:p>
          </table:table-cell>
          <table:table-cell office:value-type="float" office:value="12.2" calcext:value-type="float">
            <text:p>12.2</text:p>
          </table:table-cell>
          <table:table-cell table:style-name="ce19" office:value-type="string" calcext:value-type="string">
            <text:p>Imminent</text:p>
          </table:table-cell>
          <table:table-cell office:value-type="string" calcext:value-type="string">
            <text:p>Start 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3" calcext:value-type="float">
            <text:p>10.3</text:p>
          </table:table-cell>
          <table:table-cell office:value-type="float" office:value="10.4" calcext:value-type="float">
            <text:p>10.4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8" calcext:value-type="float">
            <text:p>9.8</text:p>
          </table:table-cell>
          <table:table-cell office:value-type="float" office:value="10.4" calcext:value-type="float">
            <text:p>10.4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3" calcext:value-type="float">
            <text:p>8.3</text:p>
          </table:table-cell>
          <table:table-cell office:value-type="float" office:value="11.3" calcext:value-type="float">
            <text:p>11.3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8" calcext:value-type="float">
            <text:p>7.8</text:p>
          </table:table-cell>
          <table:table-cell office:value-type="float" office:value="5.6" calcext:value-type="float">
            <text:p>5.6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7" calcext:value-type="float">
            <text:p>4.7</text:p>
          </table:table-cell>
          <table:table-cell office:value-type="float" office:value="7.8" calcext:value-type="float">
            <text:p>7.8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8" calcext:value-type="float">
            <text:p>7.8</text:p>
          </table:table-cell>
          <table:table-cell office:value-type="float" office:value="4.6" calcext:value-type="float">
            <text:p>4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3" calcext:value-type="float">
            <text:p>13.3</text:p>
          </table:table-cell>
          <table:table-cell office:value-type="float" office:value="8.9" calcext:value-type="float">
            <text:p>8.9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4" calcext:value-type="float">
            <text:p>3.4</text:p>
          </table:table-cell>
          <table:table-cell office:value-type="float" office:value="4.6" calcext:value-type="float">
            <text:p>4.6</text:p>
          </table:table-cell>
          <table:table-cell table:style-name="ce19" office:value-type="string" calcext:value-type="string">
            <text:p>Small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6" calcext:value-type="float">
            <text:p>5.6</text:p>
          </table:table-cell>
          <table:table-cell office:value-type="float" office:value="6.6" calcext:value-type="float">
            <text:p>6.6</text:p>
          </table:table-cell>
          <table:table-cell table:style-name="ce19" office:value-type="string" calcext:value-type="string">
            <text:p>Small</text:p>
          </table:table-cell>
          <table:table-cell office:value-type="string" calcext:value-type="string">
            <text:p>Start 3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9" calcext:value-type="float">
            <text:p>7.9</text:p>
          </table:table-cell>
          <table:table-cell office:value-type="float" office:value="9.5" calcext:value-type="float">
            <text:p>9.5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table:style-name="ce19" office:value-type="string" calcext:value-type="string">
            <text:p>Pending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4" calcext:value-type="float">
            <text:p>12.4</text:p>
          </table:table-cell>
          <table:table-cell office:value-type="float" office:value="9.1" calcext:value-type="float">
            <text:p>9.1</text:p>
          </table:table-cell>
          <table:table-cell table:style-name="ce19" office:value-type="string" calcext:value-type="string">
            <text:p>Imminen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2: Calculate sum of squares distance and cluster number for each entry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XMY2([.$B207:.$C207];start1)" office:value-type="float" office:value="29.53" calcext:value-type="float">
            <text:p>29.53</text:p>
          </table:table-cell>
          <table:table-cell table:formula="of:=SUMXMY2([.$B207:.$C207];start2)" office:value-type="float" office:value="79.3" calcext:value-type="float">
            <text:p>79.3</text:p>
          </table:table-cell>
          <table:table-cell table:formula="of:=SUMXMY2([.$B207:.$C207];start3)" office:value-type="float" office:value="7.22" calcext:value-type="float">
            <text:p>7.22</text:p>
          </table:table-cell>
          <table:table-cell table:formula="of:=MIN([.B244:.D244])" office:value-type="float" office:value="7.22" calcext:value-type="float">
            <text:p>7.22</text:p>
          </table:table-cell>
          <table:table-cell table:formula="of:=IF([.E244]=[.B244];[.B$242];IF([.E244]=[.C244];[.C$242];IF([.E244]=[.D244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XMY2([.$B208:.$C208];start1)" office:value-type="float" office:value="0" calcext:value-type="float">
            <text:p>0</text:p>
          </table:table-cell>
          <table:table-cell table:formula="of:=SUMXMY2([.$B208:.$C208];start2)" office:value-type="float" office:value="203.57" calcext:value-type="float">
            <text:p>203.57</text:p>
          </table:table-cell>
          <table:table-cell table:formula="of:=SUMXMY2([.$B208:.$C208];start3)" office:value-type="float" office:value="12.05" calcext:value-type="float">
            <text:p>12.05</text:p>
          </table:table-cell>
          <table:table-cell table:formula="of:=MIN([.B245:.D245])" office:value-type="float" office:value="0" calcext:value-type="float">
            <text:p>0</text:p>
          </table:table-cell>
          <table:table-cell table:formula="of:=IF([.E245]=[.B245];[.B$242];IF([.E245]=[.C245];[.C$242];IF([.E245]=[.D245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XMY2([.$B209:.$C209];start1)" office:value-type="float" office:value="10" calcext:value-type="float">
            <text:p>10</text:p>
          </table:table-cell>
          <table:table-cell table:formula="of:=SUMXMY2([.$B209:.$C209];start2)" office:value-type="float" office:value="216.17" calcext:value-type="float">
            <text:p>216.17</text:p>
          </table:table-cell>
          <table:table-cell table:formula="of:=SUMXMY2([.$B209:.$C209];start3)" office:value-type="float" office:value="11.05" calcext:value-type="float">
            <text:p>11.05</text:p>
          </table:table-cell>
          <table:table-cell table:formula="of:=MIN([.B246:.D246])" office:value-type="float" office:value="10" calcext:value-type="float">
            <text:p>10</text:p>
          </table:table-cell>
          <table:table-cell table:formula="of:=IF([.E246]=[.B246];[.B$242];IF([.E246]=[.C246];[.C$242];IF([.E246]=[.D246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XMY2([.$B210:.$C210];start1)" office:value-type="float" office:value="4.36" calcext:value-type="float">
            <text:p>4.36</text:p>
          </table:table-cell>
          <table:table-cell table:formula="of:=SUMXMY2([.$B210:.$C210];start2)" office:value-type="float" office:value="160.21" calcext:value-type="float">
            <text:p>160.21</text:p>
          </table:table-cell>
          <table:table-cell table:formula="of:=SUMXMY2([.$B210:.$C210];start3)" office:value-type="float" office:value="1.97" calcext:value-type="float">
            <text:p>1.97</text:p>
          </table:table-cell>
          <table:table-cell table:formula="of:=MIN([.B247:.D247])" office:value-type="float" office:value="1.97" calcext:value-type="float">
            <text:p>1.97</text:p>
          </table:table-cell>
          <table:table-cell table:formula="of:=IF([.E247]=[.B247];[.B$242];IF([.E247]=[.C247];[.C$242];IF([.E247]=[.D247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XMY2([.$B211:.$C211];start1)" office:value-type="float" office:value="6.66" calcext:value-type="float">
            <text:p>6.66</text:p>
          </table:table-cell>
          <table:table-cell table:formula="of:=SUMXMY2([.$B211:.$C211];start2)" office:value-type="float" office:value="168.65" calcext:value-type="float">
            <text:p>168.65</text:p>
          </table:table-cell>
          <table:table-cell table:formula="of:=SUMXMY2([.$B211:.$C211];start3)" office:value-type="float" office:value="2.33" calcext:value-type="float">
            <text:p>2.33</text:p>
          </table:table-cell>
          <table:table-cell table:formula="of:=MIN([.B248:.D248])" office:value-type="float" office:value="2.33" calcext:value-type="float">
            <text:p>2.33</text:p>
          </table:table-cell>
          <table:table-cell table:formula="of:=IF([.E248]=[.B248];[.B$242];IF([.E248]=[.C248];[.C$242];IF([.E248]=[.D248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XMY2([.$B212:.$C212];start1)" office:value-type="float" office:value="19.73" calcext:value-type="float">
            <text:p>19.73</text:p>
          </table:table-cell>
          <table:table-cell table:formula="of:=SUMXMY2([.$B212:.$C212];start2)" office:value-type="float" office:value="198.9" calcext:value-type="float">
            <text:p>198.9</text:p>
          </table:table-cell>
          <table:table-cell table:formula="of:=SUMXMY2([.$B212:.$C212];start3)" office:value-type="float" office:value="10.82" calcext:value-type="float">
            <text:p>10.82</text:p>
          </table:table-cell>
          <table:table-cell table:formula="of:=MIN([.B249:.D249])" office:value-type="float" office:value="10.82" calcext:value-type="float">
            <text:p>10.82</text:p>
          </table:table-cell>
          <table:table-cell table:formula="of:=IF([.E249]=[.B249];[.B$242];IF([.E249]=[.C249];[.C$242];IF([.E249]=[.D249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XMY2([.$B213:.$C213];start1)" office:value-type="float" office:value="23.04" calcext:value-type="float">
            <text:p>23.04</text:p>
          </table:table-cell>
          <table:table-cell table:formula="of:=SUMXMY2([.$B213:.$C213];start2)" office:value-type="float" office:value="273.65" calcext:value-type="float">
            <text:p>273.65</text:p>
          </table:table-cell>
          <table:table-cell table:formula="of:=SUMXMY2([.$B213:.$C213];start3)" office:value-type="float" office:value="28.37" calcext:value-type="float">
            <text:p>28.37</text:p>
          </table:table-cell>
          <table:table-cell table:formula="of:=MIN([.B250:.D250])" office:value-type="float" office:value="23.04" calcext:value-type="float">
            <text:p>23.04</text:p>
          </table:table-cell>
          <table:table-cell table:formula="of:=IF([.E250]=[.B250];[.B$242];IF([.E250]=[.C250];[.C$242];IF([.E250]=[.D250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XMY2([.$B214:.$C214];start1)" office:value-type="float" office:value="13.21" calcext:value-type="float">
            <text:p>13.21</text:p>
          </table:table-cell>
          <table:table-cell table:formula="of:=SUMXMY2([.$B214:.$C214];start2)" office:value-type="float" office:value="238.66" calcext:value-type="float">
            <text:p>238.66</text:p>
          </table:table-cell>
          <table:table-cell table:formula="of:=SUMXMY2([.$B214:.$C214];start3)" office:value-type="float" office:value="16.82" calcext:value-type="float">
            <text:p>16.82</text:p>
          </table:table-cell>
          <table:table-cell table:formula="of:=MIN([.B251:.D251])" office:value-type="float" office:value="13.21" calcext:value-type="float">
            <text:p>13.21</text:p>
          </table:table-cell>
          <table:table-cell table:formula="of:=IF([.E251]=[.B251];[.B$242];IF([.E251]=[.C251];[.C$242];IF([.E251]=[.D251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XMY2([.$B215:.$C215];start1)" office:value-type="float" office:value="7.85" calcext:value-type="float">
            <text:p>7.85</text:p>
          </table:table-cell>
          <table:table-cell table:formula="of:=SUMXMY2([.$B215:.$C215];start2)" office:value-type="float" office:value="134.1" calcext:value-type="float">
            <text:p>134.1</text:p>
          </table:table-cell>
          <table:table-cell table:formula="of:=SUMXMY2([.$B215:.$C215];start3)" office:value-type="float" office:value="6.5" calcext:value-type="float">
            <text:p>6.5</text:p>
          </table:table-cell>
          <table:table-cell table:formula="of:=MIN([.B252:.D252])" office:value-type="float" office:value="6.5" calcext:value-type="float">
            <text:p>6.5</text:p>
          </table:table-cell>
          <table:table-cell table:formula="of:=IF([.E252]=[.B252];[.B$242];IF([.E252]=[.C252];[.C$242];IF([.E252]=[.D252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XMY2([.$B216:.$C216];start1)" office:value-type="float" office:value="42.58" calcext:value-type="float">
            <text:p>42.58</text:p>
          </table:table-cell>
          <table:table-cell table:formula="of:=SUMXMY2([.$B216:.$C216];start2)" office:value-type="float" office:value="93.97" calcext:value-type="float">
            <text:p>93.97</text:p>
          </table:table-cell>
          <table:table-cell table:formula="of:=SUMXMY2([.$B216:.$C216];start3)" office:value-type="float" office:value="9.41" calcext:value-type="float">
            <text:p>9.41</text:p>
          </table:table-cell>
          <table:table-cell table:formula="of:=MIN([.B253:.D253])" office:value-type="float" office:value="9.41" calcext:value-type="float">
            <text:p>9.41</text:p>
          </table:table-cell>
          <table:table-cell table:formula="of:=IF([.E253]=[.B253];[.B$242];IF([.E253]=[.C253];[.C$242];IF([.E253]=[.D253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XMY2([.$B217:.$C217];start1)" office:value-type="float" office:value="62.05" calcext:value-type="float">
            <text:p>62.05</text:p>
          </table:table-cell>
          <table:table-cell table:formula="of:=SUMXMY2([.$B217:.$C217];start2)" office:value-type="float" office:value="93.76" calcext:value-type="float">
            <text:p>93.76</text:p>
          </table:table-cell>
          <table:table-cell table:formula="of:=SUMXMY2([.$B217:.$C217];start3)" office:value-type="float" office:value="20" calcext:value-type="float">
            <text:p>20</text:p>
          </table:table-cell>
          <table:table-cell table:formula="of:=MIN([.B254:.D254])" office:value-type="float" office:value="20" calcext:value-type="float">
            <text:p>20</text:p>
          </table:table-cell>
          <table:table-cell table:formula="of:=IF([.E254]=[.B254];[.B$242];IF([.E254]=[.C254];[.C$242];IF([.E254]=[.D254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XMY2([.$B218:.$C218];start1)" office:value-type="float" office:value="33.85" calcext:value-type="float">
            <text:p>33.85</text:p>
          </table:table-cell>
          <table:table-cell table:formula="of:=SUMXMY2([.$B218:.$C218];start2)" office:value-type="float" office:value="118.9" calcext:value-type="float">
            <text:p>118.9</text:p>
          </table:table-cell>
          <table:table-cell table:formula="of:=SUMXMY2([.$B218:.$C218];start3)" office:value-type="float" office:value="6.5" calcext:value-type="float">
            <text:p>6.5</text:p>
          </table:table-cell>
          <table:table-cell table:formula="of:=MIN([.B255:.D255])" office:value-type="float" office:value="6.5" calcext:value-type="float">
            <text:p>6.5</text:p>
          </table:table-cell>
          <table:table-cell table:formula="of:=IF([.E255]=[.B255];[.B$242];IF([.E255]=[.C255];[.C$242];IF([.E255]=[.D255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XMY2([.$B219:.$C219];start1)" office:value-type="float" office:value="29.3" calcext:value-type="float">
            <text:p>29.3</text:p>
          </table:table-cell>
          <table:table-cell table:formula="of:=SUMXMY2([.$B219:.$C219];start2)" office:value-type="float" office:value="123.21" calcext:value-type="float">
            <text:p>123.21</text:p>
          </table:table-cell>
          <table:table-cell table:formula="of:=SUMXMY2([.$B219:.$C219];start3)" office:value-type="float" office:value="32.57" calcext:value-type="float">
            <text:p>32.57</text:p>
          </table:table-cell>
          <table:table-cell table:formula="of:=MIN([.B256:.D256])" office:value-type="float" office:value="29.3" calcext:value-type="float">
            <text:p>29.3</text:p>
          </table:table-cell>
          <table:table-cell table:formula="of:=IF([.E256]=[.B256];[.B$242];IF([.E256]=[.C256];[.C$242];IF([.E256]=[.D256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XMY2([.$B220:.$C220];start1)" office:value-type="float" office:value="41.68" calcext:value-type="float">
            <text:p>41.68</text:p>
          </table:table-cell>
          <table:table-cell table:formula="of:=SUMXMY2([.$B220:.$C220];start2)" office:value-type="float" office:value="136.25" calcext:value-type="float">
            <text:p>136.25</text:p>
          </table:table-cell>
          <table:table-cell table:formula="of:=SUMXMY2([.$B220:.$C220];start3)" office:value-type="float" office:value="50.17" calcext:value-type="float">
            <text:p>50.17</text:p>
          </table:table-cell>
          <table:table-cell table:formula="of:=MIN([.B257:.D257])" office:value-type="float" office:value="41.68" calcext:value-type="float">
            <text:p>41.68</text:p>
          </table:table-cell>
          <table:table-cell table:formula="of:=IF([.E257]=[.B257];[.B$242];IF([.E257]=[.C257];[.C$242];IF([.E257]=[.D257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XMY2([.$B221:.$C221];start1)" office:value-type="float" office:value="75.77" calcext:value-type="float">
            <text:p>75.77</text:p>
          </table:table-cell>
          <table:table-cell table:formula="of:=SUMXMY2([.$B221:.$C221];start2)" office:value-type="float" office:value="50" calcext:value-type="float">
            <text:p>50</text:p>
          </table:table-cell>
          <table:table-cell table:formula="of:=SUMXMY2([.$B221:.$C221];start3)" office:value-type="float" office:value="52.56" calcext:value-type="float">
            <text:p>52.56</text:p>
          </table:table-cell>
          <table:table-cell table:formula="of:=MIN([.B258:.D258])" office:value-type="float" office:value="50" calcext:value-type="float">
            <text:p>50</text:p>
          </table:table-cell>
          <table:table-cell table:formula="of:=IF([.E258]=[.B258];[.B$242];IF([.E258]=[.C258];[.C$242];IF([.E258]=[.D258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XMY2([.$B222:.$C222];start1)" office:value-type="float" office:value="94.25" calcext:value-type="float">
            <text:p>94.25</text:p>
          </table:table-cell>
          <table:table-cell table:formula="of:=SUMXMY2([.$B222:.$C222];start2)" office:value-type="float" office:value="29.52" calcext:value-type="float">
            <text:p>29.52</text:p>
          </table:table-cell>
          <table:table-cell table:formula="of:=SUMXMY2([.$B222:.$C222];start3)" office:value-type="float" office:value="59.6" calcext:value-type="float">
            <text:p>59.6</text:p>
          </table:table-cell>
          <table:table-cell table:formula="of:=MIN([.B259:.D259])" office:value-type="float" office:value="29.52" calcext:value-type="float">
            <text:p>29.52</text:p>
          </table:table-cell>
          <table:table-cell table:formula="of:=IF([.E259]=[.B259];[.B$242];IF([.E259]=[.C259];[.C$242];IF([.E259]=[.D259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XMY2([.$B223:.$C223];start1)" office:value-type="float" office:value="210.25" calcext:value-type="float">
            <text:p>210.25</text:p>
          </table:table-cell>
          <table:table-cell table:formula="of:=SUMXMY2([.$B223:.$C223];start2)" office:value-type="float" office:value="42.92" calcext:value-type="float">
            <text:p>42.92</text:p>
          </table:table-cell>
          <table:table-cell table:formula="of:=SUMXMY2([.$B223:.$C223];start3)" office:value-type="float" office:value="169" calcext:value-type="float">
            <text:p>169</text:p>
          </table:table-cell>
          <table:table-cell table:formula="of:=MIN([.B260:.D260])" office:value-type="float" office:value="42.92" calcext:value-type="float">
            <text:p>42.92</text:p>
          </table:table-cell>
          <table:table-cell table:formula="of:=IF([.E260]=[.B260];[.B$242];IF([.E260]=[.C260];[.C$242];IF([.E260]=[.D260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XMY2([.$B224:.$C224];start1)" office:value-type="float" office:value="210.5" calcext:value-type="float">
            <text:p>210.5</text:p>
          </table:table-cell>
          <table:table-cell table:formula="of:=SUMXMY2([.$B224:.$C224];start2)" office:value-type="float" office:value="22.05" calcext:value-type="float">
            <text:p>22.05</text:p>
          </table:table-cell>
          <table:table-cell table:formula="of:=SUMXMY2([.$B224:.$C224];start3)" office:value-type="float" office:value="158.45" calcext:value-type="float">
            <text:p>158.45</text:p>
          </table:table-cell>
          <table:table-cell table:formula="of:=MIN([.B261:.D261])" office:value-type="float" office:value="22.05" calcext:value-type="float">
            <text:p>22.05</text:p>
          </table:table-cell>
          <table:table-cell table:formula="of:=IF([.E261]=[.B261];[.B$242];IF([.E261]=[.C261];[.C$242];IF([.E261]=[.D261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XMY2([.$B225:.$C225];start1)" office:value-type="float" office:value="203.57" calcext:value-type="float">
            <text:p>203.57</text:p>
          </table:table-cell>
          <table:table-cell table:formula="of:=SUMXMY2([.$B225:.$C225];start2)" office:value-type="float" office:value="0" calcext:value-type="float">
            <text:p>0</text:p>
          </table:table-cell>
          <table:table-cell table:formula="of:=SUMXMY2([.$B225:.$C225];start3)" office:value-type="float" office:value="131.36" calcext:value-type="float">
            <text:p>131.36</text:p>
          </table:table-cell>
          <table:table-cell table:formula="of:=MIN([.B262:.D262])" office:value-type="float" office:value="0" calcext:value-type="float">
            <text:p>0</text:p>
          </table:table-cell>
          <table:table-cell table:formula="of:=IF([.E262]=[.B262];[.B$242];IF([.E262]=[.C262];[.C$242];IF([.E262]=[.D262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XMY2([.$B226:.$C226];start1)" office:value-type="float" office:value="75.22" calcext:value-type="float">
            <text:p>75.22</text:p>
          </table:table-cell>
          <table:table-cell table:formula="of:=SUMXMY2([.$B226:.$C226];start2)" office:value-type="float" office:value="31.33" calcext:value-type="float">
            <text:p>31.33</text:p>
          </table:table-cell>
          <table:table-cell table:formula="of:=SUMXMY2([.$B226:.$C226];start3)" office:value-type="float" office:value="36.53" calcext:value-type="float">
            <text:p>36.53</text:p>
          </table:table-cell>
          <table:table-cell table:formula="of:=MIN([.B263:.D263])" office:value-type="float" office:value="31.33" calcext:value-type="float">
            <text:p>31.33</text:p>
          </table:table-cell>
          <table:table-cell table:formula="of:=IF([.E263]=[.B263];[.B$242];IF([.E263]=[.C263];[.C$242];IF([.E263]=[.D263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XMY2([.$B227:.$C227];start1)" office:value-type="float" office:value="67.37" calcext:value-type="float">
            <text:p>67.37</text:p>
          </table:table-cell>
          <table:table-cell table:formula="of:=SUMXMY2([.$B227:.$C227];start2)" office:value-type="float" office:value="36.88" calcext:value-type="float">
            <text:p>36.88</text:p>
          </table:table-cell>
          <table:table-cell table:formula="of:=SUMXMY2([.$B227:.$C227];start3)" office:value-type="float" office:value="32.08" calcext:value-type="float">
            <text:p>32.08</text:p>
          </table:table-cell>
          <table:table-cell table:formula="of:=MIN([.B264:.D264])" office:value-type="float" office:value="32.08" calcext:value-type="float">
            <text:p>32.08</text:p>
          </table:table-cell>
          <table:table-cell table:formula="of:=IF([.E264]=[.B264];[.B$242];IF([.E264]=[.C264];[.C$242];IF([.E264]=[.D264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XMY2([.$B228:.$C228];start1)" office:value-type="float" office:value="53.21" calcext:value-type="float">
            <text:p>53.21</text:p>
          </table:table-cell>
          <table:table-cell table:formula="of:=SUMXMY2([.$B228:.$C228];start2)" office:value-type="float" office:value="54.1" calcext:value-type="float">
            <text:p>54.1</text:p>
          </table:table-cell>
          <table:table-cell table:formula="of:=SUMXMY2([.$B228:.$C228];start3)" office:value-type="float" office:value="29.38" calcext:value-type="float">
            <text:p>29.38</text:p>
          </table:table-cell>
          <table:table-cell table:formula="of:=MIN([.B265:.D265])" office:value-type="float" office:value="29.38" calcext:value-type="float">
            <text:p>29.38</text:p>
          </table:table-cell>
          <table:table-cell table:formula="of:=IF([.E265]=[.B265];[.B$242];IF([.E265]=[.C265];[.C$242];IF([.E265]=[.D265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XMY2([.$B229:.$C229];start1)" office:value-type="float" office:value="11.81" calcext:value-type="float">
            <text:p>11.81</text:p>
          </table:table-cell>
          <table:table-cell table:formula="of:=SUMXMY2([.$B229:.$C229];start2)" office:value-type="float" office:value="119.36" calcext:value-type="float">
            <text:p>119.36</text:p>
          </table:table-cell>
          <table:table-cell table:formula="of:=SUMXMY2([.$B229:.$C229];start3)" office:value-type="float" office:value="1.44" calcext:value-type="float">
            <text:p>1.44</text:p>
          </table:table-cell>
          <table:table-cell table:formula="of:=MIN([.B266:.D266])" office:value-type="float" office:value="1.44" calcext:value-type="float">
            <text:p>1.44</text:p>
          </table:table-cell>
          <table:table-cell table:formula="of:=IF([.E266]=[.B266];[.B$242];IF([.E266]=[.C266];[.C$242];IF([.E266]=[.D266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XMY2([.$B230:.$C230];start1)" office:value-type="float" office:value="34.25" calcext:value-type="float">
            <text:p>34.25</text:p>
          </table:table-cell>
          <table:table-cell table:formula="of:=SUMXMY2([.$B230:.$C230];start2)" office:value-type="float" office:value="104.4" calcext:value-type="float">
            <text:p>104.4</text:p>
          </table:table-cell>
          <table:table-cell table:formula="of:=SUMXMY2([.$B230:.$C230];start3)" office:value-type="float" office:value="5.84" calcext:value-type="float">
            <text:p>5.84</text:p>
          </table:table-cell>
          <table:table-cell table:formula="of:=MIN([.B267:.D267])" office:value-type="float" office:value="5.84" calcext:value-type="float">
            <text:p>5.84</text:p>
          </table:table-cell>
          <table:table-cell table:formula="of:=IF([.E267]=[.B267];[.B$242];IF([.E267]=[.C267];[.C$242];IF([.E267]=[.D267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XMY2([.$B231:.$C231];start1)" office:value-type="float" office:value="6.5" calcext:value-type="float">
            <text:p>6.5</text:p>
          </table:table-cell>
          <table:table-cell table:formula="of:=SUMXMY2([.$B231:.$C231];start2)" office:value-type="float" office:value="138.17" calcext:value-type="float">
            <text:p>138.17</text:p>
          </table:table-cell>
          <table:table-cell table:formula="of:=SUMXMY2([.$B231:.$C231];start3)" office:value-type="float" office:value="2.25" calcext:value-type="float">
            <text:p>2.25</text:p>
          </table:table-cell>
          <table:table-cell table:formula="of:=MIN([.B268:.D268])" office:value-type="float" office:value="2.25" calcext:value-type="float">
            <text:p>2.25</text:p>
          </table:table-cell>
          <table:table-cell table:formula="of:=IF([.E268]=[.B268];[.B$242];IF([.E268]=[.C268];[.C$242];IF([.E268]=[.D268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XMY2([.$B232:.$C232];start1)" office:value-type="float" office:value="38.65" calcext:value-type="float">
            <text:p>38.65</text:p>
          </table:table-cell>
          <table:table-cell table:formula="of:=SUMXMY2([.$B232:.$C232];start2)" office:value-type="float" office:value="118.6" calcext:value-type="float">
            <text:p>118.6</text:p>
          </table:table-cell>
          <table:table-cell table:formula="of:=SUMXMY2([.$B232:.$C232];start3)" office:value-type="float" office:value="8.84" calcext:value-type="float">
            <text:p>8.84</text:p>
          </table:table-cell>
          <table:table-cell table:formula="of:=MIN([.B269:.D269])" office:value-type="float" office:value="8.84" calcext:value-type="float">
            <text:p>8.84</text:p>
          </table:table-cell>
          <table:table-cell table:formula="of:=IF([.E269]=[.B269];[.B$242];IF([.E269]=[.C269];[.C$242];IF([.E269]=[.D269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XMY2([.$B233:.$C233];start1)" office:value-type="float" office:value="125.77" calcext:value-type="float">
            <text:p>125.77</text:p>
          </table:table-cell>
          <table:table-cell table:formula="of:=SUMXMY2([.$B233:.$C233];start2)" office:value-type="float" office:value="16.18" calcext:value-type="float">
            <text:p>16.18</text:p>
          </table:table-cell>
          <table:table-cell table:formula="of:=SUMXMY2([.$B233:.$C233];start3)" office:value-type="float" office:value="64.58" calcext:value-type="float">
            <text:p>64.58</text:p>
          </table:table-cell>
          <table:table-cell table:formula="of:=MIN([.B270:.D270])" office:value-type="float" office:value="16.18" calcext:value-type="float">
            <text:p>16.18</text:p>
          </table:table-cell>
          <table:table-cell table:formula="of:=IF([.E270]=[.B270];[.B$242];IF([.E270]=[.C270];[.C$242];IF([.E270]=[.D270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XMY2([.$B234:.$C234];start1)" office:value-type="float" office:value="8.73" calcext:value-type="float">
            <text:p>8.73</text:p>
          </table:table-cell>
          <table:table-cell table:formula="of:=SUMXMY2([.$B234:.$C234];start2)" office:value-type="float" office:value="206.6" calcext:value-type="float">
            <text:p>206.6</text:p>
          </table:table-cell>
          <table:table-cell table:formula="of:=SUMXMY2([.$B234:.$C234];start3)" office:value-type="float" office:value="8.84" calcext:value-type="float">
            <text:p>8.84</text:p>
          </table:table-cell>
          <table:table-cell table:formula="of:=MIN([.B271:.D271])" office:value-type="float" office:value="8.73" calcext:value-type="float">
            <text:p>8.73</text:p>
          </table:table-cell>
          <table:table-cell table:formula="of:=IF([.E271]=[.B271];[.B$242];IF([.E271]=[.C271];[.C$242];IF([.E271]=[.D271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XMY2([.$B235:.$C235];start1)" office:value-type="float" office:value="12.05" calcext:value-type="float">
            <text:p>12.05</text:p>
          </table:table-cell>
          <table:table-cell table:formula="of:=SUMXMY2([.$B235:.$C235];start2)" office:value-type="float" office:value="131.36" calcext:value-type="float">
            <text:p>131.36</text:p>
          </table:table-cell>
          <table:table-cell table:formula="of:=SUMXMY2([.$B235:.$C235];start3)" office:value-type="float" office:value="0" calcext:value-type="float">
            <text:p>0</text:p>
          </table:table-cell>
          <table:table-cell table:formula="of:=MIN([.B272:.D272])" office:value-type="float" office:value="0" calcext:value-type="float">
            <text:p>0</text:p>
          </table:table-cell>
          <table:table-cell table:formula="of:=IF([.E272]=[.B272];[.B$242];IF([.E272]=[.C272];[.C$242];IF([.E272]=[.D272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XMY2([.$B236:.$C236];start1)" office:value-type="float" office:value="37.33" calcext:value-type="float">
            <text:p>37.33</text:p>
          </table:table-cell>
          <table:table-cell table:formula="of:=SUMXMY2([.$B236:.$C236];start2)" office:value-type="float" office:value="66.58" calcext:value-type="float">
            <text:p>66.58</text:p>
          </table:table-cell>
          <table:table-cell table:formula="of:=SUMXMY2([.$B236:.$C236];start3)" office:value-type="float" office:value="13.7" calcext:value-type="float">
            <text:p>13.7</text:p>
          </table:table-cell>
          <table:table-cell table:formula="of:=MIN([.B273:.D273])" office:value-type="float" office:value="13.7" calcext:value-type="float">
            <text:p>13.7</text:p>
          </table:table-cell>
          <table:table-cell table:formula="of:=IF([.E273]=[.B273];[.B$242];IF([.E273]=[.C273];[.C$242];IF([.E273]=[.D273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XMY2([.$B237:.$C237];start1)" office:value-type="float" office:value="13.45" calcext:value-type="float">
            <text:p>13.45</text:p>
          </table:table-cell>
          <table:table-cell table:formula="of:=SUMXMY2([.$B237:.$C237];start2)" office:value-type="float" office:value="127.4" calcext:value-type="float">
            <text:p>127.4</text:p>
          </table:table-cell>
          <table:table-cell table:formula="of:=SUMXMY2([.$B237:.$C237];start3)" office:value-type="float" office:value="0.0400000000000001" calcext:value-type="float">
            <text:p>0.04</text:p>
          </table:table-cell>
          <table:table-cell table:formula="of:=MIN([.B274:.D274])" office:value-type="float" office:value="0.0400000000000001" calcext:value-type="float">
            <text:p>0.04</text:p>
          </table:table-cell>
          <table:table-cell table:formula="of:=IF([.E274]=[.B274];[.B$242];IF([.E274]=[.C274];[.C$242];IF([.E274]=[.D274];[.D$242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244:.F276];[.$B$242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XMY2([.$B238:.$C238];start1)" office:value-type="float" office:value="14.05" calcext:value-type="float">
            <text:p>14.05</text:p>
          </table:table-cell>
          <table:table-cell table:formula="of:=SUMXMY2([.$B238:.$C238];start2)" office:value-type="float" office:value="174.4" calcext:value-type="float">
            <text:p>174.4</text:p>
          </table:table-cell>
          <table:table-cell table:formula="of:=SUMXMY2([.$B238:.$C238];start3)" office:value-type="float" office:value="4.64" calcext:value-type="float">
            <text:p>4.64</text:p>
          </table:table-cell>
          <table:table-cell table:formula="of:=MIN([.B275:.D275])" office:value-type="float" office:value="4.64" calcext:value-type="float">
            <text:p>4.64</text:p>
          </table:table-cell>
          <table:table-cell table:formula="of:=IF([.E275]=[.B275];[.B$242];IF([.E275]=[.C275];[.C$242];IF([.E275]=[.D275];[.D$242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244:.F276];[.$C$242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XMY2([.$B239:.$C239];start1)" office:value-type="float" office:value="107.28" calcext:value-type="float">
            <text:p>107.28</text:p>
          </table:table-cell>
          <table:table-cell table:formula="of:=SUMXMY2([.$B239:.$C239];start2)" office:value-type="float" office:value="19.85" calcext:value-type="float">
            <text:p>19.85</text:p>
          </table:table-cell>
          <table:table-cell table:formula="of:=SUMXMY2([.$B239:.$C239];start3)" office:value-type="float" office:value="52.49" calcext:value-type="float">
            <text:p>52.49</text:p>
          </table:table-cell>
          <table:table-cell table:formula="of:=MIN([.B276:.D276])" office:value-type="float" office:value="19.85" calcext:value-type="float">
            <text:p>19.85</text:p>
          </table:table-cell>
          <table:table-cell table:formula="of:=IF([.E276]=[.B276];[.B$242];IF([.E276]=[.C276];[.C$242];IF([.E276]=[.D276];[.D$242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244:.F276];[.$D$242])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Sum Squared Error</text:p>
          </table:table-cell>
          <table:covered-table-cell table:style-name="ce6"/>
          <table:covered-table-cell/>
          <table:table-cell table:formula="of:=SUM([.E244:.E276])" office:value-type="float" office:value="500.77" calcext:value-type="float">
            <text:p>500.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3: Calculate averages for each clu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 table:number-columns-spanned="2" table:number-rows-spanned="1">
            <text:p>Cluster 1</text:p>
          </table:table-cell>
          <table:covered-table-cell/>
          <table:table-cell table:style-name="ce9" office:value-type="string" calcext:value-type="string" table:number-columns-spanned="2" table:number-rows-spanned="1">
            <text:p>Cluster 2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Cluster 3</text:p>
          </table:table-cell>
          <table:covered-table-cell/>
          <table:table-cell table:style-name="ce6"/>
          <table:table-cell table:number-columns-repeated="1015"/>
        </table:table-row>
        <table:table-row table:style-name="ro1">
          <table:table-cell table:number-columns-repeated="2"/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244]" office:value-type="float" office:value="3" calcext:value-type="float">
            <text:p>3</text:p>
          </table:table-cell>
          <table:table-cell table:formula="of:=[.A244]" office:value-type="float" office:value="1" calcext:value-type="float">
            <text:p>1</text:p>
          </table:table-cell>
          <table:table-cell table:style-name="ce36" table:formula="of:=IF([.$A284]=1;[.B207];&quot;&quot;)">
            <text:p/>
          </table:table-cell>
          <table:table-cell table:style-name="ce36" table:formula="of:=IF([.$A284]=1;[.C207];&quot;&quot;)">
            <text:p/>
          </table:table-cell>
          <table:table-cell table:style-name="ce36" table:formula="of:=IF([.$A284]=2;[.B207];&quot;&quot;)">
            <text:p/>
          </table:table-cell>
          <table:table-cell table:style-name="ce36" table:formula="of:=IF([.$A284]=2;[.C207];&quot;&quot;)">
            <text:p/>
          </table:table-cell>
          <table:table-cell table:style-name="ce36" table:formula="of:=IF([.$A284]=3;[.B207];&quot;&quot;)" office:value-type="float" office:value="7.5" calcext:value-type="float">
            <text:p>7.5</text:p>
          </table:table-cell>
          <table:table-cell table:style-name="ce36" table:formula="of:=IF([.$A284]=3;[.C207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245]" office:value-type="float" office:value="1" calcext:value-type="float">
            <text:p>1</text:p>
          </table:table-cell>
          <table:table-cell table:formula="of:=[.A245]" office:value-type="float" office:value="2" calcext:value-type="float">
            <text:p>2</text:p>
          </table:table-cell>
          <table:table-cell table:style-name="ce36" table:formula="of:=IF([.$A285]=1;[.B208];&quot;&quot;)" office:value-type="float" office:value="2.2" calcext:value-type="float">
            <text:p>2.2</text:p>
          </table:table-cell>
          <table:table-cell table:style-name="ce36" table:formula="of:=IF([.$A285]=1;[.C208];&quot;&quot;)" office:value-type="float" office:value="7.3" calcext:value-type="float">
            <text:p>7.3</text:p>
          </table:table-cell>
          <table:table-cell table:style-name="ce36" table:formula="of:=IF([.$A285]=2;[.B208];&quot;&quot;)">
            <text:p/>
          </table:table-cell>
          <table:table-cell table:style-name="ce36" table:formula="of:=IF([.$A285]=2;[.C208];&quot;&quot;)">
            <text:p/>
          </table:table-cell>
          <table:table-cell table:style-name="ce36" table:formula="of:=IF([.$A285]=3;[.B208];&quot;&quot;)">
            <text:p/>
          </table:table-cell>
          <table:table-cell table:style-name="ce36" table:formula="of:=IF([.$A285]=3;[.C208];&quot;&quot;)">
            <text:p/>
          </table:table-cell>
          <table:table-cell table:number-columns-repeated="1016"/>
        </table:table-row>
        <table:table-row table:style-name="ro1">
          <table:table-cell table:formula="of:=[.F246]" office:value-type="float" office:value="1" calcext:value-type="float">
            <text:p>1</text:p>
          </table:table-cell>
          <table:table-cell table:formula="of:=[.A246]" office:value-type="float" office:value="3" calcext:value-type="float">
            <text:p>3</text:p>
          </table:table-cell>
          <table:table-cell table:style-name="ce36" table:formula="of:=IF([.$A286]=1;[.B209];&quot;&quot;)" office:value-type="float" office:value="3.2" calcext:value-type="float">
            <text:p>3.2</text:p>
          </table:table-cell>
          <table:table-cell table:style-name="ce36" table:formula="of:=IF([.$A286]=1;[.C209];&quot;&quot;)" office:value-type="float" office:value="4.3" calcext:value-type="float">
            <text:p>4.3</text:p>
          </table:table-cell>
          <table:table-cell table:style-name="ce36" table:formula="of:=IF([.$A286]=2;[.B209];&quot;&quot;)">
            <text:p/>
          </table:table-cell>
          <table:table-cell table:style-name="ce36" table:formula="of:=IF([.$A286]=2;[.C209];&quot;&quot;)">
            <text:p/>
          </table:table-cell>
          <table:table-cell table:style-name="ce36" table:formula="of:=IF([.$A286]=3;[.B209];&quot;&quot;)">
            <text:p/>
          </table:table-cell>
          <table:table-cell table:style-name="ce36" table:formula="of:=IF([.$A286]=3;[.C209];&quot;&quot;)">
            <text:p/>
          </table:table-cell>
          <table:table-cell table:number-columns-repeated="1016"/>
        </table:table-row>
        <table:table-row table:style-name="ro1">
          <table:table-cell table:formula="of:=[.F247]" office:value-type="float" office:value="3" calcext:value-type="float">
            <text:p>3</text:p>
          </table:table-cell>
          <table:table-cell table:formula="of:=[.A247]" office:value-type="float" office:value="4" calcext:value-type="float">
            <text:p>4</text:p>
          </table:table-cell>
          <table:table-cell table:style-name="ce36" table:formula="of:=IF([.$A287]=1;[.B210];&quot;&quot;)">
            <text:p/>
          </table:table-cell>
          <table:table-cell table:style-name="ce36" table:formula="of:=IF([.$A287]=1;[.C210];&quot;&quot;)">
            <text:p/>
          </table:table-cell>
          <table:table-cell table:style-name="ce36" table:formula="of:=IF([.$A287]=2;[.B210];&quot;&quot;)">
            <text:p/>
          </table:table-cell>
          <table:table-cell table:style-name="ce36" table:formula="of:=IF([.$A287]=2;[.C210];&quot;&quot;)">
            <text:p/>
          </table:table-cell>
          <table:table-cell table:style-name="ce36" table:formula="of:=IF([.$A287]=3;[.B210];&quot;&quot;)" office:value-type="float" office:value="4.2" calcext:value-type="float">
            <text:p>4.2</text:p>
          </table:table-cell>
          <table:table-cell table:style-name="ce36" table:formula="of:=IF([.$A287]=3;[.C210];&quot;&quot;)" office:value-type="float" office:value="6.7" calcext:value-type="float">
            <text:p>6.7</text:p>
          </table:table-cell>
          <table:table-cell table:number-columns-repeated="1016"/>
        </table:table-row>
        <table:table-row table:style-name="ro1">
          <table:table-cell table:formula="of:=[.F248]" office:value-type="float" office:value="3" calcext:value-type="float">
            <text:p>3</text:p>
          </table:table-cell>
          <table:table-cell table:formula="of:=[.A248]" office:value-type="float" office:value="5" calcext:value-type="float">
            <text:p>5</text:p>
          </table:table-cell>
          <table:table-cell table:style-name="ce36" table:formula="of:=IF([.$A288]=1;[.B211];&quot;&quot;)">
            <text:p/>
          </table:table-cell>
          <table:table-cell table:style-name="ce36" table:formula="of:=IF([.$A288]=1;[.C211];&quot;&quot;)">
            <text:p/>
          </table:table-cell>
          <table:table-cell table:style-name="ce36" table:formula="of:=IF([.$A288]=2;[.B211];&quot;&quot;)">
            <text:p/>
          </table:table-cell>
          <table:table-cell table:style-name="ce36" table:formula="of:=IF([.$A288]=2;[.C211];&quot;&quot;)">
            <text:p/>
          </table:table-cell>
          <table:table-cell table:style-name="ce36" table:formula="of:=IF([.$A288]=3;[.B211];&quot;&quot;)" office:value-type="float" office:value="4.3" calcext:value-type="float">
            <text:p>4.3</text:p>
          </table:table-cell>
          <table:table-cell table:style-name="ce36" table:formula="of:=IF([.$A288]=3;[.C211];&quot;&quot;)" office:value-type="float" office:value="5.8" calcext:value-type="float">
            <text:p>5.8</text:p>
          </table:table-cell>
          <table:table-cell table:number-columns-repeated="1016"/>
        </table:table-row>
        <table:table-row table:style-name="ro1">
          <table:table-cell table:formula="of:=[.F249]" office:value-type="float" office:value="3" calcext:value-type="float">
            <text:p>3</text:p>
          </table:table-cell>
          <table:table-cell table:formula="of:=[.A249]" office:value-type="float" office:value="6" calcext:value-type="float">
            <text:p>6</text:p>
          </table:table-cell>
          <table:table-cell table:style-name="ce36" table:formula="of:=IF([.$A289]=1;[.B212];&quot;&quot;)">
            <text:p/>
          </table:table-cell>
          <table:table-cell table:style-name="ce36" table:formula="of:=IF([.$A289]=1;[.C212];&quot;&quot;)">
            <text:p/>
          </table:table-cell>
          <table:table-cell table:style-name="ce36" table:formula="of:=IF([.$A289]=2;[.B212];&quot;&quot;)">
            <text:p/>
          </table:table-cell>
          <table:table-cell table:style-name="ce36" table:formula="of:=IF([.$A289]=2;[.C212];&quot;&quot;)">
            <text:p/>
          </table:table-cell>
          <table:table-cell table:style-name="ce36" table:formula="of:=IF([.$A289]=3;[.B212];&quot;&quot;)" office:value-type="float" office:value="4.5" calcext:value-type="float">
            <text:p>4.5</text:p>
          </table:table-cell>
          <table:table-cell table:style-name="ce36" table:formula="of:=IF([.$A289]=3;[.C212];&quot;&quot;)" office:value-type="float" office:value="3.5" calcext:value-type="float">
            <text:p>3.5</text:p>
          </table:table-cell>
          <table:table-cell table:number-columns-repeated="1016"/>
        </table:table-row>
        <table:table-row table:style-name="ro1">
          <table:table-cell table:formula="of:=[.F250]" office:value-type="float" office:value="1" calcext:value-type="float">
            <text:p>1</text:p>
          </table:table-cell>
          <table:table-cell table:formula="of:=[.A250]" office:value-type="float" office:value="7" calcext:value-type="float">
            <text:p>7</text:p>
          </table:table-cell>
          <table:table-cell table:style-name="ce36" table:formula="of:=IF([.$A290]=1;[.B213];&quot;&quot;)" office:value-type="float" office:value="2.2" calcext:value-type="float">
            <text:p>2.2</text:p>
          </table:table-cell>
          <table:table-cell table:style-name="ce36" table:formula="of:=IF([.$A290]=1;[.C213];&quot;&quot;)" office:value-type="float" office:value="2.5" calcext:value-type="float">
            <text:p>2.5</text:p>
          </table:table-cell>
          <table:table-cell table:style-name="ce36" table:formula="of:=IF([.$A290]=2;[.B213];&quot;&quot;)">
            <text:p/>
          </table:table-cell>
          <table:table-cell table:style-name="ce36" table:formula="of:=IF([.$A290]=2;[.C213];&quot;&quot;)">
            <text:p/>
          </table:table-cell>
          <table:table-cell table:style-name="ce36" table:formula="of:=IF([.$A290]=3;[.B213];&quot;&quot;)">
            <text:p/>
          </table:table-cell>
          <table:table-cell table:style-name="ce36" table:formula="of:=IF([.$A290]=3;[.C213];&quot;&quot;)">
            <text:p/>
          </table:table-cell>
          <table:table-cell table:number-columns-repeated="1016"/>
        </table:table-row>
        <table:table-row table:style-name="ro1">
          <table:table-cell table:formula="of:=[.F251]" office:value-type="float" office:value="1" calcext:value-type="float">
            <text:p>1</text:p>
          </table:table-cell>
          <table:table-cell table:formula="of:=[.A251]" office:value-type="float" office:value="8" calcext:value-type="float">
            <text:p>8</text:p>
          </table:table-cell>
          <table:table-cell table:style-name="ce36" table:formula="of:=IF([.$A291]=1;[.B214];&quot;&quot;)" office:value-type="float" office:value="2.7" calcext:value-type="float">
            <text:p>2.7</text:p>
          </table:table-cell>
          <table:table-cell table:style-name="ce36" table:formula="of:=IF([.$A291]=1;[.C214];&quot;&quot;)" office:value-type="float" office:value="3.7" calcext:value-type="float">
            <text:p>3.7</text:p>
          </table:table-cell>
          <table:table-cell table:style-name="ce36" table:formula="of:=IF([.$A291]=2;[.B214];&quot;&quot;)">
            <text:p/>
          </table:table-cell>
          <table:table-cell table:style-name="ce36" table:formula="of:=IF([.$A291]=2;[.C214];&quot;&quot;)">
            <text:p/>
          </table:table-cell>
          <table:table-cell table:style-name="ce36" table:formula="of:=IF([.$A291]=3;[.B214];&quot;&quot;)">
            <text:p/>
          </table:table-cell>
          <table:table-cell table:style-name="ce36" table:formula="of:=IF([.$A291]=3;[.C214];&quot;&quot;)">
            <text:p/>
          </table:table-cell>
          <table:table-cell table:number-columns-repeated="1016"/>
        </table:table-row>
        <table:table-row table:style-name="ro1">
          <table:table-cell table:formula="of:=[.F252]" office:value-type="float" office:value="3" calcext:value-type="float">
            <text:p>3</text:p>
          </table:table-cell>
          <table:table-cell table:formula="of:=[.A252]" office:value-type="float" office:value="9" calcext:value-type="float">
            <text:p>9</text:p>
          </table:table-cell>
          <table:table-cell table:style-name="ce36" table:formula="of:=IF([.$A292]=1;[.B215];&quot;&quot;)">
            <text:p/>
          </table:table-cell>
          <table:table-cell table:style-name="ce36" table:formula="of:=IF([.$A292]=1;[.C215];&quot;&quot;)">
            <text:p/>
          </table:table-cell>
          <table:table-cell table:style-name="ce36" table:formula="of:=IF([.$A292]=2;[.B215];&quot;&quot;)">
            <text:p/>
          </table:table-cell>
          <table:table-cell table:style-name="ce36" table:formula="of:=IF([.$A292]=2;[.C215];&quot;&quot;)">
            <text:p/>
          </table:table-cell>
          <table:table-cell table:style-name="ce36" table:formula="of:=IF([.$A292]=3;[.B215];&quot;&quot;)" office:value-type="float" office:value="4.5" calcext:value-type="float">
            <text:p>4.5</text:p>
          </table:table-cell>
          <table:table-cell table:style-name="ce36" table:formula="of:=IF([.$A292]=3;[.C215];&quot;&quot;)" office:value-type="float" office:value="8.9" calcext:value-type="float">
            <text:p>8.9</text:p>
          </table:table-cell>
          <table:table-cell table:number-columns-repeated="1016"/>
        </table:table-row>
        <table:table-row table:style-name="ro1">
          <table:table-cell table:formula="of:=[.F253]" office:value-type="float" office:value="3" calcext:value-type="float">
            <text:p>3</text:p>
          </table:table-cell>
          <table:table-cell table:formula="of:=[.A253]" office:value-type="float" office:value="10" calcext:value-type="float">
            <text:p>10</text:p>
          </table:table-cell>
          <table:table-cell table:style-name="ce36" table:formula="of:=IF([.$A293]=1;[.B216];&quot;&quot;)">
            <text:p/>
          </table:table-cell>
          <table:table-cell table:style-name="ce36" table:formula="of:=IF([.$A293]=1;[.C216];&quot;&quot;)">
            <text:p/>
          </table:table-cell>
          <table:table-cell table:style-name="ce36" table:formula="of:=IF([.$A293]=2;[.B216];&quot;&quot;)">
            <text:p/>
          </table:table-cell>
          <table:table-cell table:style-name="ce36" table:formula="of:=IF([.$A293]=2;[.C216];&quot;&quot;)">
            <text:p/>
          </table:table-cell>
          <table:table-cell table:style-name="ce36" table:formula="of:=IF([.$A293]=3;[.B216];&quot;&quot;)" office:value-type="float" office:value="8.5" calcext:value-type="float">
            <text:p>8.5</text:p>
          </table:table-cell>
          <table:table-cell table:style-name="ce36" table:formula="of:=IF([.$A293]=3;[.C216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254]" office:value-type="float" office:value="3" calcext:value-type="float">
            <text:p>3</text:p>
          </table:table-cell>
          <table:table-cell table:formula="of:=[.A254]" office:value-type="float" office:value="11" calcext:value-type="float">
            <text:p>11</text:p>
          </table:table-cell>
          <table:table-cell table:style-name="ce36" table:formula="of:=IF([.$A294]=1;[.B217];&quot;&quot;)">
            <text:p/>
          </table:table-cell>
          <table:table-cell table:style-name="ce36" table:formula="of:=IF([.$A294]=1;[.C217];&quot;&quot;)">
            <text:p/>
          </table:table-cell>
          <table:table-cell table:style-name="ce36" table:formula="of:=IF([.$A294]=2;[.B217];&quot;&quot;)">
            <text:p/>
          </table:table-cell>
          <table:table-cell table:style-name="ce36" table:formula="of:=IF([.$A294]=2;[.C217];&quot;&quot;)">
            <text:p/>
          </table:table-cell>
          <table:table-cell table:style-name="ce36" table:formula="of:=IF([.$A294]=3;[.B217];&quot;&quot;)" office:value-type="float" office:value="9.6" calcext:value-type="float">
            <text:p>9.6</text:p>
          </table:table-cell>
          <table:table-cell table:style-name="ce36" table:formula="of:=IF([.$A294]=3;[.C217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255]" office:value-type="float" office:value="3" calcext:value-type="float">
            <text:p>3</text:p>
          </table:table-cell>
          <table:table-cell table:formula="of:=[.A255]" office:value-type="float" office:value="12" calcext:value-type="float">
            <text:p>12</text:p>
          </table:table-cell>
          <table:table-cell table:style-name="ce36" table:formula="of:=IF([.$A295]=1;[.B218];&quot;&quot;)">
            <text:p/>
          </table:table-cell>
          <table:table-cell table:style-name="ce36" table:formula="of:=IF([.$A295]=1;[.C218];&quot;&quot;)">
            <text:p/>
          </table:table-cell>
          <table:table-cell table:style-name="ce36" table:formula="of:=IF([.$A295]=2;[.B218];&quot;&quot;)">
            <text:p/>
          </table:table-cell>
          <table:table-cell table:style-name="ce36" table:formula="of:=IF([.$A295]=2;[.C218];&quot;&quot;)">
            <text:p/>
          </table:table-cell>
          <table:table-cell table:style-name="ce36" table:formula="of:=IF([.$A295]=3;[.B218];&quot;&quot;)" office:value-type="float" office:value="7.5" calcext:value-type="float">
            <text:p>7.5</text:p>
          </table:table-cell>
          <table:table-cell table:style-name="ce36" table:formula="of:=IF([.$A295]=3;[.C218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256]" office:value-type="float" office:value="1" calcext:value-type="float">
            <text:p>1</text:p>
          </table:table-cell>
          <table:table-cell table:formula="of:=[.A256]" office:value-type="float" office:value="13" calcext:value-type="float">
            <text:p>13</text:p>
          </table:table-cell>
          <table:table-cell table:style-name="ce36" table:formula="of:=IF([.$A296]=1;[.B219];&quot;&quot;)" office:value-type="float" office:value="4.5" calcext:value-type="float">
            <text:p>4.5</text:p>
          </table:table-cell>
          <table:table-cell table:style-name="ce36" table:formula="of:=IF([.$A296]=1;[.C219];&quot;&quot;)" office:value-type="float" office:value="12.2" calcext:value-type="float">
            <text:p>12.2</text:p>
          </table:table-cell>
          <table:table-cell table:style-name="ce36" table:formula="of:=IF([.$A296]=2;[.B219];&quot;&quot;)">
            <text:p/>
          </table:table-cell>
          <table:table-cell table:style-name="ce36" table:formula="of:=IF([.$A296]=2;[.C219];&quot;&quot;)">
            <text:p/>
          </table:table-cell>
          <table:table-cell table:style-name="ce36" table:formula="of:=IF([.$A296]=3;[.B219];&quot;&quot;)">
            <text:p/>
          </table:table-cell>
          <table:table-cell table:style-name="ce36" table:formula="of:=IF([.$A296]=3;[.C219];&quot;&quot;)">
            <text:p/>
          </table:table-cell>
          <table:table-cell table:number-columns-repeated="1016"/>
        </table:table-row>
        <table:table-row table:style-name="ro1">
          <table:table-cell table:formula="of:=[.F257]" office:value-type="float" office:value="1" calcext:value-type="float">
            <text:p>1</text:p>
          </table:table-cell>
          <table:table-cell table:formula="of:=[.A257]" office:value-type="float" office:value="14" calcext:value-type="float">
            <text:p>14</text:p>
          </table:table-cell>
          <table:table-cell table:style-name="ce36" table:formula="of:=IF([.$A297]=1;[.B220];&quot;&quot;)" office:value-type="float" office:value="4" calcext:value-type="float">
            <text:p>4</text:p>
          </table:table-cell>
          <table:table-cell table:style-name="ce36" table:formula="of:=IF([.$A297]=1;[.C220];&quot;&quot;)" office:value-type="float" office:value="13.5" calcext:value-type="float">
            <text:p>13.5</text:p>
          </table:table-cell>
          <table:table-cell table:style-name="ce36" table:formula="of:=IF([.$A297]=2;[.B220];&quot;&quot;)">
            <text:p/>
          </table:table-cell>
          <table:table-cell table:style-name="ce36" table:formula="of:=IF([.$A297]=2;[.C220];&quot;&quot;)">
            <text:p/>
          </table:table-cell>
          <table:table-cell table:style-name="ce36" table:formula="of:=IF([.$A297]=3;[.B220];&quot;&quot;)">
            <text:p/>
          </table:table-cell>
          <table:table-cell table:style-name="ce36" table:formula="of:=IF([.$A297]=3;[.C220];&quot;&quot;)">
            <text:p/>
          </table:table-cell>
          <table:table-cell table:number-columns-repeated="1016"/>
        </table:table-row>
        <table:table-row table:style-name="ro1">
          <table:table-cell table:formula="of:=[.F258]" office:value-type="float" office:value="2" calcext:value-type="float">
            <text:p>2</text:p>
          </table:table-cell>
          <table:table-cell table:formula="of:=[.A258]" office:value-type="float" office:value="15" calcext:value-type="float">
            <text:p>15</text:p>
          </table:table-cell>
          <table:table-cell table:style-name="ce36" table:formula="of:=IF([.$A298]=1;[.B221];&quot;&quot;)">
            <text:p/>
          </table:table-cell>
          <table:table-cell table:style-name="ce36" table:formula="of:=IF([.$A298]=1;[.C221];&quot;&quot;)">
            <text:p/>
          </table:table-cell>
          <table:table-cell table:style-name="ce36" table:formula="of:=IF([.$A298]=2;[.B221];&quot;&quot;)" office:value-type="float" office:value="8.6" calcext:value-type="float">
            <text:p>8.6</text:p>
          </table:table-cell>
          <table:table-cell table:style-name="ce36" table:formula="of:=IF([.$A298]=2;[.C221];&quot;&quot;)" office:value-type="float" office:value="13.2" calcext:value-type="float">
            <text:p>13.2</text:p>
          </table:table-cell>
          <table:table-cell table:style-name="ce36" table:formula="of:=IF([.$A298]=3;[.B221];&quot;&quot;)">
            <text:p/>
          </table:table-cell>
          <table:table-cell table:style-name="ce36" table:formula="of:=IF([.$A298]=3;[.C221];&quot;&quot;)">
            <text:p/>
          </table:table-cell>
          <table:table-cell table:number-columns-repeated="1016"/>
        </table:table-row>
        <table:table-row table:style-name="ro1">
          <table:table-cell table:formula="of:=[.F259]" office:value-type="float" office:value="2" calcext:value-type="float">
            <text:p>2</text:p>
          </table:table-cell>
          <table:table-cell table:formula="of:=[.A259]" office:value-type="float" office:value="16" calcext:value-type="float">
            <text:p>16</text:p>
          </table:table-cell>
          <table:table-cell table:style-name="ce36" table:formula="of:=IF([.$A299]=1;[.B222];&quot;&quot;)">
            <text:p/>
          </table:table-cell>
          <table:table-cell table:style-name="ce36" table:formula="of:=IF([.$A299]=1;[.C222];&quot;&quot;)">
            <text:p/>
          </table:table-cell>
          <table:table-cell table:style-name="ce36" table:formula="of:=IF([.$A299]=2;[.B222];&quot;&quot;)" office:value-type="float" office:value="10.2" calcext:value-type="float">
            <text:p>10.2</text:p>
          </table:table-cell>
          <table:table-cell table:style-name="ce36" table:formula="of:=IF([.$A299]=2;[.C222];&quot;&quot;)" office:value-type="float" office:value="12.8" calcext:value-type="float">
            <text:p>12.8</text:p>
          </table:table-cell>
          <table:table-cell table:style-name="ce36" table:formula="of:=IF([.$A299]=3;[.B222];&quot;&quot;)">
            <text:p/>
          </table:table-cell>
          <table:table-cell table:style-name="ce36" table:formula="of:=IF([.$A299]=3;[.C222];&quot;&quot;)">
            <text:p/>
          </table:table-cell>
          <table:table-cell table:number-columns-repeated="1016"/>
        </table:table-row>
        <table:table-row table:style-name="ro1">
          <table:table-cell table:formula="of:=[.F260]" office:value-type="float" office:value="2" calcext:value-type="float">
            <text:p>2</text:p>
          </table:table-cell>
          <table:table-cell table:formula="of:=[.A260]" office:value-type="float" office:value="17" calcext:value-type="float">
            <text:p>17</text:p>
          </table:table-cell>
          <table:table-cell table:style-name="ce36" table:formula="of:=IF([.$A300]=1;[.B223];&quot;&quot;)">
            <text:p/>
          </table:table-cell>
          <table:table-cell table:style-name="ce36" table:formula="of:=IF([.$A300]=1;[.C223];&quot;&quot;)">
            <text:p/>
          </table:table-cell>
          <table:table-cell table:style-name="ce36" table:formula="of:=IF([.$A300]=2;[.B223];&quot;&quot;)" office:value-type="float" office:value="12.2" calcext:value-type="float">
            <text:p>12.2</text:p>
          </table:table-cell>
          <table:table-cell table:style-name="ce36" table:formula="of:=IF([.$A300]=2;[.C223];&quot;&quot;)" office:value-type="float" office:value="17.8" calcext:value-type="float">
            <text:p>17.8</text:p>
          </table:table-cell>
          <table:table-cell table:style-name="ce36" table:formula="of:=IF([.$A300]=3;[.B223];&quot;&quot;)">
            <text:p/>
          </table:table-cell>
          <table:table-cell table:style-name="ce36" table:formula="of:=IF([.$A300]=3;[.C223];&quot;&quot;)">
            <text:p/>
          </table:table-cell>
          <table:table-cell table:number-columns-repeated="1016"/>
        </table:table-row>
        <table:table-row table:style-name="ro1">
          <table:table-cell table:formula="of:=[.F261]" office:value-type="float" office:value="2" calcext:value-type="float">
            <text:p>2</text:p>
          </table:table-cell>
          <table:table-cell table:formula="of:=[.A261]" office:value-type="float" office:value="18" calcext:value-type="float">
            <text:p>18</text:p>
          </table:table-cell>
          <table:table-cell table:style-name="ce36" table:formula="of:=IF([.$A301]=1;[.B224];&quot;&quot;)">
            <text:p/>
          </table:table-cell>
          <table:table-cell table:style-name="ce36" table:formula="of:=IF([.$A301]=1;[.C224];&quot;&quot;)">
            <text:p/>
          </table:table-cell>
          <table:table-cell table:style-name="ce36" table:formula="of:=IF([.$A301]=2;[.B224];&quot;&quot;)" office:value-type="float" office:value="13.5" calcext:value-type="float">
            <text:p>13.5</text:p>
          </table:table-cell>
          <table:table-cell table:style-name="ce36" table:formula="of:=IF([.$A301]=2;[.C224];&quot;&quot;)" office:value-type="float" office:value="16.4" calcext:value-type="float">
            <text:p>16.4</text:p>
          </table:table-cell>
          <table:table-cell table:style-name="ce36" table:formula="of:=IF([.$A301]=3;[.B224];&quot;&quot;)">
            <text:p/>
          </table:table-cell>
          <table:table-cell table:style-name="ce36" table:formula="of:=IF([.$A301]=3;[.C224];&quot;&quot;)">
            <text:p/>
          </table:table-cell>
          <table:table-cell table:number-columns-repeated="1016"/>
        </table:table-row>
        <table:table-row table:style-name="ro1">
          <table:table-cell table:formula="of:=[.F262]" office:value-type="float" office:value="2" calcext:value-type="float">
            <text:p>2</text:p>
          </table:table-cell>
          <table:table-cell table:formula="of:=[.A262]" office:value-type="float" office:value="19" calcext:value-type="float">
            <text:p>19</text:p>
          </table:table-cell>
          <table:table-cell table:style-name="ce36" table:formula="of:=IF([.$A302]=1;[.B225];&quot;&quot;)">
            <text:p/>
          </table:table-cell>
          <table:table-cell table:style-name="ce36" table:formula="of:=IF([.$A302]=1;[.C225];&quot;&quot;)">
            <text:p/>
          </table:table-cell>
          <table:table-cell table:style-name="ce36" table:formula="of:=IF([.$A302]=2;[.B225];&quot;&quot;)" office:value-type="float" office:value="15.6" calcext:value-type="float">
            <text:p>15.6</text:p>
          </table:table-cell>
          <table:table-cell table:style-name="ce36" table:formula="of:=IF([.$A302]=2;[.C225];&quot;&quot;)" office:value-type="float" office:value="12.2" calcext:value-type="float">
            <text:p>12.2</text:p>
          </table:table-cell>
          <table:table-cell table:style-name="ce36" table:formula="of:=IF([.$A302]=3;[.B225];&quot;&quot;)">
            <text:p/>
          </table:table-cell>
          <table:table-cell table:style-name="ce36" table:formula="of:=IF([.$A302]=3;[.C225];&quot;&quot;)">
            <text:p/>
          </table:table-cell>
          <table:table-cell table:number-columns-repeated="1016"/>
        </table:table-row>
        <table:table-row table:style-name="ro1">
          <table:table-cell table:formula="of:=[.F263]" office:value-type="float" office:value="2" calcext:value-type="float">
            <text:p>2</text:p>
          </table:table-cell>
          <table:table-cell table:formula="of:=[.A263]" office:value-type="float" office:value="20" calcext:value-type="float">
            <text:p>20</text:p>
          </table:table-cell>
          <table:table-cell table:style-name="ce36" table:formula="of:=IF([.$A303]=1;[.B226];&quot;&quot;)">
            <text:p/>
          </table:table-cell>
          <table:table-cell table:style-name="ce36" table:formula="of:=IF([.$A303]=1;[.C226];&quot;&quot;)">
            <text:p/>
          </table:table-cell>
          <table:table-cell table:style-name="ce36" table:formula="of:=IF([.$A303]=2;[.B226];&quot;&quot;)" office:value-type="float" office:value="10.3" calcext:value-type="float">
            <text:p>10.3</text:p>
          </table:table-cell>
          <table:table-cell table:style-name="ce36" table:formula="of:=IF([.$A303]=2;[.C226];&quot;&quot;)" office:value-type="float" office:value="10.4" calcext:value-type="float">
            <text:p>10.4</text:p>
          </table:table-cell>
          <table:table-cell table:style-name="ce36" table:formula="of:=IF([.$A303]=3;[.B226];&quot;&quot;)">
            <text:p/>
          </table:table-cell>
          <table:table-cell table:style-name="ce36" table:formula="of:=IF([.$A303]=3;[.C226];&quot;&quot;)">
            <text:p/>
          </table:table-cell>
          <table:table-cell table:number-columns-repeated="1016"/>
        </table:table-row>
        <table:table-row table:style-name="ro1">
          <table:table-cell table:formula="of:=[.F264]" office:value-type="float" office:value="3" calcext:value-type="float">
            <text:p>3</text:p>
          </table:table-cell>
          <table:table-cell table:formula="of:=[.A264]" office:value-type="float" office:value="21" calcext:value-type="float">
            <text:p>21</text:p>
          </table:table-cell>
          <table:table-cell table:style-name="ce36" table:formula="of:=IF([.$A304]=1;[.B227];&quot;&quot;)">
            <text:p/>
          </table:table-cell>
          <table:table-cell table:style-name="ce36" table:formula="of:=IF([.$A304]=1;[.C227];&quot;&quot;)">
            <text:p/>
          </table:table-cell>
          <table:table-cell table:style-name="ce36" table:formula="of:=IF([.$A304]=2;[.B227];&quot;&quot;)">
            <text:p/>
          </table:table-cell>
          <table:table-cell table:style-name="ce36" table:formula="of:=IF([.$A304]=2;[.C227];&quot;&quot;)">
            <text:p/>
          </table:table-cell>
          <table:table-cell table:style-name="ce36" table:formula="of:=IF([.$A304]=3;[.B227];&quot;&quot;)" office:value-type="float" office:value="9.8" calcext:value-type="float">
            <text:p>9.8</text:p>
          </table:table-cell>
          <table:table-cell table:style-name="ce36" table:formula="of:=IF([.$A304]=3;[.C227];&quot;&quot;)" office:value-type="float" office:value="10.4" calcext:value-type="float">
            <text:p>10.4</text:p>
          </table:table-cell>
          <table:table-cell table:number-columns-repeated="1016"/>
        </table:table-row>
        <table:table-row table:style-name="ro1">
          <table:table-cell table:formula="of:=[.F265]" office:value-type="float" office:value="3" calcext:value-type="float">
            <text:p>3</text:p>
          </table:table-cell>
          <table:table-cell table:formula="of:=[.A265]" office:value-type="float" office:value="22" calcext:value-type="float">
            <text:p>22</text:p>
          </table:table-cell>
          <table:table-cell table:style-name="ce36" table:formula="of:=IF([.$A305]=1;[.B228];&quot;&quot;)">
            <text:p/>
          </table:table-cell>
          <table:table-cell table:style-name="ce36" table:formula="of:=IF([.$A305]=1;[.C228];&quot;&quot;)">
            <text:p/>
          </table:table-cell>
          <table:table-cell table:style-name="ce36" table:formula="of:=IF([.$A305]=2;[.B228];&quot;&quot;)">
            <text:p/>
          </table:table-cell>
          <table:table-cell table:style-name="ce36" table:formula="of:=IF([.$A305]=2;[.C228];&quot;&quot;)">
            <text:p/>
          </table:table-cell>
          <table:table-cell table:style-name="ce36" table:formula="of:=IF([.$A305]=3;[.B228];&quot;&quot;)" office:value-type="float" office:value="8.3" calcext:value-type="float">
            <text:p>8.3</text:p>
          </table:table-cell>
          <table:table-cell table:style-name="ce36" table:formula="of:=IF([.$A305]=3;[.C228];&quot;&quot;)" office:value-type="float" office:value="11.3" calcext:value-type="float">
            <text:p>11.3</text:p>
          </table:table-cell>
          <table:table-cell table:number-columns-repeated="1016"/>
        </table:table-row>
        <table:table-row table:style-name="ro1">
          <table:table-cell table:formula="of:=[.F266]" office:value-type="float" office:value="3" calcext:value-type="float">
            <text:p>3</text:p>
          </table:table-cell>
          <table:table-cell table:formula="of:=[.A266]" office:value-type="float" office:value="23" calcext:value-type="float">
            <text:p>23</text:p>
          </table:table-cell>
          <table:table-cell table:style-name="ce36" table:formula="of:=IF([.$A306]=1;[.B229];&quot;&quot;)">
            <text:p/>
          </table:table-cell>
          <table:table-cell table:style-name="ce36" table:formula="of:=IF([.$A306]=1;[.C229];&quot;&quot;)">
            <text:p/>
          </table:table-cell>
          <table:table-cell table:style-name="ce36" table:formula="of:=IF([.$A306]=2;[.B229];&quot;&quot;)">
            <text:p/>
          </table:table-cell>
          <table:table-cell table:style-name="ce36" table:formula="of:=IF([.$A306]=2;[.C229];&quot;&quot;)">
            <text:p/>
          </table:table-cell>
          <table:table-cell table:style-name="ce36" table:formula="of:=IF([.$A306]=3;[.B229];&quot;&quot;)" office:value-type="float" office:value="5.6" calcext:value-type="float">
            <text:p>5.6</text:p>
          </table:table-cell>
          <table:table-cell table:style-name="ce36" table:formula="of:=IF([.$A306]=3;[.C229];&quot;&quot;)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formula="of:=[.F267]" office:value-type="float" office:value="3" calcext:value-type="float">
            <text:p>3</text:p>
          </table:table-cell>
          <table:table-cell table:formula="of:=[.A267]" office:value-type="float" office:value="24" calcext:value-type="float">
            <text:p>24</text:p>
          </table:table-cell>
          <table:table-cell table:style-name="ce36" table:formula="of:=IF([.$A307]=1;[.B230];&quot;&quot;)">
            <text:p/>
          </table:table-cell>
          <table:table-cell table:style-name="ce36" table:formula="of:=IF([.$A307]=1;[.C230];&quot;&quot;)">
            <text:p/>
          </table:table-cell>
          <table:table-cell table:style-name="ce36" table:formula="of:=IF([.$A307]=2;[.B230];&quot;&quot;)">
            <text:p/>
          </table:table-cell>
          <table:table-cell table:style-name="ce36" table:formula="of:=IF([.$A307]=2;[.C230];&quot;&quot;)">
            <text:p/>
          </table:table-cell>
          <table:table-cell table:style-name="ce36" table:formula="of:=IF([.$A307]=3;[.B230];&quot;&quot;)" office:value-type="float" office:value="7.8" calcext:value-type="float">
            <text:p>7.8</text:p>
          </table:table-cell>
          <table:table-cell table:style-name="ce36" table:formula="of:=IF([.$A307]=3;[.C230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268]" office:value-type="float" office:value="3" calcext:value-type="float">
            <text:p>3</text:p>
          </table:table-cell>
          <table:table-cell table:formula="of:=[.A268]" office:value-type="float" office:value="25" calcext:value-type="float">
            <text:p>25</text:p>
          </table:table-cell>
          <table:table-cell table:style-name="ce36" table:formula="of:=IF([.$A308]=1;[.B231];&quot;&quot;)">
            <text:p/>
          </table:table-cell>
          <table:table-cell table:style-name="ce36" table:formula="of:=IF([.$A308]=1;[.C231];&quot;&quot;)">
            <text:p/>
          </table:table-cell>
          <table:table-cell table:style-name="ce36" table:formula="of:=IF([.$A308]=2;[.B231];&quot;&quot;)">
            <text:p/>
          </table:table-cell>
          <table:table-cell table:style-name="ce36" table:formula="of:=IF([.$A308]=2;[.C231];&quot;&quot;)">
            <text:p/>
          </table:table-cell>
          <table:table-cell table:style-name="ce36" table:formula="of:=IF([.$A308]=3;[.B231];&quot;&quot;)" office:value-type="float" office:value="4.7" calcext:value-type="float">
            <text:p>4.7</text:p>
          </table:table-cell>
          <table:table-cell table:style-name="ce36" table:formula="of:=IF([.$A308]=3;[.C231];&quot;&quot;)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formula="of:=[.F269]" office:value-type="float" office:value="3" calcext:value-type="float">
            <text:p>3</text:p>
          </table:table-cell>
          <table:table-cell table:formula="of:=[.A269]" office:value-type="float" office:value="26" calcext:value-type="float">
            <text:p>26</text:p>
          </table:table-cell>
          <table:table-cell table:style-name="ce36" table:formula="of:=IF([.$A309]=1;[.B232];&quot;&quot;)">
            <text:p/>
          </table:table-cell>
          <table:table-cell table:style-name="ce36" table:formula="of:=IF([.$A309]=1;[.C232];&quot;&quot;)">
            <text:p/>
          </table:table-cell>
          <table:table-cell table:style-name="ce36" table:formula="of:=IF([.$A309]=2;[.B232];&quot;&quot;)">
            <text:p/>
          </table:table-cell>
          <table:table-cell table:style-name="ce36" table:formula="of:=IF([.$A309]=2;[.C232];&quot;&quot;)">
            <text:p/>
          </table:table-cell>
          <table:table-cell table:style-name="ce36" table:formula="of:=IF([.$A309]=3;[.B232];&quot;&quot;)" office:value-type="float" office:value="7.8" calcext:value-type="float">
            <text:p>7.8</text:p>
          </table:table-cell>
          <table:table-cell table:style-name="ce36" table:formula="of:=IF([.$A309]=3;[.C232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270]" office:value-type="float" office:value="2" calcext:value-type="float">
            <text:p>2</text:p>
          </table:table-cell>
          <table:table-cell table:formula="of:=[.A270]" office:value-type="float" office:value="27" calcext:value-type="float">
            <text:p>27</text:p>
          </table:table-cell>
          <table:table-cell table:style-name="ce36" table:formula="of:=IF([.$A310]=1;[.B233];&quot;&quot;)">
            <text:p/>
          </table:table-cell>
          <table:table-cell table:style-name="ce36" table:formula="of:=IF([.$A310]=1;[.C233];&quot;&quot;)">
            <text:p/>
          </table:table-cell>
          <table:table-cell table:style-name="ce36" table:formula="of:=IF([.$A310]=2;[.B233];&quot;&quot;)" office:value-type="float" office:value="13.3" calcext:value-type="float">
            <text:p>13.3</text:p>
          </table:table-cell>
          <table:table-cell table:style-name="ce36" table:formula="of:=IF([.$A310]=2;[.C233];&quot;&quot;)" office:value-type="float" office:value="8.9" calcext:value-type="float">
            <text:p>8.9</text:p>
          </table:table-cell>
          <table:table-cell table:style-name="ce36" table:formula="of:=IF([.$A310]=3;[.B233];&quot;&quot;)">
            <text:p/>
          </table:table-cell>
          <table:table-cell table:style-name="ce36" table:formula="of:=IF([.$A310]=3;[.C233];&quot;&quot;)">
            <text:p/>
          </table:table-cell>
          <table:table-cell table:number-columns-repeated="1016"/>
        </table:table-row>
        <table:table-row table:style-name="ro1">
          <table:table-cell table:formula="of:=[.F271]" office:value-type="float" office:value="1" calcext:value-type="float">
            <text:p>1</text:p>
          </table:table-cell>
          <table:table-cell table:formula="of:=[.A271]" office:value-type="float" office:value="28" calcext:value-type="float">
            <text:p>28</text:p>
          </table:table-cell>
          <table:table-cell table:style-name="ce36" table:formula="of:=IF([.$A311]=1;[.B234];&quot;&quot;)" office:value-type="float" office:value="3.4" calcext:value-type="float">
            <text:p>3.4</text:p>
          </table:table-cell>
          <table:table-cell table:style-name="ce36" table:formula="of:=IF([.$A311]=1;[.C234];&quot;&quot;)" office:value-type="float" office:value="4.6" calcext:value-type="float">
            <text:p>4.6</text:p>
          </table:table-cell>
          <table:table-cell table:style-name="ce36" table:formula="of:=IF([.$A311]=2;[.B234];&quot;&quot;)">
            <text:p/>
          </table:table-cell>
          <table:table-cell table:style-name="ce36" table:formula="of:=IF([.$A311]=2;[.C234];&quot;&quot;)">
            <text:p/>
          </table:table-cell>
          <table:table-cell table:style-name="ce36" table:formula="of:=IF([.$A311]=3;[.B234];&quot;&quot;)">
            <text:p/>
          </table:table-cell>
          <table:table-cell table:style-name="ce36" table:formula="of:=IF([.$A311]=3;[.C234];&quot;&quot;)">
            <text:p/>
          </table:table-cell>
          <table:table-cell table:number-columns-repeated="1016"/>
        </table:table-row>
        <table:table-row table:style-name="ro1">
          <table:table-cell table:formula="of:=[.F272]" office:value-type="float" office:value="3" calcext:value-type="float">
            <text:p>3</text:p>
          </table:table-cell>
          <table:table-cell table:formula="of:=[.A272]" office:value-type="float" office:value="29" calcext:value-type="float">
            <text:p>29</text:p>
          </table:table-cell>
          <table:table-cell table:style-name="ce36" table:formula="of:=IF([.$A312]=1;[.B235];&quot;&quot;)">
            <text:p/>
          </table:table-cell>
          <table:table-cell table:style-name="ce36" table:formula="of:=IF([.$A312]=1;[.C235];&quot;&quot;)">
            <text:p/>
          </table:table-cell>
          <table:table-cell table:style-name="ce36" table:formula="of:=IF([.$A312]=2;[.B235];&quot;&quot;)">
            <text:p/>
          </table:table-cell>
          <table:table-cell table:style-name="ce36" table:formula="of:=IF([.$A312]=2;[.C235];&quot;&quot;)">
            <text:p/>
          </table:table-cell>
          <table:table-cell table:style-name="ce36" table:formula="of:=IF([.$A312]=3;[.B235];&quot;&quot;)" office:value-type="float" office:value="5.6" calcext:value-type="float">
            <text:p>5.6</text:p>
          </table:table-cell>
          <table:table-cell table:style-name="ce36" table:formula="of:=IF([.$A312]=3;[.C235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273]" office:value-type="float" office:value="3" calcext:value-type="float">
            <text:p>3</text:p>
          </table:table-cell>
          <table:table-cell table:formula="of:=[.A273]" office:value-type="float" office:value="30" calcext:value-type="float">
            <text:p>30</text:p>
          </table:table-cell>
          <table:table-cell table:style-name="ce36" table:formula="of:=IF([.$A313]=1;[.B236];&quot;&quot;)">
            <text:p/>
          </table:table-cell>
          <table:table-cell table:style-name="ce36" table:formula="of:=IF([.$A313]=1;[.C236];&quot;&quot;)">
            <text:p/>
          </table:table-cell>
          <table:table-cell table:style-name="ce36" table:formula="of:=IF([.$A313]=2;[.B236];&quot;&quot;)">
            <text:p/>
          </table:table-cell>
          <table:table-cell table:style-name="ce36" table:formula="of:=IF([.$A313]=2;[.C236];&quot;&quot;)">
            <text:p/>
          </table:table-cell>
          <table:table-cell table:style-name="ce36" table:formula="of:=IF([.$A313]=3;[.B236];&quot;&quot;)" office:value-type="float" office:value="7.9" calcext:value-type="float">
            <text:p>7.9</text:p>
          </table:table-cell>
          <table:table-cell table:style-name="ce36" table:formula="of:=IF([.$A313]=3;[.C236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274]" office:value-type="float" office:value="3" calcext:value-type="float">
            <text:p>3</text:p>
          </table:table-cell>
          <table:table-cell table:formula="of:=[.A274]" office:value-type="float" office:value="31" calcext:value-type="float">
            <text:p>31</text:p>
          </table:table-cell>
          <table:table-cell table:style-name="ce36" table:formula="of:=IF([.$A314]=1;[.B237];&quot;&quot;)">
            <text:p/>
          </table:table-cell>
          <table:table-cell table:style-name="ce36" table:formula="of:=IF([.$A314]=1;[.C237];&quot;&quot;)">
            <text:p/>
          </table:table-cell>
          <table:table-cell table:style-name="ce36" table:formula="of:=IF([.$A314]=2;[.B237];&quot;&quot;)">
            <text:p/>
          </table:table-cell>
          <table:table-cell table:style-name="ce36" table:formula="of:=IF([.$A314]=2;[.C237];&quot;&quot;)">
            <text:p/>
          </table:table-cell>
          <table:table-cell table:style-name="ce36" table:formula="of:=IF([.$A314]=3;[.B237];&quot;&quot;)" office:value-type="float" office:value="5.8" calcext:value-type="float">
            <text:p>5.8</text:p>
          </table:table-cell>
          <table:table-cell table:style-name="ce36" table:formula="of:=IF([.$A314]=3;[.C237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275]" office:value-type="float" office:value="3" calcext:value-type="float">
            <text:p>3</text:p>
          </table:table-cell>
          <table:table-cell table:formula="of:=[.A275]" office:value-type="float" office:value="32" calcext:value-type="float">
            <text:p>32</text:p>
          </table:table-cell>
          <table:table-cell table:style-name="ce36" table:formula="of:=IF([.$A315]=1;[.B238];&quot;&quot;)">
            <text:p/>
          </table:table-cell>
          <table:table-cell table:style-name="ce36" table:formula="of:=IF([.$A315]=1;[.C238];&quot;&quot;)">
            <text:p/>
          </table:table-cell>
          <table:table-cell table:style-name="ce36" table:formula="of:=IF([.$A315]=2;[.B238];&quot;&quot;)">
            <text:p/>
          </table:table-cell>
          <table:table-cell table:style-name="ce36" table:formula="of:=IF([.$A315]=2;[.C238];&quot;&quot;)">
            <text:p/>
          </table:table-cell>
          <table:table-cell table:style-name="ce36" table:formula="of:=IF([.$A315]=3;[.B238];&quot;&quot;)" office:value-type="float" office:value="4.8" calcext:value-type="float">
            <text:p>4.8</text:p>
          </table:table-cell>
          <table:table-cell table:style-name="ce36" table:formula="of:=IF([.$A315]=3;[.C238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276]" office:value-type="float" office:value="2" calcext:value-type="float">
            <text:p>2</text:p>
          </table:table-cell>
          <table:table-cell table:formula="of:=[.A276]" office:value-type="float" office:value="33" calcext:value-type="float">
            <text:p>33</text:p>
          </table:table-cell>
          <table:table-cell table:style-name="ce36" table:formula="of:=IF([.$A316]=1;[.B239];&quot;&quot;)">
            <text:p/>
          </table:table-cell>
          <table:table-cell table:style-name="ce36" table:formula="of:=IF([.$A316]=1;[.C239];&quot;&quot;)">
            <text:p/>
          </table:table-cell>
          <table:table-cell table:style-name="ce36" table:formula="of:=IF([.$A316]=2;[.B239];&quot;&quot;)" office:value-type="float" office:value="12.4" calcext:value-type="float">
            <text:p>12.4</text:p>
          </table:table-cell>
          <table:table-cell table:style-name="ce36" table:formula="of:=IF([.$A316]=2;[.C239];&quot;&quot;)" office:value-type="float" office:value="9.1" calcext:value-type="float">
            <text:p>9.1</text:p>
          </table:table-cell>
          <table:table-cell table:style-name="ce36" table:formula="of:=IF([.$A316]=3;[.B239];&quot;&quot;)">
            <text:p/>
          </table:table-cell>
          <table:table-cell table:style-name="ce36" table:formula="of:=IF([.$A316]=3;[.C239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84:.C316])" office:value-type="float" office:value="3.17142857142857" calcext:value-type="float">
            <text:p>3.17142857142857</text:p>
          </table:table-cell>
          <table:table-cell table:formula="of:=AVERAGE([.D284:.D316])" office:value-type="float" office:value="6.87142857142857" calcext:value-type="float">
            <text:p>6.87142857142857</text:p>
          </table:table-cell>
          <table:table-cell table:formula="of:=AVERAGE([.E284:.E316])" office:value-type="float" office:value="12.0125" calcext:value-type="float">
            <text:p>12.0125</text:p>
          </table:table-cell>
          <table:table-cell table:formula="of:=AVERAGE([.F284:.F316])" office:value-type="float" office:value="12.6" calcext:value-type="float">
            <text:p>12.6</text:p>
          </table:table-cell>
          <table:table-cell table:formula="of:=AVERAGE([.G284:.G316])" office:value-type="float" office:value="6.59444444444444" calcext:value-type="float">
            <text:p>6.59444444444444</text:p>
          </table:table-cell>
          <table:table-cell table:formula="of:=AVERAGE([.H284:.H316])" office:value-type="float" office:value="6.85" calcext:value-type="float">
            <text:p>6.8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4: Repeat Step 2 for new averages calculated in Step 3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XMY2([.$B207:.$C207];cluster1_1)" office:value-type="float" office:value="21.3887755102041" calcext:value-type="float">
            <text:p>21.3887755102041</text:p>
          </table:table-cell>
          <table:table-cell table:formula="of:=SUMXMY2([.$B207:.$C207];cluster2_1)" office:value-type="float" office:value="37.17265625" calcext:value-type="float">
            <text:p>37.17265625</text:p>
          </table:table-cell>
          <table:table-cell table:formula="of:=SUMXMY2([.$B207:.$C207];cluster3_1)" office:value-type="float" office:value="3.54253086419754" calcext:value-type="float">
            <text:p>3.54253086419754</text:p>
          </table:table-cell>
          <table:table-cell table:formula="of:=MIN([.B323:.D323])" office:value-type="float" office:value="3.54253086419754" calcext:value-type="float">
            <text:p>3.54253086419754</text:p>
          </table:table-cell>
          <table:table-cell table:formula="of:=IF([.E323]=[.B323];[.B$242];IF([.E323]=[.C323];[.C$242];IF([.E323]=[.D323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XMY2([.$B208:.$C208];cluster1_1)" office:value-type="float" office:value="1.12734693877551" calcext:value-type="float">
            <text:p>1.12734693877551</text:p>
          </table:table-cell>
          <table:table-cell table:formula="of:=SUMXMY2([.$B208:.$C208];cluster2_1)" office:value-type="float" office:value="124.37515625" calcext:value-type="float">
            <text:p>124.37515625</text:p>
          </table:table-cell>
          <table:table-cell table:formula="of:=SUMXMY2([.$B208:.$C208];cluster3_1)" office:value-type="float" office:value="19.5136419753086" calcext:value-type="float">
            <text:p>19.5136419753086</text:p>
          </table:table-cell>
          <table:table-cell table:formula="of:=MIN([.B324:.D324])" office:value-type="float" office:value="1.12734693877551" calcext:value-type="float">
            <text:p>1.12734693877551</text:p>
          </table:table-cell>
          <table:table-cell table:formula="of:=IF([.E324]=[.B324];[.B$242];IF([.E324]=[.C324];[.C$242];IF([.E324]=[.D324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XMY2([.$B209:.$C209];cluster1_1)" office:value-type="float" office:value="6.6130612244898" calcext:value-type="float">
            <text:p>6.6130612244898</text:p>
          </table:table-cell>
          <table:table-cell table:formula="of:=SUMXMY2([.$B209:.$C209];cluster2_1)" office:value-type="float" office:value="146.55015625" calcext:value-type="float">
            <text:p>146.55015625</text:p>
          </table:table-cell>
          <table:table-cell table:formula="of:=SUMXMY2([.$B209:.$C209];cluster3_1)" office:value-type="float" office:value="18.0247530864197" calcext:value-type="float">
            <text:p>18.0247530864197</text:p>
          </table:table-cell>
          <table:table-cell table:formula="of:=MIN([.B325:.D325])" office:value-type="float" office:value="6.6130612244898" calcext:value-type="float">
            <text:p>6.6130612244898</text:p>
          </table:table-cell>
          <table:table-cell table:formula="of:=IF([.E325]=[.B325];[.B$242];IF([.E325]=[.C325];[.C$242];IF([.E325]=[.D325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XMY2([.$B210:.$C210];cluster1_1)" office:value-type="float" office:value="1.08734693877551" calcext:value-type="float">
            <text:p>1.08734693877551</text:p>
          </table:table-cell>
          <table:table-cell table:formula="of:=SUMXMY2([.$B210:.$C210];cluster2_1)" office:value-type="float" office:value="95.84515625" calcext:value-type="float">
            <text:p>95.84515625</text:p>
          </table:table-cell>
          <table:table-cell table:formula="of:=SUMXMY2([.$B210:.$C210];cluster3_1)" office:value-type="float" office:value="5.75586419753086" calcext:value-type="float">
            <text:p>5.75586419753086</text:p>
          </table:table-cell>
          <table:table-cell table:formula="of:=MIN([.B326:.D326])" office:value-type="float" office:value="1.08734693877551" calcext:value-type="float">
            <text:p>1.08734693877551</text:p>
          </table:table-cell>
          <table:table-cell table:formula="of:=IF([.E326]=[.B326];[.B$242];IF([.E326]=[.C326];[.C$242];IF([.E326]=[.D326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XMY2([.$B211:.$C211];cluster1_1)" office:value-type="float" office:value="2.42163265306123" calcext:value-type="float">
            <text:p>2.42163265306123</text:p>
          </table:table-cell>
          <table:table-cell table:formula="of:=SUMXMY2([.$B211:.$C211];cluster2_1)" office:value-type="float" office:value="105.72265625" calcext:value-type="float">
            <text:p>105.72265625</text:p>
          </table:table-cell>
          <table:table-cell table:formula="of:=SUMXMY2([.$B211:.$C211];cluster3_1)" office:value-type="float" office:value="6.36697530864197" calcext:value-type="float">
            <text:p>6.36697530864197</text:p>
          </table:table-cell>
          <table:table-cell table:formula="of:=MIN([.B327:.D327])" office:value-type="float" office:value="2.42163265306123" calcext:value-type="float">
            <text:p>2.42163265306123</text:p>
          </table:table-cell>
          <table:table-cell table:formula="of:=IF([.E327]=[.B327];[.B$242];IF([.E327]=[.C327];[.C$242];IF([.E327]=[.D327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XMY2([.$B212:.$C212];cluster1_1)" office:value-type="float" office:value="13.1316326530612" calcext:value-type="float">
            <text:p>13.1316326530612</text:p>
          </table:table-cell>
          <table:table-cell table:formula="of:=SUMXMY2([.$B212:.$C212];cluster2_1)" office:value-type="float" office:value="139.24765625" calcext:value-type="float">
            <text:p>139.24765625</text:p>
          </table:table-cell>
          <table:table-cell table:formula="of:=SUMXMY2([.$B212:.$C212];cluster3_1)" office:value-type="float" office:value="15.6091975308642" calcext:value-type="float">
            <text:p>15.6091975308642</text:p>
          </table:table-cell>
          <table:table-cell table:formula="of:=MIN([.B328:.D328])" office:value-type="float" office:value="13.1316326530612" calcext:value-type="float">
            <text:p>13.1316326530612</text:p>
          </table:table-cell>
          <table:table-cell table:formula="of:=IF([.E328]=[.B328];[.B$242];IF([.E328]=[.C328];[.C$242];IF([.E328]=[.D328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XMY2([.$B213:.$C213];cluster1_1)" office:value-type="float" office:value="20.0530612244898" calcext:value-type="float">
            <text:p>20.0530612244898</text:p>
          </table:table-cell>
          <table:table-cell table:formula="of:=SUMXMY2([.$B213:.$C213];cluster2_1)" office:value-type="float" office:value="198.29515625" calcext:value-type="float">
            <text:p>198.29515625</text:p>
          </table:table-cell>
          <table:table-cell table:formula="of:=SUMXMY2([.$B213:.$C213];cluster3_1)" office:value-type="float" office:value="38.2336419753086" calcext:value-type="float">
            <text:p>38.2336419753086</text:p>
          </table:table-cell>
          <table:table-cell table:formula="of:=MIN([.B329:.D329])" office:value-type="float" office:value="20.0530612244898" calcext:value-type="float">
            <text:p>20.0530612244898</text:p>
          </table:table-cell>
          <table:table-cell table:formula="of:=IF([.E329]=[.B329];[.B$242];IF([.E329]=[.C329];[.C$242];IF([.E329]=[.D329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XMY2([.$B214:.$C214];cluster1_1)" office:value-type="float" office:value="10.2802040816327" calcext:value-type="float">
            <text:p>10.2802040816327</text:p>
          </table:table-cell>
          <table:table-cell table:formula="of:=SUMXMY2([.$B214:.$C214];cluster2_1)" office:value-type="float" office:value="165.93265625" calcext:value-type="float">
            <text:p>165.93265625</text:p>
          </table:table-cell>
          <table:table-cell table:formula="of:=SUMXMY2([.$B214:.$C214];cluster3_1)" office:value-type="float" office:value="25.0891975308642" calcext:value-type="float">
            <text:p>25.0891975308642</text:p>
          </table:table-cell>
          <table:table-cell table:formula="of:=MIN([.B330:.D330])" office:value-type="float" office:value="10.2802040816327" calcext:value-type="float">
            <text:p>10.2802040816327</text:p>
          </table:table-cell>
          <table:table-cell table:formula="of:=IF([.E330]=[.B330];[.B$242];IF([.E330]=[.C330];[.C$242];IF([.E330]=[.D330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XMY2([.$B215:.$C215];cluster1_1)" office:value-type="float" office:value="5.88020408163265" calcext:value-type="float">
            <text:p>5.88020408163265</text:p>
          </table:table-cell>
          <table:table-cell table:formula="of:=SUMXMY2([.$B215:.$C215];cluster2_1)" office:value-type="float" office:value="70.12765625" calcext:value-type="float">
            <text:p>70.12765625</text:p>
          </table:table-cell>
          <table:table-cell table:formula="of:=SUMXMY2([.$B215:.$C215];cluster3_1)" office:value-type="float" office:value="8.58919753086421" calcext:value-type="float">
            <text:p>8.58919753086421</text:p>
          </table:table-cell>
          <table:table-cell table:formula="of:=MIN([.B331:.D331])" office:value-type="float" office:value="5.88020408163265" calcext:value-type="float">
            <text:p>5.88020408163265</text:p>
          </table:table-cell>
          <table:table-cell table:formula="of:=IF([.E331]=[.B331];[.B$242];IF([.E331]=[.C331];[.C$242];IF([.E331]=[.D331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XMY2([.$B216:.$C216];cluster1_1)" office:value-type="float" office:value="30.0102040816327" calcext:value-type="float">
            <text:p>30.0102040816327</text:p>
          </table:table-cell>
          <table:table-cell table:formula="of:=SUMXMY2([.$B216:.$C216];cluster2_1)" office:value-type="float" office:value="61.33765625" calcext:value-type="float">
            <text:p>61.33765625</text:p>
          </table:table-cell>
          <table:table-cell table:formula="of:=SUMXMY2([.$B216:.$C216];cluster3_1)" office:value-type="float" office:value="5.19364197530864" calcext:value-type="float">
            <text:p>5.19364197530864</text:p>
          </table:table-cell>
          <table:table-cell table:formula="of:=MIN([.B332:.D332])" office:value-type="float" office:value="5.19364197530864" calcext:value-type="float">
            <text:p>5.19364197530864</text:p>
          </table:table-cell>
          <table:table-cell table:formula="of:=IF([.E332]=[.B332];[.B$242];IF([.E332]=[.C332];[.C$242];IF([.E332]=[.D332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XMY2([.$B217:.$C217];cluster1_1)" office:value-type="float" office:value="46.4859183673469" calcext:value-type="float">
            <text:p>46.4859183673469</text:p>
          </table:table-cell>
          <table:table-cell table:formula="of:=SUMXMY2([.$B217:.$C217];cluster2_1)" office:value-type="float" office:value="69.82015625" calcext:value-type="float">
            <text:p>69.82015625</text:p>
          </table:table-cell>
          <table:table-cell table:formula="of:=SUMXMY2([.$B217:.$C217];cluster3_1)" office:value-type="float" office:value="14.0958641975309" calcext:value-type="float">
            <text:p>14.0958641975309</text:p>
          </table:table-cell>
          <table:table-cell table:formula="of:=MIN([.B333:.D333])" office:value-type="float" office:value="14.0958641975309" calcext:value-type="float">
            <text:p>14.0958641975309</text:p>
          </table:table-cell>
          <table:table-cell table:formula="of:=IF([.E333]=[.B333];[.B$242];IF([.E333]=[.C333];[.C$242];IF([.E333]=[.D333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XMY2([.$B218:.$C218];cluster1_1)" office:value-type="float" office:value="22.6230612244898" calcext:value-type="float">
            <text:p>22.6230612244898</text:p>
          </table:table-cell>
          <table:table-cell table:formula="of:=SUMXMY2([.$B218:.$C218];cluster2_1)" office:value-type="float" office:value="79.65265625" calcext:value-type="float">
            <text:p>79.65265625</text:p>
          </table:table-cell>
          <table:table-cell table:formula="of:=SUMXMY2([.$B218:.$C218];cluster3_1)" office:value-type="float" office:value="4.62253086419752" calcext:value-type="float">
            <text:p>4.62253086419752</text:p>
          </table:table-cell>
          <table:table-cell table:formula="of:=MIN([.B334:.D334])" office:value-type="float" office:value="4.62253086419752" calcext:value-type="float">
            <text:p>4.62253086419752</text:p>
          </table:table-cell>
          <table:table-cell table:formula="of:=IF([.E334]=[.B334];[.B$242];IF([.E334]=[.C334];[.C$242];IF([.E334]=[.D334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XMY2([.$B219:.$C219];cluster1_1)" office:value-type="float" office:value="30.1587755102041" calcext:value-type="float">
            <text:p>30.1587755102041</text:p>
          </table:table-cell>
          <table:table-cell table:formula="of:=SUMXMY2([.$B219:.$C219];cluster2_1)" office:value-type="float" office:value="56.59765625" calcext:value-type="float">
            <text:p>56.59765625</text:p>
          </table:table-cell>
          <table:table-cell table:formula="of:=SUMXMY2([.$B219:.$C219];cluster3_1)" office:value-type="float" office:value="33.0091975308642" calcext:value-type="float">
            <text:p>33.0091975308642</text:p>
          </table:table-cell>
          <table:table-cell table:formula="of:=MIN([.B335:.D335])" office:value-type="float" office:value="30.1587755102041" calcext:value-type="float">
            <text:p>30.1587755102041</text:p>
          </table:table-cell>
          <table:table-cell table:formula="of:=IF([.E335]=[.B335];[.B$242];IF([.E335]=[.C335];[.C$242];IF([.E335]=[.D335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XMY2([.$B220:.$C220];cluster1_1)" office:value-type="float" office:value="44.6244897959184" calcext:value-type="float">
            <text:p>44.6244897959184</text:p>
          </table:table-cell>
          <table:table-cell table:formula="of:=SUMXMY2([.$B220:.$C220];cluster2_1)" office:value-type="float" office:value="65.01015625" calcext:value-type="float">
            <text:p>65.01015625</text:p>
          </table:table-cell>
          <table:table-cell table:formula="of:=SUMXMY2([.$B220:.$C220];cluster3_1)" office:value-type="float" office:value="50.9536419753087" calcext:value-type="float">
            <text:p>50.9536419753087</text:p>
          </table:table-cell>
          <table:table-cell table:formula="of:=MIN([.B336:.D336])" office:value-type="float" office:value="44.6244897959184" calcext:value-type="float">
            <text:p>44.6244897959184</text:p>
          </table:table-cell>
          <table:table-cell table:formula="of:=IF([.E336]=[.B336];[.B$242];IF([.E336]=[.C336];[.C$242];IF([.E336]=[.D336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XMY2([.$B221:.$C221];cluster1_1)" office:value-type="float" office:value="69.5202040816326" calcext:value-type="float">
            <text:p>69.5202040816326</text:p>
          </table:table-cell>
          <table:table-cell table:formula="of:=SUMXMY2([.$B221:.$C221];cluster2_1)" office:value-type="float" office:value="12.00515625" calcext:value-type="float">
            <text:p>12.00515625</text:p>
          </table:table-cell>
          <table:table-cell table:formula="of:=SUMXMY2([.$B221:.$C221];cluster3_1)" office:value-type="float" office:value="44.3447530864198" calcext:value-type="float">
            <text:p>44.3447530864198</text:p>
          </table:table-cell>
          <table:table-cell table:formula="of:=MIN([.B337:.D337])" office:value-type="float" office:value="12.00515625" calcext:value-type="float">
            <text:p>12.00515625</text:p>
          </table:table-cell>
          <table:table-cell table:formula="of:=IF([.E337]=[.B337];[.B$242];IF([.E337]=[.C337];[.C$242];IF([.E337]=[.D337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XMY2([.$B222:.$C222];cluster1_1)" office:value-type="float" office:value="84.5487755102041" calcext:value-type="float">
            <text:p>84.5487755102041</text:p>
          </table:table-cell>
          <table:table-cell table:formula="of:=SUMXMY2([.$B222:.$C222];cluster2_1)" office:value-type="float" office:value="3.32515625" calcext:value-type="float">
            <text:p>3.32515625</text:p>
          </table:table-cell>
          <table:table-cell table:formula="of:=SUMXMY2([.$B222:.$C222];cluster3_1)" office:value-type="float" office:value="48.4025308641976" calcext:value-type="float">
            <text:p>48.4025308641976</text:p>
          </table:table-cell>
          <table:table-cell table:formula="of:=MIN([.B338:.D338])" office:value-type="float" office:value="3.32515625" calcext:value-type="float">
            <text:p>3.32515625</text:p>
          </table:table-cell>
          <table:table-cell table:formula="of:=IF([.E338]=[.B338];[.B$242];IF([.E338]=[.C338];[.C$242];IF([.E338]=[.D338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XMY2([.$B223:.$C223];cluster1_1)" office:value-type="float" office:value="200.948775510204" calcext:value-type="float">
            <text:p>200.948775510204</text:p>
          </table:table-cell>
          <table:table-cell table:formula="of:=SUMXMY2([.$B223:.$C223];cluster2_1)" office:value-type="float" office:value="27.07515625" calcext:value-type="float">
            <text:p>27.07515625</text:p>
          </table:table-cell>
          <table:table-cell table:formula="of:=SUMXMY2([.$B223:.$C223];cluster3_1)" office:value-type="float" office:value="151.32475308642" calcext:value-type="float">
            <text:p>151.32475308642</text:p>
          </table:table-cell>
          <table:table-cell table:formula="of:=MIN([.B339:.D339])" office:value-type="float" office:value="27.07515625" calcext:value-type="float">
            <text:p>27.07515625</text:p>
          </table:table-cell>
          <table:table-cell table:formula="of:=IF([.E339]=[.B339];[.B$242];IF([.E339]=[.C339];[.C$242];IF([.E339]=[.D339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XMY2([.$B224:.$C224];cluster1_1)" office:value-type="float" office:value="197.47306122449" calcext:value-type="float">
            <text:p>197.47306122449</text:p>
          </table:table-cell>
          <table:table-cell table:formula="of:=SUMXMY2([.$B224:.$C224];cluster2_1)" office:value-type="float" office:value="16.65265625" calcext:value-type="float">
            <text:p>16.65265625</text:p>
          </table:table-cell>
          <table:table-cell table:formula="of:=SUMXMY2([.$B224:.$C224];cluster3_1)" office:value-type="float" office:value="138.889197530864" calcext:value-type="float">
            <text:p>138.889197530864</text:p>
          </table:table-cell>
          <table:table-cell table:formula="of:=MIN([.B340:.D340])" office:value-type="float" office:value="16.65265625" calcext:value-type="float">
            <text:p>16.65265625</text:p>
          </table:table-cell>
          <table:table-cell table:formula="of:=IF([.E340]=[.B340];[.B$242];IF([.E340]=[.C340];[.C$242];IF([.E340]=[.D340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XMY2([.$B225:.$C225];cluster1_1)" office:value-type="float" office:value="182.86306122449" calcext:value-type="float">
            <text:p>182.86306122449</text:p>
          </table:table-cell>
          <table:table-cell table:formula="of:=SUMXMY2([.$B225:.$C225];cluster2_1)" office:value-type="float" office:value="13.03015625" calcext:value-type="float">
            <text:p>13.03015625</text:p>
          </table:table-cell>
          <table:table-cell table:formula="of:=SUMXMY2([.$B225:.$C225];cluster3_1)" office:value-type="float" office:value="109.722530864198" calcext:value-type="float">
            <text:p>109.722530864198</text:p>
          </table:table-cell>
          <table:table-cell table:formula="of:=MIN([.B341:.D341])" office:value-type="float" office:value="13.03015625" calcext:value-type="float">
            <text:p>13.03015625</text:p>
          </table:table-cell>
          <table:table-cell table:formula="of:=IF([.E341]=[.B341];[.B$242];IF([.E341]=[.C341];[.C$242];IF([.E341]=[.D341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XMY2([.$B226:.$C226];cluster1_1)" office:value-type="float" office:value="63.2673469387755" calcext:value-type="float">
            <text:p>63.2673469387755</text:p>
          </table:table-cell>
          <table:table-cell table:formula="of:=SUMXMY2([.$B226:.$C226];cluster2_1)" office:value-type="float" office:value="7.77265625" calcext:value-type="float">
            <text:p>7.77265625</text:p>
          </table:table-cell>
          <table:table-cell table:formula="of:=SUMXMY2([.$B226:.$C226];cluster3_1)" office:value-type="float" office:value="26.3336419753087" calcext:value-type="float">
            <text:p>26.3336419753087</text:p>
          </table:table-cell>
          <table:table-cell table:formula="of:=MIN([.B342:.D342])" office:value-type="float" office:value="7.77265625" calcext:value-type="float">
            <text:p>7.77265625</text:p>
          </table:table-cell>
          <table:table-cell table:formula="of:=IF([.E342]=[.B342];[.B$242];IF([.E342]=[.C342];[.C$242];IF([.E342]=[.D342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XMY2([.$B227:.$C227];cluster1_1)" office:value-type="float" office:value="56.3887755102041" calcext:value-type="float">
            <text:p>56.3887755102041</text:p>
          </table:table-cell>
          <table:table-cell table:formula="of:=SUMXMY2([.$B227:.$C227];cluster2_1)" office:value-type="float" office:value="9.73515625" calcext:value-type="float">
            <text:p>9.73515625</text:p>
          </table:table-cell>
          <table:table-cell table:formula="of:=SUMXMY2([.$B227:.$C227];cluster3_1)" office:value-type="float" office:value="22.8780864197531" calcext:value-type="float">
            <text:p>22.8780864197531</text:p>
          </table:table-cell>
          <table:table-cell table:formula="of:=MIN([.B343:.D343])" office:value-type="float" office:value="9.73515625" calcext:value-type="float">
            <text:p>9.73515625</text:p>
          </table:table-cell>
          <table:table-cell table:formula="of:=IF([.E343]=[.B343];[.B$242];IF([.E343]=[.C343];[.C$242];IF([.E343]=[.D343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XMY2([.$B228:.$C228];cluster1_1)" office:value-type="float" office:value="45.9144897959184" calcext:value-type="float">
            <text:p>45.9144897959184</text:p>
          </table:table-cell>
          <table:table-cell table:formula="of:=SUMXMY2([.$B228:.$C228];cluster2_1)" office:value-type="float" office:value="15.47265625" calcext:value-type="float">
            <text:p>15.47265625</text:p>
          </table:table-cell>
          <table:table-cell table:formula="of:=SUMXMY2([.$B228:.$C228];cluster3_1)" office:value-type="float" office:value="22.7114197530864" calcext:value-type="float">
            <text:p>22.7114197530864</text:p>
          </table:table-cell>
          <table:table-cell table:formula="of:=MIN([.B344:.D344])" office:value-type="float" office:value="15.47265625" calcext:value-type="float">
            <text:p>15.47265625</text:p>
          </table:table-cell>
          <table:table-cell table:formula="of:=IF([.E344]=[.B344];[.B$242];IF([.E344]=[.C344];[.C$242];IF([.E344]=[.D344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XMY2([.$B229:.$C229];cluster1_1)" office:value-type="float" office:value="6.76020408163265" calcext:value-type="float">
            <text:p>6.76020408163265</text:p>
          </table:table-cell>
          <table:table-cell table:formula="of:=SUMXMY2([.$B229:.$C229];cluster2_1)" office:value-type="float" office:value="64.16015625" calcext:value-type="float">
            <text:p>64.16015625</text:p>
          </table:table-cell>
          <table:table-cell table:formula="of:=SUMXMY2([.$B229:.$C229];cluster3_1)" office:value-type="float" office:value="1.89141975308642" calcext:value-type="float">
            <text:p>1.89141975308642</text:p>
          </table:table-cell>
          <table:table-cell table:formula="of:=MIN([.B345:.D345])" office:value-type="float" office:value="1.89141975308642" calcext:value-type="float">
            <text:p>1.89141975308642</text:p>
          </table:table-cell>
          <table:table-cell table:formula="of:=IF([.E345]=[.B345];[.B$242];IF([.E345]=[.C345];[.C$242];IF([.E345]=[.D345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XMY2([.$B230:.$C230];cluster1_1)" office:value-type="float" office:value="23.0402040816327" calcext:value-type="float">
            <text:p>23.0402040816327</text:p>
          </table:table-cell>
          <table:table-cell table:formula="of:=SUMXMY2([.$B230:.$C230];cluster2_1)" office:value-type="float" office:value="66.74515625" calcext:value-type="float">
            <text:p>66.74515625</text:p>
          </table:table-cell>
          <table:table-cell table:formula="of:=SUMXMY2([.$B230:.$C230];cluster3_1)" office:value-type="float" office:value="3.01586419753086" calcext:value-type="float">
            <text:p>3.01586419753086</text:p>
          </table:table-cell>
          <table:table-cell table:formula="of:=MIN([.B346:.D346])" office:value-type="float" office:value="3.01586419753086" calcext:value-type="float">
            <text:p>3.01586419753086</text:p>
          </table:table-cell>
          <table:table-cell table:formula="of:=IF([.E346]=[.B346];[.B$242];IF([.E346]=[.C346];[.C$242];IF([.E346]=[.D346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XMY2([.$B231:.$C231];cluster1_1)" office:value-type="float" office:value="3.19877551020408" calcext:value-type="float">
            <text:p>3.19877551020408</text:p>
          </table:table-cell>
          <table:table-cell table:formula="of:=SUMXMY2([.$B231:.$C231];cluster2_1)" office:value-type="float" office:value="76.51265625" calcext:value-type="float">
            <text:p>76.51265625</text:p>
          </table:table-cell>
          <table:table-cell table:formula="of:=SUMXMY2([.$B231:.$C231];cluster3_1)" office:value-type="float" office:value="4.49141975308642" calcext:value-type="float">
            <text:p>4.49141975308642</text:p>
          </table:table-cell>
          <table:table-cell table:formula="of:=MIN([.B347:.D347])" office:value-type="float" office:value="3.19877551020408" calcext:value-type="float">
            <text:p>3.19877551020408</text:p>
          </table:table-cell>
          <table:table-cell table:formula="of:=IF([.E347]=[.B347];[.B$242];IF([.E347]=[.C347];[.C$242];IF([.E347]=[.D347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XMY2([.$B232:.$C232];cluster1_1)" office:value-type="float" office:value="26.5830612244898" calcext:value-type="float">
            <text:p>26.5830612244898</text:p>
          </table:table-cell>
          <table:table-cell table:formula="of:=SUMXMY2([.$B232:.$C232];cluster2_1)" office:value-type="float" office:value="81.74515625" calcext:value-type="float">
            <text:p>81.74515625</text:p>
          </table:table-cell>
          <table:table-cell table:formula="of:=SUMXMY2([.$B232:.$C232];cluster3_1)" office:value-type="float" office:value="6.51586419753086" calcext:value-type="float">
            <text:p>6.51586419753086</text:p>
          </table:table-cell>
          <table:table-cell table:formula="of:=MIN([.B348:.D348])" office:value-type="float" office:value="6.51586419753086" calcext:value-type="float">
            <text:p>6.51586419753086</text:p>
          </table:table-cell>
          <table:table-cell table:formula="of:=IF([.E348]=[.B348];[.B$242];IF([.E348]=[.C348];[.C$242];IF([.E348]=[.D348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XMY2([.$B233:.$C233];cluster1_1)" office:value-type="float" office:value="106.70306122449" calcext:value-type="float">
            <text:p>106.70306122449</text:p>
          </table:table-cell>
          <table:table-cell table:formula="of:=SUMXMY2([.$B233:.$C233];cluster2_1)" office:value-type="float" office:value="15.34765625" calcext:value-type="float">
            <text:p>15.34765625</text:p>
          </table:table-cell>
          <table:table-cell table:formula="of:=SUMXMY2([.$B233:.$C233];cluster3_1)" office:value-type="float" office:value="49.166975308642" calcext:value-type="float">
            <text:p>49.166975308642</text:p>
          </table:table-cell>
          <table:table-cell table:formula="of:=MIN([.B349:.D349])" office:value-type="float" office:value="15.34765625" calcext:value-type="float">
            <text:p>15.34765625</text:p>
          </table:table-cell>
          <table:table-cell table:formula="of:=IF([.E349]=[.B349];[.B$242];IF([.E349]=[.C349];[.C$242];IF([.E349]=[.D349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XMY2([.$B234:.$C234];cluster1_1)" office:value-type="float" office:value="5.21163265306123" calcext:value-type="float">
            <text:p>5.21163265306123</text:p>
          </table:table-cell>
          <table:table-cell table:formula="of:=SUMXMY2([.$B234:.$C234];cluster2_1)" office:value-type="float" office:value="138.17515625" calcext:value-type="float">
            <text:p>138.17515625</text:p>
          </table:table-cell>
          <table:table-cell table:formula="of:=SUMXMY2([.$B234:.$C234];cluster3_1)" office:value-type="float" office:value="15.266975308642" calcext:value-type="float">
            <text:p>15.266975308642</text:p>
          </table:table-cell>
          <table:table-cell table:formula="of:=MIN([.B350:.D350])" office:value-type="float" office:value="5.21163265306123" calcext:value-type="float">
            <text:p>5.21163265306123</text:p>
          </table:table-cell>
          <table:table-cell table:formula="of:=IF([.E350]=[.B350];[.B$242];IF([.E350]=[.C350];[.C$242];IF([.E350]=[.D350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XMY2([.$B235:.$C235];cluster1_1)" office:value-type="float" office:value="5.97163265306122" calcext:value-type="float">
            <text:p>5.97163265306122</text:p>
          </table:table-cell>
          <table:table-cell table:formula="of:=SUMXMY2([.$B235:.$C235];cluster2_1)" office:value-type="float" office:value="77.12015625" calcext:value-type="float">
            <text:p>77.12015625</text:p>
          </table:table-cell>
          <table:table-cell table:formula="of:=SUMXMY2([.$B235:.$C235];cluster3_1)" office:value-type="float" office:value="1.05141975308642" calcext:value-type="float">
            <text:p>1.05141975308642</text:p>
          </table:table-cell>
          <table:table-cell table:formula="of:=MIN([.B351:.D351])" office:value-type="float" office:value="1.05141975308642" calcext:value-type="float">
            <text:p>1.05141975308642</text:p>
          </table:table-cell>
          <table:table-cell table:formula="of:=IF([.E351]=[.B351];[.B$242];IF([.E351]=[.C351];[.C$242];IF([.E351]=[.D351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XMY2([.$B236:.$C236];cluster1_1)" office:value-type="float" office:value="29.2687755102041" calcext:value-type="float">
            <text:p>29.2687755102041</text:p>
          </table:table-cell>
          <table:table-cell table:formula="of:=SUMXMY2([.$B236:.$C236];cluster2_1)" office:value-type="float" office:value="26.52265625" calcext:value-type="float">
            <text:p>26.52265625</text:p>
          </table:table-cell>
          <table:table-cell table:formula="of:=SUMXMY2([.$B236:.$C236];cluster3_1)" office:value-type="float" office:value="8.72697530864199" calcext:value-type="float">
            <text:p>8.72697530864199</text:p>
          </table:table-cell>
          <table:table-cell table:formula="of:=MIN([.B352:.D352])" office:value-type="float" office:value="8.72697530864199" calcext:value-type="float">
            <text:p>8.72697530864199</text:p>
          </table:table-cell>
          <table:table-cell table:formula="of:=IF([.E352]=[.B352];[.B$242];IF([.E352]=[.C352];[.C$242];IF([.E352]=[.D352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XMY2([.$B237:.$C237];cluster1_1)" office:value-type="float" office:value="6.9830612244898" calcext:value-type="float">
            <text:p>6.9830612244898</text:p>
          </table:table-cell>
          <table:table-cell table:formula="of:=SUMXMY2([.$B237:.$C237];cluster2_1)" office:value-type="float" office:value="74.59515625" calcext:value-type="float">
            <text:p>74.59515625</text:p>
          </table:table-cell>
          <table:table-cell table:formula="of:=SUMXMY2([.$B237:.$C237];cluster3_1)" office:value-type="float" office:value="0.693641975308641" calcext:value-type="float">
            <text:p>0.693641975308641</text:p>
          </table:table-cell>
          <table:table-cell table:formula="of:=MIN([.B353:.D353])" office:value-type="float" office:value="0.693641975308641" calcext:value-type="float">
            <text:p>0.693641975308641</text:p>
          </table:table-cell>
          <table:table-cell table:formula="of:=IF([.E353]=[.B353];[.B$242];IF([.E353]=[.C353];[.C$242];IF([.E353]=[.D353];[.D$242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323:.F355];[.$B$242])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XMY2([.$B238:.$C238];cluster1_1)" office:value-type="float" office:value="7.81163265306123" calcext:value-type="float">
            <text:p>7.81163265306123</text:p>
          </table:table-cell>
          <table:table-cell table:formula="of:=SUMXMY2([.$B238:.$C238];cluster2_1)" office:value-type="float" office:value="116.02015625" calcext:value-type="float">
            <text:p>116.02015625</text:p>
          </table:table-cell>
          <table:table-cell table:formula="of:=SUMXMY2([.$B238:.$C238];cluster3_1)" office:value-type="float" office:value="8.28253086419752" calcext:value-type="float">
            <text:p>8.28253086419752</text:p>
          </table:table-cell>
          <table:table-cell table:formula="of:=MIN([.B354:.D354])" office:value-type="float" office:value="7.81163265306123" calcext:value-type="float">
            <text:p>7.81163265306123</text:p>
          </table:table-cell>
          <table:table-cell table:formula="of:=IF([.E354]=[.B354];[.B$242];IF([.E354]=[.C354];[.C$242];IF([.E354]=[.D354];[.D$242];&quot;&quot;)))" office:value-type="float" office:value="1" calcext:value-type="float">
            <text:p>1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323:.F355];[.$C$242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XMY2([.$B239:.$C239];cluster1_1)" office:value-type="float" office:value="90.1330612244898" calcext:value-type="float">
            <text:p>90.1330612244898</text:p>
          </table:table-cell>
          <table:table-cell table:formula="of:=SUMXMY2([.$B239:.$C239];cluster2_1)" office:value-type="float" office:value="12.40015625" calcext:value-type="float">
            <text:p>12.40015625</text:p>
          </table:table-cell>
          <table:table-cell table:formula="of:=SUMXMY2([.$B239:.$C239];cluster3_1)" office:value-type="float" office:value="38.766975308642" calcext:value-type="float">
            <text:p>38.766975308642</text:p>
          </table:table-cell>
          <table:table-cell table:formula="of:=MIN([.B355:.D355])" office:value-type="float" office:value="12.40015625" calcext:value-type="float">
            <text:p>12.40015625</text:p>
          </table:table-cell>
          <table:table-cell table:formula="of:=IF([.E355]=[.B355];[.B$242];IF([.E355]=[.C355];[.C$242];IF([.E355]=[.D355];[.D$242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323:.F355];[.$D$242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Sum Squared Error</text:p>
          </table:table-cell>
          <table:covered-table-cell table:style-name="ce6"/>
          <table:covered-table-cell/>
          <table:table-cell table:formula="of:=SUM([.E323:.E355])" office:value-type="float" office:value="333.766111504787" calcext:value-type="float">
            <text:p>333.76611150478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5: Calculate new averages for cluster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 table:style-name="ce6"/>
          <table:table-cell table:style-name="ce9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 table:number-columns-spanned="2" table:number-rows-spanned="1">
            <text:p>Cluster 1</text:p>
          </table:table-cell>
          <table:covered-table-cell/>
          <table:table-cell table:style-name="ce9" office:value-type="string" calcext:value-type="string" table:number-columns-spanned="2" table:number-rows-spanned="1">
            <text:p>Cluster 2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Cluster 3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323]" office:value-type="float" office:value="3" calcext:value-type="float">
            <text:p>3</text:p>
          </table:table-cell>
          <table:table-cell table:formula="of:=[.A323]" office:value-type="float" office:value="1" calcext:value-type="float">
            <text:p>1</text:p>
          </table:table-cell>
          <table:table-cell table:style-name="ce36" table:formula="of:=IF([.$A363]=1;[.B207];&quot;&quot;)">
            <text:p/>
          </table:table-cell>
          <table:table-cell table:style-name="ce36" table:formula="of:=IF([.$A363]=1;[.C207];&quot;&quot;)">
            <text:p/>
          </table:table-cell>
          <table:table-cell table:style-name="ce36" table:formula="of:=IF([.$A363]=2;[.B207];&quot;&quot;)">
            <text:p/>
          </table:table-cell>
          <table:table-cell table:style-name="ce36" table:formula="of:=IF([.$A363]=2;[.C207];&quot;&quot;)">
            <text:p/>
          </table:table-cell>
          <table:table-cell table:style-name="ce36" table:formula="of:=IF([.$A363]=3;[.B207];&quot;&quot;)" office:value-type="float" office:value="7.5" calcext:value-type="float">
            <text:p>7.5</text:p>
          </table:table-cell>
          <table:table-cell table:style-name="ce36" table:formula="of:=IF([.$A363]=3;[.C207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324]" office:value-type="float" office:value="1" calcext:value-type="float">
            <text:p>1</text:p>
          </table:table-cell>
          <table:table-cell table:formula="of:=[.A324]" office:value-type="float" office:value="2" calcext:value-type="float">
            <text:p>2</text:p>
          </table:table-cell>
          <table:table-cell table:style-name="ce36" table:formula="of:=IF([.$A364]=1;[.B208];&quot;&quot;)" office:value-type="float" office:value="2.2" calcext:value-type="float">
            <text:p>2.2</text:p>
          </table:table-cell>
          <table:table-cell table:style-name="ce36" table:formula="of:=IF([.$A364]=1;[.C208];&quot;&quot;)" office:value-type="float" office:value="7.3" calcext:value-type="float">
            <text:p>7.3</text:p>
          </table:table-cell>
          <table:table-cell table:style-name="ce36" table:formula="of:=IF([.$A364]=2;[.B208];&quot;&quot;)">
            <text:p/>
          </table:table-cell>
          <table:table-cell table:style-name="ce36" table:formula="of:=IF([.$A364]=2;[.C208];&quot;&quot;)">
            <text:p/>
          </table:table-cell>
          <table:table-cell table:style-name="ce36" table:formula="of:=IF([.$A364]=3;[.B208];&quot;&quot;)">
            <text:p/>
          </table:table-cell>
          <table:table-cell table:style-name="ce36" table:formula="of:=IF([.$A364]=3;[.C208];&quot;&quot;)">
            <text:p/>
          </table:table-cell>
          <table:table-cell table:number-columns-repeated="1016"/>
        </table:table-row>
        <table:table-row table:style-name="ro1">
          <table:table-cell table:formula="of:=[.F325]" office:value-type="float" office:value="1" calcext:value-type="float">
            <text:p>1</text:p>
          </table:table-cell>
          <table:table-cell table:formula="of:=[.A325]" office:value-type="float" office:value="3" calcext:value-type="float">
            <text:p>3</text:p>
          </table:table-cell>
          <table:table-cell table:style-name="ce36" table:formula="of:=IF([.$A365]=1;[.B209];&quot;&quot;)" office:value-type="float" office:value="3.2" calcext:value-type="float">
            <text:p>3.2</text:p>
          </table:table-cell>
          <table:table-cell table:style-name="ce36" table:formula="of:=IF([.$A365]=1;[.C209];&quot;&quot;)" office:value-type="float" office:value="4.3" calcext:value-type="float">
            <text:p>4.3</text:p>
          </table:table-cell>
          <table:table-cell table:style-name="ce36" table:formula="of:=IF([.$A365]=2;[.B209];&quot;&quot;)">
            <text:p/>
          </table:table-cell>
          <table:table-cell table:style-name="ce36" table:formula="of:=IF([.$A365]=2;[.C209];&quot;&quot;)">
            <text:p/>
          </table:table-cell>
          <table:table-cell table:style-name="ce36" table:formula="of:=IF([.$A365]=3;[.B209];&quot;&quot;)">
            <text:p/>
          </table:table-cell>
          <table:table-cell table:style-name="ce36" table:formula="of:=IF([.$A365]=3;[.C209];&quot;&quot;)">
            <text:p/>
          </table:table-cell>
          <table:table-cell table:number-columns-repeated="1016"/>
        </table:table-row>
        <table:table-row table:style-name="ro1">
          <table:table-cell table:formula="of:=[.F326]" office:value-type="float" office:value="1" calcext:value-type="float">
            <text:p>1</text:p>
          </table:table-cell>
          <table:table-cell table:formula="of:=[.A326]" office:value-type="float" office:value="4" calcext:value-type="float">
            <text:p>4</text:p>
          </table:table-cell>
          <table:table-cell table:style-name="ce36" table:formula="of:=IF([.$A366]=1;[.B210];&quot;&quot;)" office:value-type="float" office:value="4.2" calcext:value-type="float">
            <text:p>4.2</text:p>
          </table:table-cell>
          <table:table-cell table:style-name="ce36" table:formula="of:=IF([.$A366]=1;[.C210];&quot;&quot;)" office:value-type="float" office:value="6.7" calcext:value-type="float">
            <text:p>6.7</text:p>
          </table:table-cell>
          <table:table-cell table:style-name="ce36" table:formula="of:=IF([.$A366]=2;[.B210];&quot;&quot;)">
            <text:p/>
          </table:table-cell>
          <table:table-cell table:style-name="ce36" table:formula="of:=IF([.$A366]=2;[.C210];&quot;&quot;)">
            <text:p/>
          </table:table-cell>
          <table:table-cell table:style-name="ce36" table:formula="of:=IF([.$A366]=3;[.B210];&quot;&quot;)">
            <text:p/>
          </table:table-cell>
          <table:table-cell table:style-name="ce36" table:formula="of:=IF([.$A366]=3;[.C210];&quot;&quot;)">
            <text:p/>
          </table:table-cell>
          <table:table-cell table:number-columns-repeated="1016"/>
        </table:table-row>
        <table:table-row table:style-name="ro1">
          <table:table-cell table:formula="of:=[.F327]" office:value-type="float" office:value="1" calcext:value-type="float">
            <text:p>1</text:p>
          </table:table-cell>
          <table:table-cell table:formula="of:=[.A327]" office:value-type="float" office:value="5" calcext:value-type="float">
            <text:p>5</text:p>
          </table:table-cell>
          <table:table-cell table:style-name="ce36" table:formula="of:=IF([.$A367]=1;[.B211];&quot;&quot;)" office:value-type="float" office:value="4.3" calcext:value-type="float">
            <text:p>4.3</text:p>
          </table:table-cell>
          <table:table-cell table:style-name="ce36" table:formula="of:=IF([.$A367]=1;[.C211];&quot;&quot;)" office:value-type="float" office:value="5.8" calcext:value-type="float">
            <text:p>5.8</text:p>
          </table:table-cell>
          <table:table-cell table:style-name="ce36" table:formula="of:=IF([.$A367]=2;[.B211];&quot;&quot;)">
            <text:p/>
          </table:table-cell>
          <table:table-cell table:style-name="ce36" table:formula="of:=IF([.$A367]=2;[.C211];&quot;&quot;)">
            <text:p/>
          </table:table-cell>
          <table:table-cell table:style-name="ce36" table:formula="of:=IF([.$A367]=3;[.B211];&quot;&quot;)">
            <text:p/>
          </table:table-cell>
          <table:table-cell table:style-name="ce36" table:formula="of:=IF([.$A367]=3;[.C211];&quot;&quot;)">
            <text:p/>
          </table:table-cell>
          <table:table-cell table:number-columns-repeated="1016"/>
        </table:table-row>
        <table:table-row table:style-name="ro1">
          <table:table-cell table:formula="of:=[.F328]" office:value-type="float" office:value="1" calcext:value-type="float">
            <text:p>1</text:p>
          </table:table-cell>
          <table:table-cell table:formula="of:=[.A328]" office:value-type="float" office:value="6" calcext:value-type="float">
            <text:p>6</text:p>
          </table:table-cell>
          <table:table-cell table:style-name="ce36" table:formula="of:=IF([.$A368]=1;[.B212];&quot;&quot;)" office:value-type="float" office:value="4.5" calcext:value-type="float">
            <text:p>4.5</text:p>
          </table:table-cell>
          <table:table-cell table:style-name="ce36" table:formula="of:=IF([.$A368]=1;[.C212];&quot;&quot;)" office:value-type="float" office:value="3.5" calcext:value-type="float">
            <text:p>3.5</text:p>
          </table:table-cell>
          <table:table-cell table:style-name="ce36" table:formula="of:=IF([.$A368]=2;[.B212];&quot;&quot;)">
            <text:p/>
          </table:table-cell>
          <table:table-cell table:style-name="ce36" table:formula="of:=IF([.$A368]=2;[.C212];&quot;&quot;)">
            <text:p/>
          </table:table-cell>
          <table:table-cell table:style-name="ce36" table:formula="of:=IF([.$A368]=3;[.B212];&quot;&quot;)">
            <text:p/>
          </table:table-cell>
          <table:table-cell table:style-name="ce36" table:formula="of:=IF([.$A368]=3;[.C212];&quot;&quot;)">
            <text:p/>
          </table:table-cell>
          <table:table-cell table:number-columns-repeated="1016"/>
        </table:table-row>
        <table:table-row table:style-name="ro1">
          <table:table-cell table:formula="of:=[.F329]" office:value-type="float" office:value="1" calcext:value-type="float">
            <text:p>1</text:p>
          </table:table-cell>
          <table:table-cell table:formula="of:=[.A329]" office:value-type="float" office:value="7" calcext:value-type="float">
            <text:p>7</text:p>
          </table:table-cell>
          <table:table-cell table:style-name="ce36" table:formula="of:=IF([.$A369]=1;[.B213];&quot;&quot;)" office:value-type="float" office:value="2.2" calcext:value-type="float">
            <text:p>2.2</text:p>
          </table:table-cell>
          <table:table-cell table:style-name="ce36" table:formula="of:=IF([.$A369]=1;[.C213];&quot;&quot;)" office:value-type="float" office:value="2.5" calcext:value-type="float">
            <text:p>2.5</text:p>
          </table:table-cell>
          <table:table-cell table:style-name="ce36" table:formula="of:=IF([.$A369]=2;[.B213];&quot;&quot;)">
            <text:p/>
          </table:table-cell>
          <table:table-cell table:style-name="ce36" table:formula="of:=IF([.$A369]=2;[.C213];&quot;&quot;)">
            <text:p/>
          </table:table-cell>
          <table:table-cell table:style-name="ce36" table:formula="of:=IF([.$A369]=3;[.B213];&quot;&quot;)">
            <text:p/>
          </table:table-cell>
          <table:table-cell table:style-name="ce36" table:formula="of:=IF([.$A369]=3;[.C213];&quot;&quot;)">
            <text:p/>
          </table:table-cell>
          <table:table-cell table:number-columns-repeated="1016"/>
        </table:table-row>
        <table:table-row table:style-name="ro1">
          <table:table-cell table:formula="of:=[.F330]" office:value-type="float" office:value="1" calcext:value-type="float">
            <text:p>1</text:p>
          </table:table-cell>
          <table:table-cell table:formula="of:=[.A330]" office:value-type="float" office:value="8" calcext:value-type="float">
            <text:p>8</text:p>
          </table:table-cell>
          <table:table-cell table:style-name="ce36" table:formula="of:=IF([.$A370]=1;[.B214];&quot;&quot;)" office:value-type="float" office:value="2.7" calcext:value-type="float">
            <text:p>2.7</text:p>
          </table:table-cell>
          <table:table-cell table:style-name="ce36" table:formula="of:=IF([.$A370]=1;[.C214];&quot;&quot;)" office:value-type="float" office:value="3.7" calcext:value-type="float">
            <text:p>3.7</text:p>
          </table:table-cell>
          <table:table-cell table:style-name="ce36" table:formula="of:=IF([.$A370]=2;[.B214];&quot;&quot;)">
            <text:p/>
          </table:table-cell>
          <table:table-cell table:style-name="ce36" table:formula="of:=IF([.$A370]=2;[.C214];&quot;&quot;)">
            <text:p/>
          </table:table-cell>
          <table:table-cell table:style-name="ce36" table:formula="of:=IF([.$A370]=3;[.B214];&quot;&quot;)">
            <text:p/>
          </table:table-cell>
          <table:table-cell table:style-name="ce36" table:formula="of:=IF([.$A370]=3;[.C214];&quot;&quot;)">
            <text:p/>
          </table:table-cell>
          <table:table-cell table:number-columns-repeated="1016"/>
        </table:table-row>
        <table:table-row table:style-name="ro1">
          <table:table-cell table:formula="of:=[.F331]" office:value-type="float" office:value="1" calcext:value-type="float">
            <text:p>1</text:p>
          </table:table-cell>
          <table:table-cell table:formula="of:=[.A331]" office:value-type="float" office:value="9" calcext:value-type="float">
            <text:p>9</text:p>
          </table:table-cell>
          <table:table-cell table:style-name="ce36" table:formula="of:=IF([.$A371]=1;[.B215];&quot;&quot;)" office:value-type="float" office:value="4.5" calcext:value-type="float">
            <text:p>4.5</text:p>
          </table:table-cell>
          <table:table-cell table:style-name="ce36" table:formula="of:=IF([.$A371]=1;[.C215];&quot;&quot;)" office:value-type="float" office:value="8.9" calcext:value-type="float">
            <text:p>8.9</text:p>
          </table:table-cell>
          <table:table-cell table:style-name="ce36" table:formula="of:=IF([.$A371]=2;[.B215];&quot;&quot;)">
            <text:p/>
          </table:table-cell>
          <table:table-cell table:style-name="ce36" table:formula="of:=IF([.$A371]=2;[.C215];&quot;&quot;)">
            <text:p/>
          </table:table-cell>
          <table:table-cell table:style-name="ce36" table:formula="of:=IF([.$A371]=3;[.B215];&quot;&quot;)">
            <text:p/>
          </table:table-cell>
          <table:table-cell table:style-name="ce36" table:formula="of:=IF([.$A371]=3;[.C215];&quot;&quot;)">
            <text:p/>
          </table:table-cell>
          <table:table-cell table:number-columns-repeated="1016"/>
        </table:table-row>
        <table:table-row table:style-name="ro1">
          <table:table-cell table:formula="of:=[.F332]" office:value-type="float" office:value="3" calcext:value-type="float">
            <text:p>3</text:p>
          </table:table-cell>
          <table:table-cell table:formula="of:=[.A332]" office:value-type="float" office:value="10" calcext:value-type="float">
            <text:p>10</text:p>
          </table:table-cell>
          <table:table-cell table:style-name="ce36" table:formula="of:=IF([.$A372]=1;[.B216];&quot;&quot;)">
            <text:p/>
          </table:table-cell>
          <table:table-cell table:style-name="ce36" table:formula="of:=IF([.$A372]=1;[.C216];&quot;&quot;)">
            <text:p/>
          </table:table-cell>
          <table:table-cell table:style-name="ce36" table:formula="of:=IF([.$A372]=2;[.B216];&quot;&quot;)">
            <text:p/>
          </table:table-cell>
          <table:table-cell table:style-name="ce36" table:formula="of:=IF([.$A372]=2;[.C216];&quot;&quot;)">
            <text:p/>
          </table:table-cell>
          <table:table-cell table:style-name="ce36" table:formula="of:=IF([.$A372]=3;[.B216];&quot;&quot;)" office:value-type="float" office:value="8.5" calcext:value-type="float">
            <text:p>8.5</text:p>
          </table:table-cell>
          <table:table-cell table:style-name="ce36" table:formula="of:=IF([.$A372]=3;[.C216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333]" office:value-type="float" office:value="3" calcext:value-type="float">
            <text:p>3</text:p>
          </table:table-cell>
          <table:table-cell table:formula="of:=[.A333]" office:value-type="float" office:value="11" calcext:value-type="float">
            <text:p>11</text:p>
          </table:table-cell>
          <table:table-cell table:style-name="ce36" table:formula="of:=IF([.$A373]=1;[.B217];&quot;&quot;)">
            <text:p/>
          </table:table-cell>
          <table:table-cell table:style-name="ce36" table:formula="of:=IF([.$A373]=1;[.C217];&quot;&quot;)">
            <text:p/>
          </table:table-cell>
          <table:table-cell table:style-name="ce36" table:formula="of:=IF([.$A373]=2;[.B217];&quot;&quot;)">
            <text:p/>
          </table:table-cell>
          <table:table-cell table:style-name="ce36" table:formula="of:=IF([.$A373]=2;[.C217];&quot;&quot;)">
            <text:p/>
          </table:table-cell>
          <table:table-cell table:style-name="ce36" table:formula="of:=IF([.$A373]=3;[.B217];&quot;&quot;)" office:value-type="float" office:value="9.6" calcext:value-type="float">
            <text:p>9.6</text:p>
          </table:table-cell>
          <table:table-cell table:style-name="ce36" table:formula="of:=IF([.$A373]=3;[.C217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334]" office:value-type="float" office:value="3" calcext:value-type="float">
            <text:p>3</text:p>
          </table:table-cell>
          <table:table-cell table:formula="of:=[.A334]" office:value-type="float" office:value="12" calcext:value-type="float">
            <text:p>12</text:p>
          </table:table-cell>
          <table:table-cell table:style-name="ce36" table:formula="of:=IF([.$A374]=1;[.B218];&quot;&quot;)">
            <text:p/>
          </table:table-cell>
          <table:table-cell table:style-name="ce36" table:formula="of:=IF([.$A374]=1;[.C218];&quot;&quot;)">
            <text:p/>
          </table:table-cell>
          <table:table-cell table:style-name="ce36" table:formula="of:=IF([.$A374]=2;[.B218];&quot;&quot;)">
            <text:p/>
          </table:table-cell>
          <table:table-cell table:style-name="ce36" table:formula="of:=IF([.$A374]=2;[.C218];&quot;&quot;)">
            <text:p/>
          </table:table-cell>
          <table:table-cell table:style-name="ce36" table:formula="of:=IF([.$A374]=3;[.B218];&quot;&quot;)" office:value-type="float" office:value="7.5" calcext:value-type="float">
            <text:p>7.5</text:p>
          </table:table-cell>
          <table:table-cell table:style-name="ce36" table:formula="of:=IF([.$A374]=3;[.C218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335]" office:value-type="float" office:value="1" calcext:value-type="float">
            <text:p>1</text:p>
          </table:table-cell>
          <table:table-cell table:formula="of:=[.A335]" office:value-type="float" office:value="13" calcext:value-type="float">
            <text:p>13</text:p>
          </table:table-cell>
          <table:table-cell table:style-name="ce36" table:formula="of:=IF([.$A375]=1;[.B219];&quot;&quot;)" office:value-type="float" office:value="4.5" calcext:value-type="float">
            <text:p>4.5</text:p>
          </table:table-cell>
          <table:table-cell table:style-name="ce36" table:formula="of:=IF([.$A375]=1;[.C219];&quot;&quot;)" office:value-type="float" office:value="12.2" calcext:value-type="float">
            <text:p>12.2</text:p>
          </table:table-cell>
          <table:table-cell table:style-name="ce36" table:formula="of:=IF([.$A375]=2;[.B219];&quot;&quot;)">
            <text:p/>
          </table:table-cell>
          <table:table-cell table:style-name="ce36" table:formula="of:=IF([.$A375]=2;[.C219];&quot;&quot;)">
            <text:p/>
          </table:table-cell>
          <table:table-cell table:style-name="ce36" table:formula="of:=IF([.$A375]=3;[.B219];&quot;&quot;)">
            <text:p/>
          </table:table-cell>
          <table:table-cell table:style-name="ce36" table:formula="of:=IF([.$A375]=3;[.C219];&quot;&quot;)">
            <text:p/>
          </table:table-cell>
          <table:table-cell table:number-columns-repeated="1016"/>
        </table:table-row>
        <table:table-row table:style-name="ro1">
          <table:table-cell table:formula="of:=[.F336]" office:value-type="float" office:value="1" calcext:value-type="float">
            <text:p>1</text:p>
          </table:table-cell>
          <table:table-cell table:formula="of:=[.A336]" office:value-type="float" office:value="14" calcext:value-type="float">
            <text:p>14</text:p>
          </table:table-cell>
          <table:table-cell table:style-name="ce36" table:formula="of:=IF([.$A376]=1;[.B220];&quot;&quot;)" office:value-type="float" office:value="4" calcext:value-type="float">
            <text:p>4</text:p>
          </table:table-cell>
          <table:table-cell table:style-name="ce36" table:formula="of:=IF([.$A376]=1;[.C220];&quot;&quot;)" office:value-type="float" office:value="13.5" calcext:value-type="float">
            <text:p>13.5</text:p>
          </table:table-cell>
          <table:table-cell table:style-name="ce36" table:formula="of:=IF([.$A376]=2;[.B220];&quot;&quot;)">
            <text:p/>
          </table:table-cell>
          <table:table-cell table:style-name="ce36" table:formula="of:=IF([.$A376]=2;[.C220];&quot;&quot;)">
            <text:p/>
          </table:table-cell>
          <table:table-cell table:style-name="ce36" table:formula="of:=IF([.$A376]=3;[.B220];&quot;&quot;)">
            <text:p/>
          </table:table-cell>
          <table:table-cell table:style-name="ce36" table:formula="of:=IF([.$A376]=3;[.C220];&quot;&quot;)">
            <text:p/>
          </table:table-cell>
          <table:table-cell table:number-columns-repeated="1016"/>
        </table:table-row>
        <table:table-row table:style-name="ro1">
          <table:table-cell table:formula="of:=[.F337]" office:value-type="float" office:value="2" calcext:value-type="float">
            <text:p>2</text:p>
          </table:table-cell>
          <table:table-cell table:formula="of:=[.A337]" office:value-type="float" office:value="15" calcext:value-type="float">
            <text:p>15</text:p>
          </table:table-cell>
          <table:table-cell table:style-name="ce36" table:formula="of:=IF([.$A377]=1;[.B221];&quot;&quot;)">
            <text:p/>
          </table:table-cell>
          <table:table-cell table:style-name="ce36" table:formula="of:=IF([.$A377]=1;[.C221];&quot;&quot;)">
            <text:p/>
          </table:table-cell>
          <table:table-cell table:style-name="ce36" table:formula="of:=IF([.$A377]=2;[.B221];&quot;&quot;)" office:value-type="float" office:value="8.6" calcext:value-type="float">
            <text:p>8.6</text:p>
          </table:table-cell>
          <table:table-cell table:style-name="ce36" table:formula="of:=IF([.$A377]=2;[.C221];&quot;&quot;)" office:value-type="float" office:value="13.2" calcext:value-type="float">
            <text:p>13.2</text:p>
          </table:table-cell>
          <table:table-cell table:style-name="ce36" table:formula="of:=IF([.$A377]=3;[.B221];&quot;&quot;)">
            <text:p/>
          </table:table-cell>
          <table:table-cell table:style-name="ce36" table:formula="of:=IF([.$A377]=3;[.C221];&quot;&quot;)">
            <text:p/>
          </table:table-cell>
          <table:table-cell table:number-columns-repeated="1016"/>
        </table:table-row>
        <table:table-row table:style-name="ro1">
          <table:table-cell table:formula="of:=[.F338]" office:value-type="float" office:value="2" calcext:value-type="float">
            <text:p>2</text:p>
          </table:table-cell>
          <table:table-cell table:formula="of:=[.A338]" office:value-type="float" office:value="16" calcext:value-type="float">
            <text:p>16</text:p>
          </table:table-cell>
          <table:table-cell table:style-name="ce36" table:formula="of:=IF([.$A378]=1;[.B222];&quot;&quot;)">
            <text:p/>
          </table:table-cell>
          <table:table-cell table:style-name="ce36" table:formula="of:=IF([.$A378]=1;[.C222];&quot;&quot;)">
            <text:p/>
          </table:table-cell>
          <table:table-cell table:style-name="ce36" table:formula="of:=IF([.$A378]=2;[.B222];&quot;&quot;)" office:value-type="float" office:value="10.2" calcext:value-type="float">
            <text:p>10.2</text:p>
          </table:table-cell>
          <table:table-cell table:style-name="ce36" table:formula="of:=IF([.$A378]=2;[.C222];&quot;&quot;)" office:value-type="float" office:value="12.8" calcext:value-type="float">
            <text:p>12.8</text:p>
          </table:table-cell>
          <table:table-cell table:style-name="ce36" table:formula="of:=IF([.$A378]=3;[.B222];&quot;&quot;)">
            <text:p/>
          </table:table-cell>
          <table:table-cell table:style-name="ce36" table:formula="of:=IF([.$A378]=3;[.C222];&quot;&quot;)">
            <text:p/>
          </table:table-cell>
          <table:table-cell table:number-columns-repeated="1016"/>
        </table:table-row>
        <table:table-row table:style-name="ro1">
          <table:table-cell table:formula="of:=[.F339]" office:value-type="float" office:value="2" calcext:value-type="float">
            <text:p>2</text:p>
          </table:table-cell>
          <table:table-cell table:formula="of:=[.A339]" office:value-type="float" office:value="17" calcext:value-type="float">
            <text:p>17</text:p>
          </table:table-cell>
          <table:table-cell table:style-name="ce36" table:formula="of:=IF([.$A379]=1;[.B223];&quot;&quot;)">
            <text:p/>
          </table:table-cell>
          <table:table-cell table:style-name="ce36" table:formula="of:=IF([.$A379]=1;[.C223];&quot;&quot;)">
            <text:p/>
          </table:table-cell>
          <table:table-cell table:style-name="ce36" table:formula="of:=IF([.$A379]=2;[.B223];&quot;&quot;)" office:value-type="float" office:value="12.2" calcext:value-type="float">
            <text:p>12.2</text:p>
          </table:table-cell>
          <table:table-cell table:style-name="ce36" table:formula="of:=IF([.$A379]=2;[.C223];&quot;&quot;)" office:value-type="float" office:value="17.8" calcext:value-type="float">
            <text:p>17.8</text:p>
          </table:table-cell>
          <table:table-cell table:style-name="ce36" table:formula="of:=IF([.$A379]=3;[.B223];&quot;&quot;)">
            <text:p/>
          </table:table-cell>
          <table:table-cell table:style-name="ce36" table:formula="of:=IF([.$A379]=3;[.C223];&quot;&quot;)">
            <text:p/>
          </table:table-cell>
          <table:table-cell table:number-columns-repeated="1016"/>
        </table:table-row>
        <table:table-row table:style-name="ro1">
          <table:table-cell table:formula="of:=[.F340]" office:value-type="float" office:value="2" calcext:value-type="float">
            <text:p>2</text:p>
          </table:table-cell>
          <table:table-cell table:formula="of:=[.A340]" office:value-type="float" office:value="18" calcext:value-type="float">
            <text:p>18</text:p>
          </table:table-cell>
          <table:table-cell table:style-name="ce36" table:formula="of:=IF([.$A380]=1;[.B224];&quot;&quot;)">
            <text:p/>
          </table:table-cell>
          <table:table-cell table:style-name="ce36" table:formula="of:=IF([.$A380]=1;[.C224];&quot;&quot;)">
            <text:p/>
          </table:table-cell>
          <table:table-cell table:style-name="ce36" table:formula="of:=IF([.$A380]=2;[.B224];&quot;&quot;)" office:value-type="float" office:value="13.5" calcext:value-type="float">
            <text:p>13.5</text:p>
          </table:table-cell>
          <table:table-cell table:style-name="ce36" table:formula="of:=IF([.$A380]=2;[.C224];&quot;&quot;)" office:value-type="float" office:value="16.4" calcext:value-type="float">
            <text:p>16.4</text:p>
          </table:table-cell>
          <table:table-cell table:style-name="ce36" table:formula="of:=IF([.$A380]=3;[.B224];&quot;&quot;)">
            <text:p/>
          </table:table-cell>
          <table:table-cell table:style-name="ce36" table:formula="of:=IF([.$A380]=3;[.C224];&quot;&quot;)">
            <text:p/>
          </table:table-cell>
          <table:table-cell table:number-columns-repeated="1016"/>
        </table:table-row>
        <table:table-row table:style-name="ro1">
          <table:table-cell table:formula="of:=[.F341]" office:value-type="float" office:value="2" calcext:value-type="float">
            <text:p>2</text:p>
          </table:table-cell>
          <table:table-cell table:formula="of:=[.A341]" office:value-type="float" office:value="19" calcext:value-type="float">
            <text:p>19</text:p>
          </table:table-cell>
          <table:table-cell table:style-name="ce36" table:formula="of:=IF([.$A381]=1;[.B225];&quot;&quot;)">
            <text:p/>
          </table:table-cell>
          <table:table-cell table:style-name="ce36" table:formula="of:=IF([.$A381]=1;[.C225];&quot;&quot;)">
            <text:p/>
          </table:table-cell>
          <table:table-cell table:style-name="ce36" table:formula="of:=IF([.$A381]=2;[.B225];&quot;&quot;)" office:value-type="float" office:value="15.6" calcext:value-type="float">
            <text:p>15.6</text:p>
          </table:table-cell>
          <table:table-cell table:style-name="ce36" table:formula="of:=IF([.$A381]=2;[.C225];&quot;&quot;)" office:value-type="float" office:value="12.2" calcext:value-type="float">
            <text:p>12.2</text:p>
          </table:table-cell>
          <table:table-cell table:style-name="ce36" table:formula="of:=IF([.$A381]=3;[.B225];&quot;&quot;)">
            <text:p/>
          </table:table-cell>
          <table:table-cell table:style-name="ce36" table:formula="of:=IF([.$A381]=3;[.C225];&quot;&quot;)">
            <text:p/>
          </table:table-cell>
          <table:table-cell table:number-columns-repeated="1016"/>
        </table:table-row>
        <table:table-row table:style-name="ro1">
          <table:table-cell table:formula="of:=[.F342]" office:value-type="float" office:value="2" calcext:value-type="float">
            <text:p>2</text:p>
          </table:table-cell>
          <table:table-cell table:formula="of:=[.A342]" office:value-type="float" office:value="20" calcext:value-type="float">
            <text:p>20</text:p>
          </table:table-cell>
          <table:table-cell table:style-name="ce36" table:formula="of:=IF([.$A382]=1;[.B226];&quot;&quot;)">
            <text:p/>
          </table:table-cell>
          <table:table-cell table:style-name="ce36" table:formula="of:=IF([.$A382]=1;[.C226];&quot;&quot;)">
            <text:p/>
          </table:table-cell>
          <table:table-cell table:style-name="ce36" table:formula="of:=IF([.$A382]=2;[.B226];&quot;&quot;)" office:value-type="float" office:value="10.3" calcext:value-type="float">
            <text:p>10.3</text:p>
          </table:table-cell>
          <table:table-cell table:style-name="ce36" table:formula="of:=IF([.$A382]=2;[.C226];&quot;&quot;)" office:value-type="float" office:value="10.4" calcext:value-type="float">
            <text:p>10.4</text:p>
          </table:table-cell>
          <table:table-cell table:style-name="ce36" table:formula="of:=IF([.$A382]=3;[.B226];&quot;&quot;)">
            <text:p/>
          </table:table-cell>
          <table:table-cell table:style-name="ce36" table:formula="of:=IF([.$A382]=3;[.C226];&quot;&quot;)">
            <text:p/>
          </table:table-cell>
          <table:table-cell table:number-columns-repeated="1016"/>
        </table:table-row>
        <table:table-row table:style-name="ro1">
          <table:table-cell table:formula="of:=[.F343]" office:value-type="float" office:value="2" calcext:value-type="float">
            <text:p>2</text:p>
          </table:table-cell>
          <table:table-cell table:formula="of:=[.A343]" office:value-type="float" office:value="21" calcext:value-type="float">
            <text:p>21</text:p>
          </table:table-cell>
          <table:table-cell table:style-name="ce36" table:formula="of:=IF([.$A383]=1;[.B227];&quot;&quot;)">
            <text:p/>
          </table:table-cell>
          <table:table-cell table:style-name="ce36" table:formula="of:=IF([.$A383]=1;[.C227];&quot;&quot;)">
            <text:p/>
          </table:table-cell>
          <table:table-cell table:style-name="ce36" table:formula="of:=IF([.$A383]=2;[.B227];&quot;&quot;)" office:value-type="float" office:value="9.8" calcext:value-type="float">
            <text:p>9.8</text:p>
          </table:table-cell>
          <table:table-cell table:style-name="ce36" table:formula="of:=IF([.$A383]=2;[.C227];&quot;&quot;)" office:value-type="float" office:value="10.4" calcext:value-type="float">
            <text:p>10.4</text:p>
          </table:table-cell>
          <table:table-cell table:style-name="ce36" table:formula="of:=IF([.$A383]=3;[.B227];&quot;&quot;)">
            <text:p/>
          </table:table-cell>
          <table:table-cell table:style-name="ce36" table:formula="of:=IF([.$A383]=3;[.C227];&quot;&quot;)">
            <text:p/>
          </table:table-cell>
          <table:table-cell table:number-columns-repeated="1016"/>
        </table:table-row>
        <table:table-row table:style-name="ro1">
          <table:table-cell table:formula="of:=[.F344]" office:value-type="float" office:value="2" calcext:value-type="float">
            <text:p>2</text:p>
          </table:table-cell>
          <table:table-cell table:formula="of:=[.A344]" office:value-type="float" office:value="22" calcext:value-type="float">
            <text:p>22</text:p>
          </table:table-cell>
          <table:table-cell table:style-name="ce36" table:formula="of:=IF([.$A384]=1;[.B228];&quot;&quot;)">
            <text:p/>
          </table:table-cell>
          <table:table-cell table:style-name="ce36" table:formula="of:=IF([.$A384]=1;[.C228];&quot;&quot;)">
            <text:p/>
          </table:table-cell>
          <table:table-cell table:style-name="ce36" table:formula="of:=IF([.$A384]=2;[.B228];&quot;&quot;)" office:value-type="float" office:value="8.3" calcext:value-type="float">
            <text:p>8.3</text:p>
          </table:table-cell>
          <table:table-cell table:style-name="ce36" table:formula="of:=IF([.$A384]=2;[.C228];&quot;&quot;)" office:value-type="float" office:value="11.3" calcext:value-type="float">
            <text:p>11.3</text:p>
          </table:table-cell>
          <table:table-cell table:style-name="ce36" table:formula="of:=IF([.$A384]=3;[.B228];&quot;&quot;)">
            <text:p/>
          </table:table-cell>
          <table:table-cell table:style-name="ce36" table:formula="of:=IF([.$A384]=3;[.C228];&quot;&quot;)">
            <text:p/>
          </table:table-cell>
          <table:table-cell table:number-columns-repeated="1016"/>
        </table:table-row>
        <table:table-row table:style-name="ro1">
          <table:table-cell table:formula="of:=[.F345]" office:value-type="float" office:value="3" calcext:value-type="float">
            <text:p>3</text:p>
          </table:table-cell>
          <table:table-cell table:formula="of:=[.A345]" office:value-type="float" office:value="23" calcext:value-type="float">
            <text:p>23</text:p>
          </table:table-cell>
          <table:table-cell table:style-name="ce36" table:formula="of:=IF([.$A385]=1;[.B229];&quot;&quot;)">
            <text:p/>
          </table:table-cell>
          <table:table-cell table:style-name="ce36" table:formula="of:=IF([.$A385]=1;[.C229];&quot;&quot;)">
            <text:p/>
          </table:table-cell>
          <table:table-cell table:style-name="ce36" table:formula="of:=IF([.$A385]=2;[.B229];&quot;&quot;)">
            <text:p/>
          </table:table-cell>
          <table:table-cell table:style-name="ce36" table:formula="of:=IF([.$A385]=2;[.C229];&quot;&quot;)">
            <text:p/>
          </table:table-cell>
          <table:table-cell table:style-name="ce36" table:formula="of:=IF([.$A385]=3;[.B229];&quot;&quot;)" office:value-type="float" office:value="5.6" calcext:value-type="float">
            <text:p>5.6</text:p>
          </table:table-cell>
          <table:table-cell table:style-name="ce36" table:formula="of:=IF([.$A385]=3;[.C229];&quot;&quot;)" office:value-type="float" office:value="7.8" calcext:value-type="float">
            <text:p>7.8</text:p>
          </table:table-cell>
          <table:table-cell table:number-columns-repeated="1016"/>
        </table:table-row>
        <table:table-row table:style-name="ro1">
          <table:table-cell table:formula="of:=[.F346]" office:value-type="float" office:value="3" calcext:value-type="float">
            <text:p>3</text:p>
          </table:table-cell>
          <table:table-cell table:formula="of:=[.A346]" office:value-type="float" office:value="24" calcext:value-type="float">
            <text:p>24</text:p>
          </table:table-cell>
          <table:table-cell table:style-name="ce36" table:formula="of:=IF([.$A386]=1;[.B230];&quot;&quot;)">
            <text:p/>
          </table:table-cell>
          <table:table-cell table:style-name="ce36" table:formula="of:=IF([.$A386]=1;[.C230];&quot;&quot;)">
            <text:p/>
          </table:table-cell>
          <table:table-cell table:style-name="ce36" table:formula="of:=IF([.$A386]=2;[.B230];&quot;&quot;)">
            <text:p/>
          </table:table-cell>
          <table:table-cell table:style-name="ce36" table:formula="of:=IF([.$A386]=2;[.C230];&quot;&quot;)">
            <text:p/>
          </table:table-cell>
          <table:table-cell table:style-name="ce36" table:formula="of:=IF([.$A386]=3;[.B230];&quot;&quot;)" office:value-type="float" office:value="7.8" calcext:value-type="float">
            <text:p>7.8</text:p>
          </table:table-cell>
          <table:table-cell table:style-name="ce36" table:formula="of:=IF([.$A386]=3;[.C230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347]" office:value-type="float" office:value="1" calcext:value-type="float">
            <text:p>1</text:p>
          </table:table-cell>
          <table:table-cell table:formula="of:=[.A347]" office:value-type="float" office:value="25" calcext:value-type="float">
            <text:p>25</text:p>
          </table:table-cell>
          <table:table-cell table:style-name="ce36" table:formula="of:=IF([.$A387]=1;[.B231];&quot;&quot;)" office:value-type="float" office:value="4.7" calcext:value-type="float">
            <text:p>4.7</text:p>
          </table:table-cell>
          <table:table-cell table:style-name="ce36" table:formula="of:=IF([.$A387]=1;[.C231];&quot;&quot;)" office:value-type="float" office:value="7.8" calcext:value-type="float">
            <text:p>7.8</text:p>
          </table:table-cell>
          <table:table-cell table:style-name="ce36" table:formula="of:=IF([.$A387]=2;[.B231];&quot;&quot;)">
            <text:p/>
          </table:table-cell>
          <table:table-cell table:style-name="ce36" table:formula="of:=IF([.$A387]=2;[.C231];&quot;&quot;)">
            <text:p/>
          </table:table-cell>
          <table:table-cell table:style-name="ce36" table:formula="of:=IF([.$A387]=3;[.B231];&quot;&quot;)">
            <text:p/>
          </table:table-cell>
          <table:table-cell table:style-name="ce36" table:formula="of:=IF([.$A387]=3;[.C231];&quot;&quot;)">
            <text:p/>
          </table:table-cell>
          <table:table-cell table:number-columns-repeated="1016"/>
        </table:table-row>
        <table:table-row table:style-name="ro1">
          <table:table-cell table:formula="of:=[.F348]" office:value-type="float" office:value="3" calcext:value-type="float">
            <text:p>3</text:p>
          </table:table-cell>
          <table:table-cell table:formula="of:=[.A348]" office:value-type="float" office:value="26" calcext:value-type="float">
            <text:p>26</text:p>
          </table:table-cell>
          <table:table-cell table:style-name="ce36" table:formula="of:=IF([.$A388]=1;[.B232];&quot;&quot;)">
            <text:p/>
          </table:table-cell>
          <table:table-cell table:style-name="ce36" table:formula="of:=IF([.$A388]=1;[.C232];&quot;&quot;)">
            <text:p/>
          </table:table-cell>
          <table:table-cell table:style-name="ce36" table:formula="of:=IF([.$A388]=2;[.B232];&quot;&quot;)">
            <text:p/>
          </table:table-cell>
          <table:table-cell table:style-name="ce36" table:formula="of:=IF([.$A388]=2;[.C232];&quot;&quot;)">
            <text:p/>
          </table:table-cell>
          <table:table-cell table:style-name="ce36" table:formula="of:=IF([.$A388]=3;[.B232];&quot;&quot;)" office:value-type="float" office:value="7.8" calcext:value-type="float">
            <text:p>7.8</text:p>
          </table:table-cell>
          <table:table-cell table:style-name="ce36" table:formula="of:=IF([.$A388]=3;[.C232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349]" office:value-type="float" office:value="2" calcext:value-type="float">
            <text:p>2</text:p>
          </table:table-cell>
          <table:table-cell table:formula="of:=[.A349]" office:value-type="float" office:value="27" calcext:value-type="float">
            <text:p>27</text:p>
          </table:table-cell>
          <table:table-cell table:style-name="ce36" table:formula="of:=IF([.$A389]=1;[.B233];&quot;&quot;)">
            <text:p/>
          </table:table-cell>
          <table:table-cell table:style-name="ce36" table:formula="of:=IF([.$A389]=1;[.C233];&quot;&quot;)">
            <text:p/>
          </table:table-cell>
          <table:table-cell table:style-name="ce36" table:formula="of:=IF([.$A389]=2;[.B233];&quot;&quot;)" office:value-type="float" office:value="13.3" calcext:value-type="float">
            <text:p>13.3</text:p>
          </table:table-cell>
          <table:table-cell table:style-name="ce36" table:formula="of:=IF([.$A389]=2;[.C233];&quot;&quot;)" office:value-type="float" office:value="8.9" calcext:value-type="float">
            <text:p>8.9</text:p>
          </table:table-cell>
          <table:table-cell table:style-name="ce36" table:formula="of:=IF([.$A389]=3;[.B233];&quot;&quot;)">
            <text:p/>
          </table:table-cell>
          <table:table-cell table:style-name="ce36" table:formula="of:=IF([.$A389]=3;[.C233];&quot;&quot;)">
            <text:p/>
          </table:table-cell>
          <table:table-cell table:number-columns-repeated="1016"/>
        </table:table-row>
        <table:table-row table:style-name="ro1">
          <table:table-cell table:formula="of:=[.F350]" office:value-type="float" office:value="1" calcext:value-type="float">
            <text:p>1</text:p>
          </table:table-cell>
          <table:table-cell table:formula="of:=[.A350]" office:value-type="float" office:value="28" calcext:value-type="float">
            <text:p>28</text:p>
          </table:table-cell>
          <table:table-cell table:style-name="ce36" table:formula="of:=IF([.$A390]=1;[.B234];&quot;&quot;)" office:value-type="float" office:value="3.4" calcext:value-type="float">
            <text:p>3.4</text:p>
          </table:table-cell>
          <table:table-cell table:style-name="ce36" table:formula="of:=IF([.$A390]=1;[.C234];&quot;&quot;)" office:value-type="float" office:value="4.6" calcext:value-type="float">
            <text:p>4.6</text:p>
          </table:table-cell>
          <table:table-cell table:style-name="ce36" table:formula="of:=IF([.$A390]=2;[.B234];&quot;&quot;)">
            <text:p/>
          </table:table-cell>
          <table:table-cell table:style-name="ce36" table:formula="of:=IF([.$A390]=2;[.C234];&quot;&quot;)">
            <text:p/>
          </table:table-cell>
          <table:table-cell table:style-name="ce36" table:formula="of:=IF([.$A390]=3;[.B234];&quot;&quot;)">
            <text:p/>
          </table:table-cell>
          <table:table-cell table:style-name="ce36" table:formula="of:=IF([.$A390]=3;[.C234];&quot;&quot;)">
            <text:p/>
          </table:table-cell>
          <table:table-cell table:number-columns-repeated="1016"/>
        </table:table-row>
        <table:table-row table:style-name="ro1">
          <table:table-cell table:formula="of:=[.F351]" office:value-type="float" office:value="3" calcext:value-type="float">
            <text:p>3</text:p>
          </table:table-cell>
          <table:table-cell table:formula="of:=[.A351]" office:value-type="float" office:value="29" calcext:value-type="float">
            <text:p>29</text:p>
          </table:table-cell>
          <table:table-cell table:style-name="ce36" table:formula="of:=IF([.$A391]=1;[.B235];&quot;&quot;)">
            <text:p/>
          </table:table-cell>
          <table:table-cell table:style-name="ce36" table:formula="of:=IF([.$A391]=1;[.C235];&quot;&quot;)">
            <text:p/>
          </table:table-cell>
          <table:table-cell table:style-name="ce36" table:formula="of:=IF([.$A391]=2;[.B235];&quot;&quot;)">
            <text:p/>
          </table:table-cell>
          <table:table-cell table:style-name="ce36" table:formula="of:=IF([.$A391]=2;[.C235];&quot;&quot;)">
            <text:p/>
          </table:table-cell>
          <table:table-cell table:style-name="ce36" table:formula="of:=IF([.$A391]=3;[.B235];&quot;&quot;)" office:value-type="float" office:value="5.6" calcext:value-type="float">
            <text:p>5.6</text:p>
          </table:table-cell>
          <table:table-cell table:style-name="ce36" table:formula="of:=IF([.$A391]=3;[.C235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352]" office:value-type="float" office:value="3" calcext:value-type="float">
            <text:p>3</text:p>
          </table:table-cell>
          <table:table-cell table:formula="of:=[.A352]" office:value-type="float" office:value="30" calcext:value-type="float">
            <text:p>30</text:p>
          </table:table-cell>
          <table:table-cell table:style-name="ce36" table:formula="of:=IF([.$A392]=1;[.B236];&quot;&quot;)">
            <text:p/>
          </table:table-cell>
          <table:table-cell table:style-name="ce36" table:formula="of:=IF([.$A392]=1;[.C236];&quot;&quot;)">
            <text:p/>
          </table:table-cell>
          <table:table-cell table:style-name="ce36" table:formula="of:=IF([.$A392]=2;[.B236];&quot;&quot;)">
            <text:p/>
          </table:table-cell>
          <table:table-cell table:style-name="ce36" table:formula="of:=IF([.$A392]=2;[.C236];&quot;&quot;)">
            <text:p/>
          </table:table-cell>
          <table:table-cell table:style-name="ce36" table:formula="of:=IF([.$A392]=3;[.B236];&quot;&quot;)" office:value-type="float" office:value="7.9" calcext:value-type="float">
            <text:p>7.9</text:p>
          </table:table-cell>
          <table:table-cell table:style-name="ce36" table:formula="of:=IF([.$A392]=3;[.C236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353]" office:value-type="float" office:value="3" calcext:value-type="float">
            <text:p>3</text:p>
          </table:table-cell>
          <table:table-cell table:formula="of:=[.A353]" office:value-type="float" office:value="31" calcext:value-type="float">
            <text:p>31</text:p>
          </table:table-cell>
          <table:table-cell table:style-name="ce36" table:formula="of:=IF([.$A393]=1;[.B237];&quot;&quot;)">
            <text:p/>
          </table:table-cell>
          <table:table-cell table:style-name="ce36" table:formula="of:=IF([.$A393]=1;[.C237];&quot;&quot;)">
            <text:p/>
          </table:table-cell>
          <table:table-cell table:style-name="ce36" table:formula="of:=IF([.$A393]=2;[.B237];&quot;&quot;)">
            <text:p/>
          </table:table-cell>
          <table:table-cell table:style-name="ce36" table:formula="of:=IF([.$A393]=2;[.C237];&quot;&quot;)">
            <text:p/>
          </table:table-cell>
          <table:table-cell table:style-name="ce36" table:formula="of:=IF([.$A393]=3;[.B237];&quot;&quot;)" office:value-type="float" office:value="5.8" calcext:value-type="float">
            <text:p>5.8</text:p>
          </table:table-cell>
          <table:table-cell table:style-name="ce36" table:formula="of:=IF([.$A393]=3;[.C237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354]" office:value-type="float" office:value="1" calcext:value-type="float">
            <text:p>1</text:p>
          </table:table-cell>
          <table:table-cell table:formula="of:=[.A354]" office:value-type="float" office:value="32" calcext:value-type="float">
            <text:p>32</text:p>
          </table:table-cell>
          <table:table-cell table:style-name="ce36" table:formula="of:=IF([.$A394]=1;[.B238];&quot;&quot;)" office:value-type="float" office:value="4.8" calcext:value-type="float">
            <text:p>4.8</text:p>
          </table:table-cell>
          <table:table-cell table:style-name="ce36" table:formula="of:=IF([.$A394]=1;[.C238];&quot;&quot;)" office:value-type="float" office:value="4.6" calcext:value-type="float">
            <text:p>4.6</text:p>
          </table:table-cell>
          <table:table-cell table:style-name="ce36" table:formula="of:=IF([.$A394]=2;[.B238];&quot;&quot;)">
            <text:p/>
          </table:table-cell>
          <table:table-cell table:style-name="ce36" table:formula="of:=IF([.$A394]=2;[.C238];&quot;&quot;)">
            <text:p/>
          </table:table-cell>
          <table:table-cell table:style-name="ce36" table:formula="of:=IF([.$A394]=3;[.B238];&quot;&quot;)">
            <text:p/>
          </table:table-cell>
          <table:table-cell table:style-name="ce36" table:formula="of:=IF([.$A394]=3;[.C238];&quot;&quot;)">
            <text:p/>
          </table:table-cell>
          <table:table-cell table:number-columns-repeated="1016"/>
        </table:table-row>
        <table:table-row table:style-name="ro1">
          <table:table-cell table:formula="of:=[.F355]" office:value-type="float" office:value="2" calcext:value-type="float">
            <text:p>2</text:p>
          </table:table-cell>
          <table:table-cell table:formula="of:=[.A355]" office:value-type="float" office:value="33" calcext:value-type="float">
            <text:p>33</text:p>
          </table:table-cell>
          <table:table-cell table:style-name="ce36" table:formula="of:=IF([.$A395]=1;[.B239];&quot;&quot;)">
            <text:p/>
          </table:table-cell>
          <table:table-cell table:style-name="ce36" table:formula="of:=IF([.$A395]=1;[.C239];&quot;&quot;)">
            <text:p/>
          </table:table-cell>
          <table:table-cell table:style-name="ce36" table:formula="of:=IF([.$A395]=2;[.B239];&quot;&quot;)" office:value-type="float" office:value="12.4" calcext:value-type="float">
            <text:p>12.4</text:p>
          </table:table-cell>
          <table:table-cell table:style-name="ce36" table:formula="of:=IF([.$A395]=2;[.C239];&quot;&quot;)" office:value-type="float" office:value="9.1" calcext:value-type="float">
            <text:p>9.1</text:p>
          </table:table-cell>
          <table:table-cell table:style-name="ce36" table:formula="of:=IF([.$A395]=3;[.B239];&quot;&quot;)">
            <text:p/>
          </table:table-cell>
          <table:table-cell table:style-name="ce36" table:formula="of:=IF([.$A395]=3;[.C239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63:.C395])" office:value-type="float" office:value="3.78461538461538" calcext:value-type="float">
            <text:p>3.78461538461538</text:p>
          </table:table-cell>
          <table:table-cell table:formula="of:=AVERAGE([.D363:.D395])" office:value-type="float" office:value="6.56923076923077" calcext:value-type="float">
            <text:p>6.56923076923077</text:p>
          </table:table-cell>
          <table:table-cell table:formula="of:=AVERAGE([.E363:.E395])" office:value-type="float" office:value="11.42" calcext:value-type="float">
            <text:p>11.42</text:p>
          </table:table-cell>
          <table:table-cell table:formula="of:=AVERAGE([.F363:.F395])" office:value-type="float" office:value="12.25" calcext:value-type="float">
            <text:p>12.25</text:p>
          </table:table-cell>
          <table:table-cell table:formula="of:=AVERAGE([.G363:.G395])" office:value-type="float" office:value="7.36" calcext:value-type="float">
            <text:p>7.36</text:p>
          </table:table-cell>
          <table:table-cell table:formula="of:=AVERAGE([.H363:.H395])" office:value-type="float" office:value="6.43" calcext:value-type="float">
            <text:p>6.4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3">
          <table:table-cell table:style-name="Default" table:number-columns-repeated="21"/>
          <table:table-cell table:number-columns-repeated="1003"/>
        </table:table-row>
        <table:table-row table:style-name="ro1">
          <table:table-cell office:value-type="string" calcext:value-type="string">
            <text:p>Step 6: Repeat Step 4 for new averages calculated in Step 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XMY2([.$B207:.$C207];cluster1_2)" office:value-type="float" office:value="17.5319526627219" calcext:value-type="float">
            <text:p>17.5319526627219</text:p>
          </table:table-cell>
          <table:table-cell table:formula="of:=SUMXMY2([.$B207:.$C207];cluster2_2)" office:value-type="float" office:value="29.4289" calcext:value-type="float">
            <text:p>29.4289</text:p>
          </table:table-cell>
          <table:table-cell table:formula="of:=SUMXMY2([.$B207:.$C207];cluster3_2)" office:value-type="float" office:value="4.30449999999999" calcext:value-type="float">
            <text:p>4.30449999999999</text:p>
          </table:table-cell>
          <table:table-cell table:formula="of:=MIN([.B415:.D415])" office:value-type="float" office:value="4.30449999999999" calcext:value-type="float">
            <text:p>4.30449999999999</text:p>
          </table:table-cell>
          <table:table-cell table:formula="of:=IF([.E415]=[.B415];[.B$242];IF([.E415]=[.C415];[.C$242];IF([.E415]=[.D415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XMY2([.$B208:.$C208];cluster1_2)" office:value-type="float" office:value="3.04502958579882" calcext:value-type="float">
            <text:p>3.04502958579882</text:p>
          </table:table-cell>
          <table:table-cell table:formula="of:=SUMXMY2([.$B208:.$C208];cluster2_2)" office:value-type="float" office:value="109.5109" calcext:value-type="float">
            <text:p>109.5109</text:p>
          </table:table-cell>
          <table:table-cell table:formula="of:=SUMXMY2([.$B208:.$C208];cluster3_2)" office:value-type="float" office:value="27.3825" calcext:value-type="float">
            <text:p>27.3825</text:p>
          </table:table-cell>
          <table:table-cell table:formula="of:=MIN([.B416:.D416])" office:value-type="float" office:value="3.04502958579882" calcext:value-type="float">
            <text:p>3.04502958579882</text:p>
          </table:table-cell>
          <table:table-cell table:formula="of:=IF([.E416]=[.B416];[.B$242];IF([.E416]=[.C416];[.C$242];IF([.E416]=[.D416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XMY2([.$B209:.$C209];cluster1_2)" office:value-type="float" office:value="5.49118343195265" calcext:value-type="float">
            <text:p>5.49118343195265</text:p>
          </table:table-cell>
          <table:table-cell table:formula="of:=SUMXMY2([.$B209:.$C209];cluster2_2)" office:value-type="float" office:value="130.7709" calcext:value-type="float">
            <text:p>130.7709</text:p>
          </table:table-cell>
          <table:table-cell table:formula="of:=SUMXMY2([.$B209:.$C209];cluster3_2)" office:value-type="float" office:value="21.8425" calcext:value-type="float">
            <text:p>21.8425</text:p>
          </table:table-cell>
          <table:table-cell table:formula="of:=MIN([.B417:.D417])" office:value-type="float" office:value="5.49118343195265" calcext:value-type="float">
            <text:p>5.49118343195265</text:p>
          </table:table-cell>
          <table:table-cell table:formula="of:=IF([.E417]=[.B417];[.B$242];IF([.E417]=[.C417];[.C$242];IF([.E417]=[.D417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XMY2([.$B210:.$C210];cluster1_2)" office:value-type="float" office:value="0.189644970414202" calcext:value-type="float">
            <text:p>0.189644970414202</text:p>
          </table:table-cell>
          <table:table-cell table:formula="of:=SUMXMY2([.$B210:.$C210];cluster2_2)" office:value-type="float" office:value="82.9309" calcext:value-type="float">
            <text:p>82.9309</text:p>
          </table:table-cell>
          <table:table-cell table:formula="of:=SUMXMY2([.$B210:.$C210];cluster3_2)" office:value-type="float" office:value="10.0585" calcext:value-type="float">
            <text:p>10.0585</text:p>
          </table:table-cell>
          <table:table-cell table:formula="of:=MIN([.B418:.D418])" office:value-type="float" office:value="0.189644970414202" calcext:value-type="float">
            <text:p>0.189644970414202</text:p>
          </table:table-cell>
          <table:table-cell table:formula="of:=IF([.E418]=[.B418];[.B$242];IF([.E418]=[.C418];[.C$242];IF([.E418]=[.D418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XMY2([.$B211:.$C211];cluster1_2)" office:value-type="float" office:value="0.857337278106506" calcext:value-type="float">
            <text:p>0.857337278106506</text:p>
          </table:table-cell>
          <table:table-cell table:formula="of:=SUMXMY2([.$B211:.$C211];cluster2_2)" office:value-type="float" office:value="92.2969" calcext:value-type="float">
            <text:p>92.2969</text:p>
          </table:table-cell>
          <table:table-cell table:formula="of:=SUMXMY2([.$B211:.$C211];cluster3_2)" office:value-type="float" office:value="9.7605" calcext:value-type="float">
            <text:p>9.7605</text:p>
          </table:table-cell>
          <table:table-cell table:formula="of:=MIN([.B419:.D419])" office:value-type="float" office:value="0.857337278106506" calcext:value-type="float">
            <text:p>0.857337278106506</text:p>
          </table:table-cell>
          <table:table-cell table:formula="of:=IF([.E419]=[.B419];[.B$242];IF([.E419]=[.C419];[.C$242];IF([.E419]=[.D419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XMY2([.$B212:.$C212];cluster1_2)" office:value-type="float" office:value="9.93195266272188" calcext:value-type="float">
            <text:p>9.93195266272188</text:p>
          </table:table-cell>
          <table:table-cell table:formula="of:=SUMXMY2([.$B212:.$C212];cluster2_2)" office:value-type="float" office:value="124.4489" calcext:value-type="float">
            <text:p>124.4489</text:p>
          </table:table-cell>
          <table:table-cell table:formula="of:=SUMXMY2([.$B212:.$C212];cluster3_2)" office:value-type="float" office:value="16.7645" calcext:value-type="float">
            <text:p>16.7645</text:p>
          </table:table-cell>
          <table:table-cell table:formula="of:=MIN([.B420:.D420])" office:value-type="float" office:value="9.93195266272188" calcext:value-type="float">
            <text:p>9.93195266272188</text:p>
          </table:table-cell>
          <table:table-cell table:formula="of:=IF([.E420]=[.B420];[.B$242];IF([.E420]=[.C420];[.C$242];IF([.E420]=[.D420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XMY2([.$B213:.$C213];cluster1_2)" office:value-type="float" office:value="19.0696449704142" calcext:value-type="float">
            <text:p>19.0696449704142</text:p>
          </table:table-cell>
          <table:table-cell table:formula="of:=SUMXMY2([.$B213:.$C213];cluster2_2)" office:value-type="float" office:value="180.0709" calcext:value-type="float">
            <text:p>180.0709</text:p>
          </table:table-cell>
          <table:table-cell table:formula="of:=SUMXMY2([.$B213:.$C213];cluster3_2)" office:value-type="float" office:value="42.0705" calcext:value-type="float">
            <text:p>42.0705</text:p>
          </table:table-cell>
          <table:table-cell table:formula="of:=MIN([.B421:.D421])" office:value-type="float" office:value="19.0696449704142" calcext:value-type="float">
            <text:p>19.0696449704142</text:p>
          </table:table-cell>
          <table:table-cell table:formula="of:=IF([.E421]=[.B421];[.B$242];IF([.E421]=[.C421];[.C$242];IF([.E421]=[.D421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XMY2([.$B214:.$C214];cluster1_2)" office:value-type="float" office:value="9.40887573964496" calcext:value-type="float">
            <text:p>9.40887573964496</text:p>
          </table:table-cell>
          <table:table-cell table:formula="of:=SUMXMY2([.$B214:.$C214];cluster2_2)" office:value-type="float" office:value="149.1409" calcext:value-type="float">
            <text:p>149.1409</text:p>
          </table:table-cell>
          <table:table-cell table:formula="of:=SUMXMY2([.$B214:.$C214];cluster3_2)" office:value-type="float" office:value="29.1685" calcext:value-type="float">
            <text:p>29.1685</text:p>
          </table:table-cell>
          <table:table-cell table:formula="of:=MIN([.B422:.D422])" office:value-type="float" office:value="9.40887573964496" calcext:value-type="float">
            <text:p>9.40887573964496</text:p>
          </table:table-cell>
          <table:table-cell table:formula="of:=IF([.E422]=[.B422];[.B$242];IF([.E422]=[.C422];[.C$242];IF([.E422]=[.D422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XMY2([.$B215:.$C215];cluster1_2)" office:value-type="float" office:value="5.9442603550296" calcext:value-type="float">
            <text:p>5.9442603550296</text:p>
          </table:table-cell>
          <table:table-cell table:formula="of:=SUMXMY2([.$B215:.$C215];cluster2_2)" office:value-type="float" office:value="59.1089" calcext:value-type="float">
            <text:p>59.1089</text:p>
          </table:table-cell>
          <table:table-cell table:formula="of:=SUMXMY2([.$B215:.$C215];cluster3_2)" office:value-type="float" office:value="14.2805" calcext:value-type="float">
            <text:p>14.2805</text:p>
          </table:table-cell>
          <table:table-cell table:formula="of:=MIN([.B423:.D423])" office:value-type="float" office:value="5.9442603550296" calcext:value-type="float">
            <text:p>5.9442603550296</text:p>
          </table:table-cell>
          <table:table-cell table:formula="of:=IF([.E423]=[.B423];[.B$242];IF([.E423]=[.C423];[.C$242];IF([.E423]=[.D423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XMY2([.$B216:.$C216];cluster1_2)" office:value-type="float" office:value="23.1742603550296" calcext:value-type="float">
            <text:p>23.1742603550296</text:p>
          </table:table-cell>
          <table:table-cell table:formula="of:=SUMXMY2([.$B216:.$C216];cluster2_2)" office:value-type="float" office:value="52.7489" calcext:value-type="float">
            <text:p>52.7489</text:p>
          </table:table-cell>
          <table:table-cell table:formula="of:=SUMXMY2([.$B216:.$C216];cluster3_2)" office:value-type="float" office:value="1.9885" calcext:value-type="float">
            <text:p>1.9885</text:p>
          </table:table-cell>
          <table:table-cell table:formula="of:=MIN([.B424:.D424])" office:value-type="float" office:value="1.9885" calcext:value-type="float">
            <text:p>1.9885</text:p>
          </table:table-cell>
          <table:table-cell table:formula="of:=IF([.E424]=[.B424];[.B$242];IF([.E424]=[.C424];[.C$242];IF([.E424]=[.D424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XMY2([.$B217:.$C217];cluster1_2)" office:value-type="float" office:value="37.6965680473373" calcext:value-type="float">
            <text:p>37.6965680473373</text:p>
          </table:table-cell>
          <table:table-cell table:formula="of:=SUMXMY2([.$B217:.$C217];cluster2_2)" office:value-type="float" office:value="61.8349" calcext:value-type="float">
            <text:p>61.8349</text:p>
          </table:table-cell>
          <table:table-cell table:formula="of:=SUMXMY2([.$B217:.$C217];cluster3_2)" office:value-type="float" office:value="8.36650000000001" calcext:value-type="float">
            <text:p>8.36650000000001</text:p>
          </table:table-cell>
          <table:table-cell table:formula="of:=MIN([.B425:.D425])" office:value-type="float" office:value="8.36650000000001" calcext:value-type="float">
            <text:p>8.36650000000001</text:p>
          </table:table-cell>
          <table:table-cell table:formula="of:=IF([.E425]=[.B425];[.B$242];IF([.E425]=[.C425];[.C$242];IF([.E425]=[.D425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XMY2([.$B218:.$C218];cluster1_2)" office:value-type="float" office:value="16.5904142011834" calcext:value-type="float">
            <text:p>16.5904142011834</text:p>
          </table:table-cell>
          <table:table-cell table:formula="of:=SUMXMY2([.$B218:.$C218];cluster2_2)" office:value-type="float" office:value="69.3889" calcext:value-type="float">
            <text:p>69.3889</text:p>
          </table:table-cell>
          <table:table-cell table:formula="of:=SUMXMY2([.$B218:.$C218];cluster3_2)" office:value-type="float" office:value="2.3605" calcext:value-type="float">
            <text:p>2.3605</text:p>
          </table:table-cell>
          <table:table-cell table:formula="of:=MIN([.B426:.D426])" office:value-type="float" office:value="2.3605" calcext:value-type="float">
            <text:p>2.3605</text:p>
          </table:table-cell>
          <table:table-cell table:formula="of:=IF([.E426]=[.B426];[.B$242];IF([.E426]=[.C426];[.C$242];IF([.E426]=[.D426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XMY2([.$B219:.$C219];cluster1_2)" office:value-type="float" office:value="32.2173372781065" calcext:value-type="float">
            <text:p>32.2173372781065</text:p>
          </table:table-cell>
          <table:table-cell table:formula="of:=SUMXMY2([.$B219:.$C219];cluster2_2)" office:value-type="float" office:value="47.8889" calcext:value-type="float">
            <text:p>47.8889</text:p>
          </table:table-cell>
          <table:table-cell table:formula="of:=SUMXMY2([.$B219:.$C219];cluster3_2)" office:value-type="float" office:value="41.4725" calcext:value-type="float">
            <text:p>41.4725</text:p>
          </table:table-cell>
          <table:table-cell table:formula="of:=MIN([.B427:.D427])" office:value-type="float" office:value="32.2173372781065" calcext:value-type="float">
            <text:p>32.2173372781065</text:p>
          </table:table-cell>
          <table:table-cell table:formula="of:=IF([.E427]=[.B427];[.B$242];IF([.E427]=[.C427];[.C$242];IF([.E427]=[.D427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XMY2([.$B220:.$C220];cluster1_2)" office:value-type="float" office:value="48.0819526627219" calcext:value-type="float">
            <text:p>48.0819526627219</text:p>
          </table:table-cell>
          <table:table-cell table:formula="of:=SUMXMY2([.$B220:.$C220];cluster2_2)" office:value-type="float" office:value="56.6189" calcext:value-type="float">
            <text:p>56.6189</text:p>
          </table:table-cell>
          <table:table-cell table:formula="of:=SUMXMY2([.$B220:.$C220];cluster3_2)" office:value-type="float" office:value="61.2745" calcext:value-type="float">
            <text:p>61.2745</text:p>
          </table:table-cell>
          <table:table-cell table:formula="of:=MIN([.B428:.D428])" office:value-type="float" office:value="48.0819526627219" calcext:value-type="float">
            <text:p>48.0819526627219</text:p>
          </table:table-cell>
          <table:table-cell table:formula="of:=IF([.E428]=[.B428];[.B$242];IF([.E428]=[.C428];[.C$242];IF([.E428]=[.D428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XMY2([.$B221:.$C221];cluster1_2)" office:value-type="float" office:value="67.1550295857988" calcext:value-type="float">
            <text:p>67.1550295857988</text:p>
          </table:table-cell>
          <table:table-cell table:formula="of:=SUMXMY2([.$B221:.$C221];cluster2_2)" office:value-type="float" office:value="8.85489999999999" calcext:value-type="float">
            <text:p>8.85489999999999</text:p>
          </table:table-cell>
          <table:table-cell table:formula="of:=SUMXMY2([.$B221:.$C221];cluster3_2)" office:value-type="float" office:value="47.3705" calcext:value-type="float">
            <text:p>47.3705</text:p>
          </table:table-cell>
          <table:table-cell table:formula="of:=MIN([.B429:.D429])" office:value-type="float" office:value="8.85489999999999" calcext:value-type="float">
            <text:p>8.85489999999999</text:p>
          </table:table-cell>
          <table:table-cell table:formula="of:=IF([.E429]=[.B429];[.B$242];IF([.E429]=[.C429];[.C$242];IF([.E429]=[.D429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XMY2([.$B222:.$C222];cluster1_2)" office:value-type="float" office:value="79.9796449704142" calcext:value-type="float">
            <text:p>79.9796449704142</text:p>
          </table:table-cell>
          <table:table-cell table:formula="of:=SUMXMY2([.$B222:.$C222];cluster2_2)" office:value-type="float" office:value="1.7909" calcext:value-type="float">
            <text:p>1.7909</text:p>
          </table:table-cell>
          <table:table-cell table:formula="of:=SUMXMY2([.$B222:.$C222];cluster3_2)" office:value-type="float" office:value="48.6425" calcext:value-type="float">
            <text:p>48.6425</text:p>
          </table:table-cell>
          <table:table-cell table:formula="of:=MIN([.B430:.D430])" office:value-type="float" office:value="1.7909" calcext:value-type="float">
            <text:p>1.7909</text:p>
          </table:table-cell>
          <table:table-cell table:formula="of:=IF([.E430]=[.B430];[.B$242];IF([.E430]=[.C430];[.C$242];IF([.E430]=[.D430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XMY2([.$B223:.$C223];cluster1_2)" office:value-type="float" office:value="196.948875739645" calcext:value-type="float">
            <text:p>196.948875739645</text:p>
          </table:table-cell>
          <table:table-cell table:formula="of:=SUMXMY2([.$B223:.$C223];cluster2_2)" office:value-type="float" office:value="31.4109" calcext:value-type="float">
            <text:p>31.4109</text:p>
          </table:table-cell>
          <table:table-cell table:formula="of:=SUMXMY2([.$B223:.$C223];cluster3_2)" office:value-type="float" office:value="152.7025" calcext:value-type="float">
            <text:p>152.7025</text:p>
          </table:table-cell>
          <table:table-cell table:formula="of:=MIN([.B431:.D431])" office:value-type="float" office:value="31.4109" calcext:value-type="float">
            <text:p>31.4109</text:p>
          </table:table-cell>
          <table:table-cell table:formula="of:=IF([.E431]=[.B431];[.B$242];IF([.E431]=[.C431];[.C$242];IF([.E431]=[.D431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XMY2([.$B224:.$C224];cluster1_2)" office:value-type="float" office:value="191.032721893491" calcext:value-type="float">
            <text:p>191.032721893491</text:p>
          </table:table-cell>
          <table:table-cell table:formula="of:=SUMXMY2([.$B224:.$C224];cluster2_2)" office:value-type="float" office:value="21.5489" calcext:value-type="float">
            <text:p>21.5489</text:p>
          </table:table-cell>
          <table:table-cell table:formula="of:=SUMXMY2([.$B224:.$C224];cluster3_2)" office:value-type="float" office:value="137.1005" calcext:value-type="float">
            <text:p>137.1005</text:p>
          </table:table-cell>
          <table:table-cell table:formula="of:=MIN([.B432:.D432])" office:value-type="float" office:value="21.5489" calcext:value-type="float">
            <text:p>21.5489</text:p>
          </table:table-cell>
          <table:table-cell table:formula="of:=IF([.E432]=[.B432];[.B$242];IF([.E432]=[.C432];[.C$242];IF([.E432]=[.D432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XMY2([.$B225:.$C225];cluster1_2)" office:value-type="float" office:value="171.308875739645" calcext:value-type="float">
            <text:p>171.308875739645</text:p>
          </table:table-cell>
          <table:table-cell table:formula="of:=SUMXMY2([.$B225:.$C225];cluster2_2)" office:value-type="float" office:value="17.4749" calcext:value-type="float">
            <text:p>17.4749</text:p>
          </table:table-cell>
          <table:table-cell table:formula="of:=SUMXMY2([.$B225:.$C225];cluster3_2)" office:value-type="float" office:value="101.1905" calcext:value-type="float">
            <text:p>101.1905</text:p>
          </table:table-cell>
          <table:table-cell table:formula="of:=MIN([.B433:.D433])" office:value-type="float" office:value="17.4749" calcext:value-type="float">
            <text:p>17.4749</text:p>
          </table:table-cell>
          <table:table-cell table:formula="of:=IF([.E433]=[.B433];[.B$242];IF([.E433]=[.C433];[.C$242];IF([.E433]=[.D433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XMY2([.$B226:.$C226];cluster1_2)" office:value-type="float" office:value="57.1250295857988" calcext:value-type="float">
            <text:p>57.1250295857988</text:p>
          </table:table-cell>
          <table:table-cell table:formula="of:=SUMXMY2([.$B226:.$C226];cluster2_2)" office:value-type="float" office:value="4.6769" calcext:value-type="float">
            <text:p>4.6769</text:p>
          </table:table-cell>
          <table:table-cell table:formula="of:=SUMXMY2([.$B226:.$C226];cluster3_2)" office:value-type="float" office:value="24.4045" calcext:value-type="float">
            <text:p>24.4045</text:p>
          </table:table-cell>
          <table:table-cell table:formula="of:=MIN([.B434:.D434])" office:value-type="float" office:value="4.6769" calcext:value-type="float">
            <text:p>4.6769</text:p>
          </table:table-cell>
          <table:table-cell table:formula="of:=IF([.E434]=[.B434];[.B$242];IF([.E434]=[.C434];[.C$242];IF([.E434]=[.D434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XMY2([.$B227:.$C227];cluster1_2)" office:value-type="float" office:value="50.8596449704142" calcext:value-type="float">
            <text:p>50.8596449704142</text:p>
          </table:table-cell>
          <table:table-cell table:formula="of:=SUMXMY2([.$B227:.$C227];cluster2_2)" office:value-type="float" office:value="6.0469" calcext:value-type="float">
            <text:p>6.0469</text:p>
          </table:table-cell>
          <table:table-cell table:formula="of:=SUMXMY2([.$B227:.$C227];cluster3_2)" office:value-type="float" office:value="21.7145" calcext:value-type="float">
            <text:p>21.7145</text:p>
          </table:table-cell>
          <table:table-cell table:formula="of:=MIN([.B435:.D435])" office:value-type="float" office:value="6.0469" calcext:value-type="float">
            <text:p>6.0469</text:p>
          </table:table-cell>
          <table:table-cell table:formula="of:=IF([.E435]=[.B435];[.B$242];IF([.E435]=[.C435];[.C$242];IF([.E435]=[.D435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XMY2([.$B228:.$C228];cluster1_2)" office:value-type="float" office:value="42.768875739645" calcext:value-type="float">
            <text:p>42.768875739645</text:p>
          </table:table-cell>
          <table:table-cell table:formula="of:=SUMXMY2([.$B228:.$C228];cluster2_2)" office:value-type="float" office:value="10.6369" calcext:value-type="float">
            <text:p>10.6369</text:p>
          </table:table-cell>
          <table:table-cell table:formula="of:=SUMXMY2([.$B228:.$C228];cluster3_2)" office:value-type="float" office:value="24.6005" calcext:value-type="float">
            <text:p>24.6005</text:p>
          </table:table-cell>
          <table:table-cell table:formula="of:=MIN([.B436:.D436])" office:value-type="float" office:value="10.6369" calcext:value-type="float">
            <text:p>10.6369</text:p>
          </table:table-cell>
          <table:table-cell table:formula="of:=IF([.E436]=[.B436];[.B$242];IF([.E436]=[.C436];[.C$242];IF([.E436]=[.D436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XMY2([.$B229:.$C229];cluster1_2)" office:value-type="float" office:value="4.81041420118344" calcext:value-type="float">
            <text:p>4.81041420118344</text:p>
          </table:table-cell>
          <table:table-cell table:formula="of:=SUMXMY2([.$B229:.$C229];cluster2_2)" office:value-type="float" office:value="53.6749" calcext:value-type="float">
            <text:p>53.6749</text:p>
          </table:table-cell>
          <table:table-cell table:formula="of:=SUMXMY2([.$B229:.$C229];cluster3_2)" office:value-type="float" office:value="4.97449999999999" calcext:value-type="float">
            <text:p>4.97449999999999</text:p>
          </table:table-cell>
          <table:table-cell table:formula="of:=MIN([.B437:.D437])" office:value-type="float" office:value="4.81041420118344" calcext:value-type="float">
            <text:p>4.81041420118344</text:p>
          </table:table-cell>
          <table:table-cell table:formula="of:=IF([.E437]=[.B437];[.B$242];IF([.E437]=[.C437];[.C$242];IF([.E437]=[.D437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XMY2([.$B230:.$C230];cluster1_2)" office:value-type="float" office:value="17.0627218934911" calcext:value-type="float">
            <text:p>17.0627218934911</text:p>
          </table:table-cell>
          <table:table-cell table:formula="of:=SUMXMY2([.$B230:.$C230];cluster2_2)" office:value-type="float" office:value="57.3269" calcext:value-type="float">
            <text:p>57.3269</text:p>
          </table:table-cell>
          <table:table-cell table:formula="of:=SUMXMY2([.$B230:.$C230];cluster3_2)" office:value-type="float" office:value="0.882500000000003" calcext:value-type="float">
            <text:p>0.882500000000003</text:p>
          </table:table-cell>
          <table:table-cell table:formula="of:=MIN([.B438:.D438])" office:value-type="float" office:value="0.882500000000003" calcext:value-type="float">
            <text:p>0.882500000000003</text:p>
          </table:table-cell>
          <table:table-cell table:formula="of:=IF([.E438]=[.B438];[.B$242];IF([.E438]=[.C438];[.C$242];IF([.E438]=[.D438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XMY2([.$B231:.$C231];cluster1_2)" office:value-type="float" office:value="2.35272189349113" calcext:value-type="float">
            <text:p>2.35272189349113</text:p>
          </table:table-cell>
          <table:table-cell table:formula="of:=SUMXMY2([.$B231:.$C231];cluster2_2)" office:value-type="float" office:value="64.9609" calcext:value-type="float">
            <text:p>64.9609</text:p>
          </table:table-cell>
          <table:table-cell table:formula="of:=SUMXMY2([.$B231:.$C231];cluster3_2)" office:value-type="float" office:value="8.95249999999999" calcext:value-type="float">
            <text:p>8.95249999999999</text:p>
          </table:table-cell>
          <table:table-cell table:formula="of:=MIN([.B439:.D439])" office:value-type="float" office:value="2.35272189349113" calcext:value-type="float">
            <text:p>2.35272189349113</text:p>
          </table:table-cell>
          <table:table-cell table:formula="of:=IF([.E439]=[.B439];[.B$242];IF([.E439]=[.C439];[.C$242];IF([.E439]=[.D439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XMY2([.$B232:.$C232];cluster1_2)" office:value-type="float" office:value="20.0011834319527" calcext:value-type="float">
            <text:p>20.0011834319527</text:p>
          </table:table-cell>
          <table:table-cell table:formula="of:=SUMXMY2([.$B232:.$C232];cluster2_2)" office:value-type="float" office:value="71.6269" calcext:value-type="float">
            <text:p>71.6269</text:p>
          </table:table-cell>
          <table:table-cell table:formula="of:=SUMXMY2([.$B232:.$C232];cluster3_2)" office:value-type="float" office:value="3.54250000000001" calcext:value-type="float">
            <text:p>3.54250000000001</text:p>
          </table:table-cell>
          <table:table-cell table:formula="of:=MIN([.B440:.D440])" office:value-type="float" office:value="3.54250000000001" calcext:value-type="float">
            <text:p>3.54250000000001</text:p>
          </table:table-cell>
          <table:table-cell table:formula="of:=IF([.E440]=[.B440];[.B$242];IF([.E440]=[.C440];[.C$242];IF([.E440]=[.D440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XMY2([.$B233:.$C233];cluster1_2)" office:value-type="float" office:value="95.9750295857988" calcext:value-type="float">
            <text:p>95.9750295857988</text:p>
          </table:table-cell>
          <table:table-cell table:formula="of:=SUMXMY2([.$B233:.$C233];cluster2_2)" office:value-type="float" office:value="14.7569" calcext:value-type="float">
            <text:p>14.7569</text:p>
          </table:table-cell>
          <table:table-cell table:formula="of:=SUMXMY2([.$B233:.$C233];cluster3_2)" office:value-type="float" office:value="41.3845" calcext:value-type="float">
            <text:p>41.3845</text:p>
          </table:table-cell>
          <table:table-cell table:formula="of:=MIN([.B441:.D441])" office:value-type="float" office:value="14.7569" calcext:value-type="float">
            <text:p>14.7569</text:p>
          </table:table-cell>
          <table:table-cell table:formula="of:=IF([.E441]=[.B441];[.B$242];IF([.E441]=[.C441];[.C$242];IF([.E441]=[.D441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XMY2([.$B234:.$C234];cluster1_2)" office:value-type="float" office:value="4.02579881656804" calcext:value-type="float">
            <text:p>4.02579881656804</text:p>
          </table:table-cell>
          <table:table-cell table:formula="of:=SUMXMY2([.$B234:.$C234];cluster2_2)" office:value-type="float" office:value="122.8429" calcext:value-type="float">
            <text:p>122.8429</text:p>
          </table:table-cell>
          <table:table-cell table:formula="of:=SUMXMY2([.$B234:.$C234];cluster3_2)" office:value-type="float" office:value="19.0305" calcext:value-type="float">
            <text:p>19.0305</text:p>
          </table:table-cell>
          <table:table-cell table:formula="of:=MIN([.B442:.D442])" office:value-type="float" office:value="4.02579881656804" calcext:value-type="float">
            <text:p>4.02579881656804</text:p>
          </table:table-cell>
          <table:table-cell table:formula="of:=IF([.E442]=[.B442];[.B$242];IF([.E442]=[.C442];[.C$242];IF([.E442]=[.D442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XMY2([.$B235:.$C235];cluster1_2)" office:value-type="float" office:value="3.29656804733728" calcext:value-type="float">
            <text:p>3.29656804733728</text:p>
          </table:table-cell>
          <table:table-cell table:formula="of:=SUMXMY2([.$B235:.$C235];cluster2_2)" office:value-type="float" office:value="65.7949" calcext:value-type="float">
            <text:p>65.7949</text:p>
          </table:table-cell>
          <table:table-cell table:formula="of:=SUMXMY2([.$B235:.$C235];cluster3_2)" office:value-type="float" office:value="3.1265" calcext:value-type="float">
            <text:p>3.1265</text:p>
          </table:table-cell>
          <table:table-cell table:formula="of:=MIN([.B443:.D443])" office:value-type="float" office:value="3.1265" calcext:value-type="float">
            <text:p>3.1265</text:p>
          </table:table-cell>
          <table:table-cell table:formula="of:=IF([.E443]=[.B443];[.B$242];IF([.E443]=[.C443];[.C$242];IF([.E443]=[.D443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XMY2([.$B236:.$C236];cluster1_2)" office:value-type="float" office:value="25.5257988165681" calcext:value-type="float">
            <text:p>25.5257988165681</text:p>
          </table:table-cell>
          <table:table-cell table:formula="of:=SUMXMY2([.$B236:.$C236];cluster2_2)" office:value-type="float" office:value="19.9529" calcext:value-type="float">
            <text:p>19.9529</text:p>
          </table:table-cell>
          <table:table-cell table:formula="of:=SUMXMY2([.$B236:.$C236];cluster3_2)" office:value-type="float" office:value="9.71649999999999" calcext:value-type="float">
            <text:p>9.71649999999999</text:p>
          </table:table-cell>
          <table:table-cell table:formula="of:=MIN([.B444:.D444])" office:value-type="float" office:value="9.71649999999999" calcext:value-type="float">
            <text:p>9.71649999999999</text:p>
          </table:table-cell>
          <table:table-cell table:formula="of:=IF([.E444]=[.B444];[.B$242];IF([.E444]=[.C444];[.C$242];IF([.E444]=[.D444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XMY2([.$B237:.$C237];cluster1_2)" office:value-type="float" office:value="4.06272189349112" calcext:value-type="float">
            <text:p>4.06272189349112</text:p>
          </table:table-cell>
          <table:table-cell table:formula="of:=SUMXMY2([.$B237:.$C237];cluster2_2)" office:value-type="float" office:value="63.5069" calcext:value-type="float">
            <text:p>63.5069</text:p>
          </table:table-cell>
          <table:table-cell table:formula="of:=SUMXMY2([.$B237:.$C237];cluster3_2)" office:value-type="float" office:value="2.4625" calcext:value-type="float">
            <text:p>2.4625</text:p>
          </table:table-cell>
          <table:table-cell table:formula="of:=MIN([.B445:.D445])" office:value-type="float" office:value="2.4625" calcext:value-type="float">
            <text:p>2.4625</text:p>
          </table:table-cell>
          <table:table-cell table:formula="of:=IF([.E445]=[.B445];[.B$242];IF([.E445]=[.C445];[.C$242];IF([.E445]=[.D445];[.D$242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415:.F447];[.$B$242])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XMY2([.$B238:.$C238];cluster1_2)" office:value-type="float" office:value="4.90887573964496" calcext:value-type="float">
            <text:p>4.90887573964496</text:p>
          </table:table-cell>
          <table:table-cell table:formula="of:=SUMXMY2([.$B238:.$C238];cluster2_2)" office:value-type="float" office:value="102.3469" calcext:value-type="float">
            <text:p>102.3469</text:p>
          </table:table-cell>
          <table:table-cell table:formula="of:=SUMXMY2([.$B238:.$C238];cluster3_2)" office:value-type="float" office:value="9.9025" calcext:value-type="float">
            <text:p>9.9025</text:p>
          </table:table-cell>
          <table:table-cell table:formula="of:=MIN([.B446:.D446])" office:value-type="float" office:value="4.90887573964496" calcext:value-type="float">
            <text:p>4.90887573964496</text:p>
          </table:table-cell>
          <table:table-cell table:formula="of:=IF([.E446]=[.B446];[.B$242];IF([.E446]=[.C446];[.C$242];IF([.E446]=[.D446];[.D$242];&quot;&quot;)))" office:value-type="float" office:value="1" calcext:value-type="float">
            <text:p>1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415:.F447];[.$C$242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XMY2([.$B239:.$C239];cluster1_2)" office:value-type="float" office:value="80.6296449704142" calcext:value-type="float">
            <text:p>80.6296449704142</text:p>
          </table:table-cell>
          <table:table-cell table:formula="of:=SUMXMY2([.$B239:.$C239];cluster2_2)" office:value-type="float" office:value="10.8829" calcext:value-type="float">
            <text:p>10.8829</text:p>
          </table:table-cell>
          <table:table-cell table:formula="of:=SUMXMY2([.$B239:.$C239];cluster3_2)" office:value-type="float" office:value="32.5305" calcext:value-type="float">
            <text:p>32.5305</text:p>
          </table:table-cell>
          <table:table-cell table:formula="of:=MIN([.B447:.D447])" office:value-type="float" office:value="10.8829" calcext:value-type="float">
            <text:p>10.8829</text:p>
          </table:table-cell>
          <table:table-cell table:formula="of:=IF([.E447]=[.B447];[.B$242];IF([.E447]=[.C447];[.C$242];IF([.E447]=[.D447];[.D$242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415:.F447];[.$D$242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Sum Squared Error</text:p>
          </table:table-cell>
          <table:covered-table-cell table:style-name="ce6"/>
          <table:covered-table-cell/>
          <table:table-cell table:formula="of:=SUM([.E415:.E447])" office:value-type="float" office:value="315.166529585799" calcext:value-type="float">
            <text:p>315.16652958579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7: Calculate new averages for cluster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 table:style-name="ce6"/>
          <table:table-cell table:style-name="ce9" table:number-columns-spanned="2" table:number-rows-spanned="1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 table:number-columns-spanned="2" table:number-rows-spanned="1">
            <text:p>Cluster 1</text:p>
          </table:table-cell>
          <table:covered-table-cell/>
          <table:table-cell table:style-name="ce9" office:value-type="string" calcext:value-type="string" table:number-columns-spanned="2" table:number-rows-spanned="1">
            <text:p>Cluster 2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Cluster 3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415]" office:value-type="float" office:value="3" calcext:value-type="float">
            <text:p>3</text:p>
          </table:table-cell>
          <table:table-cell table:formula="of:=[.A415]" office:value-type="float" office:value="1" calcext:value-type="float">
            <text:p>1</text:p>
          </table:table-cell>
          <table:table-cell table:style-name="ce36" table:formula="of:=IF([.$A455]=1;[.B207];&quot;&quot;)">
            <text:p/>
          </table:table-cell>
          <table:table-cell table:style-name="ce36" table:formula="of:=IF([.$A455]=1;[.C207];&quot;&quot;)">
            <text:p/>
          </table:table-cell>
          <table:table-cell table:style-name="ce36" table:formula="of:=IF([.$A455]=2;[.B207];&quot;&quot;)">
            <text:p/>
          </table:table-cell>
          <table:table-cell table:style-name="ce36" table:formula="of:=IF([.$A455]=2;[.C207];&quot;&quot;)">
            <text:p/>
          </table:table-cell>
          <table:table-cell table:style-name="ce36" table:formula="of:=IF([.$A455]=3;[.B207];&quot;&quot;)" office:value-type="float" office:value="7.5" calcext:value-type="float">
            <text:p>7.5</text:p>
          </table:table-cell>
          <table:table-cell table:style-name="ce36" table:formula="of:=IF([.$A455]=3;[.C207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416]" office:value-type="float" office:value="1" calcext:value-type="float">
            <text:p>1</text:p>
          </table:table-cell>
          <table:table-cell table:formula="of:=[.A416]" office:value-type="float" office:value="2" calcext:value-type="float">
            <text:p>2</text:p>
          </table:table-cell>
          <table:table-cell table:style-name="ce36" table:formula="of:=IF([.$A456]=1;[.B208];&quot;&quot;)" office:value-type="float" office:value="2.2" calcext:value-type="float">
            <text:p>2.2</text:p>
          </table:table-cell>
          <table:table-cell table:style-name="ce36" table:formula="of:=IF([.$A456]=1;[.C208];&quot;&quot;)" office:value-type="float" office:value="7.3" calcext:value-type="float">
            <text:p>7.3</text:p>
          </table:table-cell>
          <table:table-cell table:style-name="ce36" table:formula="of:=IF([.$A456]=2;[.B208];&quot;&quot;)">
            <text:p/>
          </table:table-cell>
          <table:table-cell table:style-name="ce36" table:formula="of:=IF([.$A456]=2;[.C208];&quot;&quot;)">
            <text:p/>
          </table:table-cell>
          <table:table-cell table:style-name="ce36" table:formula="of:=IF([.$A456]=3;[.B208];&quot;&quot;)">
            <text:p/>
          </table:table-cell>
          <table:table-cell table:style-name="ce36" table:formula="of:=IF([.$A456]=3;[.C208];&quot;&quot;)">
            <text:p/>
          </table:table-cell>
          <table:table-cell table:number-columns-repeated="1016"/>
        </table:table-row>
        <table:table-row table:style-name="ro1">
          <table:table-cell table:formula="of:=[.F417]" office:value-type="float" office:value="1" calcext:value-type="float">
            <text:p>1</text:p>
          </table:table-cell>
          <table:table-cell table:formula="of:=[.A417]" office:value-type="float" office:value="3" calcext:value-type="float">
            <text:p>3</text:p>
          </table:table-cell>
          <table:table-cell table:style-name="ce36" table:formula="of:=IF([.$A457]=1;[.B209];&quot;&quot;)" office:value-type="float" office:value="3.2" calcext:value-type="float">
            <text:p>3.2</text:p>
          </table:table-cell>
          <table:table-cell table:style-name="ce36" table:formula="of:=IF([.$A457]=1;[.C209];&quot;&quot;)" office:value-type="float" office:value="4.3" calcext:value-type="float">
            <text:p>4.3</text:p>
          </table:table-cell>
          <table:table-cell table:style-name="ce36" table:formula="of:=IF([.$A457]=2;[.B209];&quot;&quot;)">
            <text:p/>
          </table:table-cell>
          <table:table-cell table:style-name="ce36" table:formula="of:=IF([.$A457]=2;[.C209];&quot;&quot;)">
            <text:p/>
          </table:table-cell>
          <table:table-cell table:style-name="ce36" table:formula="of:=IF([.$A457]=3;[.B209];&quot;&quot;)">
            <text:p/>
          </table:table-cell>
          <table:table-cell table:style-name="ce36" table:formula="of:=IF([.$A457]=3;[.C209];&quot;&quot;)">
            <text:p/>
          </table:table-cell>
          <table:table-cell table:number-columns-repeated="1016"/>
        </table:table-row>
        <table:table-row table:style-name="ro1">
          <table:table-cell table:formula="of:=[.F418]" office:value-type="float" office:value="1" calcext:value-type="float">
            <text:p>1</text:p>
          </table:table-cell>
          <table:table-cell table:formula="of:=[.A418]" office:value-type="float" office:value="4" calcext:value-type="float">
            <text:p>4</text:p>
          </table:table-cell>
          <table:table-cell table:style-name="ce36" table:formula="of:=IF([.$A458]=1;[.B210];&quot;&quot;)" office:value-type="float" office:value="4.2" calcext:value-type="float">
            <text:p>4.2</text:p>
          </table:table-cell>
          <table:table-cell table:style-name="ce36" table:formula="of:=IF([.$A458]=1;[.C210];&quot;&quot;)" office:value-type="float" office:value="6.7" calcext:value-type="float">
            <text:p>6.7</text:p>
          </table:table-cell>
          <table:table-cell table:style-name="ce36" table:formula="of:=IF([.$A458]=2;[.B210];&quot;&quot;)">
            <text:p/>
          </table:table-cell>
          <table:table-cell table:style-name="ce36" table:formula="of:=IF([.$A458]=2;[.C210];&quot;&quot;)">
            <text:p/>
          </table:table-cell>
          <table:table-cell table:style-name="ce36" table:formula="of:=IF([.$A458]=3;[.B210];&quot;&quot;)">
            <text:p/>
          </table:table-cell>
          <table:table-cell table:style-name="ce36" table:formula="of:=IF([.$A458]=3;[.C210];&quot;&quot;)">
            <text:p/>
          </table:table-cell>
          <table:table-cell table:number-columns-repeated="1016"/>
        </table:table-row>
        <table:table-row table:style-name="ro1">
          <table:table-cell table:formula="of:=[.F419]" office:value-type="float" office:value="1" calcext:value-type="float">
            <text:p>1</text:p>
          </table:table-cell>
          <table:table-cell table:formula="of:=[.A419]" office:value-type="float" office:value="5" calcext:value-type="float">
            <text:p>5</text:p>
          </table:table-cell>
          <table:table-cell table:style-name="ce36" table:formula="of:=IF([.$A459]=1;[.B211];&quot;&quot;)" office:value-type="float" office:value="4.3" calcext:value-type="float">
            <text:p>4.3</text:p>
          </table:table-cell>
          <table:table-cell table:style-name="ce36" table:formula="of:=IF([.$A459]=1;[.C211];&quot;&quot;)" office:value-type="float" office:value="5.8" calcext:value-type="float">
            <text:p>5.8</text:p>
          </table:table-cell>
          <table:table-cell table:style-name="ce36" table:formula="of:=IF([.$A459]=2;[.B211];&quot;&quot;)">
            <text:p/>
          </table:table-cell>
          <table:table-cell table:style-name="ce36" table:formula="of:=IF([.$A459]=2;[.C211];&quot;&quot;)">
            <text:p/>
          </table:table-cell>
          <table:table-cell table:style-name="ce36" table:formula="of:=IF([.$A459]=3;[.B211];&quot;&quot;)">
            <text:p/>
          </table:table-cell>
          <table:table-cell table:style-name="ce36" table:formula="of:=IF([.$A459]=3;[.C211];&quot;&quot;)">
            <text:p/>
          </table:table-cell>
          <table:table-cell table:number-columns-repeated="1016"/>
        </table:table-row>
        <table:table-row table:style-name="ro1">
          <table:table-cell table:formula="of:=[.F420]" office:value-type="float" office:value="1" calcext:value-type="float">
            <text:p>1</text:p>
          </table:table-cell>
          <table:table-cell table:formula="of:=[.A420]" office:value-type="float" office:value="6" calcext:value-type="float">
            <text:p>6</text:p>
          </table:table-cell>
          <table:table-cell table:style-name="ce36" table:formula="of:=IF([.$A460]=1;[.B212];&quot;&quot;)" office:value-type="float" office:value="4.5" calcext:value-type="float">
            <text:p>4.5</text:p>
          </table:table-cell>
          <table:table-cell table:style-name="ce36" table:formula="of:=IF([.$A460]=1;[.C212];&quot;&quot;)" office:value-type="float" office:value="3.5" calcext:value-type="float">
            <text:p>3.5</text:p>
          </table:table-cell>
          <table:table-cell table:style-name="ce36" table:formula="of:=IF([.$A460]=2;[.B212];&quot;&quot;)">
            <text:p/>
          </table:table-cell>
          <table:table-cell table:style-name="ce36" table:formula="of:=IF([.$A460]=2;[.C212];&quot;&quot;)">
            <text:p/>
          </table:table-cell>
          <table:table-cell table:style-name="ce36" table:formula="of:=IF([.$A460]=3;[.B212];&quot;&quot;)">
            <text:p/>
          </table:table-cell>
          <table:table-cell table:style-name="ce36" table:formula="of:=IF([.$A460]=3;[.C212];&quot;&quot;)">
            <text:p/>
          </table:table-cell>
          <table:table-cell table:number-columns-repeated="1016"/>
        </table:table-row>
        <table:table-row table:style-name="ro1">
          <table:table-cell table:formula="of:=[.F421]" office:value-type="float" office:value="1" calcext:value-type="float">
            <text:p>1</text:p>
          </table:table-cell>
          <table:table-cell table:formula="of:=[.A421]" office:value-type="float" office:value="7" calcext:value-type="float">
            <text:p>7</text:p>
          </table:table-cell>
          <table:table-cell table:style-name="ce36" table:formula="of:=IF([.$A461]=1;[.B213];&quot;&quot;)" office:value-type="float" office:value="2.2" calcext:value-type="float">
            <text:p>2.2</text:p>
          </table:table-cell>
          <table:table-cell table:style-name="ce36" table:formula="of:=IF([.$A461]=1;[.C213];&quot;&quot;)" office:value-type="float" office:value="2.5" calcext:value-type="float">
            <text:p>2.5</text:p>
          </table:table-cell>
          <table:table-cell table:style-name="ce36" table:formula="of:=IF([.$A461]=2;[.B213];&quot;&quot;)">
            <text:p/>
          </table:table-cell>
          <table:table-cell table:style-name="ce36" table:formula="of:=IF([.$A461]=2;[.C213];&quot;&quot;)">
            <text:p/>
          </table:table-cell>
          <table:table-cell table:style-name="ce36" table:formula="of:=IF([.$A461]=3;[.B213];&quot;&quot;)">
            <text:p/>
          </table:table-cell>
          <table:table-cell table:style-name="ce36" table:formula="of:=IF([.$A461]=3;[.C213];&quot;&quot;)">
            <text:p/>
          </table:table-cell>
          <table:table-cell table:number-columns-repeated="1016"/>
        </table:table-row>
        <table:table-row table:style-name="ro1">
          <table:table-cell table:formula="of:=[.F422]" office:value-type="float" office:value="1" calcext:value-type="float">
            <text:p>1</text:p>
          </table:table-cell>
          <table:table-cell table:formula="of:=[.A422]" office:value-type="float" office:value="8" calcext:value-type="float">
            <text:p>8</text:p>
          </table:table-cell>
          <table:table-cell table:style-name="ce36" table:formula="of:=IF([.$A462]=1;[.B214];&quot;&quot;)" office:value-type="float" office:value="2.7" calcext:value-type="float">
            <text:p>2.7</text:p>
          </table:table-cell>
          <table:table-cell table:style-name="ce36" table:formula="of:=IF([.$A462]=1;[.C214];&quot;&quot;)" office:value-type="float" office:value="3.7" calcext:value-type="float">
            <text:p>3.7</text:p>
          </table:table-cell>
          <table:table-cell table:style-name="ce36" table:formula="of:=IF([.$A462]=2;[.B214];&quot;&quot;)">
            <text:p/>
          </table:table-cell>
          <table:table-cell table:style-name="ce36" table:formula="of:=IF([.$A462]=2;[.C214];&quot;&quot;)">
            <text:p/>
          </table:table-cell>
          <table:table-cell table:style-name="ce36" table:formula="of:=IF([.$A462]=3;[.B214];&quot;&quot;)">
            <text:p/>
          </table:table-cell>
          <table:table-cell table:style-name="ce36" table:formula="of:=IF([.$A462]=3;[.C214];&quot;&quot;)">
            <text:p/>
          </table:table-cell>
          <table:table-cell table:number-columns-repeated="1016"/>
        </table:table-row>
        <table:table-row table:style-name="ro1">
          <table:table-cell table:formula="of:=[.F423]" office:value-type="float" office:value="1" calcext:value-type="float">
            <text:p>1</text:p>
          </table:table-cell>
          <table:table-cell table:formula="of:=[.A423]" office:value-type="float" office:value="9" calcext:value-type="float">
            <text:p>9</text:p>
          </table:table-cell>
          <table:table-cell table:style-name="ce36" table:formula="of:=IF([.$A463]=1;[.B215];&quot;&quot;)" office:value-type="float" office:value="4.5" calcext:value-type="float">
            <text:p>4.5</text:p>
          </table:table-cell>
          <table:table-cell table:style-name="ce36" table:formula="of:=IF([.$A463]=1;[.C215];&quot;&quot;)" office:value-type="float" office:value="8.9" calcext:value-type="float">
            <text:p>8.9</text:p>
          </table:table-cell>
          <table:table-cell table:style-name="ce36" table:formula="of:=IF([.$A463]=2;[.B215];&quot;&quot;)">
            <text:p/>
          </table:table-cell>
          <table:table-cell table:style-name="ce36" table:formula="of:=IF([.$A463]=2;[.C215];&quot;&quot;)">
            <text:p/>
          </table:table-cell>
          <table:table-cell table:style-name="ce36" table:formula="of:=IF([.$A463]=3;[.B215];&quot;&quot;)">
            <text:p/>
          </table:table-cell>
          <table:table-cell table:style-name="ce36" table:formula="of:=IF([.$A463]=3;[.C215];&quot;&quot;)">
            <text:p/>
          </table:table-cell>
          <table:table-cell table:number-columns-repeated="1016"/>
        </table:table-row>
        <table:table-row table:style-name="ro1">
          <table:table-cell table:formula="of:=[.F424]" office:value-type="float" office:value="3" calcext:value-type="float">
            <text:p>3</text:p>
          </table:table-cell>
          <table:table-cell table:formula="of:=[.A424]" office:value-type="float" office:value="10" calcext:value-type="float">
            <text:p>10</text:p>
          </table:table-cell>
          <table:table-cell table:style-name="ce36" table:formula="of:=IF([.$A464]=1;[.B216];&quot;&quot;)">
            <text:p/>
          </table:table-cell>
          <table:table-cell table:style-name="ce36" table:formula="of:=IF([.$A464]=1;[.C216];&quot;&quot;)">
            <text:p/>
          </table:table-cell>
          <table:table-cell table:style-name="ce36" table:formula="of:=IF([.$A464]=2;[.B216];&quot;&quot;)">
            <text:p/>
          </table:table-cell>
          <table:table-cell table:style-name="ce36" table:formula="of:=IF([.$A464]=2;[.C216];&quot;&quot;)">
            <text:p/>
          </table:table-cell>
          <table:table-cell table:style-name="ce36" table:formula="of:=IF([.$A464]=3;[.B216];&quot;&quot;)" office:value-type="float" office:value="8.5" calcext:value-type="float">
            <text:p>8.5</text:p>
          </table:table-cell>
          <table:table-cell table:style-name="ce36" table:formula="of:=IF([.$A464]=3;[.C216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425]" office:value-type="float" office:value="3" calcext:value-type="float">
            <text:p>3</text:p>
          </table:table-cell>
          <table:table-cell table:formula="of:=[.A425]" office:value-type="float" office:value="11" calcext:value-type="float">
            <text:p>11</text:p>
          </table:table-cell>
          <table:table-cell table:style-name="ce36" table:formula="of:=IF([.$A465]=1;[.B217];&quot;&quot;)">
            <text:p/>
          </table:table-cell>
          <table:table-cell table:style-name="ce36" table:formula="of:=IF([.$A465]=1;[.C217];&quot;&quot;)">
            <text:p/>
          </table:table-cell>
          <table:table-cell table:style-name="ce36" table:formula="of:=IF([.$A465]=2;[.B217];&quot;&quot;)">
            <text:p/>
          </table:table-cell>
          <table:table-cell table:style-name="ce36" table:formula="of:=IF([.$A465]=2;[.C217];&quot;&quot;)">
            <text:p/>
          </table:table-cell>
          <table:table-cell table:style-name="ce36" table:formula="of:=IF([.$A465]=3;[.B217];&quot;&quot;)" office:value-type="float" office:value="9.6" calcext:value-type="float">
            <text:p>9.6</text:p>
          </table:table-cell>
          <table:table-cell table:style-name="ce36" table:formula="of:=IF([.$A465]=3;[.C217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426]" office:value-type="float" office:value="3" calcext:value-type="float">
            <text:p>3</text:p>
          </table:table-cell>
          <table:table-cell table:formula="of:=[.A426]" office:value-type="float" office:value="12" calcext:value-type="float">
            <text:p>12</text:p>
          </table:table-cell>
          <table:table-cell table:style-name="ce36" table:formula="of:=IF([.$A466]=1;[.B218];&quot;&quot;)">
            <text:p/>
          </table:table-cell>
          <table:table-cell table:style-name="ce36" table:formula="of:=IF([.$A466]=1;[.C218];&quot;&quot;)">
            <text:p/>
          </table:table-cell>
          <table:table-cell table:style-name="ce36" table:formula="of:=IF([.$A466]=2;[.B218];&quot;&quot;)">
            <text:p/>
          </table:table-cell>
          <table:table-cell table:style-name="ce36" table:formula="of:=IF([.$A466]=2;[.C218];&quot;&quot;)">
            <text:p/>
          </table:table-cell>
          <table:table-cell table:style-name="ce36" table:formula="of:=IF([.$A466]=3;[.B218];&quot;&quot;)" office:value-type="float" office:value="7.5" calcext:value-type="float">
            <text:p>7.5</text:p>
          </table:table-cell>
          <table:table-cell table:style-name="ce36" table:formula="of:=IF([.$A466]=3;[.C218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427]" office:value-type="float" office:value="1" calcext:value-type="float">
            <text:p>1</text:p>
          </table:table-cell>
          <table:table-cell table:formula="of:=[.A427]" office:value-type="float" office:value="13" calcext:value-type="float">
            <text:p>13</text:p>
          </table:table-cell>
          <table:table-cell table:style-name="ce36" table:formula="of:=IF([.$A467]=1;[.B219];&quot;&quot;)" office:value-type="float" office:value="4.5" calcext:value-type="float">
            <text:p>4.5</text:p>
          </table:table-cell>
          <table:table-cell table:style-name="ce36" table:formula="of:=IF([.$A467]=1;[.C219];&quot;&quot;)" office:value-type="float" office:value="12.2" calcext:value-type="float">
            <text:p>12.2</text:p>
          </table:table-cell>
          <table:table-cell table:style-name="ce36" table:formula="of:=IF([.$A467]=2;[.B219];&quot;&quot;)">
            <text:p/>
          </table:table-cell>
          <table:table-cell table:style-name="ce36" table:formula="of:=IF([.$A467]=2;[.C219];&quot;&quot;)">
            <text:p/>
          </table:table-cell>
          <table:table-cell table:style-name="ce36" table:formula="of:=IF([.$A467]=3;[.B219];&quot;&quot;)">
            <text:p/>
          </table:table-cell>
          <table:table-cell table:style-name="ce36" table:formula="of:=IF([.$A467]=3;[.C219];&quot;&quot;)">
            <text:p/>
          </table:table-cell>
          <table:table-cell table:number-columns-repeated="1016"/>
        </table:table-row>
        <table:table-row table:style-name="ro1">
          <table:table-cell table:formula="of:=[.F428]" office:value-type="float" office:value="1" calcext:value-type="float">
            <text:p>1</text:p>
          </table:table-cell>
          <table:table-cell table:formula="of:=[.A428]" office:value-type="float" office:value="14" calcext:value-type="float">
            <text:p>14</text:p>
          </table:table-cell>
          <table:table-cell table:style-name="ce36" table:formula="of:=IF([.$A468]=1;[.B220];&quot;&quot;)" office:value-type="float" office:value="4" calcext:value-type="float">
            <text:p>4</text:p>
          </table:table-cell>
          <table:table-cell table:style-name="ce36" table:formula="of:=IF([.$A468]=1;[.C220];&quot;&quot;)" office:value-type="float" office:value="13.5" calcext:value-type="float">
            <text:p>13.5</text:p>
          </table:table-cell>
          <table:table-cell table:style-name="ce36" table:formula="of:=IF([.$A468]=2;[.B220];&quot;&quot;)">
            <text:p/>
          </table:table-cell>
          <table:table-cell table:style-name="ce36" table:formula="of:=IF([.$A468]=2;[.C220];&quot;&quot;)">
            <text:p/>
          </table:table-cell>
          <table:table-cell table:style-name="ce36" table:formula="of:=IF([.$A468]=3;[.B220];&quot;&quot;)">
            <text:p/>
          </table:table-cell>
          <table:table-cell table:style-name="ce36" table:formula="of:=IF([.$A468]=3;[.C220];&quot;&quot;)">
            <text:p/>
          </table:table-cell>
          <table:table-cell table:number-columns-repeated="1016"/>
        </table:table-row>
        <table:table-row table:style-name="ro1">
          <table:table-cell table:formula="of:=[.F429]" office:value-type="float" office:value="2" calcext:value-type="float">
            <text:p>2</text:p>
          </table:table-cell>
          <table:table-cell table:formula="of:=[.A429]" office:value-type="float" office:value="15" calcext:value-type="float">
            <text:p>15</text:p>
          </table:table-cell>
          <table:table-cell table:style-name="ce36" table:formula="of:=IF([.$A469]=1;[.B221];&quot;&quot;)">
            <text:p/>
          </table:table-cell>
          <table:table-cell table:style-name="ce36" table:formula="of:=IF([.$A469]=1;[.C221];&quot;&quot;)">
            <text:p/>
          </table:table-cell>
          <table:table-cell table:style-name="ce36" table:formula="of:=IF([.$A469]=2;[.B221];&quot;&quot;)" office:value-type="float" office:value="8.6" calcext:value-type="float">
            <text:p>8.6</text:p>
          </table:table-cell>
          <table:table-cell table:style-name="ce36" table:formula="of:=IF([.$A469]=2;[.C221];&quot;&quot;)" office:value-type="float" office:value="13.2" calcext:value-type="float">
            <text:p>13.2</text:p>
          </table:table-cell>
          <table:table-cell table:style-name="ce36" table:formula="of:=IF([.$A469]=3;[.B221];&quot;&quot;)">
            <text:p/>
          </table:table-cell>
          <table:table-cell table:style-name="ce36" table:formula="of:=IF([.$A469]=3;[.C221];&quot;&quot;)">
            <text:p/>
          </table:table-cell>
          <table:table-cell table:number-columns-repeated="1016"/>
        </table:table-row>
        <table:table-row table:style-name="ro1">
          <table:table-cell table:formula="of:=[.F430]" office:value-type="float" office:value="2" calcext:value-type="float">
            <text:p>2</text:p>
          </table:table-cell>
          <table:table-cell table:formula="of:=[.A430]" office:value-type="float" office:value="16" calcext:value-type="float">
            <text:p>16</text:p>
          </table:table-cell>
          <table:table-cell table:style-name="ce36" table:formula="of:=IF([.$A470]=1;[.B222];&quot;&quot;)">
            <text:p/>
          </table:table-cell>
          <table:table-cell table:style-name="ce36" table:formula="of:=IF([.$A470]=1;[.C222];&quot;&quot;)">
            <text:p/>
          </table:table-cell>
          <table:table-cell table:style-name="ce36" table:formula="of:=IF([.$A470]=2;[.B222];&quot;&quot;)" office:value-type="float" office:value="10.2" calcext:value-type="float">
            <text:p>10.2</text:p>
          </table:table-cell>
          <table:table-cell table:style-name="ce36" table:formula="of:=IF([.$A470]=2;[.C222];&quot;&quot;)" office:value-type="float" office:value="12.8" calcext:value-type="float">
            <text:p>12.8</text:p>
          </table:table-cell>
          <table:table-cell table:style-name="ce36" table:formula="of:=IF([.$A470]=3;[.B222];&quot;&quot;)">
            <text:p/>
          </table:table-cell>
          <table:table-cell table:style-name="ce36" table:formula="of:=IF([.$A470]=3;[.C222];&quot;&quot;)">
            <text:p/>
          </table:table-cell>
          <table:table-cell table:number-columns-repeated="1016"/>
        </table:table-row>
        <table:table-row table:style-name="ro1">
          <table:table-cell table:formula="of:=[.F431]" office:value-type="float" office:value="2" calcext:value-type="float">
            <text:p>2</text:p>
          </table:table-cell>
          <table:table-cell table:formula="of:=[.A431]" office:value-type="float" office:value="17" calcext:value-type="float">
            <text:p>17</text:p>
          </table:table-cell>
          <table:table-cell table:style-name="ce36" table:formula="of:=IF([.$A471]=1;[.B223];&quot;&quot;)">
            <text:p/>
          </table:table-cell>
          <table:table-cell table:style-name="ce36" table:formula="of:=IF([.$A471]=1;[.C223];&quot;&quot;)">
            <text:p/>
          </table:table-cell>
          <table:table-cell table:style-name="ce36" table:formula="of:=IF([.$A471]=2;[.B223];&quot;&quot;)" office:value-type="float" office:value="12.2" calcext:value-type="float">
            <text:p>12.2</text:p>
          </table:table-cell>
          <table:table-cell table:style-name="ce36" table:formula="of:=IF([.$A471]=2;[.C223];&quot;&quot;)" office:value-type="float" office:value="17.8" calcext:value-type="float">
            <text:p>17.8</text:p>
          </table:table-cell>
          <table:table-cell table:style-name="ce36" table:formula="of:=IF([.$A471]=3;[.B223];&quot;&quot;)">
            <text:p/>
          </table:table-cell>
          <table:table-cell table:style-name="ce36" table:formula="of:=IF([.$A471]=3;[.C223];&quot;&quot;)">
            <text:p/>
          </table:table-cell>
          <table:table-cell table:number-columns-repeated="1016"/>
        </table:table-row>
        <table:table-row table:style-name="ro1">
          <table:table-cell table:formula="of:=[.F432]" office:value-type="float" office:value="2" calcext:value-type="float">
            <text:p>2</text:p>
          </table:table-cell>
          <table:table-cell table:formula="of:=[.A432]" office:value-type="float" office:value="18" calcext:value-type="float">
            <text:p>18</text:p>
          </table:table-cell>
          <table:table-cell table:style-name="ce36" table:formula="of:=IF([.$A472]=1;[.B224];&quot;&quot;)">
            <text:p/>
          </table:table-cell>
          <table:table-cell table:style-name="ce36" table:formula="of:=IF([.$A472]=1;[.C224];&quot;&quot;)">
            <text:p/>
          </table:table-cell>
          <table:table-cell table:style-name="ce36" table:formula="of:=IF([.$A472]=2;[.B224];&quot;&quot;)" office:value-type="float" office:value="13.5" calcext:value-type="float">
            <text:p>13.5</text:p>
          </table:table-cell>
          <table:table-cell table:style-name="ce36" table:formula="of:=IF([.$A472]=2;[.C224];&quot;&quot;)" office:value-type="float" office:value="16.4" calcext:value-type="float">
            <text:p>16.4</text:p>
          </table:table-cell>
          <table:table-cell table:style-name="ce36" table:formula="of:=IF([.$A472]=3;[.B224];&quot;&quot;)">
            <text:p/>
          </table:table-cell>
          <table:table-cell table:style-name="ce36" table:formula="of:=IF([.$A472]=3;[.C224];&quot;&quot;)">
            <text:p/>
          </table:table-cell>
          <table:table-cell table:number-columns-repeated="1016"/>
        </table:table-row>
        <table:table-row table:style-name="ro1">
          <table:table-cell table:formula="of:=[.F433]" office:value-type="float" office:value="2" calcext:value-type="float">
            <text:p>2</text:p>
          </table:table-cell>
          <table:table-cell table:formula="of:=[.A433]" office:value-type="float" office:value="19" calcext:value-type="float">
            <text:p>19</text:p>
          </table:table-cell>
          <table:table-cell table:style-name="ce36" table:formula="of:=IF([.$A473]=1;[.B225];&quot;&quot;)">
            <text:p/>
          </table:table-cell>
          <table:table-cell table:style-name="ce36" table:formula="of:=IF([.$A473]=1;[.C225];&quot;&quot;)">
            <text:p/>
          </table:table-cell>
          <table:table-cell table:style-name="ce36" table:formula="of:=IF([.$A473]=2;[.B225];&quot;&quot;)" office:value-type="float" office:value="15.6" calcext:value-type="float">
            <text:p>15.6</text:p>
          </table:table-cell>
          <table:table-cell table:style-name="ce36" table:formula="of:=IF([.$A473]=2;[.C225];&quot;&quot;)" office:value-type="float" office:value="12.2" calcext:value-type="float">
            <text:p>12.2</text:p>
          </table:table-cell>
          <table:table-cell table:style-name="ce36" table:formula="of:=IF([.$A473]=3;[.B225];&quot;&quot;)">
            <text:p/>
          </table:table-cell>
          <table:table-cell table:style-name="ce36" table:formula="of:=IF([.$A473]=3;[.C225];&quot;&quot;)">
            <text:p/>
          </table:table-cell>
          <table:table-cell table:number-columns-repeated="1016"/>
        </table:table-row>
        <table:table-row table:style-name="ro1">
          <table:table-cell table:formula="of:=[.F434]" office:value-type="float" office:value="2" calcext:value-type="float">
            <text:p>2</text:p>
          </table:table-cell>
          <table:table-cell table:formula="of:=[.A434]" office:value-type="float" office:value="20" calcext:value-type="float">
            <text:p>20</text:p>
          </table:table-cell>
          <table:table-cell table:style-name="ce36" table:formula="of:=IF([.$A474]=1;[.B226];&quot;&quot;)">
            <text:p/>
          </table:table-cell>
          <table:table-cell table:style-name="ce36" table:formula="of:=IF([.$A474]=1;[.C226];&quot;&quot;)">
            <text:p/>
          </table:table-cell>
          <table:table-cell table:style-name="ce36" table:formula="of:=IF([.$A474]=2;[.B226];&quot;&quot;)" office:value-type="float" office:value="10.3" calcext:value-type="float">
            <text:p>10.3</text:p>
          </table:table-cell>
          <table:table-cell table:style-name="ce36" table:formula="of:=IF([.$A474]=2;[.C226];&quot;&quot;)" office:value-type="float" office:value="10.4" calcext:value-type="float">
            <text:p>10.4</text:p>
          </table:table-cell>
          <table:table-cell table:style-name="ce36" table:formula="of:=IF([.$A474]=3;[.B226];&quot;&quot;)">
            <text:p/>
          </table:table-cell>
          <table:table-cell table:style-name="ce36" table:formula="of:=IF([.$A474]=3;[.C226];&quot;&quot;)">
            <text:p/>
          </table:table-cell>
          <table:table-cell table:number-columns-repeated="1016"/>
        </table:table-row>
        <table:table-row table:style-name="ro1">
          <table:table-cell table:formula="of:=[.F435]" office:value-type="float" office:value="2" calcext:value-type="float">
            <text:p>2</text:p>
          </table:table-cell>
          <table:table-cell table:formula="of:=[.A435]" office:value-type="float" office:value="21" calcext:value-type="float">
            <text:p>21</text:p>
          </table:table-cell>
          <table:table-cell table:style-name="ce36" table:formula="of:=IF([.$A475]=1;[.B227];&quot;&quot;)">
            <text:p/>
          </table:table-cell>
          <table:table-cell table:style-name="ce36" table:formula="of:=IF([.$A475]=1;[.C227];&quot;&quot;)">
            <text:p/>
          </table:table-cell>
          <table:table-cell table:style-name="ce36" table:formula="of:=IF([.$A475]=2;[.B227];&quot;&quot;)" office:value-type="float" office:value="9.8" calcext:value-type="float">
            <text:p>9.8</text:p>
          </table:table-cell>
          <table:table-cell table:style-name="ce36" table:formula="of:=IF([.$A475]=2;[.C227];&quot;&quot;)" office:value-type="float" office:value="10.4" calcext:value-type="float">
            <text:p>10.4</text:p>
          </table:table-cell>
          <table:table-cell table:style-name="ce36" table:formula="of:=IF([.$A475]=3;[.B227];&quot;&quot;)">
            <text:p/>
          </table:table-cell>
          <table:table-cell table:style-name="ce36" table:formula="of:=IF([.$A475]=3;[.C227];&quot;&quot;)">
            <text:p/>
          </table:table-cell>
          <table:table-cell table:number-columns-repeated="1016"/>
        </table:table-row>
        <table:table-row table:style-name="ro1">
          <table:table-cell table:formula="of:=[.F436]" office:value-type="float" office:value="2" calcext:value-type="float">
            <text:p>2</text:p>
          </table:table-cell>
          <table:table-cell table:formula="of:=[.A436]" office:value-type="float" office:value="22" calcext:value-type="float">
            <text:p>22</text:p>
          </table:table-cell>
          <table:table-cell table:style-name="ce36" table:formula="of:=IF([.$A476]=1;[.B228];&quot;&quot;)">
            <text:p/>
          </table:table-cell>
          <table:table-cell table:style-name="ce36" table:formula="of:=IF([.$A476]=1;[.C228];&quot;&quot;)">
            <text:p/>
          </table:table-cell>
          <table:table-cell table:style-name="ce36" table:formula="of:=IF([.$A476]=2;[.B228];&quot;&quot;)" office:value-type="float" office:value="8.3" calcext:value-type="float">
            <text:p>8.3</text:p>
          </table:table-cell>
          <table:table-cell table:style-name="ce36" table:formula="of:=IF([.$A476]=2;[.C228];&quot;&quot;)" office:value-type="float" office:value="11.3" calcext:value-type="float">
            <text:p>11.3</text:p>
          </table:table-cell>
          <table:table-cell table:style-name="ce36" table:formula="of:=IF([.$A476]=3;[.B228];&quot;&quot;)">
            <text:p/>
          </table:table-cell>
          <table:table-cell table:style-name="ce36" table:formula="of:=IF([.$A476]=3;[.C228];&quot;&quot;)">
            <text:p/>
          </table:table-cell>
          <table:table-cell table:number-columns-repeated="1016"/>
        </table:table-row>
        <table:table-row table:style-name="ro1">
          <table:table-cell table:formula="of:=[.F437]" office:value-type="float" office:value="1" calcext:value-type="float">
            <text:p>1</text:p>
          </table:table-cell>
          <table:table-cell table:formula="of:=[.A437]" office:value-type="float" office:value="23" calcext:value-type="float">
            <text:p>23</text:p>
          </table:table-cell>
          <table:table-cell table:style-name="ce36" table:formula="of:=IF([.$A477]=1;[.B229];&quot;&quot;)" office:value-type="float" office:value="5.6" calcext:value-type="float">
            <text:p>5.6</text:p>
          </table:table-cell>
          <table:table-cell table:style-name="ce36" table:formula="of:=IF([.$A477]=1;[.C229];&quot;&quot;)" office:value-type="float" office:value="7.8" calcext:value-type="float">
            <text:p>7.8</text:p>
          </table:table-cell>
          <table:table-cell table:style-name="ce36" table:formula="of:=IF([.$A477]=2;[.B229];&quot;&quot;)">
            <text:p/>
          </table:table-cell>
          <table:table-cell table:style-name="ce36" table:formula="of:=IF([.$A477]=2;[.C229];&quot;&quot;)">
            <text:p/>
          </table:table-cell>
          <table:table-cell table:style-name="ce36" table:formula="of:=IF([.$A477]=3;[.B229];&quot;&quot;)">
            <text:p/>
          </table:table-cell>
          <table:table-cell table:style-name="ce36" table:formula="of:=IF([.$A477]=3;[.C229];&quot;&quot;)">
            <text:p/>
          </table:table-cell>
          <table:table-cell table:number-columns-repeated="1016"/>
        </table:table-row>
        <table:table-row table:style-name="ro1">
          <table:table-cell table:formula="of:=[.F438]" office:value-type="float" office:value="3" calcext:value-type="float">
            <text:p>3</text:p>
          </table:table-cell>
          <table:table-cell table:formula="of:=[.A438]" office:value-type="float" office:value="24" calcext:value-type="float">
            <text:p>24</text:p>
          </table:table-cell>
          <table:table-cell table:style-name="ce36" table:formula="of:=IF([.$A478]=1;[.B230];&quot;&quot;)">
            <text:p/>
          </table:table-cell>
          <table:table-cell table:style-name="ce36" table:formula="of:=IF([.$A478]=1;[.C230];&quot;&quot;)">
            <text:p/>
          </table:table-cell>
          <table:table-cell table:style-name="ce36" table:formula="of:=IF([.$A478]=2;[.B230];&quot;&quot;)">
            <text:p/>
          </table:table-cell>
          <table:table-cell table:style-name="ce36" table:formula="of:=IF([.$A478]=2;[.C230];&quot;&quot;)">
            <text:p/>
          </table:table-cell>
          <table:table-cell table:style-name="ce36" table:formula="of:=IF([.$A478]=3;[.B230];&quot;&quot;)" office:value-type="float" office:value="7.8" calcext:value-type="float">
            <text:p>7.8</text:p>
          </table:table-cell>
          <table:table-cell table:style-name="ce36" table:formula="of:=IF([.$A478]=3;[.C230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439]" office:value-type="float" office:value="1" calcext:value-type="float">
            <text:p>1</text:p>
          </table:table-cell>
          <table:table-cell table:formula="of:=[.A439]" office:value-type="float" office:value="25" calcext:value-type="float">
            <text:p>25</text:p>
          </table:table-cell>
          <table:table-cell table:style-name="ce36" table:formula="of:=IF([.$A479]=1;[.B231];&quot;&quot;)" office:value-type="float" office:value="4.7" calcext:value-type="float">
            <text:p>4.7</text:p>
          </table:table-cell>
          <table:table-cell table:style-name="ce36" table:formula="of:=IF([.$A479]=1;[.C231];&quot;&quot;)" office:value-type="float" office:value="7.8" calcext:value-type="float">
            <text:p>7.8</text:p>
          </table:table-cell>
          <table:table-cell table:style-name="ce36" table:formula="of:=IF([.$A479]=2;[.B231];&quot;&quot;)">
            <text:p/>
          </table:table-cell>
          <table:table-cell table:style-name="ce36" table:formula="of:=IF([.$A479]=2;[.C231];&quot;&quot;)">
            <text:p/>
          </table:table-cell>
          <table:table-cell table:style-name="ce36" table:formula="of:=IF([.$A479]=3;[.B231];&quot;&quot;)">
            <text:p/>
          </table:table-cell>
          <table:table-cell table:style-name="ce36" table:formula="of:=IF([.$A479]=3;[.C231];&quot;&quot;)">
            <text:p/>
          </table:table-cell>
          <table:table-cell table:number-columns-repeated="1016"/>
        </table:table-row>
        <table:table-row table:style-name="ro1">
          <table:table-cell table:formula="of:=[.F440]" office:value-type="float" office:value="3" calcext:value-type="float">
            <text:p>3</text:p>
          </table:table-cell>
          <table:table-cell table:formula="of:=[.A440]" office:value-type="float" office:value="26" calcext:value-type="float">
            <text:p>26</text:p>
          </table:table-cell>
          <table:table-cell table:style-name="ce36" table:formula="of:=IF([.$A480]=1;[.B232];&quot;&quot;)">
            <text:p/>
          </table:table-cell>
          <table:table-cell table:style-name="ce36" table:formula="of:=IF([.$A480]=1;[.C232];&quot;&quot;)">
            <text:p/>
          </table:table-cell>
          <table:table-cell table:style-name="ce36" table:formula="of:=IF([.$A480]=2;[.B232];&quot;&quot;)">
            <text:p/>
          </table:table-cell>
          <table:table-cell table:style-name="ce36" table:formula="of:=IF([.$A480]=2;[.C232];&quot;&quot;)">
            <text:p/>
          </table:table-cell>
          <table:table-cell table:style-name="ce36" table:formula="of:=IF([.$A480]=3;[.B232];&quot;&quot;)" office:value-type="float" office:value="7.8" calcext:value-type="float">
            <text:p>7.8</text:p>
          </table:table-cell>
          <table:table-cell table:style-name="ce36" table:formula="of:=IF([.$A480]=3;[.C232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441]" office:value-type="float" office:value="2" calcext:value-type="float">
            <text:p>2</text:p>
          </table:table-cell>
          <table:table-cell table:formula="of:=[.A441]" office:value-type="float" office:value="27" calcext:value-type="float">
            <text:p>27</text:p>
          </table:table-cell>
          <table:table-cell table:style-name="ce36" table:formula="of:=IF([.$A481]=1;[.B233];&quot;&quot;)">
            <text:p/>
          </table:table-cell>
          <table:table-cell table:style-name="ce36" table:formula="of:=IF([.$A481]=1;[.C233];&quot;&quot;)">
            <text:p/>
          </table:table-cell>
          <table:table-cell table:style-name="ce36" table:formula="of:=IF([.$A481]=2;[.B233];&quot;&quot;)" office:value-type="float" office:value="13.3" calcext:value-type="float">
            <text:p>13.3</text:p>
          </table:table-cell>
          <table:table-cell table:style-name="ce36" table:formula="of:=IF([.$A481]=2;[.C233];&quot;&quot;)" office:value-type="float" office:value="8.9" calcext:value-type="float">
            <text:p>8.9</text:p>
          </table:table-cell>
          <table:table-cell table:style-name="ce36" table:formula="of:=IF([.$A481]=3;[.B233];&quot;&quot;)">
            <text:p/>
          </table:table-cell>
          <table:table-cell table:style-name="ce36" table:formula="of:=IF([.$A481]=3;[.C233];&quot;&quot;)">
            <text:p/>
          </table:table-cell>
          <table:table-cell table:number-columns-repeated="1016"/>
        </table:table-row>
        <table:table-row table:style-name="ro1">
          <table:table-cell table:formula="of:=[.F442]" office:value-type="float" office:value="1" calcext:value-type="float">
            <text:p>1</text:p>
          </table:table-cell>
          <table:table-cell table:formula="of:=[.A442]" office:value-type="float" office:value="28" calcext:value-type="float">
            <text:p>28</text:p>
          </table:table-cell>
          <table:table-cell table:style-name="ce36" table:formula="of:=IF([.$A482]=1;[.B234];&quot;&quot;)" office:value-type="float" office:value="3.4" calcext:value-type="float">
            <text:p>3.4</text:p>
          </table:table-cell>
          <table:table-cell table:style-name="ce36" table:formula="of:=IF([.$A482]=1;[.C234];&quot;&quot;)" office:value-type="float" office:value="4.6" calcext:value-type="float">
            <text:p>4.6</text:p>
          </table:table-cell>
          <table:table-cell table:style-name="ce36" table:formula="of:=IF([.$A482]=2;[.B234];&quot;&quot;)">
            <text:p/>
          </table:table-cell>
          <table:table-cell table:style-name="ce36" table:formula="of:=IF([.$A482]=2;[.C234];&quot;&quot;)">
            <text:p/>
          </table:table-cell>
          <table:table-cell table:style-name="ce36" table:formula="of:=IF([.$A482]=3;[.B234];&quot;&quot;)">
            <text:p/>
          </table:table-cell>
          <table:table-cell table:style-name="ce36" table:formula="of:=IF([.$A482]=3;[.C234];&quot;&quot;)">
            <text:p/>
          </table:table-cell>
          <table:table-cell table:number-columns-repeated="1016"/>
        </table:table-row>
        <table:table-row table:style-name="ro1">
          <table:table-cell table:formula="of:=[.F443]" office:value-type="float" office:value="3" calcext:value-type="float">
            <text:p>3</text:p>
          </table:table-cell>
          <table:table-cell table:formula="of:=[.A443]" office:value-type="float" office:value="29" calcext:value-type="float">
            <text:p>29</text:p>
          </table:table-cell>
          <table:table-cell table:style-name="ce36" table:formula="of:=IF([.$A483]=1;[.B235];&quot;&quot;)">
            <text:p/>
          </table:table-cell>
          <table:table-cell table:style-name="ce36" table:formula="of:=IF([.$A483]=1;[.C235];&quot;&quot;)">
            <text:p/>
          </table:table-cell>
          <table:table-cell table:style-name="ce36" table:formula="of:=IF([.$A483]=2;[.B235];&quot;&quot;)">
            <text:p/>
          </table:table-cell>
          <table:table-cell table:style-name="ce36" table:formula="of:=IF([.$A483]=2;[.C235];&quot;&quot;)">
            <text:p/>
          </table:table-cell>
          <table:table-cell table:style-name="ce36" table:formula="of:=IF([.$A483]=3;[.B235];&quot;&quot;)" office:value-type="float" office:value="5.6" calcext:value-type="float">
            <text:p>5.6</text:p>
          </table:table-cell>
          <table:table-cell table:style-name="ce36" table:formula="of:=IF([.$A483]=3;[.C235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444]" office:value-type="float" office:value="3" calcext:value-type="float">
            <text:p>3</text:p>
          </table:table-cell>
          <table:table-cell table:formula="of:=[.A444]" office:value-type="float" office:value="30" calcext:value-type="float">
            <text:p>30</text:p>
          </table:table-cell>
          <table:table-cell table:style-name="ce36" table:formula="of:=IF([.$A484]=1;[.B236];&quot;&quot;)">
            <text:p/>
          </table:table-cell>
          <table:table-cell table:style-name="ce36" table:formula="of:=IF([.$A484]=1;[.C236];&quot;&quot;)">
            <text:p/>
          </table:table-cell>
          <table:table-cell table:style-name="ce36" table:formula="of:=IF([.$A484]=2;[.B236];&quot;&quot;)">
            <text:p/>
          </table:table-cell>
          <table:table-cell table:style-name="ce36" table:formula="of:=IF([.$A484]=2;[.C236];&quot;&quot;)">
            <text:p/>
          </table:table-cell>
          <table:table-cell table:style-name="ce36" table:formula="of:=IF([.$A484]=3;[.B236];&quot;&quot;)" office:value-type="float" office:value="7.9" calcext:value-type="float">
            <text:p>7.9</text:p>
          </table:table-cell>
          <table:table-cell table:style-name="ce36" table:formula="of:=IF([.$A484]=3;[.C236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445]" office:value-type="float" office:value="3" calcext:value-type="float">
            <text:p>3</text:p>
          </table:table-cell>
          <table:table-cell table:formula="of:=[.A445]" office:value-type="float" office:value="31" calcext:value-type="float">
            <text:p>31</text:p>
          </table:table-cell>
          <table:table-cell table:style-name="ce36" table:formula="of:=IF([.$A485]=1;[.B237];&quot;&quot;)">
            <text:p/>
          </table:table-cell>
          <table:table-cell table:style-name="ce36" table:formula="of:=IF([.$A485]=1;[.C237];&quot;&quot;)">
            <text:p/>
          </table:table-cell>
          <table:table-cell table:style-name="ce36" table:formula="of:=IF([.$A485]=2;[.B237];&quot;&quot;)">
            <text:p/>
          </table:table-cell>
          <table:table-cell table:style-name="ce36" table:formula="of:=IF([.$A485]=2;[.C237];&quot;&quot;)">
            <text:p/>
          </table:table-cell>
          <table:table-cell table:style-name="ce36" table:formula="of:=IF([.$A485]=3;[.B237];&quot;&quot;)" office:value-type="float" office:value="5.8" calcext:value-type="float">
            <text:p>5.8</text:p>
          </table:table-cell>
          <table:table-cell table:style-name="ce36" table:formula="of:=IF([.$A485]=3;[.C237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446]" office:value-type="float" office:value="1" calcext:value-type="float">
            <text:p>1</text:p>
          </table:table-cell>
          <table:table-cell table:formula="of:=[.A446]" office:value-type="float" office:value="32" calcext:value-type="float">
            <text:p>32</text:p>
          </table:table-cell>
          <table:table-cell table:style-name="ce36" table:formula="of:=IF([.$A486]=1;[.B238];&quot;&quot;)" office:value-type="float" office:value="4.8" calcext:value-type="float">
            <text:p>4.8</text:p>
          </table:table-cell>
          <table:table-cell table:style-name="ce36" table:formula="of:=IF([.$A486]=1;[.C238];&quot;&quot;)" office:value-type="float" office:value="4.6" calcext:value-type="float">
            <text:p>4.6</text:p>
          </table:table-cell>
          <table:table-cell table:style-name="ce36" table:formula="of:=IF([.$A486]=2;[.B238];&quot;&quot;)">
            <text:p/>
          </table:table-cell>
          <table:table-cell table:style-name="ce36" table:formula="of:=IF([.$A486]=2;[.C238];&quot;&quot;)">
            <text:p/>
          </table:table-cell>
          <table:table-cell table:style-name="ce36" table:formula="of:=IF([.$A486]=3;[.B238];&quot;&quot;)">
            <text:p/>
          </table:table-cell>
          <table:table-cell table:style-name="ce36" table:formula="of:=IF([.$A486]=3;[.C238];&quot;&quot;)">
            <text:p/>
          </table:table-cell>
          <table:table-cell table:number-columns-repeated="1016"/>
        </table:table-row>
        <table:table-row table:style-name="ro1">
          <table:table-cell table:formula="of:=[.F447]" office:value-type="float" office:value="2" calcext:value-type="float">
            <text:p>2</text:p>
          </table:table-cell>
          <table:table-cell table:formula="of:=[.A447]" office:value-type="float" office:value="33" calcext:value-type="float">
            <text:p>33</text:p>
          </table:table-cell>
          <table:table-cell table:style-name="ce36" table:formula="of:=IF([.$A487]=1;[.B239];&quot;&quot;)">
            <text:p/>
          </table:table-cell>
          <table:table-cell table:style-name="ce36" table:formula="of:=IF([.$A487]=1;[.C239];&quot;&quot;)">
            <text:p/>
          </table:table-cell>
          <table:table-cell table:style-name="ce36" table:formula="of:=IF([.$A487]=2;[.B239];&quot;&quot;)" office:value-type="float" office:value="12.4" calcext:value-type="float">
            <text:p>12.4</text:p>
          </table:table-cell>
          <table:table-cell table:style-name="ce36" table:formula="of:=IF([.$A487]=2;[.C239];&quot;&quot;)" office:value-type="float" office:value="9.1" calcext:value-type="float">
            <text:p>9.1</text:p>
          </table:table-cell>
          <table:table-cell table:style-name="ce36" table:formula="of:=IF([.$A487]=3;[.B239];&quot;&quot;)">
            <text:p/>
          </table:table-cell>
          <table:table-cell table:style-name="ce36" table:formula="of:=IF([.$A487]=3;[.C239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55:.C487])" office:value-type="float" office:value="3.91428571428571" calcext:value-type="float">
            <text:p>3.91428571428571</text:p>
          </table:table-cell>
          <table:table-cell table:formula="of:=AVERAGE([.D455:.D487])" office:value-type="float" office:value="6.65714285714286" calcext:value-type="float">
            <text:p>6.65714285714286</text:p>
          </table:table-cell>
          <table:table-cell table:formula="of:=AVERAGE([.E455:.E487])" office:value-type="float" office:value="11.42" calcext:value-type="float">
            <text:p>11.42</text:p>
          </table:table-cell>
          <table:table-cell table:formula="of:=AVERAGE([.F455:.F487])" office:value-type="float" office:value="12.25" calcext:value-type="float">
            <text:p>12.25</text:p>
          </table:table-cell>
          <table:table-cell table:formula="of:=AVERAGE([.G455:.G487])" office:value-type="float" office:value="7.55555555555556" calcext:value-type="float">
            <text:p>7.55555555555556</text:p>
          </table:table-cell>
          <table:table-cell table:formula="of:=AVERAGE([.H455:.H487])" office:value-type="float" office:value="6.27777777777778" calcext:value-type="float">
            <text:p>6.2777777777777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8: Repeat Step 6 for new averages calculated in Step 7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art1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art3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hoic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XMY2([.$B207:.$C207];cluster1_3)" office:value-type="float" office:value="16.2534693877551" calcext:value-type="float">
            <text:p>16.2534693877551</text:p>
          </table:table-cell>
          <table:table-cell table:formula="of:=SUMXMY2([.$B207:.$C207];cluster2_3)" office:value-type="float" office:value="29.4289" calcext:value-type="float">
            <text:p>29.4289</text:p>
          </table:table-cell>
          <table:table-cell table:formula="of:=SUMXMY2([.$B207:.$C207];cluster3_3)" office:value-type="float" office:value="4.94135802469136" calcext:value-type="float">
            <text:p>4.94135802469136</text:p>
          </table:table-cell>
          <table:table-cell table:formula="of:=MIN([.B494:.D494])" office:value-type="float" office:value="4.94135802469136" calcext:value-type="float">
            <text:p>4.94135802469136</text:p>
          </table:table-cell>
          <table:table-cell table:formula="of:=IF([.E494]=[.B494];[.B$242];IF([.E494]=[.C494];[.C$242];IF([.E494]=[.D494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XMY2([.$B208:.$C208];cluster1_3)" office:value-type="float" office:value="3.35204081632653" calcext:value-type="float">
            <text:p>3.35204081632653</text:p>
          </table:table-cell>
          <table:table-cell table:formula="of:=SUMXMY2([.$B208:.$C208];cluster2_3)" office:value-type="float" office:value="109.5109" calcext:value-type="float">
            <text:p>109.5109</text:p>
          </table:table-cell>
          <table:table-cell table:formula="of:=SUMXMY2([.$B208:.$C208];cluster3_3)" office:value-type="float" office:value="29.7269135802469" calcext:value-type="float">
            <text:p>29.7269135802469</text:p>
          </table:table-cell>
          <table:table-cell table:formula="of:=MIN([.B495:.D495])" office:value-type="float" office:value="3.35204081632653" calcext:value-type="float">
            <text:p>3.35204081632653</text:p>
          </table:table-cell>
          <table:table-cell table:formula="of:=IF([.E495]=[.B495];[.B$242];IF([.E495]=[.C495];[.C$242];IF([.E495]=[.D495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XMY2([.$B209:.$C209];cluster1_3)" office:value-type="float" office:value="6.06632653061224" calcext:value-type="float">
            <text:p>6.06632653061224</text:p>
          </table:table-cell>
          <table:table-cell table:formula="of:=SUMXMY2([.$B209:.$C209];cluster2_3)" office:value-type="float" office:value="130.7709" calcext:value-type="float">
            <text:p>130.7709</text:p>
          </table:table-cell>
          <table:table-cell table:formula="of:=SUMXMY2([.$B209:.$C209];cluster3_3)" office:value-type="float" office:value="22.8824691358025" calcext:value-type="float">
            <text:p>22.8824691358025</text:p>
          </table:table-cell>
          <table:table-cell table:formula="of:=MIN([.B496:.D496])" office:value-type="float" office:value="6.06632653061224" calcext:value-type="float">
            <text:p>6.06632653061224</text:p>
          </table:table-cell>
          <table:table-cell table:formula="of:=IF([.E496]=[.B496];[.B$242];IF([.E496]=[.C496];[.C$242];IF([.E496]=[.D496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XMY2([.$B210:.$C210];cluster1_3)" office:value-type="float" office:value="0.0834693877551024" calcext:value-type="float">
            <text:p>0.083469387755102</text:p>
          </table:table-cell>
          <table:table-cell table:formula="of:=SUMXMY2([.$B210:.$C210];cluster2_3)" office:value-type="float" office:value="82.9309" calcext:value-type="float">
            <text:p>82.9309</text:p>
          </table:table-cell>
          <table:table-cell table:formula="of:=SUMXMY2([.$B210:.$C210];cluster3_3)" office:value-type="float" office:value="11.438024691358" calcext:value-type="float">
            <text:p>11.438024691358</text:p>
          </table:table-cell>
          <table:table-cell table:formula="of:=MIN([.B497:.D497])" office:value-type="float" office:value="0.0834693877551024" calcext:value-type="float">
            <text:p>0.083469387755102</text:p>
          </table:table-cell>
          <table:table-cell table:formula="of:=IF([.E497]=[.B497];[.B$242];IF([.E497]=[.C497];[.C$242];IF([.E497]=[.D497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XMY2([.$B211:.$C211];cluster1_3)" office:value-type="float" office:value="0.8834693877551" calcext:value-type="float">
            <text:p>0.8834693877551</text:p>
          </table:table-cell>
          <table:table-cell table:formula="of:=SUMXMY2([.$B211:.$C211];cluster2_3)" office:value-type="float" office:value="92.2969" calcext:value-type="float">
            <text:p>92.2969</text:p>
          </table:table-cell>
          <table:table-cell table:formula="of:=SUMXMY2([.$B211:.$C211];cluster3_3)" office:value-type="float" office:value="10.8269135802469" calcext:value-type="float">
            <text:p>10.8269135802469</text:p>
          </table:table-cell>
          <table:table-cell table:formula="of:=MIN([.B498:.D498])" office:value-type="float" office:value="0.8834693877551" calcext:value-type="float">
            <text:p>0.8834693877551</text:p>
          </table:table-cell>
          <table:table-cell table:formula="of:=IF([.E498]=[.B498];[.B$242];IF([.E498]=[.C498];[.C$242];IF([.E498]=[.D498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XMY2([.$B212:.$C212];cluster1_3)" office:value-type="float" office:value="10.310612244898" calcext:value-type="float">
            <text:p>10.310612244898</text:p>
          </table:table-cell>
          <table:table-cell table:formula="of:=SUMXMY2([.$B212:.$C212];cluster2_3)" office:value-type="float" office:value="124.4489" calcext:value-type="float">
            <text:p>124.4489</text:p>
          </table:table-cell>
          <table:table-cell table:formula="of:=SUMXMY2([.$B212:.$C212];cluster3_3)" office:value-type="float" office:value="17.0524691358025" calcext:value-type="float">
            <text:p>17.0524691358025</text:p>
          </table:table-cell>
          <table:table-cell table:formula="of:=MIN([.B499:.D499])" office:value-type="float" office:value="10.310612244898" calcext:value-type="float">
            <text:p>10.310612244898</text:p>
          </table:table-cell>
          <table:table-cell table:formula="of:=IF([.E499]=[.B499];[.B$242];IF([.E499]=[.C499];[.C$242];IF([.E499]=[.D499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XMY2([.$B213:.$C213];cluster1_3)" office:value-type="float" office:value="20.2206122448979" calcext:value-type="float">
            <text:p>20.2206122448979</text:p>
          </table:table-cell>
          <table:table-cell table:formula="of:=SUMXMY2([.$B213:.$C213];cluster2_3)" office:value-type="float" office:value="180.0709" calcext:value-type="float">
            <text:p>180.0709</text:p>
          </table:table-cell>
          <table:table-cell table:formula="of:=SUMXMY2([.$B213:.$C213];cluster3_3)" office:value-type="float" office:value="42.9535802469136" calcext:value-type="float">
            <text:p>42.9535802469136</text:p>
          </table:table-cell>
          <table:table-cell table:formula="of:=MIN([.B500:.D500])" office:value-type="float" office:value="20.2206122448979" calcext:value-type="float">
            <text:p>20.2206122448979</text:p>
          </table:table-cell>
          <table:table-cell table:formula="of:=IF([.E500]=[.B500];[.B$242];IF([.E500]=[.C500];[.C$242];IF([.E500]=[.D500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XMY2([.$B214:.$C214];cluster1_3)" office:value-type="float" office:value="10.2191836734694" calcext:value-type="float">
            <text:p>10.2191836734694</text:p>
          </table:table-cell>
          <table:table-cell table:formula="of:=SUMXMY2([.$B214:.$C214];cluster2_3)" office:value-type="float" office:value="149.1409" calcext:value-type="float">
            <text:p>149.1409</text:p>
          </table:table-cell>
          <table:table-cell table:formula="of:=SUMXMY2([.$B214:.$C214];cluster3_3)" office:value-type="float" office:value="30.2213580246914" calcext:value-type="float">
            <text:p>30.2213580246914</text:p>
          </table:table-cell>
          <table:table-cell table:formula="of:=MIN([.B501:.D501])" office:value-type="float" office:value="10.2191836734694" calcext:value-type="float">
            <text:p>10.2191836734694</text:p>
          </table:table-cell>
          <table:table-cell table:formula="of:=IF([.E501]=[.B501];[.B$242];IF([.E501]=[.C501];[.C$242];IF([.E501]=[.D501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XMY2([.$B215:.$C215];cluster1_3)" office:value-type="float" office:value="5.37346938775511" calcext:value-type="float">
            <text:p>5.37346938775511</text:p>
          </table:table-cell>
          <table:table-cell table:formula="of:=SUMXMY2([.$B215:.$C215];cluster2_3)" office:value-type="float" office:value="59.1089" calcext:value-type="float">
            <text:p>59.1089</text:p>
          </table:table-cell>
          <table:table-cell table:formula="of:=SUMXMY2([.$B215:.$C215];cluster3_3)" office:value-type="float" office:value="16.2124691358025" calcext:value-type="float">
            <text:p>16.2124691358025</text:p>
          </table:table-cell>
          <table:table-cell table:formula="of:=MIN([.B502:.D502])" office:value-type="float" office:value="5.37346938775511" calcext:value-type="float">
            <text:p>5.37346938775511</text:p>
          </table:table-cell>
          <table:table-cell table:formula="of:=IF([.E502]=[.B502];[.B$242];IF([.E502]=[.C502];[.C$242];IF([.E502]=[.D502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XMY2([.$B216:.$C216];cluster1_3)" office:value-type="float" office:value="22.1463265306122" calcext:value-type="float">
            <text:p>22.1463265306122</text:p>
          </table:table-cell>
          <table:table-cell table:formula="of:=SUMXMY2([.$B216:.$C216];cluster2_3)" office:value-type="float" office:value="52.7489" calcext:value-type="float">
            <text:p>52.7489</text:p>
          </table:table-cell>
          <table:table-cell table:formula="of:=SUMXMY2([.$B216:.$C216];cluster3_3)" office:value-type="float" office:value="1.35135802469136" calcext:value-type="float">
            <text:p>1.35135802469136</text:p>
          </table:table-cell>
          <table:table-cell table:formula="of:=MIN([.B503:.D503])" office:value-type="float" office:value="1.35135802469136" calcext:value-type="float">
            <text:p>1.35135802469136</text:p>
          </table:table-cell>
          <table:table-cell table:formula="of:=IF([.E503]=[.B503];[.B$242];IF([.E503]=[.C503];[.C$242];IF([.E503]=[.D503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XMY2([.$B217:.$C217];cluster1_3)" office:value-type="float" office:value="36.5591836734694" calcext:value-type="float">
            <text:p>36.5591836734694</text:p>
          </table:table-cell>
          <table:table-cell table:formula="of:=SUMXMY2([.$B217:.$C217];cluster2_3)" office:value-type="float" office:value="61.8349" calcext:value-type="float">
            <text:p>61.8349</text:p>
          </table:table-cell>
          <table:table-cell table:formula="of:=SUMXMY2([.$B217:.$C217];cluster3_3)" office:value-type="float" office:value="6.99469135802469" calcext:value-type="float">
            <text:p>6.99469135802469</text:p>
          </table:table-cell>
          <table:table-cell table:formula="of:=MIN([.B504:.D504])" office:value-type="float" office:value="6.99469135802469" calcext:value-type="float">
            <text:p>6.99469135802469</text:p>
          </table:table-cell>
          <table:table-cell table:formula="of:=IF([.E504]=[.B504];[.B$242];IF([.E504]=[.C504];[.C$242];IF([.E504]=[.D504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XMY2([.$B218:.$C218];cluster1_3)" office:value-type="float" office:value="15.9448979591837" calcext:value-type="float">
            <text:p>15.9448979591837</text:p>
          </table:table-cell>
          <table:table-cell table:formula="of:=SUMXMY2([.$B218:.$C218];cluster2_3)" office:value-type="float" office:value="69.3889" calcext:value-type="float">
            <text:p>69.3889</text:p>
          </table:table-cell>
          <table:table-cell table:formula="of:=SUMXMY2([.$B218:.$C218];cluster3_3)" office:value-type="float" office:value="1.90135802469136" calcext:value-type="float">
            <text:p>1.90135802469136</text:p>
          </table:table-cell>
          <table:table-cell table:formula="of:=MIN([.B505:.D505])" office:value-type="float" office:value="1.90135802469136" calcext:value-type="float">
            <text:p>1.90135802469136</text:p>
          </table:table-cell>
          <table:table-cell table:formula="of:=IF([.E505]=[.B505];[.B$242];IF([.E505]=[.C505];[.C$242];IF([.E505]=[.D505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XMY2([.$B219:.$C219];cluster1_3)" office:value-type="float" office:value="31.0663265306122" calcext:value-type="float">
            <text:p>31.0663265306122</text:p>
          </table:table-cell>
          <table:table-cell table:formula="of:=SUMXMY2([.$B219:.$C219];cluster2_3)" office:value-type="float" office:value="47.8889" calcext:value-type="float">
            <text:p>47.8889</text:p>
          </table:table-cell>
          <table:table-cell table:formula="of:=SUMXMY2([.$B219:.$C219];cluster3_3)" office:value-type="float" office:value="44.4091358024691" calcext:value-type="float">
            <text:p>44.4091358024691</text:p>
          </table:table-cell>
          <table:table-cell table:formula="of:=MIN([.B506:.D506])" office:value-type="float" office:value="31.0663265306122" calcext:value-type="float">
            <text:p>31.0663265306122</text:p>
          </table:table-cell>
          <table:table-cell table:formula="of:=IF([.E506]=[.B506];[.B$242];IF([.E506]=[.C506];[.C$242];IF([.E506]=[.D506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XMY2([.$B220:.$C220];cluster1_3)" office:value-type="float" office:value="46.8320408163266" calcext:value-type="float">
            <text:p>46.8320408163266</text:p>
          </table:table-cell>
          <table:table-cell table:formula="of:=SUMXMY2([.$B220:.$C220];cluster2_3)" office:value-type="float" office:value="56.6189" calcext:value-type="float">
            <text:p>56.6189</text:p>
          </table:table-cell>
          <table:table-cell table:formula="of:=SUMXMY2([.$B220:.$C220];cluster3_3)" office:value-type="float" office:value="64.8024691358025" calcext:value-type="float">
            <text:p>64.8024691358025</text:p>
          </table:table-cell>
          <table:table-cell table:formula="of:=MIN([.B507:.D507])" office:value-type="float" office:value="46.8320408163266" calcext:value-type="float">
            <text:p>46.8320408163266</text:p>
          </table:table-cell>
          <table:table-cell table:formula="of:=IF([.E507]=[.B507];[.B$242];IF([.E507]=[.C507];[.C$242];IF([.E507]=[.D507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XMY2([.$B221:.$C221];cluster1_3)" office:value-type="float" office:value="64.7648979591837" calcext:value-type="float">
            <text:p>64.7648979591837</text:p>
          </table:table-cell>
          <table:table-cell table:formula="of:=SUMXMY2([.$B221:.$C221];cluster2_3)" office:value-type="float" office:value="8.85489999999999" calcext:value-type="float">
            <text:p>8.85489999999999</text:p>
          </table:table-cell>
          <table:table-cell table:formula="of:=SUMXMY2([.$B221:.$C221];cluster3_3)" office:value-type="float" office:value="49.008024691358" calcext:value-type="float">
            <text:p>49.008024691358</text:p>
          </table:table-cell>
          <table:table-cell table:formula="of:=MIN([.B508:.D508])" office:value-type="float" office:value="8.85489999999999" calcext:value-type="float">
            <text:p>8.85489999999999</text:p>
          </table:table-cell>
          <table:table-cell table:formula="of:=IF([.E508]=[.B508];[.B$242];IF([.E508]=[.C508];[.C$242];IF([.E508]=[.D508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XMY2([.$B222:.$C222];cluster1_3)" office:value-type="float" office:value="77.2448979591837" calcext:value-type="float">
            <text:p>77.2448979591837</text:p>
          </table:table-cell>
          <table:table-cell table:formula="of:=SUMXMY2([.$B222:.$C222];cluster2_3)" office:value-type="float" office:value="1.7909" calcext:value-type="float">
            <text:p>1.7909</text:p>
          </table:table-cell>
          <table:table-cell table:formula="of:=SUMXMY2([.$B222:.$C222];cluster3_3)" office:value-type="float" office:value="49.5324691358025" calcext:value-type="float">
            <text:p>49.5324691358025</text:p>
          </table:table-cell>
          <table:table-cell table:formula="of:=MIN([.B509:.D509])" office:value-type="float" office:value="1.7909" calcext:value-type="float">
            <text:p>1.7909</text:p>
          </table:table-cell>
          <table:table-cell table:formula="of:=IF([.E509]=[.B509];[.B$242];IF([.E509]=[.C509];[.C$242];IF([.E509]=[.D509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XMY2([.$B223:.$C223];cluster1_3)" office:value-type="float" office:value="192.816326530612" calcext:value-type="float">
            <text:p>192.816326530612</text:p>
          </table:table-cell>
          <table:table-cell table:formula="of:=SUMXMY2([.$B223:.$C223];cluster2_3)" office:value-type="float" office:value="31.4109" calcext:value-type="float">
            <text:p>31.4109</text:p>
          </table:table-cell>
          <table:table-cell table:formula="of:=SUMXMY2([.$B223:.$C223];cluster3_3)" office:value-type="float" office:value="154.332469135802" calcext:value-type="float">
            <text:p>154.332469135802</text:p>
          </table:table-cell>
          <table:table-cell table:formula="of:=MIN([.B510:.D510])" office:value-type="float" office:value="31.4109" calcext:value-type="float">
            <text:p>31.4109</text:p>
          </table:table-cell>
          <table:table-cell table:formula="of:=IF([.E510]=[.B510];[.B$242];IF([.E510]=[.C510];[.C$242];IF([.E510]=[.D510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XMY2([.$B224:.$C224];cluster1_3)" office:value-type="float" office:value="186.809183673469" calcext:value-type="float">
            <text:p>186.809183673469</text:p>
          </table:table-cell>
          <table:table-cell table:formula="of:=SUMXMY2([.$B224:.$C224];cluster2_3)" office:value-type="float" office:value="21.5489" calcext:value-type="float">
            <text:p>21.5489</text:p>
          </table:table-cell>
          <table:table-cell table:formula="of:=SUMXMY2([.$B224:.$C224];cluster3_3)" office:value-type="float" office:value="137.795802469136" calcext:value-type="float">
            <text:p>137.795802469136</text:p>
          </table:table-cell>
          <table:table-cell table:formula="of:=MIN([.B511:.D511])" office:value-type="float" office:value="21.5489" calcext:value-type="float">
            <text:p>21.5489</text:p>
          </table:table-cell>
          <table:table-cell table:formula="of:=IF([.E511]=[.B511];[.B$242];IF([.E511]=[.C511];[.C$242];IF([.E511]=[.D511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XMY2([.$B225:.$C225];cluster1_3)" office:value-type="float" office:value="167.279183673469" calcext:value-type="float">
            <text:p>167.279183673469</text:p>
          </table:table-cell>
          <table:table-cell table:formula="of:=SUMXMY2([.$B225:.$C225];cluster2_3)" office:value-type="float" office:value="17.4749" calcext:value-type="float">
            <text:p>17.4749</text:p>
          </table:table-cell>
          <table:table-cell table:formula="of:=SUMXMY2([.$B225:.$C225];cluster3_3)" office:value-type="float" office:value="99.7858024691358" calcext:value-type="float">
            <text:p>99.7858024691358</text:p>
          </table:table-cell>
          <table:table-cell table:formula="of:=MIN([.B512:.D512])" office:value-type="float" office:value="17.4749" calcext:value-type="float">
            <text:p>17.4749</text:p>
          </table:table-cell>
          <table:table-cell table:formula="of:=IF([.E512]=[.B512];[.B$242];IF([.E512]=[.C512];[.C$242];IF([.E512]=[.D512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XMY2([.$B226:.$C226];cluster1_3)" office:value-type="float" office:value="54.7863265306123" calcext:value-type="float">
            <text:p>54.7863265306123</text:p>
          </table:table-cell>
          <table:table-cell table:formula="of:=SUMXMY2([.$B226:.$C226];cluster2_3)" office:value-type="float" office:value="4.6769" calcext:value-type="float">
            <text:p>4.6769</text:p>
          </table:table-cell>
          <table:table-cell table:formula="of:=SUMXMY2([.$B226:.$C226];cluster3_3)" office:value-type="float" office:value="24.5246913580247" calcext:value-type="float">
            <text:p>24.5246913580247</text:p>
          </table:table-cell>
          <table:table-cell table:formula="of:=MIN([.B513:.D513])" office:value-type="float" office:value="4.6769" calcext:value-type="float">
            <text:p>4.6769</text:p>
          </table:table-cell>
          <table:table-cell table:formula="of:=IF([.E513]=[.B513];[.B$242];IF([.E513]=[.C513];[.C$242];IF([.E513]=[.D513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XMY2([.$B227:.$C227];cluster1_3)" office:value-type="float" office:value="48.650612244898" calcext:value-type="float">
            <text:p>48.650612244898</text:p>
          </table:table-cell>
          <table:table-cell table:formula="of:=SUMXMY2([.$B227:.$C227];cluster2_3)" office:value-type="float" office:value="6.0469" calcext:value-type="float">
            <text:p>6.0469</text:p>
          </table:table-cell>
          <table:table-cell table:formula="of:=SUMXMY2([.$B227:.$C227];cluster3_3)" office:value-type="float" office:value="22.0302469135803" calcext:value-type="float">
            <text:p>22.0302469135803</text:p>
          </table:table-cell>
          <table:table-cell table:formula="of:=MIN([.B514:.D514])" office:value-type="float" office:value="6.0469" calcext:value-type="float">
            <text:p>6.0469</text:p>
          </table:table-cell>
          <table:table-cell table:formula="of:=IF([.E514]=[.B514];[.B$242];IF([.E514]=[.C514];[.C$242];IF([.E514]=[.D514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XMY2([.$B228:.$C228];cluster1_3)" office:value-type="float" office:value="40.790612244898" calcext:value-type="float">
            <text:p>40.790612244898</text:p>
          </table:table-cell>
          <table:table-cell table:formula="of:=SUMXMY2([.$B228:.$C228];cluster2_3)" office:value-type="float" office:value="10.6369" calcext:value-type="float">
            <text:p>10.6369</text:p>
          </table:table-cell>
          <table:table-cell table:formula="of:=SUMXMY2([.$B228:.$C228];cluster3_3)" office:value-type="float" office:value="25.7769135802469" calcext:value-type="float">
            <text:p>25.7769135802469</text:p>
          </table:table-cell>
          <table:table-cell table:formula="of:=MIN([.B515:.D515])" office:value-type="float" office:value="10.6369" calcext:value-type="float">
            <text:p>10.6369</text:p>
          </table:table-cell>
          <table:table-cell table:formula="of:=IF([.E515]=[.B515];[.B$242];IF([.E515]=[.C515];[.C$242];IF([.E515]=[.D515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XMY2([.$B229:.$C229];cluster1_3)" office:value-type="float" office:value="4.14775510204082" calcext:value-type="float">
            <text:p>4.14775510204082</text:p>
          </table:table-cell>
          <table:table-cell table:formula="of:=SUMXMY2([.$B229:.$C229];cluster2_3)" office:value-type="float" office:value="53.6749" calcext:value-type="float">
            <text:p>53.6749</text:p>
          </table:table-cell>
          <table:table-cell table:formula="of:=SUMXMY2([.$B229:.$C229];cluster3_3)" office:value-type="float" office:value="6.14135802469136" calcext:value-type="float">
            <text:p>6.14135802469136</text:p>
          </table:table-cell>
          <table:table-cell table:formula="of:=MIN([.B516:.D516])" office:value-type="float" office:value="4.14775510204082" calcext:value-type="float">
            <text:p>4.14775510204082</text:p>
          </table:table-cell>
          <table:table-cell table:formula="of:=IF([.E516]=[.B516];[.B$242];IF([.E516]=[.C516];[.C$242];IF([.E516]=[.D516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XMY2([.$B230:.$C230];cluster1_3)" office:value-type="float" office:value="16.2163265306122" calcext:value-type="float">
            <text:p>16.2163265306122</text:p>
          </table:table-cell>
          <table:table-cell table:formula="of:=SUMXMY2([.$B230:.$C230];cluster2_3)" office:value-type="float" office:value="57.3269" calcext:value-type="float">
            <text:p>57.3269</text:p>
          </table:table-cell>
          <table:table-cell table:formula="of:=SUMXMY2([.$B230:.$C230];cluster3_3)" office:value-type="float" office:value="0.519135802469136" calcext:value-type="float">
            <text:p>0.519135802469136</text:p>
          </table:table-cell>
          <table:table-cell table:formula="of:=MIN([.B517:.D517])" office:value-type="float" office:value="0.519135802469136" calcext:value-type="float">
            <text:p>0.519135802469136</text:p>
          </table:table-cell>
          <table:table-cell table:formula="of:=IF([.E517]=[.B517];[.B$242];IF([.E517]=[.C517];[.C$242];IF([.E517]=[.D517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XMY2([.$B231:.$C231];cluster1_3)" office:value-type="float" office:value="1.92346938775511" calcext:value-type="float">
            <text:p>1.92346938775511</text:p>
          </table:table-cell>
          <table:table-cell table:formula="of:=SUMXMY2([.$B231:.$C231];cluster2_3)" office:value-type="float" office:value="64.9609" calcext:value-type="float">
            <text:p>64.9609</text:p>
          </table:table-cell>
          <table:table-cell table:formula="of:=SUMXMY2([.$B231:.$C231];cluster3_3)" office:value-type="float" office:value="10.4713580246914" calcext:value-type="float">
            <text:p>10.4713580246914</text:p>
          </table:table-cell>
          <table:table-cell table:formula="of:=MIN([.B518:.D518])" office:value-type="float" office:value="1.92346938775511" calcext:value-type="float">
            <text:p>1.92346938775511</text:p>
          </table:table-cell>
          <table:table-cell table:formula="of:=IF([.E518]=[.B518];[.B$242];IF([.E518]=[.C518];[.C$242];IF([.E518]=[.D518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XMY2([.$B232:.$C232];cluster1_3)" office:value-type="float" office:value="19.330612244898" calcext:value-type="float">
            <text:p>19.330612244898</text:p>
          </table:table-cell>
          <table:table-cell table:formula="of:=SUMXMY2([.$B232:.$C232];cluster2_3)" office:value-type="float" office:value="71.6269" calcext:value-type="float">
            <text:p>71.6269</text:p>
          </table:table-cell>
          <table:table-cell table:formula="of:=SUMXMY2([.$B232:.$C232];cluster3_3)" office:value-type="float" office:value="2.87469135802469" calcext:value-type="float">
            <text:p>2.87469135802469</text:p>
          </table:table-cell>
          <table:table-cell table:formula="of:=MIN([.B519:.D519])" office:value-type="float" office:value="2.87469135802469" calcext:value-type="float">
            <text:p>2.87469135802469</text:p>
          </table:table-cell>
          <table:table-cell table:formula="of:=IF([.E519]=[.B519];[.B$242];IF([.E519]=[.C519];[.C$242];IF([.E519]=[.D519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XMY2([.$B233:.$C233];cluster1_3)" office:value-type="float" office:value="93.1220408163265" calcext:value-type="float">
            <text:p>93.1220408163265</text:p>
          </table:table-cell>
          <table:table-cell table:formula="of:=SUMXMY2([.$B233:.$C233];cluster2_3)" office:value-type="float" office:value="14.7569" calcext:value-type="float">
            <text:p>14.7569</text:p>
          </table:table-cell>
          <table:table-cell table:formula="of:=SUMXMY2([.$B233:.$C233];cluster3_3)" office:value-type="float" office:value="39.8746913580247" calcext:value-type="float">
            <text:p>39.8746913580247</text:p>
          </table:table-cell>
          <table:table-cell table:formula="of:=MIN([.B520:.D520])" office:value-type="float" office:value="14.7569" calcext:value-type="float">
            <text:p>14.7569</text:p>
          </table:table-cell>
          <table:table-cell table:formula="of:=IF([.E520]=[.B520];[.B$242];IF([.E520]=[.C520];[.C$242];IF([.E520]=[.D520];[.D$242];&quot;&quot;))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XMY2([.$B234:.$C234];cluster1_3)" office:value-type="float" office:value="4.49632653061224" calcext:value-type="float">
            <text:p>4.49632653061224</text:p>
          </table:table-cell>
          <table:table-cell table:formula="of:=SUMXMY2([.$B234:.$C234];cluster2_3)" office:value-type="float" office:value="122.8429" calcext:value-type="float">
            <text:p>122.8429</text:p>
          </table:table-cell>
          <table:table-cell table:formula="of:=SUMXMY2([.$B234:.$C234];cluster3_3)" office:value-type="float" office:value="20.0835802469136" calcext:value-type="float">
            <text:p>20.0835802469136</text:p>
          </table:table-cell>
          <table:table-cell table:formula="of:=MIN([.B521:.D521])" office:value-type="float" office:value="4.49632653061224" calcext:value-type="float">
            <text:p>4.49632653061224</text:p>
          </table:table-cell>
          <table:table-cell table:formula="of:=IF([.E521]=[.B521];[.B$242];IF([.E521]=[.C521];[.C$242];IF([.E521]=[.D521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XMY2([.$B235:.$C235];cluster1_3)" office:value-type="float" office:value="2.84489795918367" calcext:value-type="float">
            <text:p>2.84489795918367</text:p>
          </table:table-cell>
          <table:table-cell table:formula="of:=SUMXMY2([.$B235:.$C235];cluster2_3)" office:value-type="float" office:value="65.7949" calcext:value-type="float">
            <text:p>65.7949</text:p>
          </table:table-cell>
          <table:table-cell table:formula="of:=SUMXMY2([.$B235:.$C235];cluster3_3)" office:value-type="float" office:value="3.92802469135803" calcext:value-type="float">
            <text:p>3.92802469135803</text:p>
          </table:table-cell>
          <table:table-cell table:formula="of:=MIN([.B522:.D522])" office:value-type="float" office:value="2.84489795918367" calcext:value-type="float">
            <text:p>2.84489795918367</text:p>
          </table:table-cell>
          <table:table-cell table:formula="of:=IF([.E522]=[.B522];[.B$242];IF([.E522]=[.C522];[.C$242];IF([.E522]=[.D522];[.D$242];&quot;&quot;))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XMY2([.$B236:.$C236];cluster1_3)" office:value-type="float" office:value="23.9677551020408" calcext:value-type="float">
            <text:p>23.9677551020408</text:p>
          </table:table-cell>
          <table:table-cell table:formula="of:=SUMXMY2([.$B236:.$C236];cluster2_3)" office:value-type="float" office:value="19.9529" calcext:value-type="float">
            <text:p>19.9529</text:p>
          </table:table-cell>
          <table:table-cell table:formula="of:=SUMXMY2([.$B236:.$C236];cluster3_3)" office:value-type="float" office:value="10.5013580246914" calcext:value-type="float">
            <text:p>10.5013580246914</text:p>
          </table:table-cell>
          <table:table-cell table:formula="of:=MIN([.B523:.D523])" office:value-type="float" office:value="10.5013580246914" calcext:value-type="float">
            <text:p>10.5013580246914</text:p>
          </table:table-cell>
          <table:table-cell table:formula="of:=IF([.E523]=[.B523];[.B$242];IF([.E523]=[.C523];[.C$242];IF([.E523]=[.D523];[.D$242];&quot;&quot;)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XMY2([.$B237:.$C237];cluster1_3)" office:value-type="float" office:value="3.55918367346939" calcext:value-type="float">
            <text:p>3.55918367346939</text:p>
          </table:table-cell>
          <table:table-cell table:formula="of:=SUMXMY2([.$B237:.$C237];cluster2_3)" office:value-type="float" office:value="63.5069" calcext:value-type="float">
            <text:p>63.5069</text:p>
          </table:table-cell>
          <table:table-cell table:formula="of:=SUMXMY2([.$B237:.$C237];cluster3_3)" office:value-type="float" office:value="3.1858024691358" calcext:value-type="float">
            <text:p>3.1858024691358</text:p>
          </table:table-cell>
          <table:table-cell table:formula="of:=MIN([.B524:.D524])" office:value-type="float" office:value="3.1858024691358" calcext:value-type="float">
            <text:p>3.1858024691358</text:p>
          </table:table-cell>
          <table:table-cell table:formula="of:=IF([.E524]=[.B524];[.B$242];IF([.E524]=[.C524];[.C$242];IF([.E524]=[.D524];[.D$242];&quot;&quot;)))" office:value-type="float" office:value="3" calcext:value-type="float">
            <text:p>3</text:p>
          </table:table-cell>
          <table:table-cell/>
          <table:table-cell office:value-type="string" calcext:value-type="string">
            <text:p>Cluster 1</text:p>
          </table:table-cell>
          <table:table-cell table:formula="of:=COUNTIF([.F494:.F526];[.$B$242])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XMY2([.$B238:.$C238];cluster1_3)" office:value-type="float" office:value="5.01632653061224" calcext:value-type="float">
            <text:p>5.01632653061224</text:p>
          </table:table-cell>
          <table:table-cell table:formula="of:=SUMXMY2([.$B238:.$C238];cluster2_3)" office:value-type="float" office:value="102.3469" calcext:value-type="float">
            <text:p>102.3469</text:p>
          </table:table-cell>
          <table:table-cell table:formula="of:=SUMXMY2([.$B238:.$C238];cluster3_3)" office:value-type="float" office:value="10.408024691358" calcext:value-type="float">
            <text:p>10.408024691358</text:p>
          </table:table-cell>
          <table:table-cell table:formula="of:=MIN([.B525:.D525])" office:value-type="float" office:value="5.01632653061224" calcext:value-type="float">
            <text:p>5.01632653061224</text:p>
          </table:table-cell>
          <table:table-cell table:formula="of:=IF([.E525]=[.B525];[.B$242];IF([.E525]=[.C525];[.C$242];IF([.E525]=[.D525];[.D$242];&quot;&quot;)))" office:value-type="float" office:value="1" calcext:value-type="float">
            <text:p>1</text:p>
          </table:table-cell>
          <table:table-cell/>
          <table:table-cell office:value-type="string" calcext:value-type="string">
            <text:p>Cluster 2</text:p>
          </table:table-cell>
          <table:table-cell table:formula="of:=COUNTIF([.F494:.F526];[.$C$242])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XMY2([.$B239:.$C239];cluster1_3)" office:value-type="float" office:value="77.9748979591837" calcext:value-type="float">
            <text:p>77.9748979591837</text:p>
          </table:table-cell>
          <table:table-cell table:formula="of:=SUMXMY2([.$B239:.$C239];cluster2_3)" office:value-type="float" office:value="10.8829" calcext:value-type="float">
            <text:p>10.8829</text:p>
          </table:table-cell>
          <table:table-cell table:formula="of:=SUMXMY2([.$B239:.$C239];cluster3_3)" office:value-type="float" office:value="31.4335802469136" calcext:value-type="float">
            <text:p>31.4335802469136</text:p>
          </table:table-cell>
          <table:table-cell table:formula="of:=MIN([.B526:.D526])" office:value-type="float" office:value="10.8829" calcext:value-type="float">
            <text:p>10.8829</text:p>
          </table:table-cell>
          <table:table-cell table:formula="of:=IF([.E526]=[.B526];[.B$242];IF([.E526]=[.C526];[.C$242];IF([.E526]=[.D526];[.D$242];&quot;&quot;)))" office:value-type="float" office:value="2" calcext:value-type="float">
            <text:p>2</text:p>
          </table:table-cell>
          <table:table-cell/>
          <table:table-cell office:value-type="string" calcext:value-type="string">
            <text:p>Cluster 3</text:p>
          </table:table-cell>
          <table:table-cell table:formula="of:=COUNTIF([.F494:.F526];[.$D$242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Sum Squared Error</text:p>
          </table:table-cell>
          <table:covered-table-cell table:style-name="ce6"/>
          <table:covered-table-cell/>
          <table:table-cell table:formula="of:=SUM([.E494:.E526])" office:value-type="float" office:value="313.187079617032" calcext:value-type="float">
            <text:p>313.1870796170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p 9: Terminate since Sum Squared Error has not improved much (also cannot be bothered to do it any mor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 table:number-columns-spanned="2" table:number-rows-spanned="1">
            <text:p>Cluster 1</text:p>
          </table:table-cell>
          <table:covered-table-cell/>
          <table:table-cell table:style-name="ce9" office:value-type="string" calcext:value-type="string" table:number-columns-spanned="2" table:number-rows-spanned="1">
            <text:p>Cluster 2</text:p>
          </table:table-cell>
          <table:covered-table-cell table:style-name="ce6"/>
          <table:table-cell table:style-name="ce9" office:value-type="string" calcext:value-type="string" table:number-columns-spanned="2" table:number-rows-spanned="1">
            <text:p>Cluster 3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number-columns-repeated="1016"/>
        </table:table-row>
        <table:table-row table:style-name="ro1">
          <table:table-cell table:formula="of:=[.F494]" office:value-type="float" office:value="3" calcext:value-type="float">
            <text:p>3</text:p>
          </table:table-cell>
          <table:table-cell table:formula="of:=[.A494]" office:value-type="float" office:value="1" calcext:value-type="float">
            <text:p>1</text:p>
          </table:table-cell>
          <table:table-cell table:style-name="ce36" table:formula="of:=IF([.$A534]=1;[.B207];&quot;&quot;)">
            <text:p/>
          </table:table-cell>
          <table:table-cell table:style-name="ce36" table:formula="of:=IF([.$A534]=1;[.C207];&quot;&quot;)">
            <text:p/>
          </table:table-cell>
          <table:table-cell table:style-name="ce36" table:formula="of:=IF([.$A534]=2;[.B207];&quot;&quot;)">
            <text:p/>
          </table:table-cell>
          <table:table-cell table:style-name="ce36" table:formula="of:=IF([.$A534]=2;[.C207];&quot;&quot;)">
            <text:p/>
          </table:table-cell>
          <table:table-cell table:style-name="ce36" table:formula="of:=IF([.$A534]=3;[.B207];&quot;&quot;)" office:value-type="float" office:value="7.5" calcext:value-type="float">
            <text:p>7.5</text:p>
          </table:table-cell>
          <table:table-cell table:style-name="ce36" table:formula="of:=IF([.$A534]=3;[.C207];&quot;&quot;)" office:value-type="float" office:value="8.5" calcext:value-type="float">
            <text:p>8.5</text:p>
          </table:table-cell>
          <table:table-cell table:number-columns-repeated="1016"/>
        </table:table-row>
        <table:table-row table:style-name="ro1">
          <table:table-cell table:formula="of:=[.F495]" office:value-type="float" office:value="1" calcext:value-type="float">
            <text:p>1</text:p>
          </table:table-cell>
          <table:table-cell table:formula="of:=[.A495]" office:value-type="float" office:value="2" calcext:value-type="float">
            <text:p>2</text:p>
          </table:table-cell>
          <table:table-cell table:style-name="ce36" table:formula="of:=IF([.$A535]=1;[.B208];&quot;&quot;)" office:value-type="float" office:value="2.2" calcext:value-type="float">
            <text:p>2.2</text:p>
          </table:table-cell>
          <table:table-cell table:style-name="ce36" table:formula="of:=IF([.$A535]=1;[.C208];&quot;&quot;)" office:value-type="float" office:value="7.3" calcext:value-type="float">
            <text:p>7.3</text:p>
          </table:table-cell>
          <table:table-cell table:style-name="ce36" table:formula="of:=IF([.$A535]=2;[.B208];&quot;&quot;)">
            <text:p/>
          </table:table-cell>
          <table:table-cell table:style-name="ce36" table:formula="of:=IF([.$A535]=2;[.C208];&quot;&quot;)">
            <text:p/>
          </table:table-cell>
          <table:table-cell table:style-name="ce36" table:formula="of:=IF([.$A535]=3;[.B208];&quot;&quot;)">
            <text:p/>
          </table:table-cell>
          <table:table-cell table:style-name="ce36" table:formula="of:=IF([.$A535]=3;[.C208];&quot;&quot;)">
            <text:p/>
          </table:table-cell>
          <table:table-cell table:number-columns-repeated="1016"/>
        </table:table-row>
        <table:table-row table:style-name="ro1">
          <table:table-cell table:formula="of:=[.F496]" office:value-type="float" office:value="1" calcext:value-type="float">
            <text:p>1</text:p>
          </table:table-cell>
          <table:table-cell table:formula="of:=[.A496]" office:value-type="float" office:value="3" calcext:value-type="float">
            <text:p>3</text:p>
          </table:table-cell>
          <table:table-cell table:style-name="ce36" table:formula="of:=IF([.$A536]=1;[.B209];&quot;&quot;)" office:value-type="float" office:value="3.2" calcext:value-type="float">
            <text:p>3.2</text:p>
          </table:table-cell>
          <table:table-cell table:style-name="ce36" table:formula="of:=IF([.$A536]=1;[.C209];&quot;&quot;)" office:value-type="float" office:value="4.3" calcext:value-type="float">
            <text:p>4.3</text:p>
          </table:table-cell>
          <table:table-cell table:style-name="ce36" table:formula="of:=IF([.$A536]=2;[.B209];&quot;&quot;)">
            <text:p/>
          </table:table-cell>
          <table:table-cell table:style-name="ce36" table:formula="of:=IF([.$A536]=2;[.C209];&quot;&quot;)">
            <text:p/>
          </table:table-cell>
          <table:table-cell table:style-name="ce36" table:formula="of:=IF([.$A536]=3;[.B209];&quot;&quot;)">
            <text:p/>
          </table:table-cell>
          <table:table-cell table:style-name="ce36" table:formula="of:=IF([.$A536]=3;[.C209];&quot;&quot;)">
            <text:p/>
          </table:table-cell>
          <table:table-cell table:number-columns-repeated="1016"/>
        </table:table-row>
        <table:table-row table:style-name="ro1">
          <table:table-cell table:formula="of:=[.F497]" office:value-type="float" office:value="1" calcext:value-type="float">
            <text:p>1</text:p>
          </table:table-cell>
          <table:table-cell table:formula="of:=[.A497]" office:value-type="float" office:value="4" calcext:value-type="float">
            <text:p>4</text:p>
          </table:table-cell>
          <table:table-cell table:style-name="ce36" table:formula="of:=IF([.$A537]=1;[.B210];&quot;&quot;)" office:value-type="float" office:value="4.2" calcext:value-type="float">
            <text:p>4.2</text:p>
          </table:table-cell>
          <table:table-cell table:style-name="ce36" table:formula="of:=IF([.$A537]=1;[.C210];&quot;&quot;)" office:value-type="float" office:value="6.7" calcext:value-type="float">
            <text:p>6.7</text:p>
          </table:table-cell>
          <table:table-cell table:style-name="ce36" table:formula="of:=IF([.$A537]=2;[.B210];&quot;&quot;)">
            <text:p/>
          </table:table-cell>
          <table:table-cell table:style-name="ce36" table:formula="of:=IF([.$A537]=2;[.C210];&quot;&quot;)">
            <text:p/>
          </table:table-cell>
          <table:table-cell table:style-name="ce36" table:formula="of:=IF([.$A537]=3;[.B210];&quot;&quot;)">
            <text:p/>
          </table:table-cell>
          <table:table-cell table:style-name="ce36" table:formula="of:=IF([.$A537]=3;[.C210];&quot;&quot;)">
            <text:p/>
          </table:table-cell>
          <table:table-cell table:number-columns-repeated="1016"/>
        </table:table-row>
        <table:table-row table:style-name="ro1">
          <table:table-cell table:formula="of:=[.F498]" office:value-type="float" office:value="1" calcext:value-type="float">
            <text:p>1</text:p>
          </table:table-cell>
          <table:table-cell table:formula="of:=[.A498]" office:value-type="float" office:value="5" calcext:value-type="float">
            <text:p>5</text:p>
          </table:table-cell>
          <table:table-cell table:style-name="ce36" table:formula="of:=IF([.$A538]=1;[.B211];&quot;&quot;)" office:value-type="float" office:value="4.3" calcext:value-type="float">
            <text:p>4.3</text:p>
          </table:table-cell>
          <table:table-cell table:style-name="ce36" table:formula="of:=IF([.$A538]=1;[.C211];&quot;&quot;)" office:value-type="float" office:value="5.8" calcext:value-type="float">
            <text:p>5.8</text:p>
          </table:table-cell>
          <table:table-cell table:style-name="ce36" table:formula="of:=IF([.$A538]=2;[.B211];&quot;&quot;)">
            <text:p/>
          </table:table-cell>
          <table:table-cell table:style-name="ce36" table:formula="of:=IF([.$A538]=2;[.C211];&quot;&quot;)">
            <text:p/>
          </table:table-cell>
          <table:table-cell table:style-name="ce36" table:formula="of:=IF([.$A538]=3;[.B211];&quot;&quot;)">
            <text:p/>
          </table:table-cell>
          <table:table-cell table:style-name="ce36" table:formula="of:=IF([.$A538]=3;[.C211];&quot;&quot;)">
            <text:p/>
          </table:table-cell>
          <table:table-cell table:number-columns-repeated="1016"/>
        </table:table-row>
        <table:table-row table:style-name="ro1">
          <table:table-cell table:formula="of:=[.F499]" office:value-type="float" office:value="1" calcext:value-type="float">
            <text:p>1</text:p>
          </table:table-cell>
          <table:table-cell table:formula="of:=[.A499]" office:value-type="float" office:value="6" calcext:value-type="float">
            <text:p>6</text:p>
          </table:table-cell>
          <table:table-cell table:style-name="ce36" table:formula="of:=IF([.$A539]=1;[.B212];&quot;&quot;)" office:value-type="float" office:value="4.5" calcext:value-type="float">
            <text:p>4.5</text:p>
          </table:table-cell>
          <table:table-cell table:style-name="ce36" table:formula="of:=IF([.$A539]=1;[.C212];&quot;&quot;)" office:value-type="float" office:value="3.5" calcext:value-type="float">
            <text:p>3.5</text:p>
          </table:table-cell>
          <table:table-cell table:style-name="ce36" table:formula="of:=IF([.$A539]=2;[.B212];&quot;&quot;)">
            <text:p/>
          </table:table-cell>
          <table:table-cell table:style-name="ce36" table:formula="of:=IF([.$A539]=2;[.C212];&quot;&quot;)">
            <text:p/>
          </table:table-cell>
          <table:table-cell table:style-name="ce36" table:formula="of:=IF([.$A539]=3;[.B212];&quot;&quot;)">
            <text:p/>
          </table:table-cell>
          <table:table-cell table:style-name="ce36" table:formula="of:=IF([.$A539]=3;[.C212];&quot;&quot;)">
            <text:p/>
          </table:table-cell>
          <table:table-cell table:number-columns-repeated="1016"/>
        </table:table-row>
        <table:table-row table:style-name="ro1">
          <table:table-cell table:formula="of:=[.F500]" office:value-type="float" office:value="1" calcext:value-type="float">
            <text:p>1</text:p>
          </table:table-cell>
          <table:table-cell table:formula="of:=[.A500]" office:value-type="float" office:value="7" calcext:value-type="float">
            <text:p>7</text:p>
          </table:table-cell>
          <table:table-cell table:style-name="ce36" table:formula="of:=IF([.$A540]=1;[.B213];&quot;&quot;)" office:value-type="float" office:value="2.2" calcext:value-type="float">
            <text:p>2.2</text:p>
          </table:table-cell>
          <table:table-cell table:style-name="ce36" table:formula="of:=IF([.$A540]=1;[.C213];&quot;&quot;)" office:value-type="float" office:value="2.5" calcext:value-type="float">
            <text:p>2.5</text:p>
          </table:table-cell>
          <table:table-cell table:style-name="ce36" table:formula="of:=IF([.$A540]=2;[.B213];&quot;&quot;)">
            <text:p/>
          </table:table-cell>
          <table:table-cell table:style-name="ce36" table:formula="of:=IF([.$A540]=2;[.C213];&quot;&quot;)">
            <text:p/>
          </table:table-cell>
          <table:table-cell table:style-name="ce36" table:formula="of:=IF([.$A540]=3;[.B213];&quot;&quot;)">
            <text:p/>
          </table:table-cell>
          <table:table-cell table:style-name="ce36" table:formula="of:=IF([.$A540]=3;[.C213];&quot;&quot;)">
            <text:p/>
          </table:table-cell>
          <table:table-cell table:number-columns-repeated="1016"/>
        </table:table-row>
        <table:table-row table:style-name="ro1">
          <table:table-cell table:formula="of:=[.F501]" office:value-type="float" office:value="1" calcext:value-type="float">
            <text:p>1</text:p>
          </table:table-cell>
          <table:table-cell table:formula="of:=[.A501]" office:value-type="float" office:value="8" calcext:value-type="float">
            <text:p>8</text:p>
          </table:table-cell>
          <table:table-cell table:style-name="ce36" table:formula="of:=IF([.$A541]=1;[.B214];&quot;&quot;)" office:value-type="float" office:value="2.7" calcext:value-type="float">
            <text:p>2.7</text:p>
          </table:table-cell>
          <table:table-cell table:style-name="ce36" table:formula="of:=IF([.$A541]=1;[.C214];&quot;&quot;)" office:value-type="float" office:value="3.7" calcext:value-type="float">
            <text:p>3.7</text:p>
          </table:table-cell>
          <table:table-cell table:style-name="ce36" table:formula="of:=IF([.$A541]=2;[.B214];&quot;&quot;)">
            <text:p/>
          </table:table-cell>
          <table:table-cell table:style-name="ce36" table:formula="of:=IF([.$A541]=2;[.C214];&quot;&quot;)">
            <text:p/>
          </table:table-cell>
          <table:table-cell table:style-name="ce36" table:formula="of:=IF([.$A541]=3;[.B214];&quot;&quot;)">
            <text:p/>
          </table:table-cell>
          <table:table-cell table:style-name="ce36" table:formula="of:=IF([.$A541]=3;[.C214];&quot;&quot;)">
            <text:p/>
          </table:table-cell>
          <table:table-cell table:number-columns-repeated="1016"/>
        </table:table-row>
        <table:table-row table:style-name="ro1">
          <table:table-cell table:formula="of:=[.F502]" office:value-type="float" office:value="1" calcext:value-type="float">
            <text:p>1</text:p>
          </table:table-cell>
          <table:table-cell table:formula="of:=[.A502]" office:value-type="float" office:value="9" calcext:value-type="float">
            <text:p>9</text:p>
          </table:table-cell>
          <table:table-cell table:style-name="ce36" table:formula="of:=IF([.$A542]=1;[.B215];&quot;&quot;)" office:value-type="float" office:value="4.5" calcext:value-type="float">
            <text:p>4.5</text:p>
          </table:table-cell>
          <table:table-cell table:style-name="ce36" table:formula="of:=IF([.$A542]=1;[.C215];&quot;&quot;)" office:value-type="float" office:value="8.9" calcext:value-type="float">
            <text:p>8.9</text:p>
          </table:table-cell>
          <table:table-cell table:style-name="ce36" table:formula="of:=IF([.$A542]=2;[.B215];&quot;&quot;)">
            <text:p/>
          </table:table-cell>
          <table:table-cell table:style-name="ce36" table:formula="of:=IF([.$A542]=2;[.C215];&quot;&quot;)">
            <text:p/>
          </table:table-cell>
          <table:table-cell table:style-name="ce36" table:formula="of:=IF([.$A542]=3;[.B215];&quot;&quot;)">
            <text:p/>
          </table:table-cell>
          <table:table-cell table:style-name="ce36" table:formula="of:=IF([.$A542]=3;[.C215];&quot;&quot;)">
            <text:p/>
          </table:table-cell>
          <table:table-cell table:number-columns-repeated="1016"/>
        </table:table-row>
        <table:table-row table:style-name="ro1">
          <table:table-cell table:formula="of:=[.F503]" office:value-type="float" office:value="3" calcext:value-type="float">
            <text:p>3</text:p>
          </table:table-cell>
          <table:table-cell table:formula="of:=[.A503]" office:value-type="float" office:value="10" calcext:value-type="float">
            <text:p>10</text:p>
          </table:table-cell>
          <table:table-cell table:style-name="ce36" table:formula="of:=IF([.$A543]=1;[.B216];&quot;&quot;)">
            <text:p/>
          </table:table-cell>
          <table:table-cell table:style-name="ce36" table:formula="of:=IF([.$A543]=1;[.C216];&quot;&quot;)">
            <text:p/>
          </table:table-cell>
          <table:table-cell table:style-name="ce36" table:formula="of:=IF([.$A543]=2;[.B216];&quot;&quot;)">
            <text:p/>
          </table:table-cell>
          <table:table-cell table:style-name="ce36" table:formula="of:=IF([.$A543]=2;[.C216];&quot;&quot;)">
            <text:p/>
          </table:table-cell>
          <table:table-cell table:style-name="ce36" table:formula="of:=IF([.$A543]=3;[.B216];&quot;&quot;)" office:value-type="float" office:value="8.5" calcext:value-type="float">
            <text:p>8.5</text:p>
          </table:table-cell>
          <table:table-cell table:style-name="ce36" table:formula="of:=IF([.$A543]=3;[.C216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504]" office:value-type="float" office:value="3" calcext:value-type="float">
            <text:p>3</text:p>
          </table:table-cell>
          <table:table-cell table:formula="of:=[.A504]" office:value-type="float" office:value="11" calcext:value-type="float">
            <text:p>11</text:p>
          </table:table-cell>
          <table:table-cell table:style-name="ce36" table:formula="of:=IF([.$A544]=1;[.B217];&quot;&quot;)">
            <text:p/>
          </table:table-cell>
          <table:table-cell table:style-name="ce36" table:formula="of:=IF([.$A544]=1;[.C217];&quot;&quot;)">
            <text:p/>
          </table:table-cell>
          <table:table-cell table:style-name="ce36" table:formula="of:=IF([.$A544]=2;[.B217];&quot;&quot;)">
            <text:p/>
          </table:table-cell>
          <table:table-cell table:style-name="ce36" table:formula="of:=IF([.$A544]=2;[.C217];&quot;&quot;)">
            <text:p/>
          </table:table-cell>
          <table:table-cell table:style-name="ce36" table:formula="of:=IF([.$A544]=3;[.B217];&quot;&quot;)" office:value-type="float" office:value="9.6" calcext:value-type="float">
            <text:p>9.6</text:p>
          </table:table-cell>
          <table:table-cell table:style-name="ce36" table:formula="of:=IF([.$A544]=3;[.C217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505]" office:value-type="float" office:value="3" calcext:value-type="float">
            <text:p>3</text:p>
          </table:table-cell>
          <table:table-cell table:formula="of:=[.A505]" office:value-type="float" office:value="12" calcext:value-type="float">
            <text:p>12</text:p>
          </table:table-cell>
          <table:table-cell table:style-name="ce36" table:formula="of:=IF([.$A545]=1;[.B218];&quot;&quot;)">
            <text:p/>
          </table:table-cell>
          <table:table-cell table:style-name="ce36" table:formula="of:=IF([.$A545]=1;[.C218];&quot;&quot;)">
            <text:p/>
          </table:table-cell>
          <table:table-cell table:style-name="ce36" table:formula="of:=IF([.$A545]=2;[.B218];&quot;&quot;)">
            <text:p/>
          </table:table-cell>
          <table:table-cell table:style-name="ce36" table:formula="of:=IF([.$A545]=2;[.C218];&quot;&quot;)">
            <text:p/>
          </table:table-cell>
          <table:table-cell table:style-name="ce36" table:formula="of:=IF([.$A545]=3;[.B218];&quot;&quot;)" office:value-type="float" office:value="7.5" calcext:value-type="float">
            <text:p>7.5</text:p>
          </table:table-cell>
          <table:table-cell table:style-name="ce36" table:formula="of:=IF([.$A545]=3;[.C218];&quot;&quot;)" office:value-type="float" office:value="4.9" calcext:value-type="float">
            <text:p>4.9</text:p>
          </table:table-cell>
          <table:table-cell table:number-columns-repeated="1016"/>
        </table:table-row>
        <table:table-row table:style-name="ro1">
          <table:table-cell table:formula="of:=[.F506]" office:value-type="float" office:value="1" calcext:value-type="float">
            <text:p>1</text:p>
          </table:table-cell>
          <table:table-cell table:formula="of:=[.A506]" office:value-type="float" office:value="13" calcext:value-type="float">
            <text:p>13</text:p>
          </table:table-cell>
          <table:table-cell table:style-name="ce36" table:formula="of:=IF([.$A546]=1;[.B219];&quot;&quot;)" office:value-type="float" office:value="4.5" calcext:value-type="float">
            <text:p>4.5</text:p>
          </table:table-cell>
          <table:table-cell table:style-name="ce36" table:formula="of:=IF([.$A546]=1;[.C219];&quot;&quot;)" office:value-type="float" office:value="12.2" calcext:value-type="float">
            <text:p>12.2</text:p>
          </table:table-cell>
          <table:table-cell table:style-name="ce36" table:formula="of:=IF([.$A546]=2;[.B219];&quot;&quot;)">
            <text:p/>
          </table:table-cell>
          <table:table-cell table:style-name="ce36" table:formula="of:=IF([.$A546]=2;[.C219];&quot;&quot;)">
            <text:p/>
          </table:table-cell>
          <table:table-cell table:style-name="ce36" table:formula="of:=IF([.$A546]=3;[.B219];&quot;&quot;)">
            <text:p/>
          </table:table-cell>
          <table:table-cell table:style-name="ce36" table:formula="of:=IF([.$A546]=3;[.C219];&quot;&quot;)">
            <text:p/>
          </table:table-cell>
          <table:table-cell table:number-columns-repeated="1016"/>
        </table:table-row>
        <table:table-row table:style-name="ro1">
          <table:table-cell table:formula="of:=[.F507]" office:value-type="float" office:value="1" calcext:value-type="float">
            <text:p>1</text:p>
          </table:table-cell>
          <table:table-cell table:formula="of:=[.A507]" office:value-type="float" office:value="14" calcext:value-type="float">
            <text:p>14</text:p>
          </table:table-cell>
          <table:table-cell table:style-name="ce36" table:formula="of:=IF([.$A547]=1;[.B220];&quot;&quot;)" office:value-type="float" office:value="4" calcext:value-type="float">
            <text:p>4</text:p>
          </table:table-cell>
          <table:table-cell table:style-name="ce36" table:formula="of:=IF([.$A547]=1;[.C220];&quot;&quot;)" office:value-type="float" office:value="13.5" calcext:value-type="float">
            <text:p>13.5</text:p>
          </table:table-cell>
          <table:table-cell table:style-name="ce36" table:formula="of:=IF([.$A547]=2;[.B220];&quot;&quot;)">
            <text:p/>
          </table:table-cell>
          <table:table-cell table:style-name="ce36" table:formula="of:=IF([.$A547]=2;[.C220];&quot;&quot;)">
            <text:p/>
          </table:table-cell>
          <table:table-cell table:style-name="ce36" table:formula="of:=IF([.$A547]=3;[.B220];&quot;&quot;)">
            <text:p/>
          </table:table-cell>
          <table:table-cell table:style-name="ce36" table:formula="of:=IF([.$A547]=3;[.C220];&quot;&quot;)">
            <text:p/>
          </table:table-cell>
          <table:table-cell table:number-columns-repeated="1016"/>
        </table:table-row>
        <table:table-row table:style-name="ro1">
          <table:table-cell table:formula="of:=[.F508]" office:value-type="float" office:value="2" calcext:value-type="float">
            <text:p>2</text:p>
          </table:table-cell>
          <table:table-cell table:formula="of:=[.A508]" office:value-type="float" office:value="15" calcext:value-type="float">
            <text:p>15</text:p>
          </table:table-cell>
          <table:table-cell table:style-name="ce36" table:formula="of:=IF([.$A548]=1;[.B221];&quot;&quot;)">
            <text:p/>
          </table:table-cell>
          <table:table-cell table:style-name="ce36" table:formula="of:=IF([.$A548]=1;[.C221];&quot;&quot;)">
            <text:p/>
          </table:table-cell>
          <table:table-cell table:style-name="ce36" table:formula="of:=IF([.$A548]=2;[.B221];&quot;&quot;)" office:value-type="float" office:value="8.6" calcext:value-type="float">
            <text:p>8.6</text:p>
          </table:table-cell>
          <table:table-cell table:style-name="ce36" table:formula="of:=IF([.$A548]=2;[.C221];&quot;&quot;)" office:value-type="float" office:value="13.2" calcext:value-type="float">
            <text:p>13.2</text:p>
          </table:table-cell>
          <table:table-cell table:style-name="ce36" table:formula="of:=IF([.$A548]=3;[.B221];&quot;&quot;)">
            <text:p/>
          </table:table-cell>
          <table:table-cell table:style-name="ce36" table:formula="of:=IF([.$A548]=3;[.C221];&quot;&quot;)">
            <text:p/>
          </table:table-cell>
          <table:table-cell table:number-columns-repeated="1016"/>
        </table:table-row>
        <table:table-row table:style-name="ro1">
          <table:table-cell table:formula="of:=[.F509]" office:value-type="float" office:value="2" calcext:value-type="float">
            <text:p>2</text:p>
          </table:table-cell>
          <table:table-cell table:formula="of:=[.A509]" office:value-type="float" office:value="16" calcext:value-type="float">
            <text:p>16</text:p>
          </table:table-cell>
          <table:table-cell table:style-name="ce36" table:formula="of:=IF([.$A549]=1;[.B222];&quot;&quot;)">
            <text:p/>
          </table:table-cell>
          <table:table-cell table:style-name="ce36" table:formula="of:=IF([.$A549]=1;[.C222];&quot;&quot;)">
            <text:p/>
          </table:table-cell>
          <table:table-cell table:style-name="ce36" table:formula="of:=IF([.$A549]=2;[.B222];&quot;&quot;)" office:value-type="float" office:value="10.2" calcext:value-type="float">
            <text:p>10.2</text:p>
          </table:table-cell>
          <table:table-cell table:style-name="ce36" table:formula="of:=IF([.$A549]=2;[.C222];&quot;&quot;)" office:value-type="float" office:value="12.8" calcext:value-type="float">
            <text:p>12.8</text:p>
          </table:table-cell>
          <table:table-cell table:style-name="ce36" table:formula="of:=IF([.$A549]=3;[.B222];&quot;&quot;)">
            <text:p/>
          </table:table-cell>
          <table:table-cell table:style-name="ce36" table:formula="of:=IF([.$A549]=3;[.C222];&quot;&quot;)">
            <text:p/>
          </table:table-cell>
          <table:table-cell table:number-columns-repeated="1016"/>
        </table:table-row>
        <table:table-row table:style-name="ro1">
          <table:table-cell table:formula="of:=[.F510]" office:value-type="float" office:value="2" calcext:value-type="float">
            <text:p>2</text:p>
          </table:table-cell>
          <table:table-cell table:formula="of:=[.A510]" office:value-type="float" office:value="17" calcext:value-type="float">
            <text:p>17</text:p>
          </table:table-cell>
          <table:table-cell table:style-name="ce36" table:formula="of:=IF([.$A550]=1;[.B223];&quot;&quot;)">
            <text:p/>
          </table:table-cell>
          <table:table-cell table:style-name="ce36" table:formula="of:=IF([.$A550]=1;[.C223];&quot;&quot;)">
            <text:p/>
          </table:table-cell>
          <table:table-cell table:style-name="ce36" table:formula="of:=IF([.$A550]=2;[.B223];&quot;&quot;)" office:value-type="float" office:value="12.2" calcext:value-type="float">
            <text:p>12.2</text:p>
          </table:table-cell>
          <table:table-cell table:style-name="ce36" table:formula="of:=IF([.$A550]=2;[.C223];&quot;&quot;)" office:value-type="float" office:value="17.8" calcext:value-type="float">
            <text:p>17.8</text:p>
          </table:table-cell>
          <table:table-cell table:style-name="ce36" table:formula="of:=IF([.$A550]=3;[.B223];&quot;&quot;)">
            <text:p/>
          </table:table-cell>
          <table:table-cell table:style-name="ce36" table:formula="of:=IF([.$A550]=3;[.C223];&quot;&quot;)">
            <text:p/>
          </table:table-cell>
          <table:table-cell table:number-columns-repeated="1016"/>
        </table:table-row>
        <table:table-row table:style-name="ro1">
          <table:table-cell table:formula="of:=[.F511]" office:value-type="float" office:value="2" calcext:value-type="float">
            <text:p>2</text:p>
          </table:table-cell>
          <table:table-cell table:formula="of:=[.A511]" office:value-type="float" office:value="18" calcext:value-type="float">
            <text:p>18</text:p>
          </table:table-cell>
          <table:table-cell table:style-name="ce36" table:formula="of:=IF([.$A551]=1;[.B224];&quot;&quot;)">
            <text:p/>
          </table:table-cell>
          <table:table-cell table:style-name="ce36" table:formula="of:=IF([.$A551]=1;[.C224];&quot;&quot;)">
            <text:p/>
          </table:table-cell>
          <table:table-cell table:style-name="ce36" table:formula="of:=IF([.$A551]=2;[.B224];&quot;&quot;)" office:value-type="float" office:value="13.5" calcext:value-type="float">
            <text:p>13.5</text:p>
          </table:table-cell>
          <table:table-cell table:style-name="ce36" table:formula="of:=IF([.$A551]=2;[.C224];&quot;&quot;)" office:value-type="float" office:value="16.4" calcext:value-type="float">
            <text:p>16.4</text:p>
          </table:table-cell>
          <table:table-cell table:style-name="ce36" table:formula="of:=IF([.$A551]=3;[.B224];&quot;&quot;)">
            <text:p/>
          </table:table-cell>
          <table:table-cell table:style-name="ce36" table:formula="of:=IF([.$A551]=3;[.C224];&quot;&quot;)">
            <text:p/>
          </table:table-cell>
          <table:table-cell table:number-columns-repeated="1016"/>
        </table:table-row>
        <table:table-row table:style-name="ro1">
          <table:table-cell table:formula="of:=[.F512]" office:value-type="float" office:value="2" calcext:value-type="float">
            <text:p>2</text:p>
          </table:table-cell>
          <table:table-cell table:formula="of:=[.A512]" office:value-type="float" office:value="19" calcext:value-type="float">
            <text:p>19</text:p>
          </table:table-cell>
          <table:table-cell table:style-name="ce36" table:formula="of:=IF([.$A552]=1;[.B225];&quot;&quot;)">
            <text:p/>
          </table:table-cell>
          <table:table-cell table:style-name="ce36" table:formula="of:=IF([.$A552]=1;[.C225];&quot;&quot;)">
            <text:p/>
          </table:table-cell>
          <table:table-cell table:style-name="ce36" table:formula="of:=IF([.$A552]=2;[.B225];&quot;&quot;)" office:value-type="float" office:value="15.6" calcext:value-type="float">
            <text:p>15.6</text:p>
          </table:table-cell>
          <table:table-cell table:style-name="ce36" table:formula="of:=IF([.$A552]=2;[.C225];&quot;&quot;)" office:value-type="float" office:value="12.2" calcext:value-type="float">
            <text:p>12.2</text:p>
          </table:table-cell>
          <table:table-cell table:style-name="ce36" table:formula="of:=IF([.$A552]=3;[.B225];&quot;&quot;)">
            <text:p/>
          </table:table-cell>
          <table:table-cell table:style-name="ce36" table:formula="of:=IF([.$A552]=3;[.C225];&quot;&quot;)">
            <text:p/>
          </table:table-cell>
          <table:table-cell table:number-columns-repeated="1016"/>
        </table:table-row>
        <table:table-row table:style-name="ro1">
          <table:table-cell table:formula="of:=[.F513]" office:value-type="float" office:value="2" calcext:value-type="float">
            <text:p>2</text:p>
          </table:table-cell>
          <table:table-cell table:formula="of:=[.A513]" office:value-type="float" office:value="20" calcext:value-type="float">
            <text:p>20</text:p>
          </table:table-cell>
          <table:table-cell table:style-name="ce36" table:formula="of:=IF([.$A553]=1;[.B226];&quot;&quot;)">
            <text:p/>
          </table:table-cell>
          <table:table-cell table:style-name="ce36" table:formula="of:=IF([.$A553]=1;[.C226];&quot;&quot;)">
            <text:p/>
          </table:table-cell>
          <table:table-cell table:style-name="ce36" table:formula="of:=IF([.$A553]=2;[.B226];&quot;&quot;)" office:value-type="float" office:value="10.3" calcext:value-type="float">
            <text:p>10.3</text:p>
          </table:table-cell>
          <table:table-cell table:style-name="ce36" table:formula="of:=IF([.$A553]=2;[.C226];&quot;&quot;)" office:value-type="float" office:value="10.4" calcext:value-type="float">
            <text:p>10.4</text:p>
          </table:table-cell>
          <table:table-cell table:style-name="ce36" table:formula="of:=IF([.$A553]=3;[.B226];&quot;&quot;)">
            <text:p/>
          </table:table-cell>
          <table:table-cell table:style-name="ce36" table:formula="of:=IF([.$A553]=3;[.C226];&quot;&quot;)">
            <text:p/>
          </table:table-cell>
          <table:table-cell table:number-columns-repeated="1016"/>
        </table:table-row>
        <table:table-row table:style-name="ro1">
          <table:table-cell table:formula="of:=[.F514]" office:value-type="float" office:value="2" calcext:value-type="float">
            <text:p>2</text:p>
          </table:table-cell>
          <table:table-cell table:formula="of:=[.A514]" office:value-type="float" office:value="21" calcext:value-type="float">
            <text:p>21</text:p>
          </table:table-cell>
          <table:table-cell table:style-name="ce36" table:formula="of:=IF([.$A554]=1;[.B227];&quot;&quot;)">
            <text:p/>
          </table:table-cell>
          <table:table-cell table:style-name="ce36" table:formula="of:=IF([.$A554]=1;[.C227];&quot;&quot;)">
            <text:p/>
          </table:table-cell>
          <table:table-cell table:style-name="ce36" table:formula="of:=IF([.$A554]=2;[.B227];&quot;&quot;)" office:value-type="float" office:value="9.8" calcext:value-type="float">
            <text:p>9.8</text:p>
          </table:table-cell>
          <table:table-cell table:style-name="ce36" table:formula="of:=IF([.$A554]=2;[.C227];&quot;&quot;)" office:value-type="float" office:value="10.4" calcext:value-type="float">
            <text:p>10.4</text:p>
          </table:table-cell>
          <table:table-cell table:style-name="ce36" table:formula="of:=IF([.$A554]=3;[.B227];&quot;&quot;)">
            <text:p/>
          </table:table-cell>
          <table:table-cell table:style-name="ce36" table:formula="of:=IF([.$A554]=3;[.C227];&quot;&quot;)">
            <text:p/>
          </table:table-cell>
          <table:table-cell table:number-columns-repeated="1016"/>
        </table:table-row>
        <table:table-row table:style-name="ro1">
          <table:table-cell table:formula="of:=[.F515]" office:value-type="float" office:value="2" calcext:value-type="float">
            <text:p>2</text:p>
          </table:table-cell>
          <table:table-cell table:formula="of:=[.A515]" office:value-type="float" office:value="22" calcext:value-type="float">
            <text:p>22</text:p>
          </table:table-cell>
          <table:table-cell table:style-name="ce36" table:formula="of:=IF([.$A555]=1;[.B228];&quot;&quot;)">
            <text:p/>
          </table:table-cell>
          <table:table-cell table:style-name="ce36" table:formula="of:=IF([.$A555]=1;[.C228];&quot;&quot;)">
            <text:p/>
          </table:table-cell>
          <table:table-cell table:style-name="ce36" table:formula="of:=IF([.$A555]=2;[.B228];&quot;&quot;)" office:value-type="float" office:value="8.3" calcext:value-type="float">
            <text:p>8.3</text:p>
          </table:table-cell>
          <table:table-cell table:style-name="ce36" table:formula="of:=IF([.$A555]=2;[.C228];&quot;&quot;)" office:value-type="float" office:value="11.3" calcext:value-type="float">
            <text:p>11.3</text:p>
          </table:table-cell>
          <table:table-cell table:style-name="ce36" table:formula="of:=IF([.$A555]=3;[.B228];&quot;&quot;)">
            <text:p/>
          </table:table-cell>
          <table:table-cell table:style-name="ce36" table:formula="of:=IF([.$A555]=3;[.C228];&quot;&quot;)">
            <text:p/>
          </table:table-cell>
          <table:table-cell table:number-columns-repeated="1016"/>
        </table:table-row>
        <table:table-row table:style-name="ro1">
          <table:table-cell table:formula="of:=[.F516]" office:value-type="float" office:value="1" calcext:value-type="float">
            <text:p>1</text:p>
          </table:table-cell>
          <table:table-cell table:formula="of:=[.A516]" office:value-type="float" office:value="23" calcext:value-type="float">
            <text:p>23</text:p>
          </table:table-cell>
          <table:table-cell table:style-name="ce36" table:formula="of:=IF([.$A556]=1;[.B229];&quot;&quot;)" office:value-type="float" office:value="5.6" calcext:value-type="float">
            <text:p>5.6</text:p>
          </table:table-cell>
          <table:table-cell table:style-name="ce36" table:formula="of:=IF([.$A556]=1;[.C229];&quot;&quot;)" office:value-type="float" office:value="7.8" calcext:value-type="float">
            <text:p>7.8</text:p>
          </table:table-cell>
          <table:table-cell table:style-name="ce36" table:formula="of:=IF([.$A556]=2;[.B229];&quot;&quot;)">
            <text:p/>
          </table:table-cell>
          <table:table-cell table:style-name="ce36" table:formula="of:=IF([.$A556]=2;[.C229];&quot;&quot;)">
            <text:p/>
          </table:table-cell>
          <table:table-cell table:style-name="ce36" table:formula="of:=IF([.$A556]=3;[.B229];&quot;&quot;)">
            <text:p/>
          </table:table-cell>
          <table:table-cell table:style-name="ce36" table:formula="of:=IF([.$A556]=3;[.C229];&quot;&quot;)">
            <text:p/>
          </table:table-cell>
          <table:table-cell table:number-columns-repeated="1016"/>
        </table:table-row>
        <table:table-row table:style-name="ro1">
          <table:table-cell table:formula="of:=[.F517]" office:value-type="float" office:value="3" calcext:value-type="float">
            <text:p>3</text:p>
          </table:table-cell>
          <table:table-cell table:formula="of:=[.A517]" office:value-type="float" office:value="24" calcext:value-type="float">
            <text:p>24</text:p>
          </table:table-cell>
          <table:table-cell table:style-name="ce36" table:formula="of:=IF([.$A557]=1;[.B230];&quot;&quot;)">
            <text:p/>
          </table:table-cell>
          <table:table-cell table:style-name="ce36" table:formula="of:=IF([.$A557]=1;[.C230];&quot;&quot;)">
            <text:p/>
          </table:table-cell>
          <table:table-cell table:style-name="ce36" table:formula="of:=IF([.$A557]=2;[.B230];&quot;&quot;)">
            <text:p/>
          </table:table-cell>
          <table:table-cell table:style-name="ce36" table:formula="of:=IF([.$A557]=2;[.C230];&quot;&quot;)">
            <text:p/>
          </table:table-cell>
          <table:table-cell table:style-name="ce36" table:formula="of:=IF([.$A557]=3;[.B230];&quot;&quot;)" office:value-type="float" office:value="7.8" calcext:value-type="float">
            <text:p>7.8</text:p>
          </table:table-cell>
          <table:table-cell table:style-name="ce36" table:formula="of:=IF([.$A557]=3;[.C230];&quot;&quot;)" office:value-type="float" office:value="5.6" calcext:value-type="float">
            <text:p>5.6</text:p>
          </table:table-cell>
          <table:table-cell table:number-columns-repeated="1016"/>
        </table:table-row>
        <table:table-row table:style-name="ro1">
          <table:table-cell table:formula="of:=[.F518]" office:value-type="float" office:value="1" calcext:value-type="float">
            <text:p>1</text:p>
          </table:table-cell>
          <table:table-cell table:formula="of:=[.A518]" office:value-type="float" office:value="25" calcext:value-type="float">
            <text:p>25</text:p>
          </table:table-cell>
          <table:table-cell table:style-name="ce36" table:formula="of:=IF([.$A558]=1;[.B231];&quot;&quot;)" office:value-type="float" office:value="4.7" calcext:value-type="float">
            <text:p>4.7</text:p>
          </table:table-cell>
          <table:table-cell table:style-name="ce36" table:formula="of:=IF([.$A558]=1;[.C231];&quot;&quot;)" office:value-type="float" office:value="7.8" calcext:value-type="float">
            <text:p>7.8</text:p>
          </table:table-cell>
          <table:table-cell table:style-name="ce36" table:formula="of:=IF([.$A558]=2;[.B231];&quot;&quot;)">
            <text:p/>
          </table:table-cell>
          <table:table-cell table:style-name="ce36" table:formula="of:=IF([.$A558]=2;[.C231];&quot;&quot;)">
            <text:p/>
          </table:table-cell>
          <table:table-cell table:style-name="ce36" table:formula="of:=IF([.$A558]=3;[.B231];&quot;&quot;)">
            <text:p/>
          </table:table-cell>
          <table:table-cell table:style-name="ce36" table:formula="of:=IF([.$A558]=3;[.C231];&quot;&quot;)">
            <text:p/>
          </table:table-cell>
          <table:table-cell table:number-columns-repeated="1016"/>
        </table:table-row>
        <table:table-row table:style-name="ro1">
          <table:table-cell table:formula="of:=[.F519]" office:value-type="float" office:value="3" calcext:value-type="float">
            <text:p>3</text:p>
          </table:table-cell>
          <table:table-cell table:formula="of:=[.A519]" office:value-type="float" office:value="26" calcext:value-type="float">
            <text:p>26</text:p>
          </table:table-cell>
          <table:table-cell table:style-name="ce36" table:formula="of:=IF([.$A559]=1;[.B232];&quot;&quot;)">
            <text:p/>
          </table:table-cell>
          <table:table-cell table:style-name="ce36" table:formula="of:=IF([.$A559]=1;[.C232];&quot;&quot;)">
            <text:p/>
          </table:table-cell>
          <table:table-cell table:style-name="ce36" table:formula="of:=IF([.$A559]=2;[.B232];&quot;&quot;)">
            <text:p/>
          </table:table-cell>
          <table:table-cell table:style-name="ce36" table:formula="of:=IF([.$A559]=2;[.C232];&quot;&quot;)">
            <text:p/>
          </table:table-cell>
          <table:table-cell table:style-name="ce36" table:formula="of:=IF([.$A559]=3;[.B232];&quot;&quot;)" office:value-type="float" office:value="7.8" calcext:value-type="float">
            <text:p>7.8</text:p>
          </table:table-cell>
          <table:table-cell table:style-name="ce36" table:formula="of:=IF([.$A559]=3;[.C232];&quot;&quot;)" office:value-type="float" office:value="4.6" calcext:value-type="float">
            <text:p>4.6</text:p>
          </table:table-cell>
          <table:table-cell table:number-columns-repeated="1016"/>
        </table:table-row>
        <table:table-row table:style-name="ro1">
          <table:table-cell table:formula="of:=[.F520]" office:value-type="float" office:value="2" calcext:value-type="float">
            <text:p>2</text:p>
          </table:table-cell>
          <table:table-cell table:formula="of:=[.A520]" office:value-type="float" office:value="27" calcext:value-type="float">
            <text:p>27</text:p>
          </table:table-cell>
          <table:table-cell table:style-name="ce36" table:formula="of:=IF([.$A560]=1;[.B233];&quot;&quot;)">
            <text:p/>
          </table:table-cell>
          <table:table-cell table:style-name="ce36" table:formula="of:=IF([.$A560]=1;[.C233];&quot;&quot;)">
            <text:p/>
          </table:table-cell>
          <table:table-cell table:style-name="ce36" table:formula="of:=IF([.$A560]=2;[.B233];&quot;&quot;)" office:value-type="float" office:value="13.3" calcext:value-type="float">
            <text:p>13.3</text:p>
          </table:table-cell>
          <table:table-cell table:style-name="ce36" table:formula="of:=IF([.$A560]=2;[.C233];&quot;&quot;)" office:value-type="float" office:value="8.9" calcext:value-type="float">
            <text:p>8.9</text:p>
          </table:table-cell>
          <table:table-cell table:style-name="ce36" table:formula="of:=IF([.$A560]=3;[.B233];&quot;&quot;)">
            <text:p/>
          </table:table-cell>
          <table:table-cell table:style-name="ce36" table:formula="of:=IF([.$A560]=3;[.C233];&quot;&quot;)">
            <text:p/>
          </table:table-cell>
          <table:table-cell table:number-columns-repeated="1016"/>
        </table:table-row>
        <table:table-row table:style-name="ro1">
          <table:table-cell table:formula="of:=[.F521]" office:value-type="float" office:value="1" calcext:value-type="float">
            <text:p>1</text:p>
          </table:table-cell>
          <table:table-cell table:formula="of:=[.A521]" office:value-type="float" office:value="28" calcext:value-type="float">
            <text:p>28</text:p>
          </table:table-cell>
          <table:table-cell table:style-name="ce36" table:formula="of:=IF([.$A561]=1;[.B234];&quot;&quot;)" office:value-type="float" office:value="3.4" calcext:value-type="float">
            <text:p>3.4</text:p>
          </table:table-cell>
          <table:table-cell table:style-name="ce36" table:formula="of:=IF([.$A561]=1;[.C234];&quot;&quot;)" office:value-type="float" office:value="4.6" calcext:value-type="float">
            <text:p>4.6</text:p>
          </table:table-cell>
          <table:table-cell table:style-name="ce36" table:formula="of:=IF([.$A561]=2;[.B234];&quot;&quot;)">
            <text:p/>
          </table:table-cell>
          <table:table-cell table:style-name="ce36" table:formula="of:=IF([.$A561]=2;[.C234];&quot;&quot;)">
            <text:p/>
          </table:table-cell>
          <table:table-cell table:style-name="ce36" table:formula="of:=IF([.$A561]=3;[.B234];&quot;&quot;)">
            <text:p/>
          </table:table-cell>
          <table:table-cell table:style-name="ce36" table:formula="of:=IF([.$A561]=3;[.C234];&quot;&quot;)">
            <text:p/>
          </table:table-cell>
          <table:table-cell table:number-columns-repeated="1016"/>
        </table:table-row>
        <table:table-row table:style-name="ro1">
          <table:table-cell table:formula="of:=[.F522]" office:value-type="float" office:value="1" calcext:value-type="float">
            <text:p>1</text:p>
          </table:table-cell>
          <table:table-cell table:formula="of:=[.A522]" office:value-type="float" office:value="29" calcext:value-type="float">
            <text:p>29</text:p>
          </table:table-cell>
          <table:table-cell table:style-name="ce36" table:formula="of:=IF([.$A562]=1;[.B235];&quot;&quot;)" office:value-type="float" office:value="5.6" calcext:value-type="float">
            <text:p>5.6</text:p>
          </table:table-cell>
          <table:table-cell table:style-name="ce36" table:formula="of:=IF([.$A562]=1;[.C235];&quot;&quot;)" office:value-type="float" office:value="6.6" calcext:value-type="float">
            <text:p>6.6</text:p>
          </table:table-cell>
          <table:table-cell table:style-name="ce36" table:formula="of:=IF([.$A562]=2;[.B235];&quot;&quot;)">
            <text:p/>
          </table:table-cell>
          <table:table-cell table:style-name="ce36" table:formula="of:=IF([.$A562]=2;[.C235];&quot;&quot;)">
            <text:p/>
          </table:table-cell>
          <table:table-cell table:style-name="ce36" table:formula="of:=IF([.$A562]=3;[.B235];&quot;&quot;)">
            <text:p/>
          </table:table-cell>
          <table:table-cell table:style-name="ce36" table:formula="of:=IF([.$A562]=3;[.C235];&quot;&quot;)">
            <text:p/>
          </table:table-cell>
          <table:table-cell table:number-columns-repeated="1016"/>
        </table:table-row>
        <table:table-row table:style-name="ro1">
          <table:table-cell table:formula="of:=[.F523]" office:value-type="float" office:value="3" calcext:value-type="float">
            <text:p>3</text:p>
          </table:table-cell>
          <table:table-cell table:formula="of:=[.A523]" office:value-type="float" office:value="30" calcext:value-type="float">
            <text:p>30</text:p>
          </table:table-cell>
          <table:table-cell table:style-name="ce36" table:formula="of:=IF([.$A563]=1;[.B236];&quot;&quot;)">
            <text:p/>
          </table:table-cell>
          <table:table-cell table:style-name="ce36" table:formula="of:=IF([.$A563]=1;[.C236];&quot;&quot;)">
            <text:p/>
          </table:table-cell>
          <table:table-cell table:style-name="ce36" table:formula="of:=IF([.$A563]=2;[.B236];&quot;&quot;)">
            <text:p/>
          </table:table-cell>
          <table:table-cell table:style-name="ce36" table:formula="of:=IF([.$A563]=2;[.C236];&quot;&quot;)">
            <text:p/>
          </table:table-cell>
          <table:table-cell table:style-name="ce36" table:formula="of:=IF([.$A563]=3;[.B236];&quot;&quot;)" office:value-type="float" office:value="7.9" calcext:value-type="float">
            <text:p>7.9</text:p>
          </table:table-cell>
          <table:table-cell table:style-name="ce36" table:formula="of:=IF([.$A563]=3;[.C236];&quot;&quot;)"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table:formula="of:=[.F524]" office:value-type="float" office:value="3" calcext:value-type="float">
            <text:p>3</text:p>
          </table:table-cell>
          <table:table-cell table:formula="of:=[.A524]" office:value-type="float" office:value="31" calcext:value-type="float">
            <text:p>31</text:p>
          </table:table-cell>
          <table:table-cell table:style-name="ce36" table:formula="of:=IF([.$A564]=1;[.B237];&quot;&quot;)">
            <text:p/>
          </table:table-cell>
          <table:table-cell table:style-name="ce36" table:formula="of:=IF([.$A564]=1;[.C237];&quot;&quot;)">
            <text:p/>
          </table:table-cell>
          <table:table-cell table:style-name="ce36" table:formula="of:=IF([.$A564]=2;[.B237];&quot;&quot;)">
            <text:p/>
          </table:table-cell>
          <table:table-cell table:style-name="ce36" table:formula="of:=IF([.$A564]=2;[.C237];&quot;&quot;)">
            <text:p/>
          </table:table-cell>
          <table:table-cell table:style-name="ce36" table:formula="of:=IF([.$A564]=3;[.B237];&quot;&quot;)" office:value-type="float" office:value="5.8" calcext:value-type="float">
            <text:p>5.8</text:p>
          </table:table-cell>
          <table:table-cell table:style-name="ce36" table:formula="of:=IF([.$A564]=3;[.C237];&quot;&quot;)" office:value-type="float" office:value="6.6" calcext:value-type="float">
            <text:p>6.6</text:p>
          </table:table-cell>
          <table:table-cell table:number-columns-repeated="1016"/>
        </table:table-row>
        <table:table-row table:style-name="ro1">
          <table:table-cell table:formula="of:=[.F525]" office:value-type="float" office:value="1" calcext:value-type="float">
            <text:p>1</text:p>
          </table:table-cell>
          <table:table-cell table:formula="of:=[.A525]" office:value-type="float" office:value="32" calcext:value-type="float">
            <text:p>32</text:p>
          </table:table-cell>
          <table:table-cell table:style-name="ce36" table:formula="of:=IF([.$A565]=1;[.B238];&quot;&quot;)" office:value-type="float" office:value="4.8" calcext:value-type="float">
            <text:p>4.8</text:p>
          </table:table-cell>
          <table:table-cell table:style-name="ce36" table:formula="of:=IF([.$A565]=1;[.C238];&quot;&quot;)" office:value-type="float" office:value="4.6" calcext:value-type="float">
            <text:p>4.6</text:p>
          </table:table-cell>
          <table:table-cell table:style-name="ce36" table:formula="of:=IF([.$A565]=2;[.B238];&quot;&quot;)">
            <text:p/>
          </table:table-cell>
          <table:table-cell table:style-name="ce36" table:formula="of:=IF([.$A565]=2;[.C238];&quot;&quot;)">
            <text:p/>
          </table:table-cell>
          <table:table-cell table:style-name="ce36" table:formula="of:=IF([.$A565]=3;[.B238];&quot;&quot;)">
            <text:p/>
          </table:table-cell>
          <table:table-cell table:style-name="ce36" table:formula="of:=IF([.$A565]=3;[.C238];&quot;&quot;)">
            <text:p/>
          </table:table-cell>
          <table:table-cell table:number-columns-repeated="1016"/>
        </table:table-row>
        <table:table-row table:style-name="ro1">
          <table:table-cell table:formula="of:=[.F526]" office:value-type="float" office:value="2" calcext:value-type="float">
            <text:p>2</text:p>
          </table:table-cell>
          <table:table-cell table:formula="of:=[.A526]" office:value-type="float" office:value="33" calcext:value-type="float">
            <text:p>33</text:p>
          </table:table-cell>
          <table:table-cell table:style-name="ce36" table:formula="of:=IF([.$A566]=1;[.B239];&quot;&quot;)">
            <text:p/>
          </table:table-cell>
          <table:table-cell table:style-name="ce36" table:formula="of:=IF([.$A566]=1;[.C239];&quot;&quot;)">
            <text:p/>
          </table:table-cell>
          <table:table-cell table:style-name="ce36" table:formula="of:=IF([.$A566]=2;[.B239];&quot;&quot;)" office:value-type="float" office:value="12.4" calcext:value-type="float">
            <text:p>12.4</text:p>
          </table:table-cell>
          <table:table-cell table:style-name="ce36" table:formula="of:=IF([.$A566]=2;[.C239];&quot;&quot;)" office:value-type="float" office:value="9.1" calcext:value-type="float">
            <text:p>9.1</text:p>
          </table:table-cell>
          <table:table-cell table:style-name="ce36" table:formula="of:=IF([.$A566]=3;[.B239];&quot;&quot;)">
            <text:p/>
          </table:table-cell>
          <table:table-cell table:style-name="ce36" table:formula="of:=IF([.$A566]=3;[.C239];&quot;&quot;)">
            <text:p/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534:.C566])" office:value-type="float" office:value="4.02666666666667" calcext:value-type="float">
            <text:p>4.02666666666667</text:p>
          </table:table-cell>
          <table:table-cell table:formula="of:=AVERAGE([.D534:.D566])" office:value-type="float" office:value="6.65333333333333" calcext:value-type="float">
            <text:p>6.65333333333333</text:p>
          </table:table-cell>
          <table:table-cell table:formula="of:=AVERAGE([.E534:.E566])" office:value-type="float" office:value="11.42" calcext:value-type="float">
            <text:p>11.42</text:p>
          </table:table-cell>
          <table:table-cell table:formula="of:=AVERAGE([.F534:.F566])" office:value-type="float" office:value="12.25" calcext:value-type="float">
            <text:p>12.25</text:p>
          </table:table-cell>
          <table:table-cell table:formula="of:=AVERAGE([.G534:.G566])" office:value-type="float" office:value="7.8" calcext:value-type="float">
            <text:p>7.8</text:p>
          </table:table-cell>
          <table:table-cell table:formula="of:=AVERAGE([.H534:.H566])" office:value-type="float" office:value="6.2375" calcext:value-type="float">
            <text:p>6.2375</text:p>
          </table:table-cell>
          <table:table-cell table:number-columns-repeated="1016"/>
        </table:table-row>
        <table:table-row table:style-name="ro1" table:number-rows-repeated="104800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.E152:Sheet.E184">
            <calcext:condition calcext:apply-style-name="Green" calcext:value="bottom-elements(10)" calcext:base-cell-address="Sheet.E152"/>
          </calcext:conditional-format>
          <calcext:conditional-format calcext:target-range-address="Sheet.K152:Sheet.K185">
            <calcext:condition calcext:apply-style-name="Green" calcext:value="bottom-elements(10)" calcext:base-cell-address="Sheet.K152"/>
          </calcext:conditional-format>
          <calcext:conditional-format calcext:target-range-address="Sheet.Q152:Sheet.Q186">
            <calcext:condition calcext:apply-style-name="Green" calcext:value="bottom-elements(10)" calcext:base-cell-address="Sheet.Q152"/>
          </calcext:conditional-format>
        </calcext:conditional-formats>
      </table:table>
      <table:named-expressions>
        <table:named-range table:name="cluster1_1" table:base-cell-address="$Sheet.$C$494" table:cell-range-address=".$C$318:.$D$318"/>
        <table:named-range table:name="cluster1_2" table:base-cell-address="$Sheet.$B$245" table:cell-range-address=".$C$397:.$D$397"/>
        <table:named-range table:name="cluster1_3" table:base-cell-address="$Sheet.$C$494" table:cell-range-address=".$C$489:.$D$489"/>
        <table:named-range table:name="cluster2_1" table:base-cell-address="$Sheet.$B$245" table:cell-range-address=".$E$318:.$F$318"/>
        <table:named-range table:name="cluster2_2" table:base-cell-address="$Sheet.$B$245" table:cell-range-address=".$E$397:.$F$397"/>
        <table:named-range table:name="cluster2_3" table:base-cell-address="$Sheet.$C$494" table:cell-range-address=".$E$489:.$F$489"/>
        <table:named-range table:name="cluster3_1" table:base-cell-address="$Sheet.$B$245" table:cell-range-address=".$G$318:.$H$318"/>
        <table:named-range table:name="cluster3_2" table:base-cell-address="$Sheet.$B$245" table:cell-range-address=".$G$397:.$H$397"/>
        <table:named-range table:name="cluster3_3" table:base-cell-address="$Sheet.$C$494" table:cell-range-address=".$G$489:.$H$489"/>
        <table:named-range table:name="start1" table:base-cell-address="$Sheet.$B$245" table:cell-range-address=".$B$208:.$C$208"/>
        <table:named-range table:name="start2" table:base-cell-address="$Sheet.$B$245" table:cell-range-address=".$B$225:.$C$225"/>
        <table:named-range table:name="start3" table:base-cell-address="$Sheet.$B$245" table:cell-range-address=".$B$235:.$C$235"/>
      </table:named-expressions>
      <table:database-ranges>
        <table:database-range table:name="__Anonymous_Sheet_DB__0" table:target-range-address="Sheet.A1:Sheet.D3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" style:family="table-cell" style:parent-style-name="Default">
      <style:table-cell-properties fo:background-color="#add58a" loext:vertical-justify="auto"/>
      <style:paragraph-properties css3t:text-justify="auto"/>
      <style:text-properties fo:color="#2b511a" fo:font-size="14pt" style:font-weight-asian="normal"/>
    </style:style>
  </office:styles>
  <office:automatic-styles>
    <style:page-layout style:name="Mpm1">
      <style:page-layout-properties fo:page-width="1440pt" fo:page-height="3888pt" style:num-format="1" style:print-orientation="portrait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1:06:22.992683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1:34:44.928125246</meta:creation-date>
    <dc:date>2018-05-09T11:18:08.035264799</dc:date>
    <meta:editing-duration>PT25M48S</meta:editing-duration>
    <meta:editing-cycles>7</meta:editing-cycles>
    <meta:generator>LibreOffice/6.0.3.2$Linux_X86_64 LibreOffice_project/00m0$Build-2</meta:generator>
    <meta:document-statistic meta:table-count="1" meta:cell-count="3715" meta:object-count="6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23cm" svg:height="22.18cm" xlink:href=".." xlink:type="simple" chart:class="chart:scatter" chart:style-name="ch1">
        <chart:title svg:x="13.05cm" svg:y="0.579cm" chart:style-name="ch2">
          <text:p>Clusters gen 1</text:p>
        </chart:title>
        <chart:legend chart:legend-position="bottom" svg:x="6.419cm" svg:y="21.589cm" style:legend-expansion="wide" chart:style-name="ch3"/>
        <chart:plot-area chart:style-name="ch4" table:cell-range-address="Sheet.C284:Sheet.D316 Sheet.D318:Sheet.D318 Sheet.F284:Sheet.F316 Sheet.F318:Sheet.F318 Sheet.H284:Sheet.H316 Sheet.H318:Sheet.H318" chart:data-source-has-labels="row" svg:x="1.578cm" svg:y="1.827cm" svg:width="27.068cm" svg:height="18.171cm">
          <chartooo:coordinate-region svg:x="2.041cm" svg:y="2.022cm" svg:width="26.182cm" svg:height="17.337cm"/>
          <chart:axis chart:dimension="x" chart:name="primary-x" chart:style-name="ch5">
            <chart:title svg:x="14.878cm" svg:y="20.442cm" chart:style-name="ch6">
              <text:p>x1</text:p>
            </chart:title>
          </chart:axis>
          <chart:axis chart:dimension="y" chart:name="primary-y" chart:style-name="ch7">
            <chart:title svg:x="0.451cm" svg:y="11.146cm" chart:style-name="ch8">
              <text:p>x2</text:p>
            </chart:title>
            <chart:grid chart:style-name="ch9" chart:class="major"/>
          </chart:axis>
          <chart:series chart:style-name="ch10" chart:values-cell-range-address="Sheet.D284:Sheet.D316" loext:label-string="&quot;Cluster 1&quot;" chart:class="chart:scatter">
            <chart:domain table:cell-range-address="Sheet.C284:Sheet.C316"/>
            <chart:data-point chart:repeated="33"/>
          </chart:series>
          <chart:series chart:style-name="ch11" chart:values-cell-range-address="Sheet.D318:Sheet.D318" loext:label-string="&quot;Centroid Cluster 1&quot;" chart:class="chart:scatter">
            <chart:domain table:cell-range-address="Sheet.C318:Sheet.C318"/>
            <chart:data-point/>
          </chart:series>
          <chart:series chart:style-name="ch12" chart:values-cell-range-address="Sheet.F284:Sheet.F316" loext:label-string="&quot;Cluster 2&quot;" chart:class="chart:scatter">
            <chart:domain table:cell-range-address="Sheet.E284:Sheet.E316"/>
            <chart:data-point chart:repeated="33"/>
          </chart:series>
          <chart:series chart:style-name="ch13" chart:values-cell-range-address="Sheet.F318:Sheet.F318" loext:label-string="&quot;Centroid Cluster 2&quot;" chart:class="chart:scatter">
            <chart:domain table:cell-range-address="Sheet.E318:Sheet.E318"/>
            <chart:data-point/>
          </chart:series>
          <chart:series chart:style-name="ch14" chart:values-cell-range-address="Sheet.H284:Sheet.H316" loext:label-string="&quot;Cluster 3&quot;" chart:class="chart:scatter">
            <chart:domain table:cell-range-address="Sheet.G284:Sheet.G316"/>
            <chart:data-point chart:repeated="33"/>
          </chart:series>
          <chart:series chart:style-name="ch15" chart:values-cell-range-address="Sheet.H318:Sheet.H318" loext:label-string="&quot;Centroid Cluster 3&quot;" chart:class="chart:scatter">
            <chart:domain table:cell-range-address="Sheet.G318:Sheet.G318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luster 1</text:p>
              </table:table-cell>
              <table:table-cell office:value-type="string">
                <text:p/>
              </table:table-cell>
              <table:table-cell office:value-type="string">
                <text:p>Centroid Cluster 1</text:p>
              </table:table-cell>
              <table:table-cell office:value-type="string">
                <text:p>Column E</text:p>
              </table:table-cell>
              <table:table-cell office:value-type="string">
                <text:p>Cluster 2</text:p>
              </table:table-cell>
              <table:table-cell office:value-type="string">
                <text:p/>
              </table:table-cell>
              <table:table-cell office:value-type="string">
                <text:p>Centroid Cluster 2</text:p>
              </table:table-cell>
              <table:table-cell office:value-type="string">
                <text:p>Column G</text:p>
              </table:table-cell>
              <table:table-cell office:value-type="string">
                <text:p>Cluster 3</text:p>
              </table:table-cell>
              <table:table-cell office:value-type="string">
                <text:p/>
              </table:table-cell>
              <table:table-cell office:value-type="string">
                <text:p>Centroid Cluster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.C284:Sheet.C316</svg:desc>
                </draw:g>
              </table:table-cell>
              <table:table-cell office:value-type="float" office:value="NaN">
                <text:p>NaN</text:p>
                <draw:g>
                  <svg:desc>Sheet.D284:Sheet.D316</svg:desc>
                </draw:g>
              </table:table-cell>
              <table:table-cell office:value-type="float" office:value="3.17142857142857">
                <text:p>3.17142857142857</text:p>
                <draw:g>
                  <svg:desc>Sheet.C318:Sheet.C318</svg:desc>
                </draw:g>
              </table:table-cell>
              <table:table-cell office:value-type="float" office:value="6.87142857142857">
                <text:p>6.87142857142857</text:p>
                <draw:g>
                  <svg:desc>Sheet.D318:Sheet.D318</svg:desc>
                </draw:g>
              </table:table-cell>
              <table:table-cell office:value-type="float" office:value="NaN">
                <text:p>NaN</text:p>
                <draw:g>
                  <svg:desc>Sheet.E284:Sheet.E316</svg:desc>
                </draw:g>
              </table:table-cell>
              <table:table-cell office:value-type="float" office:value="NaN">
                <text:p>NaN</text:p>
                <draw:g>
                  <svg:desc>Sheet.F284:Sheet.F316</svg:desc>
                </draw:g>
              </table:table-cell>
              <table:table-cell office:value-type="float" office:value="12.0125">
                <text:p>12.0125</text:p>
                <draw:g>
                  <svg:desc>Sheet.E318:Sheet.E318</svg:desc>
                </draw:g>
              </table:table-cell>
              <table:table-cell office:value-type="float" office:value="12.6">
                <text:p>12.6</text:p>
                <draw:g>
                  <svg:desc>Sheet.F318:Sheet.F318</svg:desc>
                </draw:g>
              </table:table-cell>
              <table:table-cell office:value-type="float" office:value="7.5">
                <text:p>7.5</text:p>
                <draw:g>
                  <svg:desc>Sheet.G284:Sheet.G316</svg:desc>
                </draw:g>
              </table:table-cell>
              <table:table-cell office:value-type="float" office:value="8.5">
                <text:p>8.5</text:p>
                <draw:g>
                  <svg:desc>Sheet.H284:Sheet.H316</svg:desc>
                </draw:g>
              </table:table-cell>
              <table:table-cell office:value-type="float" office:value="6.59444444444444">
                <text:p>6.59444444444444</text:p>
                <draw:g>
                  <svg:desc>Sheet.G318:Sheet.G318</svg:desc>
                </draw:g>
              </table:table-cell>
              <table:table-cell office:value-type="float" office:value="6.85">
                <text:p>6.85</text:p>
                <draw:g>
                  <svg:desc>Sheet.H318:Sheet.H3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 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chart-properties loext:regression-name=" 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chart-properties loext:regression-name=" 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671cm" svg:height="18.223cm" xlink:href=".." xlink:type="simple" chart:class="chart:scatter" chart:style-name="ch1">
        <chart:title svg:x="15.446cm" svg:y="0.5cm" chart:style-name="ch2">
          <text:p>Alarm states</text:p>
        </chart:title>
        <chart:legend chart:legend-position="bottom" svg:x="6.246cm" svg:y="17.632cm" style:legend-expansion="wide" chart:style-name="ch3"/>
        <chart:plot-area chart:style-name="ch4" table:cell-range-address="Sheet.W16:Sheet.X26 Sheet.X2:Sheet.X15 Sheet.X27:Sheet.X34 Sheet.AB2:Sheet.AB18 Sheet.AB20:Sheet.AB36 Sheet.AB38:Sheet.AB54" chart:data-source-has-labels="row" svg:x="1.667cm" svg:y="1.669cm" svg:width="31.331cm" svg:height="14.451cm">
          <chartooo:coordinate-region svg:x="2.341cm" svg:y="1.864cm" svg:width="30.444cm" svg:height="13.617cm"/>
          <chart:axis chart:dimension="x" chart:name="primary-x" chart:style-name="ch5">
            <chart:title svg:x="17.098cm" svg:y="16.485cm" chart:style-name="ch6">
              <text:p>x1</text:p>
            </chart:title>
            <chart:grid chart:style-name="ch7" chart:class="major"/>
          </chart:axis>
          <chart:axis chart:dimension="y" chart:name="primary-y" chart:style-name="ch5">
            <chart:title svg:x="0.451cm" svg:y="9.128cm" chart:style-name="ch8">
              <text:p>x2</text:p>
            </chart:title>
            <chart:grid chart:style-name="ch7" chart:class="major"/>
          </chart:axis>
          <chart:series chart:style-name="ch9" chart:values-cell-range-address="Sheet.X16:Sheet.X26" loext:label-string="&quot;Pending&quot;" chart:class="chart:scatter">
            <chart:domain table:cell-range-address="Sheet.W16:Sheet.W26"/>
            <chart:data-point chart:repeated="11"/>
          </chart:series>
          <chart:series chart:style-name="ch10" chart:values-cell-range-address="Sheet.X2:Sheet.X15" loext:label-string="&quot;Imminent&quot;" chart:class="chart:scatter">
            <chart:domain table:cell-range-address="Sheet.W2:Sheet.W15"/>
            <chart:data-point chart:repeated="14"/>
          </chart:series>
          <chart:series chart:style-name="ch11" chart:values-cell-range-address="Sheet.X27:Sheet.X34" loext:label-string="&quot;Small&quot;" chart:class="chart:scatter">
            <chart:domain table:cell-range-address="Sheet.W27:Sheet.W34"/>
            <chart:data-point chart:repeated="8"/>
          </chart:series>
          <chart:series chart:style-name="ch12" chart:values-cell-range-address="Sheet.AB2:Sheet.AB18" loext:label-string="&quot;Regression&quot;" chart:class="chart:scatter">
            <chart:domain table:cell-range-address="Sheet.AA2:Sheet.AA18"/>
            <chart:regression-curve chart:style-name="ch13"/>
            <chart:data-point chart:repeated="17"/>
          </chart:series>
          <chart:series chart:style-name="ch14" chart:values-cell-range-address="Sheet.AB20:Sheet.AB36" loext:label-string="&quot;Regression s=3&quot;" chart:class="chart:scatter">
            <chart:domain table:cell-range-address="Sheet.AA20:Sheet.AA36"/>
            <chart:regression-curve chart:style-name="ch15"/>
            <chart:data-point chart:repeated="17"/>
          </chart:series>
          <chart:series chart:style-name="ch16" chart:values-cell-range-address="Sheet.AB38:Sheet.AB54" loext:label-string="&quot;Regression s=6&quot;" chart:class="chart:scatter">
            <chart:domain table:cell-range-address="Sheet.AA38:Sheet.AA54"/>
            <chart:regression-curve chart:style-name="ch17"/>
            <chart:data-point chart:repeated="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Pending</text:p>
              </table:table-cell>
              <table:table-cell office:value-type="string">
                <text:p>Column W</text:p>
              </table:table-cell>
              <table:table-cell office:value-type="string">
                <text:p>Imminent</text:p>
              </table:table-cell>
              <table:table-cell office:value-type="string">
                <text:p>Column W</text:p>
              </table:table-cell>
              <table:table-cell office:value-type="string">
                <text:p>Small</text:p>
              </table:table-cell>
              <table:table-cell office:value-type="string">
                <text:p>Column AA</text:p>
              </table:table-cell>
              <table:table-cell office:value-type="string">
                <text:p>Regression</text:p>
              </table:table-cell>
              <table:table-cell office:value-type="string">
                <text:p>Column AA</text:p>
              </table:table-cell>
              <table:table-cell office:value-type="string">
                <text:p>Regression s=3</text:p>
              </table:table-cell>
              <table:table-cell office:value-type="string">
                <text:p>Column AA</text:p>
              </table:table-cell>
              <table:table-cell office:value-type="string">
                <text:p>Regression s=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Sheet.W16:Sheet.W26</svg:desc>
                </draw:g>
              </table:table-cell>
              <table:table-cell office:value-type="float" office:value="8.5">
                <text:p>8.5</text:p>
                <draw:g>
                  <svg:desc>Sheet.X16:Sheet.X26</svg:desc>
                </draw:g>
              </table:table-cell>
              <table:table-cell office:value-type="float" office:value="4.5">
                <text:p>4.5</text:p>
                <draw:g>
                  <svg:desc>Sheet.W2:Sheet.W15</svg:desc>
                </draw:g>
              </table:table-cell>
              <table:table-cell office:value-type="float" office:value="8.9">
                <text:p>8.9</text:p>
                <draw:g>
                  <svg:desc>Sheet.X2:Sheet.X15</svg:desc>
                </draw:g>
              </table:table-cell>
              <table:table-cell office:value-type="float" office:value="3.2">
                <text:p>3.2</text:p>
                <draw:g>
                  <svg:desc>Sheet.W27:Sheet.W34</svg:desc>
                </draw:g>
              </table:table-cell>
              <table:table-cell office:value-type="float" office:value="4.3">
                <text:p>4.3</text:p>
                <draw:g>
                  <svg:desc>Sheet.X27:Sheet.X34</svg:desc>
                </draw:g>
              </table:table-cell>
              <table:table-cell office:value-type="float" office:value="1">
                <text:p>1</text:p>
                <draw:g>
                  <svg:desc>Sheet.AA2:Sheet.AA18</svg:desc>
                </draw:g>
              </table:table-cell>
              <table:table-cell office:value-type="float" office:value="4.36181467936178">
                <text:p>4.36181467936178</text:p>
                <draw:g>
                  <svg:desc>Sheet.AB2:Sheet.AB18</svg:desc>
                </draw:g>
              </table:table-cell>
              <table:table-cell office:value-type="float" office:value="1">
                <text:p>1</text:p>
                <draw:g>
                  <svg:desc>Sheet.AA20:Sheet.AA36</svg:desc>
                </draw:g>
              </table:table-cell>
              <table:table-cell office:value-type="float" office:value="2.7053851027033">
                <text:p>2.7053851027033</text:p>
                <draw:g>
                  <svg:desc>Sheet.AB20:Sheet.AB36</svg:desc>
                </draw:g>
              </table:table-cell>
              <table:table-cell office:value-type="float" office:value="1">
                <text:p>1</text:p>
                <draw:g>
                  <svg:desc>Sheet.AA38:Sheet.AA54</svg:desc>
                </draw:g>
              </table:table-cell>
              <table:table-cell office:value-type="float" office:value="0.664790731862652">
                <text:p>0.664790731862652</text:p>
                <draw:g>
                  <svg:desc>Sheet.AB38:Sheet.A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2">
                <text:p>2</text:p>
              </table:table-cell>
              <table:table-cell office:value-type="float" office:value="4.99054073613169">
                <text:p>4.99054073613169</text:p>
              </table:table-cell>
              <table:table-cell office:value-type="float" office:value="2">
                <text:p>2</text:p>
              </table:table-cell>
              <table:table-cell office:value-type="float" office:value="3.60209236014132">
                <text:p>3.60209236014132</text:p>
              </table:table-cell>
              <table:table-cell office:value-type="float" office:value="2">
                <text:p>2</text:p>
              </table:table-cell>
              <table:table-cell office:value-type="float" office:value="1.9025560378952">
                <text:p>1.902556037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5.6192667929016">
                <text:p>5.6192667929016</text:p>
              </table:table-cell>
              <table:table-cell office:value-type="float" office:value="3">
                <text:p>3</text:p>
              </table:table-cell>
              <table:table-cell office:value-type="float" office:value="4.49879961757933">
                <text:p>4.49879961757933</text:p>
              </table:table-cell>
              <table:table-cell office:value-type="float" office:value="3">
                <text:p>3</text:p>
              </table:table-cell>
              <table:table-cell office:value-type="float" office:value="3.14032134392774">
                <text:p>3.14032134392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  <table:table-cell office:value-type="float" office:value="6.24799284967151">
                <text:p>6.24799284967151</text:p>
              </table:table-cell>
              <table:table-cell office:value-type="float" office:value="4">
                <text:p>4</text:p>
              </table:table-cell>
              <table:table-cell office:value-type="float" office:value="5.39550687501734">
                <text:p>5.39550687501734</text:p>
              </table:table-cell>
              <table:table-cell office:value-type="float" office:value="4">
                <text:p>4</text:p>
              </table:table-cell>
              <table:table-cell office:value-type="float" office:value="4.37808664996029">
                <text:p>4.37808664996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5">
                <text:p>5</text:p>
              </table:table-cell>
              <table:table-cell office:value-type="float" office:value="6.87671890644142">
                <text:p>6.87671890644142</text:p>
              </table:table-cell>
              <table:table-cell office:value-type="float" office:value="5">
                <text:p>5</text:p>
              </table:table-cell>
              <table:table-cell office:value-type="float" office:value="6.29221413245535">
                <text:p>6.29221413245535</text:p>
              </table:table-cell>
              <table:table-cell office:value-type="float" office:value="5">
                <text:p>5</text:p>
              </table:table-cell>
              <table:table-cell office:value-type="float" office:value="5.61585195599283">
                <text:p>5.61585195599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6">
                <text:p>6</text:p>
              </table:table-cell>
              <table:table-cell office:value-type="float" office:value="7.50544496321133">
                <text:p>7.50544496321133</text:p>
              </table:table-cell>
              <table:table-cell office:value-type="float" office:value="6">
                <text:p>6</text:p>
              </table:table-cell>
              <table:table-cell office:value-type="float" office:value="7.18892138989337">
                <text:p>7.18892138989337</text:p>
              </table:table-cell>
              <table:table-cell office:value-type="float" office:value="6">
                <text:p>6</text:p>
              </table:table-cell>
              <table:table-cell office:value-type="float" office:value="6.85361726202538">
                <text:p>6.85361726202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7">
                <text:p>7</text:p>
              </table:table-cell>
              <table:table-cell office:value-type="float" office:value="8.13417101998123">
                <text:p>8.13417101998123</text:p>
              </table:table-cell>
              <table:table-cell office:value-type="float" office:value="7">
                <text:p>7</text:p>
              </table:table-cell>
              <table:table-cell office:value-type="float" office:value="8.08562864733138">
                <text:p>8.08562864733138</text:p>
              </table:table-cell>
              <table:table-cell office:value-type="float" office:value="7">
                <text:p>7</text:p>
              </table:table-cell>
              <table:table-cell office:value-type="float" office:value="8.09138256805793">
                <text:p>8.09138256805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  <table:table-cell office:value-type="float" office:value="8">
                <text:p>8</text:p>
              </table:table-cell>
              <table:table-cell office:value-type="float" office:value="8.76289707675114">
                <text:p>8.76289707675114</text:p>
              </table:table-cell>
              <table:table-cell office:value-type="float" office:value="8">
                <text:p>8</text:p>
              </table:table-cell>
              <table:table-cell office:value-type="float" office:value="8.98233590476939">
                <text:p>8.98233590476939</text:p>
              </table:table-cell>
              <table:table-cell office:value-type="float" office:value="8">
                <text:p>8</text:p>
              </table:table-cell>
              <table:table-cell office:value-type="float" office:value="9.32914787409047">
                <text:p>9.32914787409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.39162313352105">
                <text:p>9.39162313352105</text:p>
              </table:table-cell>
              <table:table-cell office:value-type="float" office:value="9">
                <text:p>9</text:p>
              </table:table-cell>
              <table:table-cell office:value-type="float" office:value="9.8790431622074">
                <text:p>9.8790431622074</text:p>
              </table:table-cell>
              <table:table-cell office:value-type="float" office:value="9">
                <text:p>9</text:p>
              </table:table-cell>
              <table:table-cell office:value-type="float" office:value="10.566913180123">
                <text:p>10.566913180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.020349190291">
                <text:p>10.020349190291</text:p>
              </table:table-cell>
              <table:table-cell office:value-type="float" office:value="10">
                <text:p>10</text:p>
              </table:table-cell>
              <table:table-cell office:value-type="float" office:value="10.7757504196454">
                <text:p>10.7757504196454</text:p>
              </table:table-cell>
              <table:table-cell office:value-type="float" office:value="10">
                <text:p>10</text:p>
              </table:table-cell>
              <table:table-cell office:value-type="float" office:value="11.8046784861556">
                <text:p>11.8046784861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0.6490752470609">
                <text:p>10.6490752470609</text:p>
              </table:table-cell>
              <table:table-cell office:value-type="float" office:value="11">
                <text:p>11</text:p>
              </table:table-cell>
              <table:table-cell office:value-type="float" office:value="11.6724576770834">
                <text:p>11.6724576770834</text:p>
              </table:table-cell>
              <table:table-cell office:value-type="float" office:value="11">
                <text:p>11</text:p>
              </table:table-cell>
              <table:table-cell office:value-type="float" office:value="13.0424437921881">
                <text:p>13.0424437921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1.2778013038308">
                <text:p>11.2778013038308</text:p>
              </table:table-cell>
              <table:table-cell office:value-type="float" office:value="12">
                <text:p>12</text:p>
              </table:table-cell>
              <table:table-cell office:value-type="float" office:value="12.5691649345214">
                <text:p>12.5691649345214</text:p>
              </table:table-cell>
              <table:table-cell office:value-type="float" office:value="12">
                <text:p>12</text:p>
              </table:table-cell>
              <table:table-cell office:value-type="float" office:value="14.2802090982207">
                <text:p>14.2802090982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1.9065273606007">
                <text:p>11.9065273606007</text:p>
              </table:table-cell>
              <table:table-cell office:value-type="float" office:value="13">
                <text:p>13</text:p>
              </table:table-cell>
              <table:table-cell office:value-type="float" office:value="13.4658721919595">
                <text:p>13.4658721919595</text:p>
              </table:table-cell>
              <table:table-cell office:value-type="float" office:value="13">
                <text:p>13</text:p>
              </table:table-cell>
              <table:table-cell office:value-type="float" office:value="15.5179744042532">
                <text:p>15.5179744042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2.5352534173706">
                <text:p>12.5352534173706</text:p>
              </table:table-cell>
              <table:table-cell office:value-type="float" office:value="14">
                <text:p>14</text:p>
              </table:table-cell>
              <table:table-cell office:value-type="float" office:value="14.3625794493975">
                <text:p>14.3625794493975</text:p>
              </table:table-cell>
              <table:table-cell office:value-type="float" office:value="14">
                <text:p>14</text:p>
              </table:table-cell>
              <table:table-cell office:value-type="float" office:value="16.7557397102858">
                <text:p>16.7557397102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3.1639794741405">
                <text:p>13.1639794741405</text:p>
              </table:table-cell>
              <table:table-cell office:value-type="float" office:value="15">
                <text:p>15</text:p>
              </table:table-cell>
              <table:table-cell office:value-type="float" office:value="15.2592867068355">
                <text:p>15.2592867068355</text:p>
              </table:table-cell>
              <table:table-cell office:value-type="float" office:value="15">
                <text:p>15</text:p>
              </table:table-cell>
              <table:table-cell office:value-type="float" office:value="17.9935050163183">
                <text:p>17.9935050163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3.7927055309104">
                <text:p>13.7927055309104</text:p>
              </table:table-cell>
              <table:table-cell office:value-type="float" office:value="16">
                <text:p>16</text:p>
              </table:table-cell>
              <table:table-cell office:value-type="float" office:value="16.1559939642735">
                <text:p>16.1559939642735</text:p>
              </table:table-cell>
              <table:table-cell office:value-type="float" office:value="16">
                <text:p>16</text:p>
              </table:table-cell>
              <table:table-cell office:value-type="float" office:value="19.2312703223508">
                <text:p>19.2312703223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4.4214315876803">
                <text:p>14.4214315876803</text:p>
              </table:table-cell>
              <table:table-cell office:value-type="float" office:value="17">
                <text:p>17</text:p>
              </table:table-cell>
              <table:table-cell office:value-type="float" office:value="17.0527012217115">
                <text:p>17.0527012217115</text:p>
              </table:table-cell>
              <table:table-cell office:value-type="float" office:value="17">
                <text:p>17</text:p>
              </table:table-cell>
              <table:table-cell office:value-type="float" office:value="20.4690356283834">
                <text:p>20.469035628383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23cm" svg:height="22.18cm" xlink:href=".." xlink:type="simple" chart:class="chart:scatter" chart:style-name="ch1">
        <chart:title svg:x="13.05cm" svg:y="0.579cm" chart:style-name="ch2">
          <text:p>Clusters gen 2</text:p>
        </chart:title>
        <chart:legend chart:legend-position="bottom" svg:x="6.419cm" svg:y="21.589cm" style:legend-expansion="wide" chart:style-name="ch3"/>
        <chart:plot-area chart:style-name="ch4" table:cell-range-address="Sheet.C363:Sheet.D395 Sheet.D397:Sheet.D397 Sheet.F363:Sheet.F395 Sheet.F397:Sheet.F397 Sheet.H363:Sheet.H395 Sheet.H397:Sheet.H397" chart:data-source-has-labels="row" svg:x="1.578cm" svg:y="1.827cm" svg:width="27.068cm" svg:height="18.171cm">
          <chartooo:coordinate-region svg:x="2.041cm" svg:y="2.022cm" svg:width="26.182cm" svg:height="17.337cm"/>
          <chart:axis chart:dimension="x" chart:name="primary-x" chart:style-name="ch5">
            <chart:title svg:x="14.878cm" svg:y="20.442cm" chart:style-name="ch6">
              <text:p>x1</text:p>
            </chart:title>
          </chart:axis>
          <chart:axis chart:dimension="y" chart:name="primary-y" chart:style-name="ch7">
            <chart:title svg:x="0.451cm" svg:y="11.146cm" chart:style-name="ch8">
              <text:p>x2</text:p>
            </chart:title>
            <chart:grid chart:style-name="ch9" chart:class="major"/>
          </chart:axis>
          <chart:series chart:style-name="ch10" chart:values-cell-range-address="Sheet.D363:Sheet.D395" loext:label-string="&quot;Cluster 1&quot;" chart:class="chart:scatter">
            <chart:domain table:cell-range-address="Sheet.C363:Sheet.C395"/>
            <chart:data-point chart:repeated="33"/>
          </chart:series>
          <chart:series chart:style-name="ch11" chart:values-cell-range-address="Sheet.D397:Sheet.D397" loext:label-string="&quot;Centroid Cluster 1&quot;" chart:class="chart:scatter">
            <chart:domain table:cell-range-address="Sheet.C397:Sheet.C397"/>
            <chart:data-point/>
          </chart:series>
          <chart:series chart:style-name="ch12" chart:values-cell-range-address="Sheet.F363:Sheet.F395" loext:label-string="&quot;Cluster 2&quot;" chart:class="chart:scatter">
            <chart:domain table:cell-range-address="Sheet.E363:Sheet.E395"/>
            <chart:data-point chart:repeated="33"/>
          </chart:series>
          <chart:series chart:style-name="ch13" chart:values-cell-range-address="Sheet.F397:Sheet.F397" loext:label-string="&quot;Centroid Cluster 2&quot;" chart:class="chart:scatter">
            <chart:domain table:cell-range-address="Sheet.E397:Sheet.E397"/>
            <chart:data-point/>
          </chart:series>
          <chart:series chart:style-name="ch14" chart:values-cell-range-address="Sheet.H363:Sheet.H395" loext:label-string="&quot;Cluster 3&quot;" chart:class="chart:scatter">
            <chart:domain table:cell-range-address="Sheet.G363:Sheet.G395"/>
            <chart:data-point chart:repeated="33"/>
          </chart:series>
          <chart:series chart:style-name="ch15" chart:values-cell-range-address="Sheet.H397:Sheet.H397" loext:label-string="&quot;Centroid Cluster 3&quot;" chart:class="chart:scatter">
            <chart:domain table:cell-range-address="Sheet.G397:Sheet.G397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luster 1</text:p>
              </table:table-cell>
              <table:table-cell office:value-type="string">
                <text:p/>
              </table:table-cell>
              <table:table-cell office:value-type="string">
                <text:p>Centroid Cluster 1</text:p>
              </table:table-cell>
              <table:table-cell office:value-type="string">
                <text:p>Column E</text:p>
              </table:table-cell>
              <table:table-cell office:value-type="string">
                <text:p>Cluster 2</text:p>
              </table:table-cell>
              <table:table-cell office:value-type="string">
                <text:p/>
              </table:table-cell>
              <table:table-cell office:value-type="string">
                <text:p>Centroid Cluster 2</text:p>
              </table:table-cell>
              <table:table-cell office:value-type="string">
                <text:p>Column G</text:p>
              </table:table-cell>
              <table:table-cell office:value-type="string">
                <text:p>Cluster 3</text:p>
              </table:table-cell>
              <table:table-cell office:value-type="string">
                <text:p/>
              </table:table-cell>
              <table:table-cell office:value-type="string">
                <text:p>Centroid Cluster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.C363:Sheet.C395</svg:desc>
                </draw:g>
              </table:table-cell>
              <table:table-cell office:value-type="float" office:value="NaN">
                <text:p>NaN</text:p>
                <draw:g>
                  <svg:desc>Sheet.D363:Sheet.D395</svg:desc>
                </draw:g>
              </table:table-cell>
              <table:table-cell office:value-type="float" office:value="3.78461538461538">
                <text:p>3.78461538461538</text:p>
                <draw:g>
                  <svg:desc>Sheet.C397:Sheet.C397</svg:desc>
                </draw:g>
              </table:table-cell>
              <table:table-cell office:value-type="float" office:value="6.56923076923077">
                <text:p>6.56923076923077</text:p>
                <draw:g>
                  <svg:desc>Sheet.D397:Sheet.D397</svg:desc>
                </draw:g>
              </table:table-cell>
              <table:table-cell office:value-type="float" office:value="NaN">
                <text:p>NaN</text:p>
                <draw:g>
                  <svg:desc>Sheet.E363:Sheet.E395</svg:desc>
                </draw:g>
              </table:table-cell>
              <table:table-cell office:value-type="float" office:value="NaN">
                <text:p>NaN</text:p>
                <draw:g>
                  <svg:desc>Sheet.F363:Sheet.F395</svg:desc>
                </draw:g>
              </table:table-cell>
              <table:table-cell office:value-type="float" office:value="11.42">
                <text:p>11.42</text:p>
                <draw:g>
                  <svg:desc>Sheet.E397:Sheet.E397</svg:desc>
                </draw:g>
              </table:table-cell>
              <table:table-cell office:value-type="float" office:value="12.25">
                <text:p>12.25</text:p>
                <draw:g>
                  <svg:desc>Sheet.F397:Sheet.F397</svg:desc>
                </draw:g>
              </table:table-cell>
              <table:table-cell office:value-type="float" office:value="7.5">
                <text:p>7.5</text:p>
                <draw:g>
                  <svg:desc>Sheet.G363:Sheet.G395</svg:desc>
                </draw:g>
              </table:table-cell>
              <table:table-cell office:value-type="float" office:value="8.5">
                <text:p>8.5</text:p>
                <draw:g>
                  <svg:desc>Sheet.H363:Sheet.H395</svg:desc>
                </draw:g>
              </table:table-cell>
              <table:table-cell office:value-type="float" office:value="7.36">
                <text:p>7.36</text:p>
                <draw:g>
                  <svg:desc>Sheet.G397:Sheet.G397</svg:desc>
                </draw:g>
              </table:table-cell>
              <table:table-cell office:value-type="float" office:value="6.43">
                <text:p>6.43</text:p>
                <draw:g>
                  <svg:desc>Sheet.H397:Sheet.H3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8.304cm" svg:height="20.73cm" xlink:href=".." xlink:type="simple" chart:class="chart:scatter" chart:style-name="ch1">
        <chart:title svg:x="17.763cm" svg:y="0.55cm" chart:style-name="ch2">
          <text:p>Alarm states</text:p>
        </chart:title>
        <chart:legend chart:legend-position="bottom" svg:x="16.464cm" svg:y="20.139cm" style:legend-expansion="wide" chart:style-name="ch3"/>
        <chart:plot-area chart:style-name="ch4" table:cell-range-address="Sheet.W16:Sheet.X26 Sheet.X2:Sheet.X15 Sheet.X27:Sheet.X34" chart:data-source-has-labels="row" svg:x="1.76cm" svg:y="1.769cm" svg:width="35.778cm" svg:height="16.808cm">
          <chartooo:coordinate-region svg:x="2.54cm" svg:y="1.964cm" svg:width="34.414cm" svg:height="15.974cm"/>
          <chart:axis chart:dimension="x" chart:name="primary-x" chart:style-name="ch5">
            <chart:title svg:x="19.415cm" svg:y="18.992cm" chart:style-name="ch6">
              <text:p>x1</text:p>
            </chart:title>
            <chart:grid chart:style-name="ch7" chart:class="major"/>
          </chart:axis>
          <chart:axis chart:dimension="y" chart:name="primary-y" chart:style-name="ch5">
            <chart:title svg:x="0.451cm" svg:y="10.407cm" chart:style-name="ch8">
              <text:p>x2</text:p>
            </chart:title>
            <chart:grid chart:style-name="ch7" chart:class="major"/>
          </chart:axis>
          <chart:series chart:style-name="ch9" chart:values-cell-range-address="Sheet.X16:Sheet.X26" loext:label-string="&quot;Pending&quot;" chart:class="chart:scatter">
            <chart:domain table:cell-range-address="Sheet.W16:Sheet.W26"/>
            <chart:data-point chart:repeated="11"/>
          </chart:series>
          <chart:series chart:style-name="ch10" chart:values-cell-range-address="Sheet.X2:Sheet.X15" loext:label-string="&quot;Imminent&quot;" chart:class="chart:scatter">
            <chart:domain table:cell-range-address="Sheet.W2:Sheet.W15"/>
            <chart:data-point chart:repeated="14"/>
          </chart:series>
          <chart:series chart:style-name="ch11" chart:values-cell-range-address="Sheet.X27:Sheet.X34" loext:label-string="&quot;Small&quot;" chart:class="chart:scatter">
            <chart:domain table:cell-range-address="Sheet.W27:Sheet.W34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Pending</text:p>
              </table:table-cell>
              <table:table-cell office:value-type="string">
                <text:p>Column W</text:p>
              </table:table-cell>
              <table:table-cell office:value-type="string">
                <text:p>Imminent</text:p>
              </table:table-cell>
              <table:table-cell office:value-type="string">
                <text:p>Column W</text:p>
              </table:table-cell>
              <table:table-cell office:value-type="string">
                <text:p>Sm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Sheet.W16:Sheet.W26</svg:desc>
                </draw:g>
              </table:table-cell>
              <table:table-cell office:value-type="float" office:value="8.5">
                <text:p>8.5</text:p>
                <draw:g>
                  <svg:desc>Sheet.X16:Sheet.X26</svg:desc>
                </draw:g>
              </table:table-cell>
              <table:table-cell office:value-type="float" office:value="4.5">
                <text:p>4.5</text:p>
                <draw:g>
                  <svg:desc>Sheet.W2:Sheet.W15</svg:desc>
                </draw:g>
              </table:table-cell>
              <table:table-cell office:value-type="float" office:value="8.9">
                <text:p>8.9</text:p>
                <draw:g>
                  <svg:desc>Sheet.X2:Sheet.X15</svg:desc>
                </draw:g>
              </table:table-cell>
              <table:table-cell office:value-type="float" office:value="3.2">
                <text:p>3.2</text:p>
                <draw:g>
                  <svg:desc>Sheet.W27:Sheet.W34</svg:desc>
                </draw:g>
              </table:table-cell>
              <table:table-cell office:value-type="float" office:value="4.3">
                <text:p>4.3</text:p>
                <draw:g>
                  <svg:desc>Sheet.X27:Sheet.X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23cm" svg:height="22.18cm" xlink:href="." xlink:type="simple" chart:class="chart:scatter" chart:style-name="ch1">
        <chart:title svg:x="13.05cm" svg:y="0.579cm" chart:style-name="ch2">
          <text:p>Clusters gen 3</text:p>
        </chart:title>
        <chart:legend chart:legend-position="bottom" svg:x="6.419cm" svg:y="21.589cm" style:legend-expansion="wide" chart:style-name="ch3"/>
        <chart:plot-area chart:style-name="ch4" chart:data-source-has-labels="both" svg:x="1.578cm" svg:y="1.827cm" svg:width="27.068cm" svg:height="18.171cm">
          <chartooo:coordinate-region svg:x="2.041cm" svg:y="2.022cm" svg:width="26.182cm" svg:height="17.337cm"/>
          <chart:axis chart:dimension="x" chart:name="primary-x" chart:style-name="ch5" chartooo:axis-type="auto">
            <chart:title svg:x="14.878cm" svg:y="20.442cm" chart:style-name="ch6">
              <text:p>x1</text:p>
            </chart:title>
            <chart:categories table:cell-range-address="local-table.$A$2:.$A$34"/>
          </chart:axis>
          <chart:axis chart:dimension="y" chart:name="primary-y" chart:style-name="ch7">
            <chart:title svg:x="0.451cm" svg:y="11.146cm" chart:style-name="ch8">
              <text:p>x2</text:p>
            </chart:title>
            <chart:grid chart:style-name="ch9" chart:class="major"/>
          </chart:axis>
          <chart:series chart:style-name="ch10" chart:values-cell-range-address="local-table.$C$2:.$C$34" chart:label-cell-address="local-table.$C$1" chart:class="chart:scatter">
            <chart:domain table:cell-range-address="local-table.$B$2:.$B$34"/>
            <chart:data-point chart:repeated="33"/>
          </chart:series>
          <chart:series chart:style-name="ch11" chart:values-cell-range-address="local-table.$E$2:.$E$34" chart:label-cell-address="local-table.$E$1" chart:class="chart:scatter">
            <chart:domain table:cell-range-address="local-table.$D$2:.$D$34"/>
            <chart:data-point chart:repeated="33"/>
          </chart:series>
          <chart:series chart:style-name="ch12" chart:values-cell-range-address="local-table.$G$2:.$G$34" chart:label-cell-address="local-table.$G$1" chart:class="chart:scatter">
            <chart:domain table:cell-range-address="local-table.$F$2:.$F$34"/>
            <chart:data-point chart:repeated="33"/>
          </chart:series>
          <chart:series chart:style-name="ch13" chart:values-cell-range-address="local-table.$I$2:.$I$34" chart:label-cell-address="local-table.$I$1" chart:class="chart:scatter">
            <chart:domain table:cell-range-address="local-table.$H$2:.$H$34"/>
            <chart:data-point chart:repeated="33"/>
          </chart:series>
          <chart:series chart:style-name="ch14" chart:values-cell-range-address="local-table.$K$2:.$K$34" chart:label-cell-address="local-table.$K$1" chart:class="chart:scatter">
            <chart:domain table:cell-range-address="local-table.$J$2:.$J$34"/>
            <chart:data-point chart:repeated="33"/>
          </chart:series>
          <chart:series chart:style-name="ch15" chart:values-cell-range-address="local-table.$M$2:.$M$34" chart:label-cell-address="local-table.$M$1" chart:class="chart:scatter">
            <chart:domain table:cell-range-address="local-table.$L$2:.$L$34"/>
            <chart:data-point chart:repeated="3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luster 1</text:p>
              </table:table-cell>
              <table:table-cell office:value-type="string">
                <text:p/>
              </table:table-cell>
              <table:table-cell office:value-type="string">
                <text:p>Centroid Cluster 1</text:p>
              </table:table-cell>
              <table:table-cell office:value-type="string">
                <text:p/>
              </table:table-cell>
              <table:table-cell office:value-type="string">
                <text:p>Cluster 2</text:p>
              </table:table-cell>
              <table:table-cell office:value-type="string">
                <text:p/>
              </table:table-cell>
              <table:table-cell office:value-type="string">
                <text:p>Centroid Cluster 2</text:p>
              </table:table-cell>
              <table:table-cell office:value-type="string">
                <text:p/>
              </table:table-cell>
              <table:table-cell office:value-type="string">
                <text:p>Cluster 3</text:p>
              </table:table-cell>
              <table:table-cell office:value-type="string">
                <text:p/>
              </table:table-cell>
              <table:table-cell office:value-type="string">
                <text:p>Centroid Cluster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428571428571">
                <text:p>3.91428571428571</text:p>
              </table:table-cell>
              <table:table-cell office:value-type="float" office:value="6.65714285714286">
                <text:p>6.6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2">
                <text:p>11.42</text:p>
              </table:table-cell>
              <table:table-cell office:value-type="float" office:value="12.25">
                <text:p>12.2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.55555555555556">
                <text:p>7.55555555555556</text:p>
              </table:table-cell>
              <table:table-cell office:value-type="float" office:value="6.27777777777778">
                <text:p>6.277777777777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23cm" svg:height="22.18cm" xlink:href="." xlink:type="simple" chart:class="chart:scatter" chart:style-name="ch1">
        <chart:title svg:x="13.05cm" svg:y="0.579cm" chart:style-name="ch2">
          <text:p>Clusters gen 4</text:p>
        </chart:title>
        <chart:legend chart:legend-position="bottom" svg:x="6.419cm" svg:y="21.589cm" style:legend-expansion="wide" chart:style-name="ch3"/>
        <chart:plot-area chart:style-name="ch4" chart:data-source-has-labels="both" svg:x="1.578cm" svg:y="1.827cm" svg:width="27.068cm" svg:height="18.171cm">
          <chartooo:coordinate-region svg:x="2.041cm" svg:y="2.022cm" svg:width="26.182cm" svg:height="17.337cm"/>
          <chart:axis chart:dimension="x" chart:name="primary-x" chart:style-name="ch5" chartooo:axis-type="auto">
            <chart:title svg:x="14.878cm" svg:y="20.442cm" chart:style-name="ch6">
              <text:p>x1</text:p>
            </chart:title>
            <chart:categories table:cell-range-address="local-table.$A$2:.$A$34"/>
          </chart:axis>
          <chart:axis chart:dimension="y" chart:name="primary-y" chart:style-name="ch7">
            <chart:title svg:x="0.451cm" svg:y="11.146cm" chart:style-name="ch8">
              <text:p>x2</text:p>
            </chart:title>
            <chart:grid chart:style-name="ch9" chart:class="major"/>
          </chart:axis>
          <chart:series chart:style-name="ch10" chart:values-cell-range-address="local-table.$C$2:.$C$34" chart:label-cell-address="local-table.$C$1" chart:class="chart:scatter">
            <chart:domain table:cell-range-address="local-table.$B$2:.$B$34"/>
            <chart:data-point chart:repeated="33"/>
          </chart:series>
          <chart:series chart:style-name="ch11" chart:values-cell-range-address="local-table.$E$2:.$E$34" chart:label-cell-address="local-table.$E$1" chart:class="chart:scatter">
            <chart:domain table:cell-range-address="local-table.$D$2:.$D$34"/>
            <chart:data-point chart:repeated="33"/>
          </chart:series>
          <chart:series chart:style-name="ch12" chart:values-cell-range-address="local-table.$G$2:.$G$34" chart:label-cell-address="local-table.$G$1" chart:class="chart:scatter">
            <chart:domain table:cell-range-address="local-table.$F$2:.$F$34"/>
            <chart:data-point chart:repeated="33"/>
          </chart:series>
          <chart:series chart:style-name="ch13" chart:values-cell-range-address="local-table.$I$2:.$I$34" chart:label-cell-address="local-table.$I$1" chart:class="chart:scatter">
            <chart:domain table:cell-range-address="local-table.$H$2:.$H$34"/>
            <chart:data-point chart:repeated="33"/>
          </chart:series>
          <chart:series chart:style-name="ch14" chart:values-cell-range-address="local-table.$K$2:.$K$34" chart:label-cell-address="local-table.$K$1" chart:class="chart:scatter">
            <chart:domain table:cell-range-address="local-table.$J$2:.$J$34"/>
            <chart:data-point chart:repeated="33"/>
          </chart:series>
          <chart:series chart:style-name="ch15" chart:values-cell-range-address="local-table.$M$2:.$M$34" chart:label-cell-address="local-table.$M$1" chart:class="chart:scatter">
            <chart:domain table:cell-range-address="local-table.$L$2:.$L$34"/>
            <chart:data-point chart:repeated="3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luster 1</text:p>
              </table:table-cell>
              <table:table-cell office:value-type="string">
                <text:p/>
              </table:table-cell>
              <table:table-cell office:value-type="string">
                <text:p>Centroid Cluster 1</text:p>
              </table:table-cell>
              <table:table-cell office:value-type="string">
                <text:p/>
              </table:table-cell>
              <table:table-cell office:value-type="string">
                <text:p>Cluster 2</text:p>
              </table:table-cell>
              <table:table-cell office:value-type="string">
                <text:p/>
              </table:table-cell>
              <table:table-cell office:value-type="string">
                <text:p>Centroid Cluster 2</text:p>
              </table:table-cell>
              <table:table-cell office:value-type="string">
                <text:p/>
              </table:table-cell>
              <table:table-cell office:value-type="string">
                <text:p>Cluster 3</text:p>
              </table:table-cell>
              <table:table-cell office:value-type="string">
                <text:p/>
              </table:table-cell>
              <table:table-cell office:value-type="string">
                <text:p>Centroid Cluster 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2666666666667">
                <text:p>4.02666666666667</text:p>
              </table:table-cell>
              <table:table-cell office:value-type="float" office:value="6.65333333333333">
                <text:p>6.65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2">
                <text:p>11.42</text:p>
              </table:table-cell>
              <table:table-cell office:value-type="float" office:value="12.25">
                <text:p>12.2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.8">
                <text:p>7.8</text:p>
              </table:table-cell>
              <table:table-cell office:value-type="float" office:value="6.2375">
                <text:p>6.23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">
                <text:p>4.5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">
                <text:p>15.6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6">
                <text:p>5.6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">
                <text:p>4.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">
                <text:p>3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">
                <text:p>4.8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